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76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93.71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103.95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23.84pt"/>
    </style:style>
    <style:style style:name="co11" style:family="table-column">
      <style:table-column-properties fo:break-before="auto" style:column-width="115.91pt"/>
    </style:style>
    <style:style style:name="co12" style:family="table-column">
      <style:table-column-properties fo:break-before="auto" style:column-width="109.5pt"/>
    </style:style>
    <style:style style:name="co13" style:family="table-column">
      <style:table-column-properties fo:break-before="auto" style:column-width="30.95pt"/>
    </style:style>
    <style:style style:name="co14" style:family="table-column">
      <style:table-column-properties fo:break-before="auto" style:column-width="20.61pt"/>
    </style:style>
    <style:style style:name="co15" style:family="table-column">
      <style:table-column-properties fo:break-before="auto" style:column-width="175.41pt"/>
    </style:style>
    <style:style style:name="co16" style:family="table-column">
      <style:table-column-properties fo:break-before="auto" style:column-width="43.71pt"/>
    </style:style>
    <style:style style:name="co17" style:family="table-column">
      <style:table-column-properties fo:break-before="auto" style:column-width="65.91pt"/>
    </style:style>
    <style:style style:name="co18" style:family="table-column">
      <style:table-column-properties fo:break-before="auto" style:column-width="100.74pt"/>
    </style:style>
    <style:style style:name="co19" style:family="table-column">
      <style:table-column-properties fo:break-before="auto" style:column-width="94.45pt"/>
    </style:style>
    <style:style style:name="co20" style:family="table-column">
      <style:table-column-properties fo:break-before="auto" style:column-width="34.95pt"/>
    </style:style>
    <style:style style:name="co21" style:family="table-column">
      <style:table-column-properties fo:break-before="auto" style:column-width="111.09pt"/>
    </style:style>
    <style:style style:name="co22" style:family="table-column">
      <style:table-column-properties fo:break-before="auto" style:column-width="143.69pt"/>
    </style:style>
    <style:style style:name="co23" style:family="table-column">
      <style:table-column-properties fo:break-before="auto" style:column-width="48.39pt"/>
    </style:style>
    <style:style style:name="co24" style:family="table-column">
      <style:table-column-properties fo:break-before="auto" style:column-width="68.29pt"/>
    </style:style>
    <style:style style:name="co25" style:family="table-column">
      <style:table-column-properties fo:break-before="auto" style:column-width="64.29pt"/>
    </style:style>
    <style:style style:name="co26" style:family="table-column">
      <style:table-column-properties fo:break-before="auto" style:column-width="635.75pt"/>
    </style:style>
    <style:style style:name="co27" style:family="table-column">
      <style:table-column-properties fo:break-before="auto" style:column-width="159.51pt"/>
    </style:style>
    <style:style style:name="co28" style:family="table-column">
      <style:table-column-properties fo:break-before="auto" style:column-width="119.85pt"/>
    </style:style>
    <style:style style:name="co29" style:family="table-column">
      <style:table-column-properties fo:break-before="auto" style:column-width="88.16pt"/>
    </style:style>
    <style:style style:name="co30" style:family="table-column">
      <style:table-column-properties fo:break-before="auto" style:column-width="187.31pt"/>
    </style:style>
    <style:style style:name="co31" style:family="table-column">
      <style:table-column-properties fo:break-before="auto" style:column-width="179.4pt"/>
    </style:style>
    <style:style style:name="co32" style:family="table-column">
      <style:table-column-properties fo:break-before="auto" style:column-width="107.94pt"/>
    </style:style>
    <style:style style:name="co33" style:family="table-column">
      <style:table-column-properties fo:break-before="auto" style:column-width="207.21pt"/>
    </style:style>
    <style:style style:name="co34" style:family="table-column">
      <style:table-column-properties fo:break-before="auto" style:column-width="261.16pt"/>
    </style:style>
    <style:style style:name="co35" style:family="table-column">
      <style:table-column-properties fo:break-before="auto" style:column-width="115.06pt"/>
    </style:style>
    <style:style style:name="co36" style:family="table-column">
      <style:table-column-properties fo:break-before="auto" style:column-width="139.66pt"/>
    </style:style>
    <style:style style:name="co37" style:family="table-column">
      <style:table-column-properties fo:break-before="auto" style:column-width="524.64pt"/>
    </style:style>
    <style:style style:name="co38" style:family="table-column">
      <style:table-column-properties fo:break-before="auto" style:column-width="100.01pt"/>
    </style:style>
    <style:style style:name="co39" style:family="table-column">
      <style:table-column-properties fo:break-before="auto" style:column-width="439.71pt"/>
    </style:style>
    <style:style style:name="co40" style:family="table-column">
      <style:table-column-properties fo:break-before="auto" style:column-width="199.25pt"/>
    </style:style>
    <style:style style:name="co41" style:family="table-column">
      <style:table-column-properties fo:break-before="auto" style:column-width="414.31pt"/>
    </style:style>
    <style:style style:name="co42" style:family="table-column">
      <style:table-column-properties fo:break-before="auto" style:column-width="492.86pt"/>
    </style:style>
    <style:style style:name="co43" style:family="table-column">
      <style:table-column-properties fo:break-before="auto" style:column-width="188.16pt"/>
    </style:style>
    <style:style style:name="co44" style:family="table-column">
      <style:table-column-properties fo:break-before="auto" style:column-width="16.64pt"/>
    </style:style>
    <style:style style:name="co45" style:family="table-column">
      <style:table-column-properties fo:break-before="auto" style:column-width="132.6pt"/>
    </style:style>
    <style:style style:name="co46" style:family="table-column">
      <style:table-column-properties fo:break-before="auto" style:column-width="60.35pt"/>
    </style:style>
    <style:style style:name="co47" style:family="table-column">
      <style:table-column-properties fo:break-before="auto" style:column-width="125.4pt"/>
    </style:style>
    <style:style style:name="co48" style:family="table-column">
      <style:table-column-properties fo:break-before="auto" style:column-width="141.31pt"/>
    </style:style>
    <style:style style:name="co49" style:family="table-column">
      <style:table-column-properties fo:break-before="auto" style:column-width="108.74pt"/>
    </style:style>
    <style:style style:name="co50" style:family="table-column">
      <style:table-column-properties fo:break-before="auto" style:column-width="116.65pt"/>
    </style:style>
    <style:style style:name="co51" style:family="table-column">
      <style:table-column-properties fo:break-before="auto" style:column-width="122.26pt"/>
    </style:style>
    <style:style style:name="co52" style:family="table-column">
      <style:table-column-properties fo:break-before="auto" style:column-width="138.9pt"/>
    </style:style>
    <style:style style:name="co53" style:family="table-column">
      <style:table-column-properties fo:break-before="auto" style:column-width="133.34pt"/>
    </style:style>
    <style:style style:name="co54" style:family="table-column">
      <style:table-column-properties fo:break-before="auto" style:column-width="97.65pt"/>
    </style:style>
    <style:style style:name="co55" style:family="table-column">
      <style:table-column-properties fo:break-before="auto" style:column-width="134.11pt"/>
    </style:style>
    <style:style style:name="co56" style:family="table-column">
      <style:table-column-properties fo:break-before="auto" style:column-width="137.31pt"/>
    </style:style>
    <style:style style:name="co57" style:family="table-column">
      <style:table-column-properties fo:break-before="auto" style:column-width="81.69pt"/>
    </style:style>
    <style:style style:name="co58" style:family="table-column">
      <style:table-column-properties fo:break-before="auto" style:column-width="140.51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8.49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ro7" style:family="table-row">
      <style:table-row-properties style:row-height="31.49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.74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9.5pt" fo:break-before="auto" style:use-optimal-row-height="false"/>
    </style:style>
    <style:style style:name="ro12" style:family="table-row">
      <style:table-row-properties style:row-height="6.75pt" fo:break-before="auto" style:use-optimal-row-height="false"/>
    </style:style>
    <style:style style:name="ta1" style:family="table" style:master-page-name="PageStyle_5f_Output">
      <style:table-properties table:display="true" style:writing-mode="lr-tb" tableooo:tab-color="#000000"/>
    </style:style>
    <style:style style:name="ta2" style:family="table" style:master-page-name="PageStyle_5f_Character_20_profile">
      <style:table-properties table:display="true" style:writing-mode="lr-tb"/>
    </style:style>
    <style:style style:name="ta3" style:family="table" style:master-page-name="PageStyle_5f_Potara_20_Calc">
      <style:table-properties table:display="true" style:writing-mode="lr-tb" tableooo:tab-color="#4a86e8"/>
    </style:style>
    <style:style style:name="ta4" style:family="table" style:master-page-name="PageStyle_5f_PotaraStats">
      <style:table-properties table:display="true" style:writing-mode="lr-tb" tableooo:tab-color="#4a86e8"/>
    </style:style>
    <style:style style:name="ta5" style:family="table" style:master-page-name="PageStyle_5f_Player_20_Calc">
      <style:table-properties table:display="true" style:writing-mode="lr-tb" tableooo:tab-color="#00ff00"/>
    </style:style>
    <style:style style:name="ta6" style:family="table" style:master-page-name="PageStyle_5f_Player_20_Stats">
      <style:table-properties table:display="true" style:writing-mode="lr-tb" tableooo:tab-color="#00ff00"/>
    </style:style>
    <style:style style:name="ta7" style:family="table" style:master-page-name="PageStyle_5f_B1_20_List">
      <style:table-properties table:display="true" style:writing-mode="lr-tb" tableooo:tab-color="#a61c00"/>
    </style:style>
    <style:style style:name="ta8" style:family="table" style:master-page-name="PageStyle_5f_B2_20_List">
      <style:table-properties table:display="true" style:writing-mode="lr-tb" tableooo:tab-color="#38761d"/>
    </style:style>
    <style:style style:name="ta9" style:family="table" style:master-page-name="PageStyle_5f_Charge">
      <style:table-properties table:display="true" style:writing-mode="lr-tb"/>
    </style:style>
    <style:style style:name="ta10" style:family="table" style:master-page-name="PageStyle_5f_Sheet9">
      <style:table-properties table:display="true" style:writing-mode="lr-tb"/>
    </style:style>
    <style:style style:name="ta11" style:family="table" style:master-page-name="PageStyle_5f_Dropdowns">
      <style:table-properties table:display="true" style:writing-mode="lr-tb"/>
    </style:style>
    <style:style style:name="ta12" style:family="table" style:master-page-name="PageStyle_5f_Devilman_20_damag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8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9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&gt;0)" style:apply-style-name="ConditionalStyle_5f_2" style:base-cell-address="Output.D3"/>
    </style:style>
    <style:style style:name="ce22" style:family="table-cell" style:parent-style-name="Default" style:data-style-name="N2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3434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34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ConditionalStyle_5f_1" style:base-cell-address="Output.H23"/>
    </style:style>
    <style:style style:name="ce45" style:family="table-cell" style:parent-style-name="Default" style:data-style-name="N126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3434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3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5" style:family="table-cell" style:parent-style-name="Default" style:data-style-name="N3">
      <style:table-cell-properties style:rotation-align="none"/>
      <style:text-properties fo:color="#7e379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274e1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351c7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351c7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30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274e1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351c7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3">
      <style:table-cell-properties fo:border-bottom="0.74pt solid #000000" fo:background-color="#0b53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30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a9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s.$A$1:.$Q$1])" table:allow-empty-cell="true" table:display-list="unsorted" table:base-cell-address="Output.B3">
          <table:error-message table:message-type="stop" table:display="true"/>
        </table:content-validation>
        <table:content-validation table:name="val2" table:condition="of:cell-content-is-in-list([$Dropdowns.$A$59:.$A$110])" table:allow-empty-cell="true" table:display-list="unsorted" table:base-cell-address="Output.C3"/>
        <table:content-validation table:name="val3" table:condition="of:cell-content-is-in-list(&quot;0&quot;;&quot;1&quot;;&quot;2&quot;;&quot;3&quot;;&quot;4&quot;;&quot;5&quot;;&quot;6&quot;;&quot;7&quot;)" table:allow-empty-cell="true" table:display-list="unsorted" table:base-cell-address="Output.C4">
          <table:error-message table:message-type="stop" table:display="true"/>
        </table:content-validation>
        <table:content-validation table:name="val4" table:condition="of:cell-content-is-in-list([$PotaraStats.$A$2:.$A$26])" table:allow-empty-cell="true" table:display-list="unsorted" table:base-cell-address="Output.F15">
          <table:error-message table:message-type="stop" table:display="true"/>
        </table:content-validation>
        <table:content-validation table:name="val5" table:condition="of:cell-content-is-in-list([$PotaraStats.$A$27:.$A$125])" table:allow-empty-cell="true" table:display-list="unsorted" table:base-cell-address="Output.F16"/>
        <table:content-validation table:name="val6" table:condition="of:cell-content-is-in-list(Teams)" table:allow-empty-cell="true" table:display-list="unsorted" table:base-cell-address="'Character profile'.B3">
          <table:error-message table:message-type="stop" table:display="true"/>
        </table:content-validation>
        <table:content-validation table:name="val7" table:condition="of:cell-content-is-in-list([$Dropdowns.$C$59:.$C$110])" table:allow-empty-cell="true" table:display-list="unsorted" table:base-cell-address="'Character profile'.C3"/>
        <table:content-validation table:name="val8" table:condition="of:cell-content-is-in-list(&quot;Androids&quot;;&quot;Blades&quot;;&quot;Buus&quot;;&quot;Cold&quot;;&quot;Derp&quot;;&quot;Dragonball Warriors&quot;;&quot;Earth's Defenders&quot;;&quot;The Ginyu Force&quot;;&quot;Gohans&quot;;&quot;Majins&quot;;&quot;Muscle&quot;;&quot;Namek&quot;;&quot;Rugrats&quot;;&quot;Saiyans&quot;;&quot;Super Saiyans&quot;;&quot;Valkyries&quot;;&quot;None&quot;)" table:allow-empty-cell="true" table:display-list="no" table:base-cell-address="Sheet9.B2">
          <table:error-message table:message-type="stop" table:display="true"/>
        </table:content-validation>
        <table:content-validation table:name="val9" table:condition="of:cell-content-is-in-list('team list'!$c$1:$c$161)" table:allow-empty-cell="true" table:display-list="no" table:base-cell-address="Sheet9.C2"/>
      </table:content-validations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column table:style-name="co9" table:number-columns-repeated="1009" table:default-cell-style-name="Default"/>
        <table:table-row table:style-name="ro1">
          <table:table-cell table:style-name="ce1" table:number-columns-spanned="1" table:number-rows-spanned="30"/>
          <table:table-cell table:style-name="ce1" table:number-columns-spanned="13" table:number-rows-spanned="1"/>
          <table:covered-table-cell table:number-columns-repeated="11" table:style-name="ce9"/>
          <table:covered-table-cell table:style-name="ce20"/>
          <table:table-cell table:style-name="ce1" table:number-columns-spanned="1" table:number-rows-spanned="33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 table:number-columns-spanned="2" table:number-rows-spanned="1">
            <text:p>Character Name</text:p>
          </table:table-cell>
          <table:covered-table-cell table:style-name="ce20"/>
          <table:table-cell table:style-name="ce1" table:number-columns-spanned="1" table:number-rows-spanned="29"/>
          <table:table-cell table:style-name="ce4" table:formula="of:=[.C3]&amp;&quot;'s B1s&quot;" office:value-type="string" office:string-value="Jiren's B1s" calcext:value-type="string" table:number-columns-spanned="2" table:number-rows-spanned="1">
            <text:p>Jiren's B1s</text:p>
          </table:table-cell>
          <table:covered-table-cell table:style-name="ce20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5" table:content-validation-name="val1" office:value-type="string" calcext:value-type="string">
            <text:p>Sentai Squad</text:p>
          </table:table-cell>
          <table:table-cell table:style-name="ce5" table:content-validation-name="val2" office:value-type="string" calcext:value-type="string" table:number-columns-spanned="2" table:number-rows-spanned="1">
            <text:p>Jiren</text:p>
          </table:table-cell>
          <table:covered-table-cell table:style-name="ce21"/>
          <table:covered-table-cell table:style-name="ce2"/>
          <table:table-cell table:style-name="ce26" table:formula="of:=VLOOKUP([.$C$3];[$'B1 List'.$A$2:.$I$163]; 2; 0)" office:value-type="string" office:string-value="Meditation" calcext:value-type="string" table:number-columns-spanned="2" table:number-rows-spanned="1">
            <text:p>Meditation</text:p>
          </table:table-cell>
          <table:covered-table-cell table:style-name="ce9"/>
          <table:table-cell table:style-name="ce14" table:formula="of:=VLOOKUP([.$C$3];[$'B1 List'.$A$2:.$I$163];3;0)" office:value-type="float" office:value="2" calcext:value-type="float">
            <text:p>2</text:p>
          </table:table-cell>
          <table:table-cell table:style-name="ce14" table:formula="of:=VLOOKUP([.$C$3];[$'B1 List'.$A$2:.$I$163];4;0)" office:value-type="string" office:string-value="Barrier" calcext:value-type="string">
            <text:p>Barrier</text:p>
          </table:table-cell>
          <table:table-cell table:style-name="ce26" table:formula="of:=VLOOKUP([.$C$3];[$'B1 List'.$A$2:.$I$163];5;0)" office:value-type="string" office:string-value="Repels opponent and all kinds of attacks for 3 seconds." calcext:value-type="string" table:number-columns-spanned="5" table:number-rows-spanned="1">
            <text:p>Repels opponent and all kinds of attacks for 3 seconds.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4" office:value-type="string" calcext:value-type="string">
            <text:p>Bars Missing</text:p>
          </table:table-cell>
          <table:table-cell table:style-name="ce10" table:content-validation-name="val3" office:value-type="float" office:value="3" calcext:value-type="float" table:number-columns-spanned="2" table:number-rows-spanned="1">
            <text:p>3</text:p>
          </table:table-cell>
          <table:covered-table-cell table:style-name="ce9"/>
          <table:covered-table-cell table:style-name="ce2"/>
          <table:table-cell table:style-name="ce26" table:formula="of:=VLOOKUP([.$C$3];[$'B1 List'.A2:.I164];6;0)" office:value-type="string" office:string-value="Blazing Spirit" calcext:value-type="string" table:number-columns-spanned="2" table:number-rows-spanned="1">
            <text:p>Blazing Spirit</text:p>
          </table:table-cell>
          <table:covered-table-cell table:style-name="ce9"/>
          <table:table-cell table:style-name="ce14" table:formula="of:=VLOOKUP([.$C$3];[$'B1 List'.$A$2:.$I$163];7;0)" office:value-type="float" office:value="3" calcext:value-type="float">
            <text:p>3</text:p>
          </table:table-cell>
          <table:table-cell table:style-name="ce14" table:formula="of:=VLOOKUP([.$C$3];[$'B1 List'.$A$2:.$I$163];8;0)" office:value-type="string" office:string-value="Stat Boost" calcext:value-type="string">
            <text:p>Stat Boost</text:p>
          </table:table-cell>
          <table:table-cell table:style-name="ce26" table:formula="of:=VLOOKUP([.$C$3];[$'B1 List'.$A$2:.$I$163];9;0)" office:value-type="string" office:string-value="Grants Attack, Ki, Def, &amp; Super +.5 for 30 seconds." calcext:value-type="string" table:number-columns-spanned="5" table:number-rows-spanned="1">
            <text:p>Grants Attack, Ki, Def, &amp; Super +.5 for 30 seconds.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Stat name</text:p>
          </table:table-cell>
          <table:table-cell table:style-name="ce4" office:value-type="string" calcext:value-type="string">
            <text:p>Base stat</text:p>
          </table:table-cell>
          <table:table-cell table:style-name="ce4" office:value-type="string" calcext:value-type="string">
            <text:p>Modified stat</text:p>
          </table:table-cell>
          <table:covered-table-cell table:style-name="ce2"/>
          <table:table-cell table:style-name="ce4" table:formula="of:=[.C3]&amp;&quot;'s B2s&quot;" office:value-type="string" office:string-value="Jiren's B2s" calcext:value-type="string" table:number-columns-spanned="2" table:number-rows-spanned="1">
            <text:p>Jiren's B2s</text:p>
          </table:table-cell>
          <table:covered-table-cell table:style-name="ce20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Maximum HP</text:p>
          </table:table-cell>
          <table:table-cell table:style-name="ce11" table:formula="of:=[$'Player Calc'.N2]" office:value-type="float" office:value="40000" calcext:value-type="float">
            <text:p>40,000</text:p>
          </table:table-cell>
          <table:table-cell table:style-name="ce11" table:formula="of:=([.C6]+[$'Potara Calc'.N13])-([.C4]*10000)" office:value-type="float" office:value="10000" calcext:value-type="float">
            <text:p>10,000</text:p>
          </table:table-cell>
          <table:covered-table-cell table:style-name="ce2"/>
          <table:table-cell table:style-name="ce15" table:formula="of:=VLOOKUP([.$C$3];[$'B2 List'.$A$2:.$L$163]; 2; 0)" office:value-type="string" office:string-value="Power Impact" calcext:value-type="string" table:number-columns-spanned="2" table:number-rows-spanned="1">
            <text:p>Power Impact</text:p>
          </table:table-cell>
          <table:covered-table-cell table:style-name="ce20"/>
          <table:table-cell table:style-name="ce42" table:formula="of:=IF([$'Potara Calc'.R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4;0)" office:value-type="string" office:string-value="Beam" calcext:value-type="string">
            <text:p>Beam</text:p>
          </table:table-cell>
          <table:table-cell table:style-name="ce15" table:formula="of:=VLOOKUP([.$C$3];[$'B2 List'.$A$2:.$L$163];5;0)" office:value-type="float" office:value="0" calcext:value-type="float" table:number-columns-spanned="5" table:number-rows-spanned="1">
            <text:p/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Rush Attacks</text:p>
          </table:table-cell>
          <table:table-cell table:style-name="ce11" table:formula="of:=[$'Player Calc'.B$2]" office:value-type="float" office:value="320" calcext:value-type="float">
            <text:p>320</text:p>
          </table:table-cell>
          <table:table-cell table:style-name="ce11" table:formula="of:=IF([.D6]&lt;1; &quot;You're Dead!&quot;; (([.C7]+([.C7]*[$'Potara Calc'.B13]))+([.C7]*([$'Potara Calc'.B17]*[.C4]))))" office:value-type="float" office:value="320" calcext:value-type="float">
            <text:p>320</text:p>
          </table:table-cell>
          <table:covered-table-cell table:style-name="ce2"/>
          <table:table-cell table:style-name="ce15" table:formula="of:=VLOOKUP([.$C$3];[$'B2 List'.$A$2:.$L$163];6;0)" office:value-type="string" office:string-value="Burst Impact" calcext:value-type="string" table:number-columns-spanned="2" table:number-rows-spanned="1">
            <text:p>Burst Impact</text:p>
          </table:table-cell>
          <table:covered-table-cell table:style-name="ce20"/>
          <table:table-cell table:style-name="ce42" table:formula="of:=IF([$'Potara Calc'.R13]&gt;0; (VLOOKUP([.$C$3];[$'B2 List'.$A$2:.$L$163];7;0)/2); VLOOKUP([.$C$3];[$'B2 List'.$A$2:.$L$163];7;0))" office:value-type="float" office:value="3" calcext:value-type="float">
            <text:p>3</text:p>
          </table:table-cell>
          <table:table-cell table:style-name="ce15" table:formula="of:=VLOOKUP([.$C$3];[$'B2 List'.$A$2:.$L$163];8;0)" office:value-type="string" office:string-value="Rush" calcext:value-type="string">
            <text:p>Rush</text:p>
          </table:table-cell>
          <table:table-cell table:style-name="ce15" table:formula="of:=VLOOKUP([.$C$3];[$'B2 List'.$A$2:.$L$163];9;0)" office:value-type="float" office:value="0" calcext:value-type="float" table:number-columns-spanned="5" table:number-rows-spanned="1">
            <text:p/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Smash Attacks</text:p>
          </table:table-cell>
          <table:table-cell table:style-name="ce11" table:formula="of:=[$'Player Calc'.C$2]" office:value-type="float" office:value="1340" calcext:value-type="float">
            <text:p>1,340</text:p>
          </table:table-cell>
          <table:table-cell table:style-name="ce11" table:formula="of:=IF([.D6]&lt;1; &quot;You're Dead!&quot;; ([.C8]+([.C8]*[$'Potara Calc'.C13]))+(([.C8]*([$'Potara Calc'.C17]*[.C4]))))" office:value-type="float" office:value="1340" calcext:value-type="float">
            <text:p>1,340</text:p>
          </table:table-cell>
          <table:covered-table-cell table:style-name="ce2"/>
          <table:table-cell table:style-name="ce4" table:formula="of:=[.C3]&amp;&quot;'s Ultimate&quot;" office:value-type="string" office:string-value="Jiren's Ultimate" calcext:value-type="string" table:number-columns-spanned="3" table:number-rows-spanned="1">
            <text:p>Jiren's Ultimate</text:p>
          </table:table-cell>
          <table:covered-table-cell table:style-name="ce9"/>
          <table:covered-table-cell table:style-name="ce20"/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Rush Blast</text:p>
          </table:table-cell>
          <table:table-cell table:style-name="ce11" table:formula="of:=[$'Player Calc'.D$2]" office:value-type="float" office:value="320" calcext:value-type="float">
            <text:p>320</text:p>
          </table:table-cell>
          <table:table-cell table:style-name="ce11" table:formula="of:=IF([.D6]&lt;1; &quot;You're Dead!&quot;; (([.C9]+(([.C9]*[$'Potara Calc'.D13]))+([.C9]*([$'Potara Calc'.D17]*[.C4])))))" office:value-type="float" office:value="320" calcext:value-type="float">
            <text:p>320</text:p>
          </table:table-cell>
          <table:covered-table-cell table:style-name="ce2"/>
          <table:table-cell table:style-name="ce15" table:formula="of:=VLOOKUP([.$C$3];[$'B2 List'.$A$2:.$L$163];10;0)" office:value-type="string" office:string-value="Overheated Magnetron" calcext:value-type="string" table:number-columns-spanned="3" table:number-rows-spanned="1">
            <text:p>Overheated Magnetron</text:p>
          </table:table-cell>
          <table:covered-table-cell table:style-name="ce9"/>
          <table:covered-table-cell table:style-name="ce20"/>
          <table:table-cell table:style-name="ce45" table:formula="of:=VLOOKUP([.$C$3];[$'B2 List'.$A$2:.$L$163];11;0)" office:value-type="string" office:string-value="Cutscene" calcext:value-type="string">
            <text:p>Cutscene</text:p>
          </table:table-cell>
          <table:table-cell table:style-name="ce45" table:formula="of:=VLOOKUP([.$C$3];[$'B2 List'.$A$2:.$L$163];12;0)" office:value-type="string" office:string-value="Fire a large orb of energy at the target" calcext:value-type="string" table:number-columns-spanned="5" table:number-rows-spanned="1">
            <text:p>Fire a large orb of energy at the target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AB2]" office:value-type="float" office:value="8" calcext:value-type="float">
            <text:p>8</text:p>
          </table:table-cell>
          <table:covered-table-cell table:style-name="ce2"/>
          <table:table-cell table:style-name="ce4" table:formula="of:=[.C3]&amp;&quot;'s Unique Player Statistics&quot;" office:value-type="string" office:string-value="Jiren's Unique Player Statistics" calcext:value-type="string" table:number-columns-spanned="9" table:number-rows-spanned="1">
            <text:p>Jiren's Unique Player Statistics</text:p>
          </table:table-cell>
          <table:covered-table-cell table:number-columns-repeated="7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Damage per volley</text:p>
          </table:table-cell>
          <table:table-cell table:style-name="ce11" table:formula="of:=[.C9]*[.D10]" office:value-type="float" office:value="2560" calcext:value-type="float">
            <text:p>2,560</text:p>
          </table:table-cell>
          <table:table-cell table:style-name="ce11" table:formula="of:=[.D9]*[.D10]" office:value-type="float" office:value="2560" calcext:value-type="float">
            <text:p>2,560</text:p>
          </table:table-cell>
          <table:covered-table-cell table:style-name="ce2"/>
          <table:table-cell table:style-name="ce27" table:number-columns-spanned="9" table:number-rows-spanned="1"/>
          <table:covered-table-cell table:number-columns-repeated="8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Energy Blast</text:p>
          </table:table-cell>
          <table:table-cell table:style-name="ce11" table:formula="of:=[$'Player Calc'.F$2]" office:value-type="float" office:value="1930" calcext:value-type="float">
            <text:p>1,930</text:p>
          </table:table-cell>
          <table:table-cell table:style-name="ce11" table:formula="of:=IF([.D6]&lt;1; &quot;You're Dead!&quot;; ([.C12]+([.C12]*[$'Potara Calc'.E13]))+(([.C12]*([$'Potara Calc'.E17]*[.$C$4]))))" office:value-type="float" office:value="1930" calcext:value-type="float">
            <text:p>1,930</text:p>
          </table:table-cell>
          <table:covered-table-cell table:style-name="ce2"/>
          <table:table-cell table:style-name="ce28" table:number-columns-repeated="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Throws</text:p>
          </table:table-cell>
          <table:table-cell table:style-name="ce11" table:formula="of:=[$'Player Calc'.G$2]" office:value-type="float" office:value="1650" calcext:value-type="float">
            <text:p>1,650</text:p>
          </table:table-cell>
          <table:table-cell table:style-name="ce11" table:formula="of:=IF([.D5]&lt;1; &quot;You're Dead!&quot;; ([.C13]+([.C13]*[$'Potara Calc'.F12]))+(([.C13]*([$'Potara Calc'.F16]*[.$C$4]))))" office:value-type="float" office:value="1650" calcext:value-type="float">
            <text:p>1,650</text:p>
          </table:table-cell>
          <table:covered-table-cell table:style-name="ce2"/>
          <table:table-cell table:style-name="ce27" table:number-columns-spanned="9" table:number-rows-spanned="1"/>
          <table:covered-table-cell table:number-columns-repeated="8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Active Charge Rate</text:p>
          </table:table-cell>
          <table:table-cell table:style-name="ce12" table:formula="of:=[$'Player Calc'.H$2]" office:value-type="float" office:value="5" calcext:value-type="float">
            <text:p>5.00</text:p>
          </table:table-cell>
          <table:table-cell table:style-name="ce22" table:formula="of:=IFERROR(IF([.D5]&lt;1; &quot;You're Dead!&quot;; ([.C14]+([.C14]*[$'Potara Calc'.I$13]))+(([.C14]*([$'Potara Calc'.I15]*[.$C$4])))); &quot;N/A&quot;)" office:value-type="float" office:value="6" calcext:value-type="float">
            <text:p>6.00</text:p>
          </table:table-cell>
          <table:covered-table-cell table:style-name="ce2"/>
          <table:table-cell table:style-name="ce29" office:value-type="string" calcext:value-type="string" table:number-columns-spanned="2" table:number-rows-spanned="1">
            <text:p>Potara Name</text:p>
          </table:table-cell>
          <table:covered-table-cell table:style-name="ce20"/>
          <table:table-cell table:style-name="ce29" office:value-type="string" calcext:value-type="string">
            <text:p>Cost</text:p>
          </table:table-cell>
          <table:table-cell table:style-name="ce29" office:value-type="string" calcext:value-type="string" table:number-columns-spanned="6" table:number-rows-spanned="1">
            <text:p>Detailed potara description</text:p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1">
          <table:covered-table-cell table:style-name="ce2"/>
          <table:table-cell table:style-name="ce4" office:value-type="string" calcext:value-type="string">
            <text:p>Passive Charge Rate*</text:p>
          </table:table-cell>
          <table:table-cell table:style-name="ce13" table:formula="of:=([$'Player Calc'.AH$2])" office:value-type="float" office:value="51.28205128" calcext:value-type="float">
            <text:p>51</text:p>
          </table:table-cell>
          <table:table-cell table:style-name="ce22" table:formula="of:=IFERROR(IF([.D6]&lt;1; &quot;You're Dead!&quot;; ([.C15]+([.C15]*[$'Potara Calc'.I$13]))+(([.C15]*([$'Potara Calc'.I16]*[.$C$4])))); &quot;N/A&quot;)" office:value-type="float" office:value="61.53846154" calcext:value-type="float">
            <text:p>61.54</text:p>
          </table:table-cell>
          <table:covered-table-cell table:style-name="ce2"/>
          <table:table-cell table:style-name="ce30" table:content-validation-name="val4" office:value-type="string" calcext:value-type="string" table:number-columns-spanned="2" table:number-rows-spanned="1">
            <text:p>Super +2 Ki -1</text:p>
          </table:table-cell>
          <table:covered-table-cell table:style-name="ce38"/>
          <table:table-cell table:style-name="ce43" table:formula="of:=IFERROR(VLOOKUP([.F15];[$PotaraStats.$A$3:.$B$125]; 2; 0); 0)" office:value-type="float" office:value="1" calcext:value-type="float">
            <text:p>1</text:p>
          </table:table-cell>
          <table:table-cell table:style-name="ce46" table:formula="of:=IFERROR(VLOOKUP([.F15];[$PotaraStats.$A$3:.$S$125]; 19; 0); &quot;-&quot;)" office:value-type="string" office:string-value="Deal 26% more damage with all Super moves, but charge 20% slower" calcext:value-type="string" table:number-columns-spanned="6" table:number-rows-spanned="1">
            <text:p>Deal 26% more damage with all Super moves, but charge 20% slower</text:p>
          </table:table-cell>
          <table:covered-table-cell table:number-columns-repeated="4" table:style-name="ce41"/>
          <table:covered-table-cell table:style-name="ce38"/>
          <table:covered-table-cell table:style-name="ce2"/>
          <table:table-cell table:number-columns-repeated="1009"/>
        </table:table-row>
        <table:table-row table:style-name="ro1">
          <table:covered-table-cell table:style-name="ce2"/>
          <table:table-cell table:style-name="ce4" office:value-type="string" calcext:value-type="string">
            <text:p>Defense Level</text:p>
          </table:table-cell>
          <table:table-cell table:style-name="ce14" table:formula="of:=[$'Player Calc'.I$2]" office:value-type="float" office:value="0" calcext:value-type="float">
            <text:p>0</text:p>
          </table:table-cell>
          <table:table-cell table:style-name="ce14" table:formula="of:=IFERROR(IF([.D6]&lt;1; &quot;You're Dead!&quot;; [.C16]-([.C16]-[$'Potara Calc'.J$13]))+(([.C16]+([$'Potara Calc'.J14]*[.$C$4]))); &quot;N/A&quot;)" office:value-type="float" office:value="0" calcext:value-type="float">
            <text:p>0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Ultimate +1</text:p>
          </table:table-cell>
          <table:covered-table-cell table:style-name="ce20"/>
          <table:table-cell table:style-name="ce14" table:formula="of:=IFERROR(VLOOKUP([.F16];[$PotaraStats.$A$3:.$B$125]; 2; 0); 0)" office:value-type="float" office:value="2" calcext:value-type="float">
            <text:p>2</text:p>
          </table:table-cell>
          <table:table-cell table:style-name="ce35" table:formula="of:=IFERROR(VLOOKUP([.F16];[$PotaraStats.$A$3:.$S$125]; 19; 0); &quot;-&quot;)" office:value-type="string" office:string-value="Increases Ultimate damage by ~20%." calcext:value-type="string" table:number-columns-spanned="6" table:number-rows-spanned="1">
            <text:p>Increases Ultimate damage by ~20%.</text:p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Blast Stock Gen</text:p>
          </table:table-cell>
          <table:table-cell table:style-name="ce15" table:formula="of:=[$'Player Calc'.J$2]" office:value-type="float" office:value="0" calcext:value-type="float">
            <text:p>0s</text:p>
          </table:table-cell>
          <table:table-cell table:style-name="ce15" table:formula="of:=IF([.D6]&lt;1; &quot;You're Dead!&quot;; ([.C17]+([.C17]*[$'Potara Calc'.K13])))" office:value-type="float" office:value="0" calcext:value-type="float">
            <text:p>0s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Indignation</text:p>
          </table:table-cell>
          <table:covered-table-cell table:style-name="ce20"/>
          <table:table-cell table:style-name="ce14" table:formula="of:=IFERROR(VLOOKUP([.F17];[$PotaraStats.$A$3:.$B$125]; 2; 0); 0)" office:value-type="float" office:value="1" calcext:value-type="float">
            <text:p>1</text:p>
          </table:table-cell>
          <table:table-cell table:style-name="ce35" table:formula="of:=IFERROR(VLOOKUP([.F17];[$PotaraStats.$A$3:.$S$125]; 19; 0); &quot;-&quot;)" office:value-type="string" office:string-value="You gain Super +.5 for every HP bar you are missing" calcext:value-type="string" table:number-columns-spanned="6" table:number-rows-spanned="1">
            <text:p>You gain Super +.5 for every HP bar you are missing</text:p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3" table:formula="of:=[$'Player Calc'.K$2]" office:value-type="string" office:string-value="4" calcext:value-type="string">
            <text:p>4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18];[$PotaraStats.$A$3:.$B$125]; 2; 0); 0)" office:value-type="float" office:value="0" calcext:value-type="float">
            <text:p/>
          </table:table-cell>
          <table:table-cell table:style-name="ce35" table:formula="of:=IFERROR(VLOOKUP([.F18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Switch Gauge</text:p>
          </table:table-cell>
          <table:table-cell table:style-name="ce15" table:formula="of:=[$'Player Calc'.L$2]" office:value-type="float" office:value="0" calcext:value-type="float">
            <text:p>0s</text:p>
          </table:table-cell>
          <table:table-cell table:style-name="ce15" table:formula="of:=IF([.D6]&lt;1; &quot;You're Dead!&quot;; ([.C19]+([.C19]*[$'Potara Calc'.L13])))" office:value-type="float" office:value="0" calcext:value-type="float">
            <text:p>0s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19];[$PotaraStats.$A$3:.$B$125]; 2; 0); 0)" office:value-type="float" office:value="0" calcext:value-type="float">
            <text:p/>
          </table:table-cell>
          <table:table-cell table:style-name="ce35" table:formula="of:=IFERROR(VLOOKUP([.F19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Clash Bonus</text:p>
          </table:table-cell>
          <table:table-cell table:style-name="ce16" table:formula="of:=[$'Player Calc'.M$2]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20];[$PotaraStats.$A$3:.$B$125]; 2; 0); 0)" office:value-type="float" office:value="0" calcext:value-type="float">
            <text:p/>
          </table:table-cell>
          <table:table-cell table:style-name="ce35" table:formula="of:=IFERROR(VLOOKUP([.F20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Max Power Duration</text:p>
          </table:table-cell>
          <table:table-cell table:style-name="ce15" table:formula="of:=[$'Player Calc'.O$2]" office:value-type="float" office:value="0" calcext:value-type="float">
            <text:p>0s</text:p>
          </table:table-cell>
          <table:table-cell table:style-name="ce15" table:formula="of:=IF([.D6]&lt;1; &quot;You're Dead!&quot;; ([.C21]+([.C21]*[$'Potara Calc'.O13])))" office:value-type="float" office:value="0" calcext:value-type="float">
            <text:p>0s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21];[$PotaraStats.$A$3:.$B$125]; 2; 0); 0)" office:value-type="float" office:value="0" calcext:value-type="float">
            <text:p/>
          </table:table-cell>
          <table:table-cell table:style-name="ce35" table:formula="of:=IFERROR(VLOOKUP([.F21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Base Ki Power</text:p>
          </table:table-cell>
          <table:table-cell table:style-name="ce17" table:formula="of:=[$'Player Calc'.P$2]" office:value-type="float" office:value="2" calcext:value-type="float">
            <text:p>2 Bars</text:p>
          </table:table-cell>
          <table:table-cell table:style-name="ce17" table:formula="of:=IF([.D6]&lt;1; &quot;You're Dead!&quot;; (IF([.C22]+[$'Potara Calc'.P13]&gt;5; 5; [.C22]+[$'Potara Calc'.P13])))" office:value-type="float" office:value="2" calcext:value-type="float">
            <text:p>2 Bar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22];[$PotaraStats.$A$3:.$B$125]; 2; 0); 0)" office:value-type="float" office:value="0" calcext:value-type="float">
            <text:p/>
          </table:table-cell>
          <table:table-cell table:style-name="ce35" table:formula="of:=IFERROR(VLOOKUP([.F22];[$PotaraStats.$A$3:.$S$125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 table:number-columns-spanned="3" table:number-rows-spanned="1">
            <text:p>B2 Damage</text:p>
          </table:table-cell>
          <table:covered-table-cell table:number-columns-repeated="2" table:style-name="ce9"/>
          <table:covered-table-cell table:style-name="ce2"/>
          <table:table-cell table:style-name="ce33" table:formula="of:=IF([.H23]&gt;7; &quot;Build is Illegal!&quot;; &quot;Total point cost:&quot;)" office:value-type="string" office:string-value="Total point cost:" calcext:value-type="string" table:number-columns-spanned="2" table:number-rows-spanned="1">
            <text:p>Total point cost:</text:p>
          </table:table-cell>
          <table:covered-table-cell table:style-name="ce39"/>
          <table:table-cell table:style-name="ce44" table:formula="of:=SUM([.H15:.H22])" office:value-type="float" office:value="4" calcext:value-type="float">
            <text:p>4</text:p>
          </table:table-cell>
          <table:table-cell table:style-name="ce47" table:number-columns-spanned="6" table:number-rows-spanned="1"/>
          <table:covered-table-cell table:number-columns-repeated="4" table:style-name="ce41"/>
          <table:covered-table-cell table:style-name="ce38"/>
          <table:covered-table-cell table:style-name="ce2"/>
          <table:table-cell table:number-columns-repeated="1009"/>
        </table:table-row>
        <table:table-row table:style-name="ro4">
          <table:covered-table-cell table:style-name="ce2"/>
          <table:table-cell table:style-name="ce7" table:formula="of:=[$'Player Calc'.Q2]" office:value-type="string" office:string-value="Power Impact" calcext:value-type="string">
            <text:p>Power Impact</text:p>
          </table:table-cell>
          <table:table-cell table:style-name="ce18" table:formula="of:=[$'Player Calc'.R$2]" office:value-type="float" office:value="7440" calcext:value-type="float">
            <text:p>7,440</text:p>
          </table:table-cell>
          <table:table-cell table:style-name="ce24" table:formula="of:=IF([.D6]&lt;1; &quot;You're Dead!&quot;; ([.C24]+([.C24]*[$'Potara Calc'.G$13]))+(([.C24]*([$'Potara Calc'.G$15]*[.$C$4]))))" office:value-type="float" office:value="10825.2" calcext:value-type="float">
            <text:p>10,825</text:p>
          </table:table-cell>
          <table:covered-table-cell table:style-name="ce2"/>
          <table:table-cell table:style-name="ce34" office:value-type="string" calcext:value-type="string" table:number-columns-spanned="5" table:number-rows-spanned="1">
            <text:p>Yellow <text:s/>can double-click for a drop-down list of <text:s/>yellow potaras</text:p>
          </table:table-cell>
          <table:covered-table-cell table:number-columns-repeated="4" table:style-name="ce9"/>
          <table:table-cell table:style-name="ce10" office:value-type="string" calcext:value-type="string" table:number-columns-spanned="4" table:number-rows-spanned="1">
            <text:p>Orange can double-click for a drop-down list of available teams or characters.</text:p>
          </table:table-cell>
          <table:covered-table-cell table:number-columns-repeated="3" table:style-name="ce9"/>
          <table:covered-table-cell table:style-name="ce2"/>
          <table:table-cell table:number-columns-repeated="1009"/>
        </table:table-row>
        <table:table-row table:style-name="ro5">
          <table:covered-table-cell table:style-name="ce2"/>
          <table:table-cell table:style-name="ce7" table:formula="of:=[$'Player Calc'.T2]" office:value-type="string" office:string-value="High Power Rush" calcext:value-type="string">
            <text:p>High Power Rush</text:p>
          </table:table-cell>
          <table:table-cell table:style-name="ce18" table:formula="of:=[$'Player Calc'.U$2]" office:value-type="float" office:value="7000" calcext:value-type="float">
            <text:p>7,000</text:p>
          </table:table-cell>
          <table:table-cell table:style-name="ce24" table:formula="of:=IF([.D6]&lt;1; &quot;You're Dead!&quot;; ([.C25]+([.C25]*[$'Potara Calc'.G$13]))+(([.C25]*([$'Potara Calc'.G$15]*[.$C$4]))))" office:value-type="float" office:value="10185" calcext:value-type="float">
            <text:p>10,185</text:p>
          </table:table-cell>
          <table:covered-table-cell table:style-name="ce2"/>
          <table:table-cell table:style-name="ce4" office:value-type="string" calcext:value-type="string" table:number-columns-spanned="5" table:number-rows-spanned="1">
            <text:p>Purple is the Row/Column label. Please do not edit.</text:p>
          </table:table-cell>
          <table:covered-table-cell table:number-columns-repeated="3" table:style-name="ce9"/>
          <table:covered-table-cell table:style-name="ce20"/>
          <table:table-cell table:style-name="ce48" office:value-type="string" calcext:value-type="string" table:number-columns-spanned="4" table:number-rows-spanned="1">
            <text:p>Blue <text:s/>can double-click for a drop-down list of blue potaras.</text:p>
          </table:table-cell>
          <table:covered-table-cell table:number-columns-repeated="2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6">
          <table:covered-table-cell table:style-name="ce2"/>
          <table:table-cell table:style-name="ce6" office:value-type="string" calcext:value-type="string" table:number-columns-spanned="3" table:number-rows-spanned="1">
            <text:p>B2 Damage (boosted)</text:p>
          </table:table-cell>
          <table:covered-table-cell table:number-columns-repeated="2" table:style-name="ce9"/>
          <table:covered-table-cell table:style-name="ce2"/>
          <table:table-cell table:style-name="ce35" office:value-type="string" calcext:value-type="string" table:number-columns-spanned="5" table:number-rows-spanned="1">
            <text:p>Light blue is for output data. Please do not edit</text:p>
          </table:table-cell>
          <table:covered-table-cell table:number-columns-repeated="3" table:style-name="ce9"/>
          <table:covered-table-cell table:style-name="ce20"/>
          <table:table-cell table:style-name="ce49" office:value-type="string" calcext:value-type="string" table:number-columns-spanned="4" table:number-rows-spanned="1">
            <text:p>Green indicates non-damaging stats. Please do not edit </text:p>
          </table:table-cell>
          <table:covered-table-cell table:number-columns-repeated="3"/>
          <table:covered-table-cell table:style-name="ce2"/>
          <table:table-cell table:number-columns-repeated="1009"/>
        </table:table-row>
        <table:table-row table:style-name="ro7">
          <table:covered-table-cell table:style-name="ce2"/>
          <table:table-cell table:style-name="ce8" table:formula="of:=[$'Player Calc'.Q2]" office:value-type="string" office:string-value="Power Impact" calcext:value-type="string">
            <text:p>Power Impact</text:p>
          </table:table-cell>
          <table:table-cell table:style-name="ce19" table:formula="of:=[$'Player Calc'.S$2]" office:value-type="float" office:value="8190" calcext:value-type="float">
            <text:p>8,190</text:p>
          </table:table-cell>
          <table:table-cell table:style-name="ce25" table:formula="of:=IF([.D6]&lt;1; &quot;You're Dead!&quot;; ([.C27]+([.C27]*[$'Potara Calc'.G$13]))+(([.C27]*([$'Potara Calc'.G$15]*[.$C$4]))))" office:value-type="float" office:value="11916.45" calcext:value-type="float">
            <text:p>11,916</text:p>
          </table:table-cell>
          <table:covered-table-cell table:style-name="ce2"/>
          <table:table-cell table:style-name="ce35" table:number-columns-repeated="5"/>
          <table:table-cell table:style-name="ce50" table:number-columns-repeated="4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8" table:formula="of:=[$'Player Calc'.T2]" office:value-type="string" office:string-value="High Power Rush" calcext:value-type="string">
            <text:p>High Power Rush</text:p>
          </table:table-cell>
          <table:table-cell table:style-name="ce19" table:formula="of:=[$'Player Calc'.V$2]" office:value-type="float" office:value="8240" calcext:value-type="float">
            <text:p>8,240</text:p>
          </table:table-cell>
          <table:table-cell table:style-name="ce25" table:formula="of:=IF([.D6]&lt;1; &quot;You're Dead!&quot;; ([.C28]+([.C28]*[$'Potara Calc'.G$13]))+(([.C28]*([$'Potara Calc'.G$15]*[.$C$4]))))" office:value-type="float" office:value="11989.2" calcext:value-type="float">
            <text:p>11,989</text:p>
          </table:table-cell>
          <table:covered-table-cell table:style-name="ce2"/>
          <table:table-cell table:style-name="ce1" table:number-columns-spanned="9" table:number-rows-spanned="2"/>
          <table:covered-table-cell table:number-columns-repeated="7" table:style-name="ce40"/>
          <table:covered-table-cell table:style-name="ce51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6" office:value-type="string" calcext:value-type="string" table:number-columns-spanned="3" table:number-rows-spanned="1">
            <text:p>Ultimate Damage</text:p>
          </table:table-cell>
          <table:covered-table-cell table:number-columns-repeated="2" table:style-name="ce9"/>
          <table:covered-table-cell table:style-name="ce2"/>
          <table:covered-table-cell table:style-name="ce36"/>
          <table:covered-table-cell table:number-columns-repeated="7" table:style-name="ce41"/>
          <table:covered-table-cell table:style-name="ce38"/>
          <table:covered-table-cell table:style-name="ce2"/>
          <table:table-cell table:number-columns-repeated="1009"/>
        </table:table-row>
        <table:table-row table:style-name="ro4">
          <table:covered-table-cell table:style-name="ce3"/>
          <table:table-cell table:style-name="ce7" table:formula="of:=[$'Player Calc'.W2]" office:value-type="string" office:string-value="Colossal Slash" calcext:value-type="string">
            <text:p>Colossal Slash</text:p>
          </table:table-cell>
          <table:table-cell table:style-name="ce11" table:formula="of:=IF([$'Player Calc'.X$2]=0; &quot;N/A&quot;; [$'Player Calc'.X$2])" office:value-type="float" office:value="14560" calcext:value-type="float">
            <text:p>14,560</text:p>
          </table:table-cell>
          <table:table-cell table:style-name="ce23" table:formula="of:=IFERROR(IF([.D6]&lt;1; &quot;You're Dead!&quot;; ([.C30]+([.C30]*[$'Potara Calc'.H$13]))+(([.C30]*([$'Potara Calc'.H$15]*[.$C$4])))); &quot;N/A&quot;)" office:value-type="float" office:value="24096.8" calcext:value-type="float">
            <text:p>24,097</text:p>
          </table:table-cell>
          <table:covered-table-cell table:style-name="ce3"/>
          <table:table-cell table:style-name="ce1" table:number-columns-spanned="9" table:number-rows-spanned="4"/>
          <table:covered-table-cell table:number-columns-repeated="7" table:style-name="ce40"/>
          <table:covered-table-cell table:style-name="ce51"/>
          <table:covered-table-cell table:style-name="ce2"/>
          <table:table-cell table:number-columns-repeated="1009"/>
        </table:table-row>
        <table:table-row table:style-name="ro10">
          <table:table-cell table:style-name="ce1"/>
          <table:table-cell table:style-name="ce6" office:value-type="string" calcext:value-type="string" table:number-columns-spanned="3" table:number-rows-spanned="1">
            <text:p>Ultimate Damage (boosted)</text:p>
          </table:table-cell>
          <table:covered-table-cell table:number-columns-repeated="2" table:style-name="ce9"/>
          <table:table-cell table:style-name="ce1"/>
          <table:covered-table-cell table:style-name="ce37"/>
          <table:covered-table-cell table:number-columns-repeated="7"/>
          <table:covered-table-cell table:style-name="ce52"/>
          <table:covered-table-cell table:style-name="ce2"/>
          <table:table-cell table:number-columns-repeated="1009"/>
        </table:table-row>
        <table:table-row table:style-name="ro4">
          <table:table-cell table:style-name="ce1"/>
          <table:table-cell table:style-name="ce7" table:formula="of:=[$'Player Calc'.W2]" office:value-type="string" office:string-value="Colossal Slash" calcext:value-type="string">
            <text:p>Colossal Slash</text:p>
          </table:table-cell>
          <table:table-cell table:style-name="ce11" table:formula="of:=IF([$'Player Calc'.Y$2]=0; &quot;N/A&quot;; [$'Player Calc'.Y$2])" office:value-type="float" office:value="16040" calcext:value-type="float">
            <text:p>16,040</text:p>
          </table:table-cell>
          <table:table-cell table:style-name="ce23" table:formula="of:=IFERROR(IF([.D6]&lt;1; &quot;You're Dead!&quot;; ([.C32]+([.C32]*[$'Potara Calc'.H$13]))+(([.C32]*([$'Potara Calc'.H$15]*[.$C$4])))); &quot;N/A&quot;)" office:value-type="float" office:value="26546.2" calcext:value-type="float">
            <text:p>26,546</text:p>
          </table:table-cell>
          <table:table-cell table:style-name="ce1"/>
          <table:covered-table-cell table:style-name="ce37"/>
          <table:covered-table-cell table:number-columns-repeated="7"/>
          <table:covered-table-cell table:style-name="ce52"/>
          <table:covered-table-cell table:style-name="ce2"/>
          <table:table-cell table:number-columns-repeated="1009"/>
        </table:table-row>
        <table:table-row table:style-name="ro6">
          <table:table-cell table:style-name="ce1" table:number-columns-spanned="5" table:number-rows-spanned="1"/>
          <table:covered-table-cell table:number-columns-repeated="3" table:style-name="ce9"/>
          <table:covered-table-cell table:style-name="ce20"/>
          <table:covered-table-cell table:style-name="ce36"/>
          <table:covered-table-cell table:number-columns-repeated="7" table:style-name="ce41"/>
          <table:covered-table-cell table:style-name="ce38"/>
          <table:covered-table-cell table:style-name="ce3"/>
          <table:table-cell table:number-columns-repeated="1009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Output.H23:Output.H23">
            <calcext:condition calcext:apply-style-name="ConditionalStyle_1" calcext:value="&gt;7" calcext:base-cell-address="Output.H23"/>
          </calcext:conditional-format>
          <calcext:conditional-format calcext:target-range-address="Output.F23:Output.G23">
            <calcext:condition calcext:apply-style-name="ConditionalStyle_1" calcext:value="=&quot;Build is Illegal!&quot;" calcext:base-cell-address="Output.F23"/>
          </calcext:conditional-format>
          <calcext:conditional-format calcext:target-range-address="Output.D3:Output.D3">
            <calcext:condition calcext:apply-style-name="ConditionalStyle_2" calcext:value="formula-is(LEN(TRIM([.D3]))&gt;0)" calcext:base-cell-address="Output.D3"/>
          </calcext:conditional-format>
        </calcext:conditional-formats>
      </table:table>
      <table:table table:name="Character profile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10" table:default-cell-style-name="Default"/>
        <table:table-row table:style-name="ro10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 table:number-columns-spanned="2" table:number-rows-spanned="1">
            <text:p>Character Name</text:p>
          </table:table-cell>
          <table:covered-table-cell table:style-name="ce20"/>
          <table:table-cell/>
          <table:table-cell table:style-name="ce4" table:formula="of:=[.C3]&amp;&quot;'s B1s&quot;" office:value-type="string" office:string-value="Jiren's B1s" calcext:value-type="string" table:number-columns-spanned="2" table:number-rows-spanned="1">
            <text:p>Jiren's B1s</text:p>
          </table:table-cell>
          <table:covered-table-cell table:style-name="ce20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11">
          <table:table-cell/>
          <table:table-cell table:style-name="ce5" table:content-validation-name="val6" office:value-type="string" calcext:value-type="string">
            <text:p>Sentai Squad</text:p>
          </table:table-cell>
          <table:table-cell table:style-name="ce5" table:content-validation-name="val7" office:value-type="string" calcext:value-type="string" table:number-columns-spanned="2" table:number-rows-spanned="1">
            <text:p>Jiren</text:p>
          </table:table-cell>
          <table:covered-table-cell table:style-name="ce20"/>
          <table:table-cell/>
          <table:table-cell table:style-name="ce26" table:formula="of:=VLOOKUP([.$C$3];[$'B1 List'.$A$2:.$I$163]; 2; 0)" office:value-type="string" office:string-value="Meditation" calcext:value-type="string" table:number-columns-spanned="2" table:number-rows-spanned="1">
            <text:p>Meditation</text:p>
          </table:table-cell>
          <table:covered-table-cell table:style-name="ce9"/>
          <table:table-cell table:style-name="ce14" table:formula="of:=VLOOKUP([.$C$3];[$'B1 List'.$A$2:.$I$163];3;0)" office:value-type="float" office:value="2" calcext:value-type="float">
            <text:p>2</text:p>
          </table:table-cell>
          <table:table-cell table:style-name="ce14" table:formula="of:=VLOOKUP([.$C$3];[$'B1 List'.$A$2:.$I$163];4;0)" office:value-type="string" office:string-value="Barrier" calcext:value-type="string">
            <text:p>Barrier</text:p>
          </table:table-cell>
          <table:table-cell table:style-name="ce56" table:formula="of:=VLOOKUP([.$C$3];[$'B1 List'.$A$2:.$I$163];5;0)" office:value-type="string" office:string-value="Repels opponent and all kinds of attacks for 3 seconds." calcext:value-type="string" table:number-columns-spanned="5" table:number-rows-spanned="1">
            <text:p>Repels opponent and all kinds of attacks for 3 seconds.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Stat name</text:p>
          </table:table-cell>
          <table:table-cell table:style-name="ce4" office:value-type="string" calcext:value-type="string" table:number-columns-spanned="2" table:number-rows-spanned="1">
            <text:p>Base stat</text:p>
          </table:table-cell>
          <table:covered-table-cell table:style-name="ce20"/>
          <table:table-cell/>
          <table:table-cell table:style-name="ce26" table:formula="of:=VLOOKUP([.$C$3];[$'B1 List'.A2:.I164];6;0)" office:value-type="string" office:string-value="Blazing Spirit" calcext:value-type="string" table:number-columns-spanned="2" table:number-rows-spanned="1">
            <text:p>Blazing Spirit</text:p>
          </table:table-cell>
          <table:covered-table-cell table:style-name="ce9"/>
          <table:table-cell table:style-name="ce14" table:formula="of:=VLOOKUP([.$C$3];[$'B1 List'.$A$2:.$I$163];7;0)" office:value-type="float" office:value="3" calcext:value-type="float">
            <text:p>3</text:p>
          </table:table-cell>
          <table:table-cell table:style-name="ce14" table:formula="of:=VLOOKUP([.$C$3];[$'B1 List'.$A$2:.$I$163];8;0)" office:value-type="string" office:string-value="Stat Boost" calcext:value-type="string">
            <text:p>Stat Boost</text:p>
          </table:table-cell>
          <table:table-cell table:style-name="ce56" table:formula="of:=VLOOKUP([.$C$3];[$'B1 List'.$A$2:.$I$163];9;0)" office:value-type="string" office:string-value="Grants Attack, Ki, Def, &amp; Super +.5 for 30 seconds." calcext:value-type="string" table:number-columns-spanned="5" table:number-rows-spanned="1">
            <text:p>Grants Attack, Ki, Def, &amp; Super +.5 for 30 seconds.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Maximum HP</text:p>
          </table:table-cell>
          <table:table-cell table:style-name="ce11" table:formula="of:=[$'Player Calc'.N3]" office:value-type="float" office:value="40000" calcext:value-type="float" table:number-columns-spanned="2" table:number-rows-spanned="1">
            <text:p>40,000</text:p>
          </table:table-cell>
          <table:covered-table-cell table:style-name="ce20"/>
          <table:table-cell/>
          <table:table-cell table:style-name="ce4" table:formula="of:=[.C3]&amp;&quot;'s B2s&quot;" office:value-type="string" office:string-value="Jiren's B2s" calcext:value-type="string" table:number-columns-spanned="2" table:number-rows-spanned="1">
            <text:p>Jiren's B2s</text:p>
          </table:table-cell>
          <table:covered-table-cell table:style-name="ce20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ush Attacks</text:p>
          </table:table-cell>
          <table:table-cell table:style-name="ce11" table:formula="of:=[$'Player Calc'.B$3]" office:value-type="float" office:value="320" calcext:value-type="float" table:number-columns-spanned="2" table:number-rows-spanned="1">
            <text:p>320</text:p>
          </table:table-cell>
          <table:covered-table-cell table:style-name="ce20"/>
          <table:table-cell/>
          <table:table-cell table:style-name="ce15" table:formula="of:=VLOOKUP([.$C$3];[$'B2 List'.$A$2:.$L$163]; 2; 0)" office:value-type="string" office:string-value="Power Impact" calcext:value-type="string" table:number-columns-spanned="2" table:number-rows-spanned="1">
            <text:p>Power Impact</text:p>
          </table:table-cell>
          <table:covered-table-cell table:style-name="ce20"/>
          <table:table-cell table:style-name="ce42" table:formula="of:=IF([$'Potara Calc'.R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4;0)" office:value-type="string" office:string-value="Beam" calcext:value-type="string">
            <text:p>Beam</text:p>
          </table:table-cell>
          <table:table-cell table:style-name="ce15" table:formula="of:=VLOOKUP([.$C$3];[$'B2 List'.$A$2:.$L$163];5;0)" office:value-type="float" office:value="0" calcext:value-type="float" table:number-columns-spanned="5" table:number-rows-spanned="1">
            <text:p/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Smash Attacks</text:p>
          </table:table-cell>
          <table:table-cell table:style-name="ce11" table:formula="of:=[$'Player Calc'.C$3]" office:value-type="float" office:value="1340" calcext:value-type="float" table:number-columns-spanned="2" table:number-rows-spanned="1">
            <text:p>1,340</text:p>
          </table:table-cell>
          <table:covered-table-cell table:style-name="ce20"/>
          <table:table-cell/>
          <table:table-cell table:style-name="ce15" table:formula="of:=VLOOKUP([.$C$3];[$'B2 List'.$A$2:.$L$163];6;0)" office:value-type="string" office:string-value="Burst Impact" calcext:value-type="string" table:number-columns-spanned="2" table:number-rows-spanned="1">
            <text:p>Burst Impact</text:p>
          </table:table-cell>
          <table:covered-table-cell table:style-name="ce20"/>
          <table:table-cell table:style-name="ce42" table:formula="of:=IF([$'Potara Calc'.R13]&gt;0; (VLOOKUP([.$C$3];[$'B2 List'.$A$2:.$L$163];7;0)/2); VLOOKUP([.$C$3];[$'B2 List'.$A$2:.$L$163];7;0))" office:value-type="float" office:value="3" calcext:value-type="float">
            <text:p>3</text:p>
          </table:table-cell>
          <table:table-cell table:style-name="ce15" table:formula="of:=VLOOKUP([.$C$3];[$'B2 List'.$A$2:.$L$163];8;0)" office:value-type="string" office:string-value="Rush" calcext:value-type="string">
            <text:p>Rush</text:p>
          </table:table-cell>
          <table:table-cell table:style-name="ce15" table:formula="of:=VLOOKUP([.$C$3];[$'B2 List'.$A$2:.$L$163];9;0)" office:value-type="float" office:value="0" calcext:value-type="float" table:number-columns-spanned="5" table:number-rows-spanned="1">
            <text:p/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ush Blast</text:p>
          </table:table-cell>
          <table:table-cell table:style-name="ce11" table:formula="of:=[$'Player Calc'.D$3]" office:value-type="float" office:value="320" calcext:value-type="float" table:number-columns-spanned="2" table:number-rows-spanned="1">
            <text:p>320</text:p>
          </table:table-cell>
          <table:covered-table-cell table:style-name="ce20"/>
          <table:table-cell/>
          <table:table-cell table:style-name="ce4" table:formula="of:=[.C3]&amp;&quot;'s Ultimate&quot;" office:value-type="string" office:string-value="Jiren's Ultimate" calcext:value-type="string" table:number-columns-spanned="3" table:number-rows-spanned="1">
            <text:p>Jiren's Ultimate</text:p>
          </table:table-cell>
          <table:covered-table-cell table:style-name="ce9"/>
          <table:covered-table-cell table:style-name="ce20"/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AB3]" office:value-type="float" office:value="8" calcext:value-type="float">
            <text:p>8</text:p>
          </table:table-cell>
          <table:table-cell/>
          <table:table-cell table:style-name="ce15" table:formula="of:=VLOOKUP([.$C$3];[$'B2 List'.$A$2:.$L$163];10;0)" office:value-type="string" office:string-value="Overheated Magnetron" calcext:value-type="string" table:number-columns-spanned="3" table:number-rows-spanned="1">
            <text:p>Overheated Magnetron</text:p>
          </table:table-cell>
          <table:covered-table-cell table:style-name="ce9"/>
          <table:covered-table-cell table:style-name="ce20"/>
          <table:table-cell table:style-name="ce45" table:formula="of:=VLOOKUP([.$C$3];[$'B2 List'.$A$2:.$L$163];11;0)" office:value-type="string" office:string-value="Cutscene" calcext:value-type="string">
            <text:p>Cutscene</text:p>
          </table:table-cell>
          <table:table-cell table:style-name="ce45" table:formula="of:=VLOOKUP([.$C$3];[$'B2 List'.$A$2:.$L$163];12;0)" office:value-type="string" office:string-value="Fire a large orb of energy at the target" calcext:value-type="string" table:number-columns-spanned="5" table:number-rows-spanned="1">
            <text:p>Fire a large orb of energy at the target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Damage per volley</text:p>
          </table:table-cell>
          <table:table-cell table:style-name="ce11" table:formula="of:=[.C8]*[.D9]" office:value-type="float" office:value="2560" calcext:value-type="float" table:number-columns-spanned="2" table:number-rows-spanned="1">
            <text:p>2,560</text:p>
          </table:table-cell>
          <table:covered-table-cell table:style-name="ce20"/>
          <table:table-cell/>
          <table:table-cell table:style-name="ce4" table:formula="of:=[.C3]&amp;&quot;'s Unique Player Statistics&quot;" office:value-type="string" office:string-value="Jiren's Unique Player Statistics" calcext:value-type="string" table:number-columns-spanned="9" table:number-rows-spanned="1">
            <text:p>Jiren's Unique Player Statistics</text:p>
          </table:table-cell>
          <table:covered-table-cell table:number-columns-repeated="7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Energy Blast</text:p>
          </table:table-cell>
          <table:table-cell table:style-name="ce11" table:formula="of:=[$'Player Calc'.F$3]" office:value-type="float" office:value="1930" calcext:value-type="float" table:number-columns-spanned="2" table:number-rows-spanned="1">
            <text:p>1,930</text:p>
          </table:table-cell>
          <table:covered-table-cell table:style-name="ce20"/>
          <table:table-cell/>
          <table:table-cell table:style-name="ce7" table:formula="of:=[$'Player Calc'.AA3]" office:value-type="float" office:value="0" calcext:value-type="float" table:number-columns-spanned="9" table:number-rows-spanned="1">
            <text:p>0</text:p>
          </table:table-cell>
          <table:covered-table-cell table:number-columns-repeated="7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Throws</text:p>
          </table:table-cell>
          <table:table-cell table:style-name="ce11" table:formula="of:=[$'Player Calc'.G$3]" office:value-type="float" office:value="1650" calcext:value-type="float" table:number-columns-spanned="2" table:number-rows-spanned="1">
            <text:p>1,650</text:p>
          </table:table-cell>
          <table:covered-table-cell table:style-name="ce20"/>
          <table:table-cell/>
          <table:table-cell table:style-name="ce27" table:number-columns-spanned="9" table:number-rows-spanned="1"/>
          <table:covered-table-cell table:number-columns-repeated="8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Active Charge Rate</text:p>
          </table:table-cell>
          <table:table-cell table:style-name="ce12" table:formula="of:=([$'Player Calc'.H$3])" office:value-type="float" office:value="5" calcext:value-type="float" table:number-columns-spanned="2" table:number-rows-spanned="1">
            <text:p>5.00</text:p>
          </table:table-cell>
          <table:covered-table-cell table:style-name="ce20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assive Charge Rate*</text:p>
          </table:table-cell>
          <table:table-cell table:style-name="ce11" table:formula="of:=([$'Player Calc'.AH$3])" office:value-type="float" office:value="51.28205128" calcext:value-type="float" table:number-columns-spanned="2" table:number-rows-spanned="1">
            <text:p>51</text:p>
          </table:table-cell>
          <table:covered-table-cell table:style-name="ce20"/>
          <table:table-cell/>
          <table:table-cell table:style-name="ce54" table:number-columns-repeated="5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Base Ki Power</text:p>
          </table:table-cell>
          <table:table-cell table:style-name="ce17" table:formula="of:=[$'Player Calc'.P$3]" office:value-type="float" office:value="2" calcext:value-type="float" table:number-columns-spanned="2" table:number-rows-spanned="1">
            <text:p>2 Bars</text:p>
          </table:table-cell>
          <table:covered-table-cell table:style-name="ce20"/>
          <table:table-cell/>
          <table:table-cell table:style-name="ce6" office:value-type="string" calcext:value-type="string">
            <text:p>B2 Name</text:p>
          </table:table-cell>
          <table:table-cell table:style-name="ce55" office:value-type="string" calcext:value-type="string">
            <text:p>Base</text:p>
          </table:table-cell>
          <table:table-cell table:style-name="ce55" office:value-type="string" calcext:value-type="string">
            <text:p>Boosted</text:p>
          </table:table-cell>
          <table:table-cell table:style-name="ce55" office:value-type="string" calcext:value-type="string">
            <text:p>MPM</text:p>
          </table:table-cell>
          <table:table-cell table:style-name="ce55" office:value-type="string" calcext:value-type="string">
            <text:p>MPM + Boost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Defense Level</text:p>
          </table:table-cell>
          <table:table-cell table:style-name="ce14" table:formula="of:=[$'Player Calc'.I$3]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/>
          <table:table-cell table:style-name="ce7" table:formula="of:=[$'Player Calc'.Q3]" office:value-type="string" office:string-value="Power Impact" calcext:value-type="string">
            <text:p>Power Impact</text:p>
          </table:table-cell>
          <table:table-cell table:style-name="ce18" table:formula="of:=[$'Player Calc'.R$3]" office:value-type="float" office:value="7440" calcext:value-type="float">
            <text:p>7,440</text:p>
          </table:table-cell>
          <table:table-cell table:style-name="ce24" table:formula="of:=[$'Player Calc'.S$3]" office:value-type="float" office:value="8190" calcext:value-type="float">
            <text:p>8,190</text:p>
          </table:table-cell>
          <table:table-cell table:style-name="ce24" table:formula="of:=[$'Player Calc'.R$3]*1.2" office:value-type="float" office:value="8928" calcext:value-type="float">
            <text:p>8,928</text:p>
          </table:table-cell>
          <table:table-cell table:style-name="ce24" table:formula="of:=[$'Player Calc'.S$3]*1.2" office:value-type="float" office:value="9828" calcext:value-type="float">
            <text:p>9,828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Blast Stock Gen</text:p>
          </table:table-cell>
          <table:table-cell table:style-name="ce15" table:formula="of:=[$'Player Calc'.J$2]" office:value-type="float" office:value="0" calcext:value-type="float" table:number-columns-spanned="2" table:number-rows-spanned="1">
            <text:p>0s</text:p>
          </table:table-cell>
          <table:covered-table-cell table:style-name="ce20"/>
          <table:table-cell/>
          <table:table-cell table:style-name="ce7" table:formula="of:=[$'Player Calc'.T3]" office:value-type="string" office:string-value="High Power Rush" calcext:value-type="string">
            <text:p>High Power Rush</text:p>
          </table:table-cell>
          <table:table-cell table:style-name="ce18" table:formula="of:=[$'Player Calc'.U$3]" office:value-type="float" office:value="7000" calcext:value-type="float">
            <text:p>7,000</text:p>
          </table:table-cell>
          <table:table-cell table:style-name="ce24" table:formula="of:=[$'Player Calc'.V$3]" office:value-type="float" office:value="8240" calcext:value-type="float">
            <text:p>8,240</text:p>
          </table:table-cell>
          <table:table-cell table:style-name="ce24" table:formula="of:=[$'Player Calc'.U$3]*1.2" office:value-type="float" office:value="8400" calcext:value-type="float">
            <text:p>8,400</text:p>
          </table:table-cell>
          <table:table-cell table:style-name="ce24" table:formula="of:=[$'Player Calc'.V$3]*1.2" office:value-type="float" office:value="9888" calcext:value-type="float">
            <text:p>9,888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3" table:formula="of:=[$'Player Calc'.K$2]" office:value-type="string" office:string-value="4" calcext:value-type="string">
            <text:p>4</text:p>
          </table:table-cell>
          <table:table-cell/>
          <table:table-cell table:style-name="ce7" table:formula="of:=[$'Player Calc'.W3]" office:value-type="string" office:string-value="Colossal Slash" calcext:value-type="string">
            <text:p>Colossal Slash</text:p>
          </table:table-cell>
          <table:table-cell table:style-name="ce11" table:formula="of:=IF([$'Player Calc'.X$3]=0; &quot;N/A&quot;; [$'Player Calc'.X$3])" office:value-type="float" office:value="14560" calcext:value-type="float">
            <text:p>14,560</text:p>
          </table:table-cell>
          <table:table-cell table:style-name="ce23" table:formula="of:=IF([$'Player Calc'.Y$3]=0; &quot;N/A&quot;; [$'Player Calc'.Y$3])" office:value-type="float" office:value="16040" calcext:value-type="float">
            <text:p>16,040</text:p>
          </table:table-cell>
          <table:table-cell table:number-columns-repeated="2" table:style-name="ce24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Switch Gauge</text:p>
          </table:table-cell>
          <table:table-cell table:style-name="ce15" table:formula="of:=[$'Player Calc'.L$2]" office:value-type="float" office:value="0" calcext:value-type="float" table:number-columns-spanned="2" table:number-rows-spanned="1">
            <text:p>0s</text:p>
          </table:table-cell>
          <table:covered-table-cell table:style-name="ce20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Max Power Duration</text:p>
          </table:table-cell>
          <table:table-cell table:style-name="ce15" table:formula="of:=[$'Player Calc'.O$2]" office:value-type="float" office:value="0" calcext:value-type="float" table:number-columns-spanned="2" table:number-rows-spanned="1">
            <text:p>0s</text:p>
          </table:table-cell>
          <table:covered-table-cell table:style-name="ce20"/>
          <table:table-cell table:number-columns-repeated="1020"/>
        </table:table-row>
        <table:table-row table:style-name="ro10" table:number-rows-repeated="4">
          <table:table-cell table:number-columns-repeated="1024"/>
        </table:table-row>
        <table:table-row table:style-name="ro2">
          <table:table-cell/>
          <table:table-cell table:style-name="ce53" office:value-type="string" calcext:value-type="string">
            <text:p>* for simplicity's sake, all Passive Charge Rates are expressed as if the characters charge to full. but note that characters only charge to their base ki power.</text:p>
          </table:table-cell>
          <table:table-cell table:number-columns-repeated="1022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tara Calc" table:style-name="ta3">
        <table:table-column table:style-name="co22" table:default-cell-style-name="Default"/>
        <table:table-column table:style-name="co23" table:number-columns-repeated="12" table:default-cell-style-name="Default"/>
        <table:table-column table:style-name="co24" table:default-cell-style-name="Default"/>
        <table:table-column table:style-name="co25" table:number-columns-repeated="4" table:default-cell-style-name="Default"/>
        <table:table-column table:style-name="co9" table:number-columns-repeated="1006" table:default-cell-style-name="Default"/>
        <table:table-row table:style-name="ro2">
          <table:table-cell table:style-name="ce57" office:value-type="string" calcext:value-type="string">
            <text:p>Potara Name</text:p>
          </table:table-cell>
          <table:table-cell table:style-name="ce63" office:value-type="string" calcext:value-type="string">
            <text:p>Rush Attack</text:p>
          </table:table-cell>
          <table:table-cell table:style-name="ce63" office:value-type="string" calcext:value-type="string">
            <text:p>Smash Attack</text:p>
          </table:table-cell>
          <table:table-cell table:style-name="ce63" office:value-type="string" calcext:value-type="string">
            <text:p>Rush Blast</text:p>
          </table:table-cell>
          <table:table-cell table:style-name="ce63" office:value-type="string" calcext:value-type="string">
            <text:p>Energy Blast</text:p>
          </table:table-cell>
          <table:table-cell table:style-name="ce63" office:value-type="string" calcext:value-type="string">
            <text:p>Grab</text:p>
          </table:table-cell>
          <table:table-cell table:style-name="ce69" office:value-type="string" calcext:value-type="string">
            <text:p>B2</text:p>
          </table:table-cell>
          <table:table-cell table:style-name="ce69" office:value-type="string" calcext:value-type="string">
            <text:p>Ultimate</text:p>
          </table:table-cell>
          <table:table-cell table:style-name="ce69" office:value-type="string" calcext:value-type="string">
            <text:p>Charge Rate</text:p>
          </table:table-cell>
          <table:table-cell table:style-name="ce63" office:value-type="string" calcext:value-type="string">
            <text:p>Defense</text:p>
          </table:table-cell>
          <table:table-cell table:style-name="ce69" office:value-type="string" calcext:value-type="string">
            <text:p>Blast Stock</text:p>
          </table:table-cell>
          <table:table-cell table:style-name="ce69" office:value-type="string" calcext:value-type="string">
            <text:p>Switch Gauge</text:p>
          </table:table-cell>
          <table:table-cell table:style-name="ce69" office:value-type="string" calcext:value-type="string">
            <text:p>Clash</text:p>
          </table:table-cell>
          <table:table-cell table:style-name="ce69" office:value-type="string" calcext:value-type="string">
            <text:p>HP</text:p>
          </table:table-cell>
          <table:table-cell table:style-name="ce57" office:value-type="string" calcext:value-type="string">
            <text:p>Max Power duration</text:p>
          </table:table-cell>
          <table:table-cell table:style-name="ce57" office:value-type="string" calcext:value-type="string">
            <text:p>Base Ki Power</text:p>
          </table:table-cell>
          <table:table-cell table:style-name="ce57" office:value-type="string" calcext:value-type="string">
            <text:p>Scaling</text:p>
          </table:table-cell>
          <table:table-cell table:style-name="ce57" office:value-type="string" calcext:value-type="string">
            <text:p>halo</text:p>
          </table:table-cell>
          <table:table-cell table:number-columns-repeated="1006"/>
        </table:table-row>
        <table:table-row table:style-name="ro2">
          <table:table-cell table:style-name="ce58" table:formula="of:=[$Output.F15]" office:value-type="string" office:string-value="Super +2 Ki -1" calcext:value-type="string">
            <text:p>Super +2 Ki -1</text:p>
          </table:table-cell>
          <table:table-cell table:style-name="ce64" table:formula="of:=IFERROR(VLOOKUP([.A2]; [$PotaraStats.$A$3:.$C$125]; 3; 0); &quot;&quot;)" office:value-type="float" office:value="0" calcext:value-type="float">
            <text:p>0.00</text:p>
          </table:table-cell>
          <table:table-cell table:style-name="ce64" table:formula="of:=IFERROR(VLOOKUP([.A2]; [$PotaraStats.$A$3:.$D$125]; 4; 0); &quot;&quot;)" office:value-type="float" office:value="0" calcext:value-type="float">
            <text:p>0.00</text:p>
          </table:table-cell>
          <table:table-cell table:style-name="ce64" table:formula="of:=IFERROR(VLOOKUP([.A2]; [$PotaraStats.$A$3:.$E$125]; 5; 0); &quot;&quot;)" office:value-type="float" office:value="0" calcext:value-type="float">
            <text:p>0.00</text:p>
          </table:table-cell>
          <table:table-cell table:style-name="ce64" table:formula="of:=IFERROR(VLOOKUP([.$A2]; [$PotaraStats.$A$3:.F$125]; 6; 0); &quot;&quot;)" office:value-type="float" office:value="0" calcext:value-type="float">
            <text:p>0.00</text:p>
          </table:table-cell>
          <table:table-cell table:style-name="ce64" table:formula="of:=IFERROR(VLOOKUP([.$A2]; [$PotaraStats.$A$3:.G$125]; 7; 0); &quot;&quot;)" office:value-type="float" office:value="0" calcext:value-type="float">
            <text:p>0.00</text:p>
          </table:table-cell>
          <table:table-cell table:style-name="ce64" table:formula="of:=IFERROR(VLOOKUP([.$A2]; [$PotaraStats.$A$3:.H$125]; 8; 0); &quot;&quot;)" office:value-type="float" office:value="0.26" calcext:value-type="float">
            <text:p>0.26</text:p>
          </table:table-cell>
          <table:table-cell table:style-name="ce64" table:formula="of:=IFERROR(VLOOKUP([.$A2]; [$PotaraStats.$A$3:.I$125]; 9; 0); &quot;&quot;)" office:value-type="float" office:value="0.26" calcext:value-type="float">
            <text:p>0.26</text:p>
          </table:table-cell>
          <table:table-cell table:style-name="ce64" table:formula="of:=IFERROR(VLOOKUP([.$A2]; [$PotaraStats.$A$3:.J$125]; 10; 0); &quot;&quot;)" office:value-type="float" office:value="0.2" calcext:value-type="float">
            <text:p>0.20</text:p>
          </table:table-cell>
          <table:table-cell table:style-name="ce64" table:formula="of:=IFERROR(VLOOKUP([.$A2]; [$PotaraStats.$A$3:.K$125]; 11; 0); &quot;&quot;)" office:value-type="float" office:value="0" calcext:value-type="float">
            <text:p>0.00</text:p>
          </table:table-cell>
          <table:table-cell table:style-name="ce64" table:formula="of:=IFERROR(VLOOKUP([.$A2]; [$PotaraStats.$A$3:.L$125]; 12; 0); &quot;&quot;)" office:value-type="float" office:value="0" calcext:value-type="float">
            <text:p>0.00</text:p>
          </table:table-cell>
          <table:table-cell table:style-name="ce64" table:formula="of:=IFERROR(VLOOKUP([.$A2]; [$PotaraStats.$A$3:.M$125]; 13; 0); &quot;&quot;)" office:value-type="float" office:value="0" calcext:value-type="float">
            <text:p>0.00</text:p>
          </table:table-cell>
          <table:table-cell table:style-name="ce64" table:formula="of:=IFERROR(VLOOKUP([.$A2]; [$PotaraStats.$A$3:.N$125]; 14; 0); &quot;&quot;)" office:value-type="float" office:value="0" calcext:value-type="float">
            <text:p>0.00</text:p>
          </table:table-cell>
          <table:table-cell table:style-name="ce64"/>
          <table:table-cell table:style-name="ce64" table:formula="of:=IFERROR(VLOOKUP([.$A2]; [$PotaraStats.$A$3:.P$125]; 16; 0); &quot;&quot;)" office:value-type="float" office:value="0" calcext:value-type="float">
            <text:p>0.00</text:p>
          </table:table-cell>
          <table:table-cell table:style-name="ce64" table:formula="of:=IFERROR(VLOOKUP([.$A2]; [$PotaraStats.$A$3:.Q$125]; 17; 0); &quot;&quot;)" office:value-type="float" office:value="0" calcext:value-type="float">
            <text:p>0.00</text:p>
          </table:table-cell>
          <table:table-cell table:style-name="ce64" table:number-columns-repeated="2"/>
          <table:table-cell table:number-columns-repeated="1006"/>
        </table:table-row>
        <table:table-row table:style-name="ro2">
          <table:table-cell table:style-name="ce59" table:formula="of:=[$Output.F16]" office:value-type="string" office:string-value="Ultimate +1" calcext:value-type="string">
            <text:p>Ultimate +1</text:p>
          </table:table-cell>
          <table:table-cell table:style-name="ce65" table:formula="of:=IFERROR(VLOOKUP([.A3]; [$PotaraStats.$A$3:.$C$125]; 3; 0); &quot;&quot;)" office:value-type="float" office:value="0" calcext:value-type="float">
            <text:p>0.00</text:p>
          </table:table-cell>
          <table:table-cell table:style-name="ce65" table:formula="of:=IFERROR(VLOOKUP([.A3]; [$PotaraStats.$A$3:.$D$125]; 4; 0); &quot;&quot;)" office:value-type="float" office:value="0" calcext:value-type="float">
            <text:p>0.00</text:p>
          </table:table-cell>
          <table:table-cell table:style-name="ce65" table:formula="of:=IFERROR(VLOOKUP([.A3]; [$PotaraStats.$A$3:.$E$125]; 5; 0); &quot;&quot;)" office:value-type="float" office:value="0" calcext:value-type="float">
            <text:p>0.00</text:p>
          </table:table-cell>
          <table:table-cell table:style-name="ce65" table:formula="of:=IFERROR(VLOOKUP([.$A3]; [$PotaraStats.$A$3:.F$125]; 6; 0); &quot;&quot;)" office:value-type="float" office:value="0" calcext:value-type="float">
            <text:p>0.00</text:p>
          </table:table-cell>
          <table:table-cell table:style-name="ce65" table:formula="of:=IFERROR(VLOOKUP([.$A3]; [$PotaraStats.$A$3:.G$125]; 7; 0); &quot;&quot;)" office:value-type="float" office:value="0" calcext:value-type="float">
            <text:p>0.00</text:p>
          </table:table-cell>
          <table:table-cell table:style-name="ce65" table:formula="of:=IFERROR(VLOOKUP([.$A3]; [$PotaraStats.$A$3:.H$125]; 8; 0); &quot;&quot;)" office:value-type="float" office:value="0" calcext:value-type="float">
            <text:p>0.00</text:p>
          </table:table-cell>
          <table:table-cell table:style-name="ce65" table:formula="of:=IFERROR(VLOOKUP([.$A3]; [$PotaraStats.$A$3:.I$125]; 9; 0); &quot;&quot;)" office:value-type="float" office:value="0.2" calcext:value-type="float">
            <text:p>0.20</text:p>
          </table:table-cell>
          <table:table-cell table:style-name="ce65" table:formula="of:=IFERROR(VLOOKUP([.$A3]; [$PotaraStats.$A$3:.J$125]; 10; 0); &quot;&quot;)" office:value-type="float" office:value="0" calcext:value-type="float">
            <text:p>0.00</text:p>
          </table:table-cell>
          <table:table-cell table:style-name="ce65" table:formula="of:=IFERROR(VLOOKUP([.$A3]; [$PotaraStats.$A$3:.K$125]; 11; 0); &quot;&quot;)" office:value-type="float" office:value="0" calcext:value-type="float">
            <text:p>0.00</text:p>
          </table:table-cell>
          <table:table-cell table:style-name="ce65" table:formula="of:=IFERROR(VLOOKUP([.$A3]; [$PotaraStats.$A$3:.L$125]; 12; 0); &quot;&quot;)" office:value-type="float" office:value="0" calcext:value-type="float">
            <text:p>0.00</text:p>
          </table:table-cell>
          <table:table-cell table:style-name="ce65" table:formula="of:=IFERROR(VLOOKUP([.$A3]; [$PotaraStats.$A$3:.M$125]; 13; 0); &quot;&quot;)" office:value-type="float" office:value="0" calcext:value-type="float">
            <text:p>0.00</text:p>
          </table:table-cell>
          <table:table-cell table:style-name="ce65" table:formula="of:=IFERROR(VLOOKUP([.$A3]; [$PotaraStats.$A$3:.N$125]; 14; 0); &quot;&quot;)" office:value-type="float" office:value="0" calcext:value-type="float">
            <text:p>0.00</text:p>
          </table:table-cell>
          <table:table-cell table:style-name="ce65" table:formula="of:=IFERROR(VLOOKUP([.$A3]; [$PotaraStats.$A$3:.O$125]; 15; 0); &quot;&quot;)" office:value-type="float" office:value="0" calcext:value-type="float">
            <text:p>0.00</text:p>
          </table:table-cell>
          <table:table-cell table:style-name="ce65" table:formula="of:=IFERROR(VLOOKUP([.$A3]; [$PotaraStats.$A$3:.P$125]; 16; 0); &quot;&quot;)" office:value-type="float" office:value="0" calcext:value-type="float">
            <text:p>0.00</text:p>
          </table:table-cell>
          <table:table-cell table:style-name="ce65" table:formula="of:=IFERROR(VLOOKUP([.$A3]; [$PotaraStats.$A$3:.Q$125]; 17; 0); &quot;&quot;)" office:value-type="float" office:value="0" calcext:value-type="float">
            <text:p>0.00</text:p>
          </table:table-cell>
          <table:table-cell table:style-name="ce72" table:formula="of:=IF([.A3]=&quot;Latent Energy&quot;; &quot;L&quot;; IF([.A3]=&quot;Serious&quot;; &quot;S&quot;; IF([.A3]=&quot;Indignation&quot;; &quot;I&quot;; IF([.A3]=&quot;Fighting Spirit&quot;; &quot;F&quot; ))))" office:value-type="float" office:value="0" calcext:value-type="float">
            <text:p>0</text:p>
          </table:table-cell>
          <table:table-cell table:style-name="ce74" table:formula="of:=IF([.A3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17]" office:value-type="string" office:string-value="Indignation" calcext:value-type="string">
            <text:p>Indignation</text:p>
          </table:table-cell>
          <table:table-cell table:style-name="ce65" table:formula="of:=IFERROR(VLOOKUP([.A4]; [$PotaraStats.$A$3:.$C$125]; 3; 0); &quot;&quot;)" office:value-type="float" office:value="0" calcext:value-type="float">
            <text:p>0.00</text:p>
          </table:table-cell>
          <table:table-cell table:style-name="ce65" table:formula="of:=IFERROR(VLOOKUP([.A4]; [$PotaraStats.$A$3:.$D$125]; 4; 0); &quot;&quot;)" office:value-type="float" office:value="0" calcext:value-type="float">
            <text:p>0.00</text:p>
          </table:table-cell>
          <table:table-cell table:style-name="ce65" table:formula="of:=IFERROR(VLOOKUP([.A4]; [$PotaraStats.$A$3:.$E$125]; 5; 0); &quot;&quot;)" office:value-type="float" office:value="0" calcext:value-type="float">
            <text:p>0.00</text:p>
          </table:table-cell>
          <table:table-cell table:style-name="ce65" table:formula="of:=IFERROR(VLOOKUP([.$A4]; [$PotaraStats.$A$3:.F$125]; 6; 0); &quot;&quot;)" office:value-type="float" office:value="0" calcext:value-type="float">
            <text:p>0.00</text:p>
          </table:table-cell>
          <table:table-cell table:style-name="ce65" table:formula="of:=IFERROR(VLOOKUP([.$A4]; [$PotaraStats.$A$3:.G$125]; 7; 0); &quot;&quot;)" office:value-type="float" office:value="0" calcext:value-type="float">
            <text:p>0.00</text:p>
          </table:table-cell>
          <table:table-cell table:style-name="ce65" table:formula="of:=IFERROR(VLOOKUP([.$A4]; [$PotaraStats.$A$3:.H$125]; 8; 0); &quot;&quot;)" office:value-type="float" office:value="0" calcext:value-type="float">
            <text:p>0.00</text:p>
          </table:table-cell>
          <table:table-cell table:style-name="ce65" table:formula="of:=IFERROR(VLOOKUP([.$A4]; [$PotaraStats.$A$3:.I$125]; 9; 0); &quot;&quot;)" office:value-type="float" office:value="0" calcext:value-type="float">
            <text:p>0.00</text:p>
          </table:table-cell>
          <table:table-cell table:style-name="ce65" table:formula="of:=IFERROR(VLOOKUP([.$A4]; [$PotaraStats.$A$3:.J$125]; 10; 0); &quot;&quot;)" office:value-type="float" office:value="0" calcext:value-type="float">
            <text:p>0.00</text:p>
          </table:table-cell>
          <table:table-cell table:style-name="ce65" table:formula="of:=IFERROR(VLOOKUP([.$A4]; [$PotaraStats.$A$3:.K$125]; 11; 0); &quot;&quot;)" office:value-type="float" office:value="0" calcext:value-type="float">
            <text:p>0.00</text:p>
          </table:table-cell>
          <table:table-cell table:style-name="ce65" table:formula="of:=IFERROR(VLOOKUP([.$A4]; [$PotaraStats.$A$3:.L$125]; 12; 0); &quot;&quot;)" office:value-type="float" office:value="0" calcext:value-type="float">
            <text:p>0.00</text:p>
          </table:table-cell>
          <table:table-cell table:style-name="ce65" table:formula="of:=IFERROR(VLOOKUP([.$A4]; [$PotaraStats.$A$3:.M$125]; 13; 0); &quot;&quot;)" office:value-type="float" office:value="0" calcext:value-type="float">
            <text:p>0.00</text:p>
          </table:table-cell>
          <table:table-cell table:style-name="ce65" table:formula="of:=IFERROR(VLOOKUP([.$A4]; [$PotaraStats.$A$3:.N$125]; 14; 0); &quot;&quot;)" office:value-type="float" office:value="0" calcext:value-type="float">
            <text:p>0.00</text:p>
          </table:table-cell>
          <table:table-cell table:style-name="ce65" table:formula="of:=IFERROR(VLOOKUP([.$A4]; [$PotaraStats.$A$3:.O$125]; 15; 0); &quot;&quot;)" office:value-type="float" office:value="0" calcext:value-type="float">
            <text:p>0.00</text:p>
          </table:table-cell>
          <table:table-cell table:style-name="ce65" table:formula="of:=IFERROR(VLOOKUP([.$A4]; [$PotaraStats.$A$3:.P$125]; 16; 0); &quot;&quot;)" office:value-type="float" office:value="0" calcext:value-type="float">
            <text:p>0.00</text:p>
          </table:table-cell>
          <table:table-cell table:style-name="ce65" table:formula="of:=IFERROR(VLOOKUP([.$A4]; [$PotaraStats.$A$3:.Q$125]; 17; 0); &quot;&quot;)" office:value-type="float" office:value="0" calcext:value-type="float">
            <text:p>0.00</text:p>
          </table:table-cell>
          <table:table-cell table:style-name="ce72" table:formula="of:=IF([.A4]=&quot;Latent Energy&quot;; &quot;L&quot;; IF([.A4]=&quot;Serious&quot;; &quot;S&quot;; IF([.A4]=&quot;Indignation&quot;; &quot;I&quot;; IF([.A4]=&quot;Fighting Spirit&quot;; &quot;F&quot; ))))" office:value-type="string" office:string-value="I" calcext:value-type="string">
            <text:p>I</text:p>
          </table:table-cell>
          <table:table-cell table:style-name="ce74" table:formula="of:=IF([.A4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18]" office:value-type="string" office:string-value="None" calcext:value-type="string">
            <text:p>None</text:p>
          </table:table-cell>
          <table:table-cell table:style-name="ce65" table:formula="of:=IFERROR(VLOOKUP([.A5]; [$PotaraStats.$A$3:.$C$125]; 3; 0); &quot;&quot;)" office:value-type="float" office:value="0" calcext:value-type="float">
            <text:p/>
          </table:table-cell>
          <table:table-cell table:style-name="ce65" table:formula="of:=IFERROR(VLOOKUP([.A5]; [$PotaraStats.$A$3:.$D$125]; 4; 0); &quot;&quot;)" office:value-type="float" office:value="0" calcext:value-type="float">
            <text:p/>
          </table:table-cell>
          <table:table-cell table:style-name="ce65" table:formula="of:=IFERROR(VLOOKUP([.A5]; [$PotaraStats.$A$3:.$E$125]; 5; 0); &quot;&quot;)" office:value-type="float" office:value="0" calcext:value-type="float">
            <text:p/>
          </table:table-cell>
          <table:table-cell table:style-name="ce65" table:formula="of:=IFERROR(VLOOKUP([.$A5]; [$PotaraStats.$A$3:.F$125]; 6; 0); &quot;&quot;)" office:value-type="float" office:value="0" calcext:value-type="float">
            <text:p/>
          </table:table-cell>
          <table:table-cell table:style-name="ce65" table:formula="of:=IFERROR(VLOOKUP([.$A5]; [$PotaraStats.$A$3:.G$125]; 7; 0); &quot;&quot;)" office:value-type="float" office:value="0" calcext:value-type="float">
            <text:p/>
          </table:table-cell>
          <table:table-cell table:style-name="ce65" table:formula="of:=IFERROR(VLOOKUP([.$A5]; [$PotaraStats.$A$3:.H$125]; 8; 0); &quot;&quot;)" office:value-type="float" office:value="0" calcext:value-type="float">
            <text:p/>
          </table:table-cell>
          <table:table-cell table:style-name="ce65" table:formula="of:=IFERROR(VLOOKUP([.$A5]; [$PotaraStats.$A$3:.I$125]; 9; 0); &quot;&quot;)" office:value-type="float" office:value="0" calcext:value-type="float">
            <text:p/>
          </table:table-cell>
          <table:table-cell table:style-name="ce65" table:formula="of:=IFERROR(VLOOKUP([.$A5]; [$PotaraStats.$A$3:.J$125]; 10; 0); &quot;&quot;)" office:value-type="float" office:value="0" calcext:value-type="float">
            <text:p/>
          </table:table-cell>
          <table:table-cell table:style-name="ce65" table:formula="of:=IFERROR(VLOOKUP([.$A5]; [$PotaraStats.$A$3:.K$125]; 11; 0); &quot;&quot;)" office:value-type="float" office:value="0" calcext:value-type="float">
            <text:p/>
          </table:table-cell>
          <table:table-cell table:style-name="ce65" table:formula="of:=IFERROR(VLOOKUP([.$A5]; [$PotaraStats.$A$3:.L$125]; 12; 0); &quot;&quot;)" office:value-type="float" office:value="0" calcext:value-type="float">
            <text:p/>
          </table:table-cell>
          <table:table-cell table:style-name="ce65" table:formula="of:=IFERROR(VLOOKUP([.$A5]; [$PotaraStats.$A$3:.M$125]; 13; 0); &quot;&quot;)" office:value-type="float" office:value="0" calcext:value-type="float">
            <text:p/>
          </table:table-cell>
          <table:table-cell table:style-name="ce65" table:formula="of:=IFERROR(VLOOKUP([.$A5]; [$PotaraStats.$A$3:.N$125]; 14; 0); &quot;&quot;)" office:value-type="float" office:value="0" calcext:value-type="float">
            <text:p/>
          </table:table-cell>
          <table:table-cell table:style-name="ce65" table:formula="of:=IFERROR(VLOOKUP([.$A5]; [$PotaraStats.$A$3:.O$125]; 15; 0); &quot;&quot;)" office:value-type="float" office:value="0" calcext:value-type="float">
            <text:p/>
          </table:table-cell>
          <table:table-cell table:style-name="ce65" table:formula="of:=IFERROR(VLOOKUP([.$A5]; [$PotaraStats.$A$3:.P$125]; 16; 0); &quot;&quot;)" office:value-type="float" office:value="0" calcext:value-type="float">
            <text:p/>
          </table:table-cell>
          <table:table-cell table:style-name="ce65" table:formula="of:=IFERROR(VLOOKUP([.$A5]; [$PotaraStats.$A$3:.Q$125]; 17; 0); &quot;&quot;)" office:value-type="float" office:value="0" calcext:value-type="float">
            <text:p/>
          </table:table-cell>
          <table:table-cell table:style-name="ce72" table:formula="of:=IF([.A5]=&quot;Latent Energy&quot;; &quot;L&quot;; IF([.A5]=&quot;Serious&quot;; &quot;S&quot;; IF([.A5]=&quot;Indignation&quot;; &quot;I&quot;; IF([.A5]=&quot;Fighting Spirit&quot;; &quot;F&quot; ))))" office:value-type="float" office:value="0" calcext:value-type="float">
            <text:p>0</text:p>
          </table:table-cell>
          <table:table-cell table:style-name="ce74" table:formula="of:=IF([.A5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19]" office:value-type="string" office:string-value="None" calcext:value-type="string">
            <text:p>None</text:p>
          </table:table-cell>
          <table:table-cell table:style-name="ce65" table:formula="of:=IFERROR(VLOOKUP([.A6]; [$PotaraStats.$A$3:.$C$125]; 3; 0); &quot;&quot;)" office:value-type="float" office:value="0" calcext:value-type="float">
            <text:p/>
          </table:table-cell>
          <table:table-cell table:style-name="ce65" table:formula="of:=IFERROR(VLOOKUP([.A6]; [$PotaraStats.$A$3:.$D$125]; 4; 0); &quot;&quot;)" office:value-type="float" office:value="0" calcext:value-type="float">
            <text:p/>
          </table:table-cell>
          <table:table-cell table:style-name="ce65" table:formula="of:=IFERROR(VLOOKUP([.A6]; [$PotaraStats.$A$3:.$E$125]; 5; 0); &quot;&quot;)" office:value-type="float" office:value="0" calcext:value-type="float">
            <text:p/>
          </table:table-cell>
          <table:table-cell table:style-name="ce65" table:formula="of:=IFERROR(VLOOKUP([.$A6]; [$PotaraStats.$A$3:.F$125]; 6; 0); &quot;&quot;)" office:value-type="float" office:value="0" calcext:value-type="float">
            <text:p/>
          </table:table-cell>
          <table:table-cell table:style-name="ce65" table:formula="of:=IFERROR(VLOOKUP([.$A6]; [$PotaraStats.$A$3:.G$125]; 7; 0); &quot;&quot;)" office:value-type="float" office:value="0" calcext:value-type="float">
            <text:p/>
          </table:table-cell>
          <table:table-cell table:style-name="ce65" table:formula="of:=IFERROR(VLOOKUP([.$A6]; [$PotaraStats.$A$3:.H$125]; 8; 0); &quot;&quot;)" office:value-type="float" office:value="0" calcext:value-type="float">
            <text:p/>
          </table:table-cell>
          <table:table-cell table:style-name="ce65" table:formula="of:=IFERROR(VLOOKUP([.$A6]; [$PotaraStats.$A$3:.I$125]; 9; 0); &quot;&quot;)" office:value-type="float" office:value="0" calcext:value-type="float">
            <text:p/>
          </table:table-cell>
          <table:table-cell table:style-name="ce65" table:formula="of:=IFERROR(VLOOKUP([.$A6]; [$PotaraStats.$A$3:.J$125]; 10; 0); &quot;&quot;)" office:value-type="float" office:value="0" calcext:value-type="float">
            <text:p/>
          </table:table-cell>
          <table:table-cell table:style-name="ce65" table:formula="of:=IFERROR(VLOOKUP([.$A6]; [$PotaraStats.$A$3:.K$125]; 11; 0); &quot;&quot;)" office:value-type="float" office:value="0" calcext:value-type="float">
            <text:p/>
          </table:table-cell>
          <table:table-cell table:style-name="ce65" table:formula="of:=IFERROR(VLOOKUP([.$A6]; [$PotaraStats.$A$3:.L$125]; 12; 0); &quot;&quot;)" office:value-type="float" office:value="0" calcext:value-type="float">
            <text:p/>
          </table:table-cell>
          <table:table-cell table:style-name="ce65" table:formula="of:=IFERROR(VLOOKUP([.$A6]; [$PotaraStats.$A$3:.M$125]; 13; 0); &quot;&quot;)" office:value-type="float" office:value="0" calcext:value-type="float">
            <text:p/>
          </table:table-cell>
          <table:table-cell table:style-name="ce65" table:formula="of:=IFERROR(VLOOKUP([.$A6]; [$PotaraStats.$A$3:.N$125]; 14; 0); &quot;&quot;)" office:value-type="float" office:value="0" calcext:value-type="float">
            <text:p/>
          </table:table-cell>
          <table:table-cell table:style-name="ce65" table:formula="of:=IFERROR(VLOOKUP([.$A6]; [$PotaraStats.$A$3:.O$125]; 15; 0); &quot;&quot;)" office:value-type="float" office:value="0" calcext:value-type="float">
            <text:p/>
          </table:table-cell>
          <table:table-cell table:style-name="ce65" table:formula="of:=IFERROR(VLOOKUP([.$A6]; [$PotaraStats.$A$3:.P$125]; 16; 0); &quot;&quot;)" office:value-type="float" office:value="0" calcext:value-type="float">
            <text:p/>
          </table:table-cell>
          <table:table-cell table:style-name="ce65" table:formula="of:=IFERROR(VLOOKUP([.$A6]; [$PotaraStats.$A$3:.Q$125]; 17; 0); &quot;&quot;)" office:value-type="float" office:value="0" calcext:value-type="float">
            <text:p/>
          </table:table-cell>
          <table:table-cell table:style-name="ce72" table:formula="of:=IF([.A6]=&quot;Latent Energy&quot;; &quot;L&quot;; IF([.A6]=&quot;Serious&quot;; &quot;S&quot;; IF([.A6]=&quot;Indignation&quot;; &quot;I&quot;; IF([.A6]=&quot;Fighting Spirit&quot;; &quot;F&quot; ))))" office:value-type="float" office:value="0" calcext:value-type="float">
            <text:p>0</text:p>
          </table:table-cell>
          <table:table-cell table:style-name="ce74" table:formula="of:=IF([.A6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20]" office:value-type="string" office:string-value="None" calcext:value-type="string">
            <text:p>None</text:p>
          </table:table-cell>
          <table:table-cell table:style-name="ce65" table:formula="of:=IFERROR(VLOOKUP([.A7]; [$PotaraStats.$A$3:.$C$125]; 3; 0); &quot;&quot;)" office:value-type="float" office:value="0" calcext:value-type="float">
            <text:p/>
          </table:table-cell>
          <table:table-cell table:style-name="ce65" table:formula="of:=IFERROR(VLOOKUP([.A7]; [$PotaraStats.$A$3:.$D$125]; 4; 0); &quot;&quot;)" office:value-type="float" office:value="0" calcext:value-type="float">
            <text:p/>
          </table:table-cell>
          <table:table-cell table:style-name="ce65" table:formula="of:=IFERROR(VLOOKUP([.A7]; [$PotaraStats.$A$3:.$E$125]; 5; 0); &quot;&quot;)" office:value-type="float" office:value="0" calcext:value-type="float">
            <text:p/>
          </table:table-cell>
          <table:table-cell table:style-name="ce65" table:formula="of:=IFERROR(VLOOKUP([.$A7]; [$PotaraStats.$A$3:.F$125]; 6; 0); &quot;&quot;)" office:value-type="float" office:value="0" calcext:value-type="float">
            <text:p/>
          </table:table-cell>
          <table:table-cell table:style-name="ce65" table:formula="of:=IFERROR(VLOOKUP([.$A7]; [$PotaraStats.$A$3:.G$125]; 7; 0); &quot;&quot;)" office:value-type="float" office:value="0" calcext:value-type="float">
            <text:p/>
          </table:table-cell>
          <table:table-cell table:style-name="ce65" table:formula="of:=IFERROR(VLOOKUP([.$A7]; [$PotaraStats.$A$3:.H$125]; 8; 0); &quot;&quot;)" office:value-type="float" office:value="0" calcext:value-type="float">
            <text:p/>
          </table:table-cell>
          <table:table-cell table:style-name="ce65" table:formula="of:=IFERROR(VLOOKUP([.$A7]; [$PotaraStats.$A$3:.I$125]; 9; 0); &quot;&quot;)" office:value-type="float" office:value="0" calcext:value-type="float">
            <text:p/>
          </table:table-cell>
          <table:table-cell table:style-name="ce65" table:formula="of:=IFERROR(VLOOKUP([.$A7]; [$PotaraStats.$A$3:.J$125]; 10; 0); &quot;&quot;)" office:value-type="float" office:value="0" calcext:value-type="float">
            <text:p/>
          </table:table-cell>
          <table:table-cell table:style-name="ce65" table:formula="of:=IFERROR(VLOOKUP([.$A7]; [$PotaraStats.$A$3:.K$125]; 11; 0); &quot;&quot;)" office:value-type="float" office:value="0" calcext:value-type="float">
            <text:p/>
          </table:table-cell>
          <table:table-cell table:style-name="ce65" table:formula="of:=IFERROR(VLOOKUP([.$A7]; [$PotaraStats.$A$3:.L$125]; 12; 0); &quot;&quot;)" office:value-type="float" office:value="0" calcext:value-type="float">
            <text:p/>
          </table:table-cell>
          <table:table-cell table:style-name="ce65" table:formula="of:=IFERROR(VLOOKUP([.$A7]; [$PotaraStats.$A$3:.M$125]; 13; 0); &quot;&quot;)" office:value-type="float" office:value="0" calcext:value-type="float">
            <text:p/>
          </table:table-cell>
          <table:table-cell table:style-name="ce65" table:formula="of:=IFERROR(VLOOKUP([.$A7]; [$PotaraStats.$A$3:.N$125]; 14; 0); &quot;&quot;)" office:value-type="float" office:value="0" calcext:value-type="float">
            <text:p/>
          </table:table-cell>
          <table:table-cell table:style-name="ce65" table:formula="of:=IFERROR(VLOOKUP([.$A7]; [$PotaraStats.$A$3:.O$125]; 15; 0); &quot;&quot;)" office:value-type="float" office:value="0" calcext:value-type="float">
            <text:p/>
          </table:table-cell>
          <table:table-cell table:style-name="ce65" table:formula="of:=IFERROR(VLOOKUP([.$A7]; [$PotaraStats.$A$3:.P$125]; 16; 0); &quot;&quot;)" office:value-type="float" office:value="0" calcext:value-type="float">
            <text:p/>
          </table:table-cell>
          <table:table-cell table:style-name="ce65" table:formula="of:=IFERROR(VLOOKUP([.$A7]; [$PotaraStats.$A$3:.Q$125]; 17; 0); &quot;&quot;)" office:value-type="float" office:value="0" calcext:value-type="float">
            <text:p/>
          </table:table-cell>
          <table:table-cell table:style-name="ce72" table:formula="of:=IF([.A7]=&quot;Latent Energy&quot;; &quot;L&quot;; IF([.A7]=&quot;Serious&quot;; &quot;S&quot;; IF([.A7]=&quot;Indignation&quot;; &quot;I&quot;; IF([.A7]=&quot;Fighting Spirit&quot;; &quot;F&quot; ))))" office:value-type="float" office:value="0" calcext:value-type="float">
            <text:p>0</text:p>
          </table:table-cell>
          <table:table-cell table:style-name="ce74" table:formula="of:=IF([.A7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21]" office:value-type="string" office:string-value="None" calcext:value-type="string">
            <text:p>None</text:p>
          </table:table-cell>
          <table:table-cell table:style-name="ce65" table:formula="of:=IFERROR(VLOOKUP([.A8]; [$PotaraStats.$A$3:.$C$125]; 3; 0); &quot;&quot;)" office:value-type="float" office:value="0" calcext:value-type="float">
            <text:p/>
          </table:table-cell>
          <table:table-cell table:style-name="ce65" table:formula="of:=IFERROR(VLOOKUP([.A8]; [$PotaraStats.$A$3:.$D$125]; 4; 0); &quot;&quot;)" office:value-type="float" office:value="0" calcext:value-type="float">
            <text:p/>
          </table:table-cell>
          <table:table-cell table:style-name="ce65" table:formula="of:=IFERROR(VLOOKUP([.A8]; [$PotaraStats.$A$3:.$E$125]; 5; 0); &quot;&quot;)" office:value-type="float" office:value="0" calcext:value-type="float">
            <text:p/>
          </table:table-cell>
          <table:table-cell table:style-name="ce65" table:formula="of:=IFERROR(VLOOKUP([.$A8]; [$PotaraStats.$A$3:.F$125]; 6; 0); &quot;&quot;)" office:value-type="float" office:value="0" calcext:value-type="float">
            <text:p/>
          </table:table-cell>
          <table:table-cell table:style-name="ce65" table:formula="of:=IFERROR(VLOOKUP([.$A8]; [$PotaraStats.$A$3:.G$125]; 7; 0); &quot;&quot;)" office:value-type="float" office:value="0" calcext:value-type="float">
            <text:p/>
          </table:table-cell>
          <table:table-cell table:style-name="ce65" table:formula="of:=IFERROR(VLOOKUP([.$A8]; [$PotaraStats.$A$3:.H$125]; 8; 0); &quot;&quot;)" office:value-type="float" office:value="0" calcext:value-type="float">
            <text:p/>
          </table:table-cell>
          <table:table-cell table:style-name="ce65" table:formula="of:=IFERROR(VLOOKUP([.$A8]; [$PotaraStats.$A$3:.I$125]; 9; 0); &quot;&quot;)" office:value-type="float" office:value="0" calcext:value-type="float">
            <text:p/>
          </table:table-cell>
          <table:table-cell table:style-name="ce65" table:formula="of:=IFERROR(VLOOKUP([.$A8]; [$PotaraStats.$A$3:.J$125]; 10; 0); &quot;&quot;)" office:value-type="float" office:value="0" calcext:value-type="float">
            <text:p/>
          </table:table-cell>
          <table:table-cell table:style-name="ce65" table:formula="of:=IFERROR(VLOOKUP([.$A8]; [$PotaraStats.$A$3:.K$125]; 11; 0); &quot;&quot;)" office:value-type="float" office:value="0" calcext:value-type="float">
            <text:p/>
          </table:table-cell>
          <table:table-cell table:style-name="ce65" table:formula="of:=IFERROR(VLOOKUP([.$A8]; [$PotaraStats.$A$3:.L$125]; 12; 0); &quot;&quot;)" office:value-type="float" office:value="0" calcext:value-type="float">
            <text:p/>
          </table:table-cell>
          <table:table-cell table:style-name="ce65" table:formula="of:=IFERROR(VLOOKUP([.$A8]; [$PotaraStats.$A$3:.M$125]; 13; 0); &quot;&quot;)" office:value-type="float" office:value="0" calcext:value-type="float">
            <text:p/>
          </table:table-cell>
          <table:table-cell table:style-name="ce65" table:formula="of:=IFERROR(VLOOKUP([.$A8]; [$PotaraStats.$A$3:.N$125]; 14; 0); &quot;&quot;)" office:value-type="float" office:value="0" calcext:value-type="float">
            <text:p/>
          </table:table-cell>
          <table:table-cell table:style-name="ce65" table:formula="of:=IFERROR(VLOOKUP([.$A8]; [$PotaraStats.$A$3:.O$125]; 15; 0); &quot;&quot;)" office:value-type="float" office:value="0" calcext:value-type="float">
            <text:p/>
          </table:table-cell>
          <table:table-cell table:style-name="ce65" table:formula="of:=IFERROR(VLOOKUP([.$A8]; [$PotaraStats.$A$3:.P$125]; 16; 0); &quot;&quot;)" office:value-type="float" office:value="0" calcext:value-type="float">
            <text:p/>
          </table:table-cell>
          <table:table-cell table:style-name="ce65" table:formula="of:=IFERROR(VLOOKUP([.$A8]; [$PotaraStats.$A$3:.Q$125]; 17; 0); &quot;&quot;)" office:value-type="float" office:value="0" calcext:value-type="float">
            <text:p/>
          </table:table-cell>
          <table:table-cell table:style-name="ce72" table:formula="of:=IF([.A8]=&quot;Latent Energy&quot;; &quot;L&quot;; IF([.A8]=&quot;Serious&quot;; &quot;S&quot;; IF([.A8]=&quot;Indignation&quot;; &quot;I&quot;; IF([.A8]=&quot;Fighting Spirit&quot;; &quot;F&quot; ))))" office:value-type="float" office:value="0" calcext:value-type="float">
            <text:p>0</text:p>
          </table:table-cell>
          <table:table-cell table:style-name="ce74" table:formula="of:=IF([.A8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22]" office:value-type="string" office:string-value="None" calcext:value-type="string">
            <text:p>None</text:p>
          </table:table-cell>
          <table:table-cell table:style-name="ce65" table:formula="of:=IFERROR(VLOOKUP([.A9]; [$PotaraStats.$A$3:.$C$125]; 3; 0); &quot;&quot;)" office:value-type="float" office:value="0" calcext:value-type="float">
            <text:p/>
          </table:table-cell>
          <table:table-cell table:style-name="ce65" table:formula="of:=IFERROR(VLOOKUP([.A9]; [$PotaraStats.$A$3:.$D$125]; 4; 0); &quot;&quot;)" office:value-type="float" office:value="0" calcext:value-type="float">
            <text:p/>
          </table:table-cell>
          <table:table-cell table:style-name="ce65" table:formula="of:=IFERROR(VLOOKUP([.A9]; [$PotaraStats.$A$3:.$E$125]; 5; 0); &quot;&quot;)" office:value-type="float" office:value="0" calcext:value-type="float">
            <text:p/>
          </table:table-cell>
          <table:table-cell table:style-name="ce65" table:formula="of:=IFERROR(VLOOKUP([.$A9]; [$PotaraStats.$A$3:.F$125]; 6; 0); &quot;&quot;)" office:value-type="float" office:value="0" calcext:value-type="float">
            <text:p/>
          </table:table-cell>
          <table:table-cell table:style-name="ce65" table:formula="of:=IFERROR(VLOOKUP([.$A9]; [$PotaraStats.$A$3:.G$125]; 7; 0); &quot;&quot;)" office:value-type="float" office:value="0" calcext:value-type="float">
            <text:p/>
          </table:table-cell>
          <table:table-cell table:style-name="ce65" table:formula="of:=IFERROR(VLOOKUP([.$A9]; [$PotaraStats.$A$3:.H$125]; 8; 0); &quot;&quot;)" office:value-type="float" office:value="0" calcext:value-type="float">
            <text:p/>
          </table:table-cell>
          <table:table-cell table:style-name="ce65" table:formula="of:=IFERROR(VLOOKUP([.$A9]; [$PotaraStats.$A$3:.I$125]; 9; 0); &quot;&quot;)" office:value-type="float" office:value="0" calcext:value-type="float">
            <text:p/>
          </table:table-cell>
          <table:table-cell table:style-name="ce65" table:formula="of:=IFERROR(VLOOKUP([.$A9]; [$PotaraStats.$A$3:.J$125]; 10; 0); &quot;&quot;)" office:value-type="float" office:value="0" calcext:value-type="float">
            <text:p/>
          </table:table-cell>
          <table:table-cell table:style-name="ce65" table:formula="of:=IFERROR(VLOOKUP([.$A9]; [$PotaraStats.$A$3:.K$125]; 11; 0); &quot;&quot;)" office:value-type="float" office:value="0" calcext:value-type="float">
            <text:p/>
          </table:table-cell>
          <table:table-cell table:style-name="ce65" table:formula="of:=IFERROR(VLOOKUP([.$A9]; [$PotaraStats.$A$3:.L$125]; 12; 0); &quot;&quot;)" office:value-type="float" office:value="0" calcext:value-type="float">
            <text:p/>
          </table:table-cell>
          <table:table-cell table:style-name="ce65" table:formula="of:=IFERROR(VLOOKUP([.$A9]; [$PotaraStats.$A$3:.M$125]; 13; 0); &quot;&quot;)" office:value-type="float" office:value="0" calcext:value-type="float">
            <text:p/>
          </table:table-cell>
          <table:table-cell table:style-name="ce65" table:formula="of:=IFERROR(VLOOKUP([.$A9]; [$PotaraStats.$A$3:.N$125]; 14; 0); &quot;&quot;)" office:value-type="float" office:value="0" calcext:value-type="float">
            <text:p/>
          </table:table-cell>
          <table:table-cell table:style-name="ce65" table:formula="of:=IFERROR(VLOOKUP([.$A9]; [$PotaraStats.$A$3:.O$125]; 15; 0); &quot;&quot;)" office:value-type="float" office:value="0" calcext:value-type="float">
            <text:p/>
          </table:table-cell>
          <table:table-cell table:style-name="ce65" table:formula="of:=IFERROR(VLOOKUP([.$A9]; [$PotaraStats.$A$3:.P$125]; 16; 0); &quot;&quot;)" office:value-type="float" office:value="0" calcext:value-type="float">
            <text:p/>
          </table:table-cell>
          <table:table-cell table:style-name="ce65" table:formula="of:=IFERROR(VLOOKUP([.$A9]; [$PotaraStats.$A$3:.Q$125]; 17; 0); &quot;&quot;)" office:value-type="float" office:value="0" calcext:value-type="float">
            <text:p/>
          </table:table-cell>
          <table:table-cell table:style-name="ce72" table:formula="of:=IF([.A9]=&quot;Latent Energy&quot;; &quot;L&quot;; IF([.A9]=&quot;Serious&quot;; &quot;S&quot;; IF([.A9]=&quot;Indignation&quot;; &quot;I&quot;; IF([.A9]=&quot;Fighting Spirit&quot;; &quot;F&quot; ))))" office:value-type="float" office:value="0" calcext:value-type="float">
            <text:p>0</text:p>
          </table:table-cell>
          <table:table-cell table:style-name="ce74" table:formula="of:=IF([.A9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12">
          <table:table-cell table:style-name="ce60"/>
          <table:table-cell table:number-columns-repeated="9" table:style-name="ce66" office:value-type="float" office:value="0" calcext:value-type="float">
            <text:p>0.00</text:p>
          </table:table-cell>
          <table:table-cell table:number-columns-repeated="3" table:style-name="ce70" office:value-type="string" calcext:value-type="string">
            <text:p>0</text:p>
          </table:table-cell>
          <table:table-cell table:style-name="ce70" office:value-type="string" calcext:value-type="string">
            <text:p>0.00</text:p>
          </table:table-cell>
          <table:table-cell table:number-columns-repeated="3" table:style-name="ce70" office:value-type="string" calcext:value-type="string">
            <text:p>0</text:p>
          </table:table-cell>
          <table:table-cell table:style-name="ce74"/>
          <table:table-cell table:number-columns-repeated="1006"/>
        </table:table-row>
        <table:table-row table:style-name="ro2">
          <table:table-cell table:style-name="ce61" office:value-type="string" calcext:value-type="string">
            <text:p>Bonuses</text:p>
          </table:table-cell>
          <table:table-cell table:style-name="ce67" table:formula="of:=MAX(0;[.B$3:.B$10])" office:value-type="float" office:value="0" calcext:value-type="float">
            <text:p>0.00</text:p>
          </table:table-cell>
          <table:table-cell table:style-name="ce67" table:formula="of:=MAX(0;[.C$3:.C$10])" office:value-type="float" office:value="0" calcext:value-type="float">
            <text:p>0.00</text:p>
          </table:table-cell>
          <table:table-cell table:style-name="ce67" table:formula="of:=MAX(0;[.D$3:.D$10])" office:value-type="float" office:value="0" calcext:value-type="float">
            <text:p>0.00</text:p>
          </table:table-cell>
          <table:table-cell table:style-name="ce67" table:formula="of:=MAX(0;[.E$3:.E$10])" office:value-type="float" office:value="0" calcext:value-type="float">
            <text:p>0.00</text:p>
          </table:table-cell>
          <table:table-cell table:style-name="ce67" table:formula="of:=MAX(0;[.F$3:.F$10])" office:value-type="float" office:value="0" calcext:value-type="float">
            <text:p>0.00</text:p>
          </table:table-cell>
          <table:table-cell table:style-name="ce67" table:formula="of:=MAX(0;[.G$3:.G$10])" office:value-type="float" office:value="0" calcext:value-type="float">
            <text:p>0.00</text:p>
          </table:table-cell>
          <table:table-cell table:style-name="ce67" table:formula="of:=MAX(0;[.H$3:.H$10])" office:value-type="float" office:value="0.2" calcext:value-type="float">
            <text:p>0.20</text:p>
          </table:table-cell>
          <table:table-cell table:style-name="ce67" table:formula="of:=MAX(0;[.I$3:.I$10])" office:value-type="float" office:value="0" calcext:value-type="float">
            <text:p>0.00</text:p>
          </table:table-cell>
          <table:table-cell table:style-name="ce67" table:formula="of:=MAX(0;[.J$3:.J$10])" office:value-type="float" office:value="0" calcext:value-type="float">
            <text:p>0.00</text:p>
          </table:table-cell>
          <table:table-cell table:style-name="ce67" table:formula="of:=MAX(0;[.K$3:.K$10])" office:value-type="float" office:value="0" calcext:value-type="float">
            <text:p>0.00</text:p>
          </table:table-cell>
          <table:table-cell table:style-name="ce67" table:formula="of:=MAX(0;[.L$3:.L$10])" office:value-type="float" office:value="0" calcext:value-type="float">
            <text:p>0.00</text:p>
          </table:table-cell>
          <table:table-cell table:style-name="ce67" table:formula="of:=MAX(0;[.M$3:.M$10])" office:value-type="float" office:value="0" calcext:value-type="float">
            <text:p>0.00</text:p>
          </table:table-cell>
          <table:table-cell table:style-name="ce67" table:formula="of:=MAX(0; [.N$3:.N$10])" office:value-type="float" office:value="0" calcext:value-type="float">
            <text:p>0.00</text:p>
          </table:table-cell>
          <table:table-cell table:style-name="ce67" table:formula="of:=MAX(0; [.O$3:.O$10])" office:value-type="float" office:value="0" calcext:value-type="float">
            <text:p>0.00</text:p>
          </table:table-cell>
          <table:table-cell table:style-name="ce67" table:formula="of:=MAX(0; [.P$3:.P$10])" office:value-type="float" office:value="0" calcext:value-type="float">
            <text:p>0.00</text:p>
          </table:table-cell>
          <table:table-cell table:style-name="ce73"/>
          <table:table-cell table:style-name="ce75"/>
          <table:table-cell table:number-columns-repeated="1006"/>
        </table:table-row>
        <table:table-row table:style-name="ro2">
          <table:table-cell table:style-name="ce61" office:value-type="string" calcext:value-type="string">
            <text:p>Penalties</text:p>
          </table:table-cell>
          <table:table-cell table:style-name="ce67" table:formula="of:=MIN(0; [.B$3:.B$10])" office:value-type="float" office:value="0" calcext:value-type="float">
            <text:p>0.00</text:p>
          </table:table-cell>
          <table:table-cell table:style-name="ce67" table:formula="of:=MIN(0; [.C$3:.C$10])" office:value-type="float" office:value="0" calcext:value-type="float">
            <text:p>0.00</text:p>
          </table:table-cell>
          <table:table-cell table:style-name="ce67" table:formula="of:=MIN(0; [.D$3:.D$10])" office:value-type="float" office:value="0" calcext:value-type="float">
            <text:p>0.00</text:p>
          </table:table-cell>
          <table:table-cell table:style-name="ce67" table:formula="of:=MIN(0; [.E$3:.E$10])" office:value-type="float" office:value="0" calcext:value-type="float">
            <text:p>0.00</text:p>
          </table:table-cell>
          <table:table-cell table:style-name="ce67" table:formula="of:=MIN(0; [.F$3:.F$10])" office:value-type="float" office:value="0" calcext:value-type="float">
            <text:p>0.00</text:p>
          </table:table-cell>
          <table:table-cell table:style-name="ce67" table:formula="of:=MIN(0; [.G$3:.G$10])" office:value-type="float" office:value="0" calcext:value-type="float">
            <text:p>0.00</text:p>
          </table:table-cell>
          <table:table-cell table:style-name="ce67" table:formula="of:=MIN(0; [.H$3:.H$10])" office:value-type="float" office:value="0" calcext:value-type="float">
            <text:p>0.00</text:p>
          </table:table-cell>
          <table:table-cell table:style-name="ce67" table:formula="of:=MIN(0; [.I$3:.I$10])" office:value-type="float" office:value="0" calcext:value-type="float">
            <text:p>0.00</text:p>
          </table:table-cell>
          <table:table-cell table:style-name="ce67" table:formula="of:=MIN(0; [.J$3:.J$10])" office:value-type="float" office:value="0" calcext:value-type="float">
            <text:p>0.00</text:p>
          </table:table-cell>
          <table:table-cell table:style-name="ce67" table:formula="of:=MIN(0; [.K$3:.K$10])" office:value-type="float" office:value="0" calcext:value-type="float">
            <text:p>0.00</text:p>
          </table:table-cell>
          <table:table-cell table:style-name="ce67" table:formula="of:=MIN(0; [.L$3:.L$10])" office:value-type="float" office:value="0" calcext:value-type="float">
            <text:p>0.00</text:p>
          </table:table-cell>
          <table:table-cell table:style-name="ce67" table:formula="of:=MIN(0; [.M$3:.M$10])" office:value-type="float" office:value="0" calcext:value-type="float">
            <text:p>0.00</text:p>
          </table:table-cell>
          <table:table-cell table:style-name="ce67" table:formula="of:=MIN(0; [.N$3:.N$10])" office:value-type="float" office:value="0" calcext:value-type="float">
            <text:p>0.00</text:p>
          </table:table-cell>
          <table:table-cell table:style-name="ce67" table:formula="of:=MIN(0; [.O$3:.O$10])" office:value-type="float" office:value="0" calcext:value-type="float">
            <text:p>0.00</text:p>
          </table:table-cell>
          <table:table-cell table:style-name="ce67" table:formula="of:=MIN(0; [.P$3:.P$10])" office:value-type="float" office:value="0" calcext:value-type="float">
            <text:p>0.00</text:p>
          </table:table-cell>
          <table:table-cell table:style-name="ce73"/>
          <table:table-cell table:style-name="ce75"/>
          <table:table-cell table:number-columns-repeated="1006"/>
        </table:table-row>
        <table:table-row table:style-name="ro2">
          <table:table-cell table:style-name="ce61" office:value-type="string" calcext:value-type="string">
            <text:p>Totals</text:p>
          </table:table-cell>
          <table:table-cell table:style-name="ce67" table:formula="of:=[.B$2]+([.B11]+[.B12])" office:value-type="float" office:value="0" calcext:value-type="float">
            <text:p>0.00</text:p>
          </table:table-cell>
          <table:table-cell table:style-name="ce67" table:formula="of:=[.C$2]+([.C11]+[.C12])" office:value-type="float" office:value="0" calcext:value-type="float">
            <text:p>0.00</text:p>
          </table:table-cell>
          <table:table-cell table:style-name="ce67" table:formula="of:=[.D$2]+([.D11]+[.D12])" office:value-type="float" office:value="0" calcext:value-type="float">
            <text:p>0.00</text:p>
          </table:table-cell>
          <table:table-cell table:style-name="ce67" table:formula="of:=[.E$2]+([.E11]+[.E12])" office:value-type="float" office:value="0" calcext:value-type="float">
            <text:p>0.00</text:p>
          </table:table-cell>
          <table:table-cell table:style-name="ce67" table:formula="of:=[.F$2]+([.F11]+[.F12])" office:value-type="float" office:value="0" calcext:value-type="float">
            <text:p>0.00</text:p>
          </table:table-cell>
          <table:table-cell table:style-name="ce67" table:formula="of:=[.G$2]+([.G11]+[.G12])" office:value-type="float" office:value="0.26" calcext:value-type="float">
            <text:p>0.26</text:p>
          </table:table-cell>
          <table:table-cell table:style-name="ce67" table:formula="of:=[.H$2]+([.H11]+[.H12])" office:value-type="float" office:value="0.46" calcext:value-type="float">
            <text:p>0.46</text:p>
          </table:table-cell>
          <table:table-cell table:style-name="ce67" table:formula="of:=[.I$2]+([.I11]+[.I12])" office:value-type="float" office:value="0.2" calcext:value-type="float">
            <text:p>0.20</text:p>
          </table:table-cell>
          <table:table-cell table:style-name="ce67" table:formula="of:=[.J$2]+([.J11]+[.J12])" office:value-type="float" office:value="0" calcext:value-type="float">
            <text:p>0.00</text:p>
          </table:table-cell>
          <table:table-cell table:style-name="ce67" table:formula="of:=[.K$2]+([.K11]+[.K12])" office:value-type="float" office:value="0" calcext:value-type="float">
            <text:p>0.00</text:p>
          </table:table-cell>
          <table:table-cell table:style-name="ce67" table:formula="of:=[.L$2]+([.L11]+[.L12])" office:value-type="float" office:value="0" calcext:value-type="float">
            <text:p>0.00</text:p>
          </table:table-cell>
          <table:table-cell table:style-name="ce67" table:formula="of:=[.M$2]+([.M11]+[.M12])" office:value-type="float" office:value="0" calcext:value-type="float">
            <text:p>0.00</text:p>
          </table:table-cell>
          <table:table-cell table:style-name="ce67" table:formula="of:=[.N$2]+([.N11]+[.N12])" office:value-type="float" office:value="0" calcext:value-type="float">
            <text:p>0.00</text:p>
          </table:table-cell>
          <table:table-cell table:style-name="ce67" table:formula="of:=[.O$2]+([.O11]+[.O12])" office:value-type="float" office:value="0" calcext:value-type="float">
            <text:p>0.00</text:p>
          </table:table-cell>
          <table:table-cell table:style-name="ce67" table:formula="of:=[.P$2]+([.P11]+[.P12])" office:value-type="float" office:value="0" calcext:value-type="float">
            <text:p>0.00</text:p>
          </table:table-cell>
          <table:table-cell table:style-name="ce73"/>
          <table:table-cell table:style-name="ce76" table:formula="of:=SUM([.R3:.R9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62" office:value-type="string" calcext:value-type="string">
            <text:p>Latent Energy</text:p>
          </table:table-cell>
          <table:table-cell table:style-name="ce68" table:number-columns-repeated="8"/>
          <table:table-cell table:style-name="ce68" table:formula="of:=IF([.Q14]=1; 0.5; 0)" office:value-type="float" office:value="0" calcext:value-type="float">
            <text:p>0.00</text:p>
          </table:table-cell>
          <table:table-cell table:style-name="ce71" table:number-columns-repeated="6"/>
          <table:table-cell table:style-name="ce71" table:formula="of:=COUNTIF([.Q$3:.Q$9]; &quot;L&quot;)" office:value-type="float" office:value="0" calcext:value-type="float">
            <text:p>0</text:p>
          </table:table-cell>
          <table:table-cell table:style-name="ce71"/>
          <table:table-cell table:number-columns-repeated="1006"/>
        </table:table-row>
        <table:table-row table:style-name="ro2">
          <table:table-cell table:style-name="ce62" office:value-type="string" calcext:value-type="string">
            <text:p>Indignation</text:p>
          </table:table-cell>
          <table:table-cell table:style-name="ce68" table:number-columns-repeated="5"/>
          <table:table-cell table:style-name="ce68" table:formula="of:=IF([.$Q$15]=1; 6.5%; 0)" office:value-type="float" office:value="0.065" calcext:value-type="float">
            <text:p>0.07</text:p>
          </table:table-cell>
          <table:table-cell table:style-name="ce68" table:formula="of:=IF([.$Q$15]=1; 6.5%; 0)" office:value-type="float" office:value="0.065" calcext:value-type="float">
            <text:p>0.07</text:p>
          </table:table-cell>
          <table:table-cell table:style-name="ce68" table:number-columns-repeated="2"/>
          <table:table-cell table:style-name="ce71" table:number-columns-repeated="6"/>
          <table:table-cell table:style-name="ce71" table:formula="of:=COUNTIF([.Q$3:.Q$9]; &quot;I&quot;)" office:value-type="float" office:value="1" calcext:value-type="float">
            <text:p>1</text:p>
          </table:table-cell>
          <table:table-cell table:style-name="ce71"/>
          <table:table-cell table:number-columns-repeated="1006"/>
        </table:table-row>
        <table:table-row table:style-name="ro2">
          <table:table-cell table:style-name="ce62" office:value-type="string" calcext:value-type="string">
            <text:p>Fighting Spirit</text:p>
          </table:table-cell>
          <table:table-cell table:style-name="ce68" table:number-columns-repeated="7"/>
          <table:table-cell table:style-name="ce68" table:formula="of:=IF([.Q16]=1; -10%; 0)" office:value-type="float" office:value="0" calcext:value-type="float">
            <text:p>0.00</text:p>
          </table:table-cell>
          <table:table-cell table:style-name="ce68"/>
          <table:table-cell table:style-name="ce71" table:number-columns-repeated="6"/>
          <table:table-cell table:style-name="ce71" table:formula="of:=COUNTIF([.Q$3:.Q$9]; &quot;F&quot;)" office:value-type="float" office:value="0" calcext:value-type="float">
            <text:p>0</text:p>
          </table:table-cell>
          <table:table-cell table:style-name="ce71"/>
          <table:table-cell table:number-columns-repeated="1006"/>
        </table:table-row>
        <table:table-row table:style-name="ro2">
          <table:table-cell table:style-name="ce62" office:value-type="string" calcext:value-type="string">
            <text:p>Serious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number-columns-repeated="4"/>
          <table:table-cell table:style-name="ce71" table:number-columns-repeated="6"/>
          <table:table-cell table:style-name="ce71" table:formula="of:=COUNTIF([.Q$3:.Q$9]; &quot;S&quot;)" office:value-type="float" office:value="0" calcext:value-type="float">
            <text:p>0</text:p>
          </table:table-cell>
          <table:table-cell table:style-name="ce71"/>
          <table:table-cell table:number-columns-repeated="1006"/>
        </table:table-row>
        <table:table-row table:style-name="ro2">
          <table:table-cell table:style-name="ce57" table:number-columns-repeated="16"/>
          <table:table-cell table:style-name="ce69" table:number-columns-repeated="2"/>
          <table:table-cell table:number-columns-repeated="1006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taraStats" table:style-name="ta4">
        <table:table-column table:style-name="co22" table:default-cell-style-name="Default"/>
        <table:table-column table:style-name="co9" table:number-columns-repeated="17" table:default-cell-style-name="Default"/>
        <table:table-column table:style-name="co26" table:default-cell-style-name="Default"/>
        <table:table-column table:style-name="co9" table:number-columns-repeated="1005" table:default-cell-style-name="Default"/>
        <table:table-row table:style-name="ro2">
          <table:table-cell table:style-name="ce77" office:value-type="string" calcext:value-type="string">
            <text:p>Potara Name</text:p>
          </table:table-cell>
          <table:table-cell table:style-name="ce77" office:value-type="string" calcext:value-type="string">
            <text:p>Potara Cost</text:p>
          </table:table-cell>
          <table:table-cell table:style-name="ce81" office:value-type="string" calcext:value-type="string">
            <text:p>Rush Attack</text:p>
          </table:table-cell>
          <table:table-cell table:style-name="ce81" office:value-type="string" calcext:value-type="string">
            <text:p>Smash Attack</text:p>
          </table:table-cell>
          <table:table-cell table:style-name="ce81" office:value-type="string" calcext:value-type="string">
            <text:p>Rush Blast</text:p>
          </table:table-cell>
          <table:table-cell table:style-name="ce81" office:value-type="string" calcext:value-type="string">
            <text:p>Energy Blast</text:p>
          </table:table-cell>
          <table:table-cell table:style-name="ce81" office:value-type="string" calcext:value-type="string">
            <text:p>Grab</text:p>
          </table:table-cell>
          <table:table-cell table:style-name="ce81" office:value-type="string" calcext:value-type="string">
            <text:p>B2</text:p>
          </table:table-cell>
          <table:table-cell table:style-name="ce81" office:value-type="string" calcext:value-type="string">
            <text:p>Ultimate</text:p>
          </table:table-cell>
          <table:table-cell table:style-name="ce81" office:value-type="string" calcext:value-type="string">
            <text:p>Charge Rate</text:p>
          </table:table-cell>
          <table:table-cell table:style-name="ce86" office:value-type="string" calcext:value-type="string">
            <text:p>Defense</text:p>
          </table:table-cell>
          <table:table-cell table:style-name="ce81" office:value-type="string" calcext:value-type="string">
            <text:p>Blast Stock</text:p>
          </table:table-cell>
          <table:table-cell table:style-name="ce81" office:value-type="string" calcext:value-type="string">
            <text:p>Switch Gauge</text:p>
          </table:table-cell>
          <table:table-cell table:style-name="ce81" office:value-type="string" calcext:value-type="string">
            <text:p>Clash</text:p>
          </table:table-cell>
          <table:table-cell table:style-name="ce77" office:value-type="string" calcext:value-type="string">
            <text:p>HP</text:p>
          </table:table-cell>
          <table:table-cell table:style-name="ce77" office:value-type="string" calcext:value-type="string">
            <text:p>Max Power duration</text:p>
          </table:table-cell>
          <table:table-cell table:style-name="ce77" office:value-type="string" calcext:value-type="string">
            <text:p>Base Ki Power</text:p>
          </table:table-cell>
          <table:table-cell table:style-name="ce77" office:value-type="string" calcext:value-type="string">
            <text:p>Paasive ki bonus</text:p>
          </table:table-cell>
          <table:table-cell table:style-name="ce77" office:value-type="string" calcext:value-type="string">
            <text:p>Misc</text:p>
          </table:table-cell>
          <table:table-cell table:style-name="ce77" office:value-type="string" calcext:value-type="string">
            <text:p>Potara Number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None</text:p>
          </table:table-cell>
          <table:table-cell table:style-name="ce78"/>
          <table:table-cell table:style-name="ce82" table:number-columns-repeated="8"/>
          <table:table-cell table:style-name="ce78"/>
          <table:table-cell table:style-name="ce82" table:number-columns-repeated="7"/>
          <table:table-cell table:style-name="ce87" table:number-columns-repeated="2"/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82" office:value-type="float" office:value="0.13" calcext:value-type="float">
            <text:p>0.13</text:p>
          </table:table-cell>
          <table:table-cell table:number-columns-repeated="3" table:style-name="ce82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7" table:style-name="ce82" office:value-type="float" office:value="0" calcext:value-type="float">
            <text:p>0.00</text:p>
          </table:table-cell>
          <table:table-cell table:style-name="ce87" office:value-type="string" calcext:value-type="string">
            <text:p>Deal 13% more damage with all non-super moves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5" table:style-name="ce82" office:value-type="float" office:value="0.26" calcext:value-type="float">
            <text:p>0.26</text:p>
          </table:table-cell>
          <table:table-cell table:number-columns-repeated="3" table:style-name="ce82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7" table:style-name="ce82" office:value-type="float" office:value="0" calcext:value-type="float">
            <text:p>0.00</text:p>
          </table:table-cell>
          <table:table-cell table:style-name="ce87" office:value-type="string" calcext:value-type="string">
            <text:p>Deal 26% more damage with all non-super moves</text:p>
          </table:table-cell>
          <table:table-cell table:style-name="ce87" table:formula="of:=[.T3]+1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2 Defense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82" office:value-type="float" office:value="0.26" calcext:value-type="float">
            <text:p>0.26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-1" calcext:value-type="float">
            <text:p>-1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26% more damage with all non-super moves, but take 5% more damage from all sources</text:p>
          </table:table-cell>
          <table:table-cell table:style-name="ce87" table:formula="of:=[.T4]+1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3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5" table:style-name="ce82" office:value-type="float" office:value="0.39" calcext:value-type="float">
            <text:p>0.39</text:p>
          </table:table-cell>
          <table:table-cell table:number-columns-repeated="3" table:style-name="ce82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7" table:style-name="ce82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non-super moves</text:p>
          </table:table-cell>
          <table:table-cell table:style-name="ce87" table:formula="of:=[.T5]+1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3 Super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5" table:style-name="ce82" office:value-type="float" office:value="0.39" calcext:value-type="float">
            <text:p>0.39</text:p>
          </table:table-cell>
          <table:table-cell table:number-columns-repeated="2" table:style-name="ce82" office:value-type="float" office:value="-0.13" calcext:value-type="float">
            <text:p>-0.13</text:p>
          </table:table-cell>
          <table:table-cell table:style-name="ce82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7" table:style-name="ce82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non-super moves, but deal 13% less damage with all Super moves</text:p>
          </table:table-cell>
          <table:table-cell table:style-name="ce87" table:formula="of:=[.T6]+1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3 Defense -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82" office:value-type="float" office:value="0.39" calcext:value-type="float">
            <text:p>0.39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-2" calcext:value-type="float">
            <text:p>-2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non-super moves, but take 10% more damage from all sources</text:p>
          </table:table-cell>
          <table:table-cell table:style-name="ce87" table:formula="of:=[.T7]+1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13" calcext:value-type="float">
            <text:p>0.13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13% more damage with all Super moves</text:p>
          </table:table-cell>
          <table:table-cell table:style-name="ce87" table:formula="of:=[.T8]+1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26" calcext:value-type="float">
            <text:p>0.26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26% more damage with all Super moves</text:p>
          </table:table-cell>
          <table:table-cell table:style-name="ce87" table:formula="of:=[.T9]+1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2 Ki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26" calcext:value-type="float">
            <text:p>0.26</text:p>
          </table:table-cell>
          <table:table-cell table:style-name="ce84" office:value-type="float" office:value="0.2" calcext:value-type="float">
            <text:p>0.2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.2" calcext:value-type="float">
            <text:p>0.20</text:p>
          </table:table-cell>
          <table:table-cell table:style-name="ce87" office:value-type="string" calcext:value-type="string">
            <text:p>Deal 26% more damage with all Super moves, but charge 20% slower</text:p>
          </table:table-cell>
          <table:table-cell table:style-name="ce87" table:formula="of:=[.T10]+1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3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39" calcext:value-type="float">
            <text:p>0.39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Super moves</text:p>
          </table:table-cell>
          <table:table-cell table:style-name="ce87" table:formula="of:=[.T11]+1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3 Ki -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39" calcext:value-type="float">
            <text:p>0.39</text:p>
          </table:table-cell>
          <table:table-cell table:style-name="ce84" office:value-type="float" office:value="0.4" calcext:value-type="float">
            <text:p>0.4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.4" calcext:value-type="float">
            <text:p>0.40</text:p>
          </table:table-cell>
          <table:table-cell table:style-name="ce87" office:value-type="string" calcext:value-type="string">
            <text:p>Deal 39% more damage with all Super moves, but Charge 40% slower</text:p>
          </table:table-cell>
          <table:table-cell table:style-name="ce87" table:formula="of:=[.T12]+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3 Attack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5" table:style-name="ce82" office:value-type="float" office:value="-0.13" calcext:value-type="float">
            <text:p>-0.13</text:p>
          </table:table-cell>
          <table:table-cell table:number-columns-repeated="2" table:style-name="ce82" office:value-type="float" office:value="0.39" calcext:value-type="float">
            <text:p>0.39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Super moves, but deal 13% less damage with all non-super moves</text:p>
          </table:table-cell>
          <table:table-cell table:style-name="ce87" table:formula="of:=[.T13]+1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-0.2" calcext:value-type="float">
            <text:p>-0.2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2" calcext:value-type="float">
            <text:p>-0.20</text:p>
          </table:table-cell>
          <table:table-cell table:style-name="ce87" office:value-type="string" calcext:value-type="string">
            <text:p>Charge 20% faster</text:p>
          </table:table-cell>
          <table:table-cell table:style-name="ce87" table:formula="of:=[.T14]+1" office:value-type="float" office:value="13" calcext:value-type="float">
            <text:p>13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-0.4" calcext:value-type="float">
            <text:p>-0.4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4" calcext:value-type="float">
            <text:p>-0.40</text:p>
          </table:table-cell>
          <table:table-cell table:style-name="ce87" office:value-type="string" calcext:value-type="string">
            <text:p>Charge 40% faster</text:p>
          </table:table-cell>
          <table:table-cell table:style-name="ce87" table:formula="of:=[.T15]+1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2 Super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-0.13" calcext:value-type="float">
            <text:p>-0.13</text:p>
          </table:table-cell>
          <table:table-cell table:style-name="ce84" office:value-type="float" office:value="-0.4" calcext:value-type="float">
            <text:p>-0.4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4" calcext:value-type="float">
            <text:p>-0.40</text:p>
          </table:table-cell>
          <table:table-cell table:style-name="ce87" office:value-type="string" calcext:value-type="string">
            <text:p>Charge 40% faster, but deal 13% less damage with all Super moves</text:p>
          </table:table-cell>
          <table:table-cell table:style-name="ce87" table:formula="of:=[.T16]+1"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3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string" calcext:value-type="string">
            <text:p>Charge 60% faster</text:p>
          </table:table-cell>
          <table:table-cell table:style-name="ce87" table:formula="of:=[.T17]+1"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3 Defense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float" office:value="-1" calcext:value-type="float">
            <text:p>-1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string" calcext:value-type="string">
            <text:p>Charge 60% faster, but take 5% more damage from all sources</text:p>
          </table:table-cell>
          <table:table-cell table:style-name="ce87" table:formula="of:=[.T18]+1" office:value-type="float" office:value="17" calcext:value-type="float">
            <text:p>17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3 Super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-0.26" calcext:value-type="float">
            <text:p>-0.26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string" calcext:value-type="string">
            <text:p>Charge 60% faster, but Deal 13% less damage with all Super moves</text:p>
          </table:table-cell>
          <table:table-cell table:style-name="ce87" table:formula="of:=[.T19]+1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table:formula="of:=1" office:value-type="float" office:value="1" calcext:value-type="float">
            <text:p>1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5% less damage from all sources</text:p>
          </table:table-cell>
          <table:table-cell table:style-name="ce87" table:formula="of:=[.T20]+1"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10% less damage from all sources</text:p>
          </table:table-cell>
          <table:table-cell table:style-name="ce87" table:formula="of:=[.T21]+1"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2 Attack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82" office:value-type="float" office:value="-0.13" calcext:value-type="float">
            <text:p>-0.1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10% less damage from all sources, but deal 13% less damage with all non-super moves</text:p>
          </table:table-cell>
          <table:table-cell table:style-name="ce87" table:formula="of:=[.T22]+1" office:value-type="float" office:value="21" calcext:value-type="float">
            <text:p>21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3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15% less damage from all sources</text:p>
          </table:table-cell>
          <table:table-cell table:style-name="ce87" table:formula="of:=[.T23]+1"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3 Attack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5" table:style-name="ce82" office:value-type="float" office:value="-0.13" calcext:value-type="float">
            <text:p>-0.1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15% less damage from all sources, but deal 13% less damage with all non-super moves</text:p>
          </table:table-cell>
          <table:table-cell table:style-name="ce87" table:formula="of:=[.T24]+1" office:value-type="float" office:value="23" calcext:value-type="float">
            <text:p>23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3 Ki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.2" calcext:value-type="float">
            <text:p>0.20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.2" calcext:value-type="float">
            <text:p>0.20</text:p>
          </table:table-cell>
          <table:table-cell table:style-name="ce87" office:value-type="string" calcext:value-type="string">
            <text:p>Take 15% less damage from all sources, but Charge 20% slower</text:p>
          </table:table-cell>
          <table:table-cell table:style-name="ce87" table:formula="of:=[.T25]+1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None</text:p>
          </table:table-cell>
          <table:table-cell table:style-name="ce80"/>
          <table:table-cell table:style-name="ce83" table:number-columns-repeated="8"/>
          <table:table-cell table:style-name="ce79"/>
          <table:table-cell table:style-name="ce83" table:number-columns-repeated="7"/>
          <table:table-cell table:style-name="ce88" table:number-columns-repeated="2"/>
          <table:table-cell table:number-columns-repeated="1004"/>
        </table:table-row>
        <table:table-row table:style-name="ro2">
          <table:table-cell table:style-name="ce79" office:value-type="string" calcext:value-type="string">
            <text:p>Fligh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8" office:value-type="string" calcext:value-type="string">
            <text:p>Fighters who cannot fly become able to do so</text:p>
          </table:table-cell>
          <table:table-cell table:style-name="ce88" table:formula="of:=[.T26]+1"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leash Latent Power 1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.2" calcext:value-type="float">
            <text:p>0.2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Base Ki Power goes up by 1 gauge, but you get Ki -1</text:p>
          </table:table-cell>
          <table:table-cell table:style-name="ce88" table:formula="of:=[.T28]+1" office:value-type="float" office:value="26" calcext:value-type="float">
            <text:p>2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leash Latent Power 2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.4" calcext:value-type="float">
            <text:p>0.4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2" calcext:value-type="float">
            <text:p>2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Base Ki Power goes up by 2 gauges, but you get Ki -2</text:p>
          </table:table-cell>
          <table:table-cell table:style-name="ce88" table:formula="of:=[.T29]+1" office:value-type="float" office:value="27" calcext:value-type="float">
            <text:p>2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leash Latent Power 3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.6" calcext:value-type="float">
            <text:p>0.6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3" calcext:value-type="float">
            <text:p>3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Base Ki Power goes up by 3 gauges, but you get Ki -3</text:p>
          </table:table-cell>
          <table:table-cell table:style-name="ce88" table:formula="of:=[.T30]+1" office:value-type="float" office:value="28" calcext:value-type="float">
            <text:p>2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 Control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float" office:value="-1" calcext:value-type="float">
            <text:p>-1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Dragon Dash Ki use is halved, but you get Def -1</text:p>
          </table:table-cell>
          <table:table-cell table:style-name="ce88" table:formula="of:=[.T31]+1" office:value-type="float" office:value="29" calcext:value-type="float">
            <text:p>2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Dash Mastery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float" office:value="-1" calcext:value-type="float">
            <text:p>-1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5" office:value-type="float" office:value="-2" calcext:value-type="float">
            <text:p>-2.00</text:p>
          </table:table-cell>
          <table:table-cell table:number-columns-repeated="4"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Dragon Dash uses no Ki, but you get Def -1, and clash -2</text:p>
          </table:table-cell>
          <table:table-cell table:style-name="ce88" table:formula="of:=[.T32]+1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High Spo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-0.13" calcext:value-type="float">
            <text:p>-0.13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7"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Rush Rapid Movement use is halved, but your Rush and Smash attacks deal 13% less damage.</text:p>
          </table:table-cell>
          <table:table-cell table:style-name="ce88" table:formula="of:=[.T33]+1" office:value-type="float" office:value="31" calcext:value-type="float">
            <text:p>3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ssence of Sigh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2" table:style-name="ce83" office:value-type="float" office:value="-0.13" calcext:value-type="float">
            <text:p>-0.13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7"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Rush Rapid Movement uses no Ki, but your Rush and Smash attacks deal 13% less damage.</text:p>
          </table:table-cell>
          <table:table-cell table:style-name="ce88" table:formula="of:=[.T34]+1"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Warrior Lineage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number-columns-repeated="5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Z-Burst Dash Ki use is halved. Auto-Counter Ki use is halved</text:p>
          </table:table-cell>
          <table:table-cell table:style-name="ce88" table:formula="of:=[.T35]+1" office:value-type="float" office:value="33" calcext:value-type="float">
            <text:p>3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Halo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" table:style-name="ce83" office:value-type="float" office:value="-0.13" calcext:value-type="float">
            <text:p>-0.13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-10000" calcext:value-type="float">
            <text:p>-10,00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Super Ki cost is halved, but you get Atk -1, and you lose 1 HP bar</text:p>
          </table:table-cell>
          <table:table-cell table:style-name="ce88" table:formula="of:=[.T36]+1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mon Seal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" table:style-name="ce83" office:value-type="float" office:value="-0.13" calcext:value-type="float">
            <text:p>-0.13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-10000" calcext:value-type="float">
            <text:p>-10,00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Super Ki cost is halved, but you get Atk -1, and you lose 1 HP bar</text:p>
          </table:table-cell>
          <table:table-cell table:style-name="ce88" table:formula="of:=[.T37]+1" office:value-type="float" office:value="35" calcext:value-type="float">
            <text:p>3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atisfying Blow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3" office:value-type="float" office:value="0.2" calcext:value-type="float">
            <text:p>0.2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r Supers ignore brick walls, but you get Ki -1</text:p>
          </table:table-cell>
          <table:table-cell table:style-name="ce88" table:formula="of:=[.T38]+1" office:value-type="float" office:value="36" calcext:value-type="float">
            <text:p>3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ctive Hear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oubles the amount of Ki you generate from melee attacks</text:p>
          </table:table-cell>
          <table:table-cell table:style-name="ce88" table:formula="of:=[.T39]+1" office:value-type="float" office:value="37" calcext:value-type="float">
            <text:p>3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Indomitable Fighting Spiri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riples the amount of Ki you generate from melee attacks</text:p>
          </table:table-cell>
          <table:table-cell table:style-name="ce88" table:formula="of:=[.T40]+1" office:value-type="float" office:value="38" calcext:value-type="float">
            <text:p>3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ind Breaker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Ki damage caused when Guard Crushing an opponent is increased by 1 bar.</text:p>
          </table:table-cell>
          <table:table-cell table:style-name="ce88" table:formula="of:=[.T41]+1" office:value-type="float" office:value="39" calcext:value-type="float">
            <text:p>3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Gigantic Power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Ki damage caused when Guard Crushing an opponent is increased by 2 bars.</text:p>
          </table:table-cell>
          <table:table-cell table:style-name="ce88" table:formula="of:=[.T42]+1"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Rising Fighting Spiri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Ki is maxed at the start of each battle</text:p>
          </table:table-cell>
          <table:table-cell table:style-name="ce88" table:formula="of:=[.T43]+1" office:value-type="float" office:value="41" calcext:value-type="float">
            <text:p>4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ecret Measures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.5" calcext:value-type="float">
            <text:p>0.50</text:p>
          </table:table-cell>
          <table:table-cell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80" office:value-type="string" calcext:value-type="string">
            <text:p>Blast Stocks are at maximum at the start of each battle, but the Blast Gauge takes 50% more time to charge</text:p>
          </table:table-cell>
          <table:table-cell table:style-name="ce88" table:formula="of:=[.T44]+1"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roof of Friendship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" calcext:value-type="float">
            <text:p>1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80" office:value-type="string" calcext:value-type="string">
            <text:p>Switch Gauge is at maximum at the start of each battle, but your Switch Gauge takes 100% longer to charge</text:p>
          </table:table-cell>
          <table:table-cell table:style-name="ce88" table:formula="of:=[.T45]+1" office:value-type="float" office:value="43" calcext:value-type="float">
            <text:p>4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ndes Healing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80" office:value-type="string" calcext:value-type="string">
            <text:p>Recover about 1000 HP every 20 seconds</text:p>
          </table:table-cell>
          <table:table-cell table:style-name="ce88" table:formula="of:=[.T46]+1"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ternal Life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80" office:value-type="string" calcext:value-type="string">
            <text:p>Recover about 1000 HP every 10 seconds</text:p>
          </table:table-cell>
          <table:table-cell table:style-name="ce88" table:formula="of:=[.T47]+1" office:value-type="float" office:value="45" calcext:value-type="float">
            <text:p>4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Tension Up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5" office:value-type="float" office:value="500" calcext:value-type="float">
            <text:p>500.00</text:p>
          </table:table-cell>
          <table:table-cell table:style-name="ce79" office:value-type="string" calcext:value-type="string">
            <text:p>Passively gain 1 bar of Ki every 40 seconds</text:p>
          </table:table-cell>
          <table:table-cell table:style-name="ce88" table:formula="of:=[.T48]+1" office:value-type="float" office:value="46" calcext:value-type="float">
            <text:p>4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High Tension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5" office:value-type="float" office:value="1000" calcext:value-type="float">
            <text:p>1,000.00</text:p>
          </table:table-cell>
          <table:table-cell table:style-name="ce79" office:value-type="string" calcext:value-type="string">
            <text:p>Passively gain 1 bar of Ki every 20 seconds</text:p>
          </table:table-cell>
          <table:table-cell table:style-name="ce88" table:formula="of:=[.T49]+1" office:value-type="float" office:value="47" calcext:value-type="float">
            <text:p>4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Water Blessing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As long as you stay underwater, you passively gain 1 bar of Ki every 20 seconds, and 1000 HP every 10 seconds</text:p>
          </table:table-cell>
          <table:table-cell table:style-name="ce88" table:formula="of:=[.T50]+1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piritual Control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Blast Stock consumption -1</text:p>
          </table:table-cell>
          <table:table-cell table:style-name="ce88" table:formula="of:=[.T51]+1" office:value-type="float" office:value="49" calcext:value-type="float">
            <text:p>4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Lover of Justice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3" office:value-type="float" office:value="0.2" calcext:value-type="float">
            <text:p>0.2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Blast Stock consumption -1, Ki -1, and Devilman's ultimate will deal 50% less damage</text:p>
          </table:table-cell>
          <table:table-cell table:style-name="ce88" table:formula="of:=[.T52]+1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vil Ambitions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3" office:value-type="float" office:value="0.2" calcext:value-type="float">
            <text:p>0.2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Blast Stock consumption -1, Ki -1, and Devilman's ultimate will deal 50% less damage</text:p>
          </table:table-cell>
          <table:table-cell table:style-name="ce88" table:formula="of:=[.T53]+1" office:value-type="float" office:value="51" calcext:value-type="float">
            <text:p>5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Hear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.25" calcext:value-type="float">
            <text:p>0.25</text:p>
          </table:table-cell>
          <table:table-cell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egain a Blast Stock each time Rapid Movement is used to dodge a Super, but the Blast Gauge takes 25% more time to charge</text:p>
          </table:table-cell>
          <table:table-cell table:style-name="ce88" table:formula="of:=[.T54]+1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Beat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egain a Blast Stock each time Rapid Movement is used to dodge a Super</text:p>
          </table:table-cell>
          <table:table-cell table:style-name="ce88" table:formula="of:=[.T55]+1" office:value-type="float" office:value="53" calcext:value-type="float">
            <text:p>5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Spiri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-0.25" calcext:value-type="float">
            <text:p>-0.25</text:p>
          </table:table-cell>
          <table:table-cell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Blast Stocks 25% faster</text:p>
          </table:table-cell>
          <table:table-cell table:style-name="ce88" table:formula="of:=[.T56]+1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Confidenc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-0.25" calcext:value-type="float">
            <text:p>-0.25</text:p>
          </table:table-cell>
          <table:table-cell table:style-name="ce83" office:value-type="float" office:value="1" calcext:value-type="float">
            <text:p>1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Blast Stocks 25% faster, but your switch gauge takes 100% longer to charge</text:p>
          </table:table-cell>
          <table:table-cell table:style-name="ce88" table:formula="of:=[.T57]+1" office:value-type="float" office:value="55" calcext:value-type="float">
            <text:p>5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Battle Control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-1" calcext:value-type="float">
            <text:p>-1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r Switch Bar charges 100% faster</text:p>
          </table:table-cell>
          <table:table-cell table:style-name="ce88" table:formula="of:=[.T58]+1" office:value-type="float" office:value="56" calcext:value-type="float">
            <text:p>5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bito's Secret Ar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While on standby, gain HP, Ki, and Blast Stocks 100% faster (normally Blast Stocks aren't gained while on standby)</text:p>
          </table:table-cell>
          <table:table-cell table:style-name="ce88" table:formula="of:=[.T59]+1" office:value-type="float" office:value="57" calcext:value-type="float">
            <text:p>5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ersistant Threa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.25" calcext:value-type="float">
            <text:p>0.25</text:p>
          </table:table-cell>
          <table:table-cell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o an afterimage strike after you are knocked down, but the Blast Gauge charges 25% slower</text:p>
          </table:table-cell>
          <table:table-cell table:style-name="ce88" table:formula="of:=[.T60]+1"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iracle Master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o an afterimage strike after you are knocked down.</text:p>
          </table:table-cell>
          <table:table-cell table:style-name="ce88" table:formula="of:=[.T61]+1" office:value-type="float" office:value="59" calcext:value-type="float">
            <text:p>5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xquisite Skill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Stun B1s last 50% longer on your opponent, and 50% shorter on you.</text:p>
          </table:table-cell>
          <table:table-cell table:style-name="ce88" table:formula="of:=[.T62]+1" office:value-type="float" office:value="60" calcext:value-type="float">
            <text:p>6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Quick Return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ecover 50% faster when rendered unconscious</text:p>
          </table:table-cell>
          <table:table-cell table:style-name="ce88" table:formula="of:=[.T63]+1" office:value-type="float" office:value="61" calcext:value-type="float">
            <text:p>6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leash Ki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Clash +2</text:p>
          </table:table-cell>
          <table:table-cell table:style-name="ce88" table:formula="of:=[.T64]+1"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ower of Rage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3" office:value-type="float" office:value="4" calcext:value-type="float">
            <text:p>4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Clash +4</text:p>
          </table:table-cell>
          <table:table-cell table:style-name="ce88" table:formula="of:=[.T65]+1" office:value-type="float" office:value="63" calcext:value-type="float">
            <text:p>6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Power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3" office:value-type="float" office:value="6" calcext:value-type="float">
            <text:p>6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Clash +6</text:p>
          </table:table-cell>
          <table:table-cell table:style-name="ce88" table:formula="of:=[.T66]+1" office:value-type="float" office:value="64" calcext:value-type="float">
            <text:p>6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Latent Energy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Defense +.5 for every HP bar you are missing</text:p>
          </table:table-cell>
          <table:table-cell table:style-name="ce88" table:formula="of:=[.T67]+1" office:value-type="float" office:value="65" calcext:value-type="float">
            <text:p>6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Fighting Spiri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Ki +.5 for every HP bar you are missing</text:p>
          </table:table-cell>
          <table:table-cell table:style-name="ce88" table:formula="of:=[.T68]+1"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Indignation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Super +.5 for every HP bar you are missing</text:p>
          </table:table-cell>
          <table:table-cell table:style-name="ce88" table:formula="of:=[.T69]+1" office:value-type="float" office:value="67" calcext:value-type="float">
            <text:p>6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erious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Attack +.5 for every HP bar you are missing</text:p>
          </table:table-cell>
          <table:table-cell table:style-name="ce88" table:formula="of:=[.T70]+1"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Hatred of Saiyans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5" office:value-type="float" office:value="333" calcext:value-type="float">
            <text:p>333.00</text:p>
          </table:table-cell>
          <table:table-cell table:style-name="ce79" office:value-type="string" calcext:value-type="string">
            <text:p>Passively gain 1 bar of Ki every 60 seconds</text:p>
          </table:table-cell>
          <table:table-cell table:style-name="ce88" table:formula="of:=[.T71]+1" office:value-type="float" office:value="69" calcext:value-type="float">
            <text:p>6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Rush Blast 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ush/Energy blasts travel 50% faster</text:p>
          </table:table-cell>
          <table:table-cell table:style-name="ce88" table:formula="of:=[.T72]+1"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Rush Blast 2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number-columns-repeated="2" table:style-name="ce83" office:value-type="float" office:value="0.5" calcext:value-type="float">
            <text:p>0.5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ush/Energy blasts deal 50% more damage</text:p>
          </table:table-cell>
          <table:table-cell table:style-name="ce88" table:formula="of:=[.T73]+1"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Rush Blast 3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number-columns-repeated="2" table:style-name="ce83" office:value-type="float" office:value="0.5" calcext:value-type="float">
            <text:p>0.5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ush/Energy blasts travel 100% faster, deal 50% more damage, and costs 50% less Ki</text:p>
          </table:table-cell>
          <table:table-cell table:style-name="ce88" table:formula="of:=[.T74]+1"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Guard Master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become immune to Guard Crushes</text:p>
          </table:table-cell>
          <table:table-cell table:style-name="ce88" table:formula="of:=[.T75]+1" office:value-type="float" office:value="73" calcext:value-type="float">
            <text:p>7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irag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If you dodge a barrage move with a rapid movement, you will automatically dodge the rest</text:p>
          </table:table-cell>
          <table:table-cell table:style-name="ce88" table:formula="of:=[.T76]+1" office:value-type="float" office:value="74" calcext:value-type="float">
            <text:p>7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Warriors Will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amage taken while guarding is halved</text:p>
          </table:table-cell>
          <table:table-cell table:style-name="ce88" table:formula="of:=[.T77]+1" office:value-type="float" office:value="75" calcext:value-type="float">
            <text:p>7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vil Prid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amage taken while guarding is halved</text:p>
          </table:table-cell>
          <table:table-cell table:style-name="ce88" table:formula="of:=[.T78]+1"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erfect Guard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take no damage while guarding</text:p>
          </table:table-cell>
          <table:table-cell table:style-name="ce88" table:formula="of:=[.T79]+1" office:value-type="float" office:value="77" calcext:value-type="float">
            <text:p>7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parking Plus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83" office:value-type="float" office:value="0.5" calcext:value-type="float">
            <text:p>0.5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Max Power mode lasts 50% longer</text:p>
          </table:table-cell>
          <table:table-cell table:style-name="ce88" table:formula="of:=[.T80]+1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tyle of the Strong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83" office:value-type="float" office:value="0.26" calcext:value-type="float">
            <text:p>0.26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83" office:value-type="float" office:value="0.5" calcext:value-type="float">
            <text:p>0.5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Max Power mode lasts 50% longer, and you gain a 20% bonus to Ultimate damage.</text:p>
          </table:table-cell>
          <table:table-cell table:style-name="ce88" table:formula="of:=[.T81]+1"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mperors Aura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83" office:value-type="float" office:value="0.5" calcext:value-type="float">
            <text:p>0.5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Max Power mode lasts 50% longer, Increase in the ability to stun in your opponent through Melee, and Rush Blasts</text:p>
          </table:table-cell>
          <table:table-cell table:style-name="ce88" table:formula="of:=[.T82]+1" office:value-type="float" office:value="80" calcext:value-type="float">
            <text:p>8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iracle Sparking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83" office:value-type="float" office:value="-0.13" calcext:value-type="float">
            <text:p>-0.13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83" office:value-type="float" office:value="-0.5" calcext:value-type="float">
            <text:p>-0.5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Automatically use Afterimage Attack while in Max Power mode, but you get Ultimate -1, and Max Power Mode lasts 1/2 as long</text:p>
          </table:table-cell>
          <table:table-cell table:style-name="ce88" table:formula="of:=[.T83]+1" office:value-type="float" office:value="81" calcext:value-type="float">
            <text:p>8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avior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Automatically go into Max Power Mode when switching fighters in a Team Battle</text:p>
          </table:table-cell>
          <table:table-cell table:style-name="ce88" table:formula="of:=[.T84]+1" office:value-type="float" office:value="82" calcext:value-type="float">
            <text:p>8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Light Body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 Brick Wall against Rush/Energy Blasts</text:p>
          </table:table-cell>
          <table:table-cell table:style-name="ce88" table:formula="of:=[.T85]+1" office:value-type="float" office:value="83" calcext:value-type="float">
            <text:p>8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ower Body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 Brick Wall against Rush/Smash Attacks</text:p>
          </table:table-cell>
          <table:table-cell table:style-name="ce88" table:formula="of:=[.T86]+1"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ltimate Body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 Brick Wall against all non-super attacks</text:p>
          </table:table-cell>
          <table:table-cell table:style-name="ce88" table:formula="of:=[.T87]+1" office:value-type="float" office:value="85" calcext:value-type="float">
            <text:p>8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conic Aura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Increase in the ability to stun in your opponent through Melee, and Rush Blasts</text:p>
          </table:table-cell>
          <table:table-cell table:style-name="ce88" table:formula="of:=[.T88]+1" office:value-type="float" office:value="86" calcext:value-type="float">
            <text:p>8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aster Strik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.13" calcext:value-type="float">
            <text:p>0.13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3" office:value-type="float" office:value="-0.5" calcext:value-type="float">
            <text:p>-0.50</text:p>
          </table:table-cell>
          <table:table-cell table:number-columns-repeated="2" table:style-name="ce83" office:value-type="float" office:value="-0.26" calcext:value-type="float">
            <text:p>-0.26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Rush/Smash +1, but get Super -2, and deal 1/2 damage with throws</text:p>
          </table:table-cell>
          <table:table-cell table:style-name="ce88" table:formula="of:=[.T89]+1" office:value-type="float" office:value="87" calcext:value-type="float">
            <text:p>8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aster Blas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-0.13" calcext:value-type="float">
            <text:p>-0.13</text:p>
          </table:table-cell>
          <table:table-cell table:number-columns-repeated="2" table:style-name="ce83" office:value-type="float" office:value="0.5" calcext:value-type="float">
            <text:p>0.5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ush/Energy blasts travel 100% faster, deal 50% more damage, and costs 50% less Ki. But you get Rush/Smash -1</text:p>
          </table:table-cell>
          <table:table-cell table:style-name="ce88" table:formula="of:=[.T90]+1" office:value-type="float" office:value="88" calcext:value-type="float">
            <text:p>8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aster Throw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number-columns-repeated="2" table:style-name="ce83" office:value-type="float" office:value="-0.5" calcext:value-type="float">
            <text:p>-0.50</text:p>
          </table:table-cell>
          <table:table-cell table:style-name="ce83" office:value-type="float" office:value="1" calcext:value-type="float">
            <text:p>1.00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deal 2x damage with throws, but Rush/Energy Blasts deal 1/2 damage, costs 2x more, and produce 3 fewer shots per volley</text:p>
          </table:table-cell>
          <table:table-cell table:style-name="ce88" table:formula="of:=[.T91]+1" office:value-type="float" office:value="89" calcext:value-type="float">
            <text:p>8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Charged Attack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-0.13" calcext:value-type="float">
            <text:p>-0.13</text:p>
          </table:table-cell>
          <table:table-cell table:style-name="ce83" office:value-type="float" office:value="0.13" calcext:value-type="float">
            <text:p>0.13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Smash Attack +1, but get Rush Attack -1</text:p>
          </table:table-cell>
          <table:table-cell table:style-name="ce88" table:formula="of:=[.T92]+1" office:value-type="float" office:value="90" calcext:value-type="float">
            <text:p>9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Quick Fast Attack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0.13" calcext:value-type="float">
            <text:p>0.13</text:p>
          </table:table-cell>
          <table:table-cell table:style-name="ce83" office:value-type="float" office:value="-0.13" calcext:value-type="float">
            <text:p>-0.13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Rush Attack +1, but get Smash Attack -1</text:p>
          </table:table-cell>
          <table:table-cell table:style-name="ce88" table:formula="of:=[.T93]+1" office:value-type="float" office:value="91" calcext:value-type="float">
            <text:p>9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Break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ragon Homing +1</text:p>
          </table:table-cell>
          <table:table-cell table:style-name="ce88" table:formula="of:=[.T94]+1" office:value-type="float" office:value="92" calcext:value-type="float">
            <text:p>9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Crush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ragon Homing +2</text:p>
          </table:table-cell>
          <table:table-cell table:style-name="ce88" table:formula="of:=[.T95]+1" office:value-type="float" office:value="93" calcext:value-type="float">
            <text:p>9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Vanishing Break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Vanishing Attack +1</text:p>
          </table:table-cell>
          <table:table-cell table:style-name="ce88" table:formula="of:=[.T96]+1" office:value-type="float" office:value="94" calcext:value-type="float">
            <text:p>9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Vanishing Rush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Vanishing Attack +2</text:p>
          </table:table-cell>
          <table:table-cell table:style-name="ce88" table:formula="of:=[.T97]+1" office:value-type="float" office:value="95" calcext:value-type="float">
            <text:p>9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Combo Master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emove the "Combo Limiter" (Normally, after 7 hits, every hit deals 5% less damage up to a cap of 80% less damage)</text:p>
          </table:table-cell>
          <table:table-cell table:style-name="ce88" table:formula="of:=[.T98]+1" office:value-type="float" office:value="96" calcext:value-type="float">
            <text:p>9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Quick Charg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Chargable Supers charge 50% faster (some examples are Kamehameha, and Special Beam Cannon</text:p>
          </table:table-cell>
          <table:table-cell table:style-name="ce88" table:formula="of:=[.T99]+1" office:value-type="float" office:value="97" calcext:value-type="float">
            <text:p>9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uper Senses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"Lock On" 50% faster</text:p>
          </table:table-cell>
          <table:table-cell table:style-name="ce88" table:formula="of:=[.T100]+1" office:value-type="float" office:value="98" calcext:value-type="float">
            <text:p>9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Brolys Ring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A character that has this potara equipped cannot transform (this includes fusing)</text:p>
          </table:table-cell>
          <table:table-cell table:style-name="ce88" table:formula="of:=[.T101]+1"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Namek Power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3" office:value-type="float" office:value="0.39" calcext:value-type="float">
            <text:p>0.39</text:p>
          </table:table-cell>
          <table:table-cell table:style-name="ce83" office:value-type="float" office:value="-0.6" calcext:value-type="float">
            <text:p>-0.60</text:p>
          </table:table-cell>
          <table:table-cell table:style-name="ce79" office:value-type="float" office:value="1.5" calcext:value-type="float">
            <text:p>1.5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Ki +3, Attack+3, Defense +3, and Super +3 while on Namekkian maps</text:p>
          </table:table-cell>
          <table:table-cell table:style-name="ce88" table:formula="of:=[.T102]+1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arth Power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7" table:style-name="ce83" office:value-type="float" office:value="0.13" calcext:value-type="float">
            <text:p>0.13</text:p>
          </table:table-cell>
          <table:table-cell table:style-name="ce83" office:value-type="float" office:value="-0.2" calcext:value-type="float">
            <text:p>-0.2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Ki +1, Attack+1, Defense +1, and Super +1 while on Earth maps</text:p>
          </table:table-cell>
          <table:table-cell table:style-name="ce88" table:formula="of:=[.T103]+1" office:value-type="float" office:value="101" calcext:value-type="float">
            <text:p>10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iversal Power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.26" calcext:value-type="float">
            <text:p>0.26</text:p>
          </table:table-cell>
          <table:table-cell table:style-name="ce83" office:value-type="float" office:value="-0.4" calcext:value-type="float">
            <text:p>-0.40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Ki +2, Attack+2, Defense +2, and Super +2 while on every other map</text:p>
          </table:table-cell>
          <table:table-cell table:style-name="ce88" table:formula="of:=[.T104]+1" office:value-type="float" office:value="102" calcext:value-type="float">
            <text:p>10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Blu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5]+1" office:value-type="float" office:value="103" calcext:value-type="float">
            <text:p>10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Purpl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6]+1" office:value-type="float" office:value="104" calcext:value-type="float">
            <text:p>10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Yellow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7]+1" office:value-type="float" office:value="105" calcext:value-type="float">
            <text:p>10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Red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8]+1" office:value-type="float" office:value="106" calcext:value-type="float">
            <text:p>10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Green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9]+1" office:value-type="float" office:value="107" calcext:value-type="float">
            <text:p>10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Whit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10]+1" office:value-type="float" office:value="108" calcext:value-type="float">
            <text:p>10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Pink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11]+1" office:value-type="float" office:value="109" calcext:value-type="float">
            <text:p>10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Viole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12]+1" office:value-type="float" office:value="110" calcext:value-type="float">
            <text:p>11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Ultimat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like that of a Super Saiyan, and you get an extra bar of Ki at the start of every battle</text:p>
          </table:table-cell>
          <table:table-cell table:style-name="ce88" table:formula="of:=[.T113]+1" office:value-type="float" office:value="111" calcext:value-type="float">
            <text:p>11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Ultimate 3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like that of a Super Saiyan 3, and you get an extra bar of Ki at the start of every battle</text:p>
          </table:table-cell>
          <table:table-cell table:style-name="ce88" table:formula="of:=[.T114]+1" office:value-type="float" office:value="112" calcext:value-type="float">
            <text:p>11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Ultimate 4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like that of a Super Saiyan 4, and you get an extra bar of Ki at the start of every battle</text:p>
          </table:table-cell>
          <table:table-cell table:style-name="ce88" table:formula="of:=[.T115]+1" office:value-type="float" office:value="113" calcext:value-type="float">
            <text:p>11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aster Roshis Training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83" office:value-type="float" office:value="10000" calcext:value-type="float">
            <text:p>10,00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n extra bar of maximum HP</text:p>
          </table:table-cell>
          <table:table-cell table:style-name="ce88" table:formula="of:=[.T116]+1" office:value-type="float" office:value="114" calcext:value-type="float">
            <text:p>11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ng Kais Training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83" office:value-type="float" office:value="20000" calcext:value-type="float">
            <text:p>20,00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two extra bars of maximum HP</text:p>
          </table:table-cell>
          <table:table-cell table:style-name="ce88" table:formula="of:=[.T117]+1" office:value-type="float" office:value="115" calcext:value-type="float">
            <text:p>11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#18s Kiss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Dragon Homing +2, and Vanishing Attack +2</text:p>
          </table:table-cell>
          <table:table-cell table:style-name="ce88" table:formula="of:=[.T118]+1" office:value-type="float" office:value="116" calcext:value-type="float">
            <text:p>11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#17s Scarf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 Brick Wall against all non-super attacks, and are able to stun Brick Walls, but get Defense -1</text:p>
          </table:table-cell>
          <table:table-cell table:style-name="ce88" table:formula="of:=[.T119]+1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edical Machine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1 bar of Ki every 20 seconds, recover 1000 HP every 10 seconds, and While on standby, gain HP, Ki, and Blast Stocks 100% faster</text:p>
          </table:table-cell>
          <table:table-cell table:style-name="ce88" table:formula="of:=[.T120]+1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ltra Divine Water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7" table:style-name="ce83" office:value-type="float" office:value="0.13" calcext:value-type="float">
            <text:p>0.13</text:p>
          </table:table-cell>
          <table:table-cell table:style-name="ce83" office:value-type="float" office:value="0.2" calcext:value-type="float">
            <text:p>0.2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83" office:value-type="float" office:value="-10000" calcext:value-type="float">
            <text:p>-10,00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+1 to all stats, but lose 1 bar of health.</text:p>
          </table:table-cell>
          <table:table-cell table:style-name="ce88" office:value-type="float" office:value="120" calcext:value-type="float">
            <text:p>12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Broken Glow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7" table:style-name="ce83" office:value-type="float" office:value="-0.13" calcext:value-type="float">
            <text:p>-0.13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B2s Cost half, but you get Attack -1 and Super -1</text:p>
          </table:table-cell>
          <table:table-cell table:style-name="ce88" office:value-type="float" office:value="121" calcext:value-type="float">
            <text:p>12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ltimate +1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83" office:value-type="float" office:value="0.2" calcext:value-type="float">
            <text:p>0.20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Increases Ultimate damage by ~20%.</text:p>
          </table:table-cell>
          <table:table-cell table:style-name="ce88" office:value-type="float" office:value="122" calcext:value-type="float">
            <text:p>12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Launchs Suppor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3" office:value-type="float" office:value="-0.2" calcext:value-type="float">
            <text:p>-0.2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Ki +1 (active charging only)</text:p>
          </table:table-cell>
          <table:table-cell table:style-name="ce88" table:formula="of:=[.T121]+1" office:value-type="float" office:value="119" calcext:value-type="float">
            <text:p>119</text:p>
          </table:table-cell>
          <table:table-cell table:number-columns-repeated="1004"/>
        </table:table-row>
        <table:table-row table:style-name="ro10" table:number-rows-repeated="10484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yer Calc" table:style-name="ta5">
        <table:table-column table:style-name="co27" table:default-cell-style-name="Default"/>
        <table:table-column table:style-name="co28" table:number-columns-repeated="4" table:default-cell-style-name="Default"/>
        <table:table-column table:style-name="co9" table:number-columns-repeated="4" table:default-cell-style-name="Default"/>
        <table:table-column table:style-name="co4" table:number-columns-repeated="2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7" table:number-columns-repeated="2" table:default-cell-style-name="Default"/>
        <table:table-column table:style-name="co9" table:default-cell-style-name="Default"/>
        <table:table-column table:style-name="co27" table:number-columns-repeated="2" table:default-cell-style-name="Default"/>
        <table:table-column table:style-name="co29" table:number-columns-repeated="11" table:default-cell-style-name="Default"/>
        <table:table-column table:style-name="co9" table:number-columns-repeated="990" table:default-cell-style-name="Default"/>
        <table:table-row table:style-name="ro2">
          <table:table-cell table:style-name="ce77" office:value-type="string" calcext:value-type="string">
            <text:p>Player Name</text:p>
          </table:table-cell>
          <table:table-cell table:style-name="ce81" office:value-type="string" calcext:value-type="string">
            <text:p>Rush Attack (Avg)</text:p>
          </table:table-cell>
          <table:table-cell table:style-name="ce81" office:value-type="string" calcext:value-type="string">
            <text:p>Smash Attack (Avg)</text:p>
          </table:table-cell>
          <table:table-cell table:style-name="ce81" office:value-type="string" calcext:value-type="string">
            <text:p>Rush Blast (Avg)</text:p>
          </table:table-cell>
          <table:table-cell table:style-name="ce81" office:value-type="string" calcext:value-type="string">
            <text:p>Rush Blasts per Volley</text:p>
          </table:table-cell>
          <table:table-cell table:style-name="ce81" office:value-type="string" calcext:value-type="string">
            <text:p>Energy Blast</text:p>
          </table:table-cell>
          <table:table-cell table:style-name="ce81" office:value-type="string" calcext:value-type="string">
            <text:p>Grab</text:p>
          </table:table-cell>
          <table:table-cell table:style-name="ce81" office:value-type="string" calcext:value-type="string">
            <text:p>Charge Rate</text:p>
          </table:table-cell>
          <table:table-cell table:style-name="ce81" office:value-type="string" calcext:value-type="string">
            <text:p>Defense</text:p>
          </table:table-cell>
          <table:table-cell table:style-name="ce81" office:value-type="string" calcext:value-type="string">
            <text:p>Blast Stock Gen</text:p>
          </table:table-cell>
          <table:table-cell table:style-name="ce81" office:value-type="string" calcext:value-type="string">
            <text:p>Max Blast Stocks</text:p>
          </table:table-cell>
          <table:table-cell table:style-name="ce81" office:value-type="string" calcext:value-type="string">
            <text:p>Switch Gauge</text:p>
          </table:table-cell>
          <table:table-cell table:style-name="ce81" office:value-type="string" calcext:value-type="string">
            <text:p>Clash</text:p>
          </table:table-cell>
          <table:table-cell table:style-name="ce77" office:value-type="string" calcext:value-type="string">
            <text:p>HP</text:p>
          </table:table-cell>
          <table:table-cell table:style-name="ce77" office:value-type="string" calcext:value-type="string">
            <text:p>Max Power duration</text:p>
          </table:table-cell>
          <table:table-cell table:style-name="ce77" office:value-type="string" calcext:value-type="string">
            <text:p>Base Ki Power</text:p>
          </table:table-cell>
          <table:table-cell table:style-name="ce81" office:value-type="string" calcext:value-type="string">
            <text:p>B2 1 Name</text:p>
          </table:table-cell>
          <table:table-cell table:style-name="ce81" office:value-type="string" calcext:value-type="string">
            <text:p>B2 1 Damage</text:p>
          </table:table-cell>
          <table:table-cell table:style-name="ce81" office:value-type="string" calcext:value-type="string">
            <text:p>B2 1 Damage (boosted)</text:p>
          </table:table-cell>
          <table:table-cell table:style-name="ce81" office:value-type="string" calcext:value-type="string">
            <text:p>B2 2 Name</text:p>
          </table:table-cell>
          <table:table-cell table:style-name="ce81" office:value-type="string" calcext:value-type="string">
            <text:p>B2 2 Damage</text:p>
          </table:table-cell>
          <table:table-cell table:style-name="ce81" office:value-type="string" calcext:value-type="string">
            <text:p>B2 2 Damage (boosted)</text:p>
          </table:table-cell>
          <table:table-cell table:style-name="ce81" office:value-type="string" calcext:value-type="string">
            <text:p>Ultimate Name</text:p>
          </table:table-cell>
          <table:table-cell table:style-name="ce81" office:value-type="string" calcext:value-type="string">
            <text:p>Ultimate Damage</text:p>
          </table:table-cell>
          <table:table-cell table:style-name="ce93" office:value-type="string" calcext:value-type="string">
            <text:p>Ult Damage Boosted</text:p>
          </table:table-cell>
          <table:table-cell table:style-name="ce93" office:value-type="string" calcext:value-type="string">
            <text:p>1</text:p>
          </table:table-cell>
          <table:table-cell table:style-name="ce93" office:value-type="string" calcext:value-type="string">
            <text:p>2</text:p>
          </table:table-cell>
          <table:table-cell table:style-name="ce93" office:value-type="string" calcext:value-type="string">
            <text:p>3</text:p>
          </table:table-cell>
          <table:table-cell table:style-name="ce93" office:value-type="string" calcext:value-type="string">
            <text:p>4</text:p>
          </table:table-cell>
          <table:table-cell table:style-name="ce93" office:value-type="string" calcext:value-type="string">
            <text:p>5</text:p>
          </table:table-cell>
          <table:table-cell table:style-name="ce93" office:value-type="string" calcext:value-type="string">
            <text:p>6</text:p>
          </table:table-cell>
          <table:table-cell table:style-name="ce93" office:value-type="string" calcext:value-type="string">
            <text:p>7</text:p>
          </table:table-cell>
          <table:table-cell table:style-name="ce93" office:value-type="string" calcext:value-type="string">
            <text:p>8</text:p>
          </table:table-cell>
          <table:table-cell table:style-name="ce93" office:value-type="string" calcext:value-type="string">
            <text:p>Passive Charge Rate</text:p>
          </table:table-cell>
          <table:table-cell table:number-columns-repeated="990"/>
        </table:table-row>
        <table:table-row table:style-name="ro2">
          <table:table-cell table:style-name="ce89" table:formula="of:=[$Output.C3]" office:value-type="string" office:string-value="Jiren" calcext:value-type="string">
            <text:p>Jiren</text:p>
          </table:table-cell>
          <table:table-cell table:style-name="ce90" table:formula="of:=VLOOKUP([.$A$2];[$'Player Stats'.$A$2:.$AG$163];2;0)" office:value-type="float" office:value="320" calcext:value-type="float">
            <text:p>320</text:p>
          </table:table-cell>
          <table:table-cell table:style-name="ce90" table:formula="of:=VLOOKUP([.$A$2];[$'Player Stats'.$A$2:.$AI$163];3;0)" office:value-type="float" office:value="1340" calcext:value-type="float">
            <text:p>1,340</text:p>
          </table:table-cell>
          <table:table-cell table:style-name="ce90" table:formula="of:=VLOOKUP([.$A$2];[$'Player Stats'.$A$2:.$AG$163]; 4; 0)" office:value-type="float" office:value="320" calcext:value-type="float">
            <text:p>320</text:p>
          </table:table-cell>
          <table:table-cell table:style-name="ce90" table:formula="of:=VLOOKUP([.$A$2];[$'Player Stats'.$A$2:.$AI$163];34;0)" office:value-type="float" office:value="2510" calcext:value-type="float">
            <text:p>2,510</text:p>
          </table:table-cell>
          <table:table-cell table:style-name="ce90" table:formula="of:=VLOOKUP([.$A$2];[$'Player Stats'.$A$2:.$AG$163]; 5; 0)" office:value-type="float" office:value="1930" calcext:value-type="float">
            <text:p>1,930</text:p>
          </table:table-cell>
          <table:table-cell table:style-name="ce90" table:formula="of:=VLOOKUP([.$A$2];[$'Player Stats'.$A$2:.$AG$163]; 6; 0)" office:value-type="float" office:value="1650" calcext:value-type="float">
            <text:p>1,650</text:p>
          </table:table-cell>
          <table:table-cell table:style-name="ce91" table:formula="of:=100000/VLOOKUP([.$A$2];[$'Player Stats'.$A$2:.$AG$163]; 7; 0)" office:value-type="float" office:value="5" calcext:value-type="float">
            <text:p>5.00</text:p>
          </table:table-cell>
          <table:table-cell table:style-name="ce92" table:formula="of:=VLOOKUP([.$A$2];[$'Player Stats'.$A$2:.$AG$163]; 8; 0)" office:value-type="float" office:value="0" calcext:value-type="float">
            <text:p>0</text:p>
          </table:table-cell>
          <table:table-cell table:style-name="ce90" table:formula="of:=VLOOKUP([.$A$2];[$'Player Stats'.$A$2:.$AG$163]; 9; 0)" office:value-type="float" office:value="0" calcext:value-type="float">
            <text:p/>
          </table:table-cell>
          <table:table-cell table:style-name="ce90" table:formula="of:=VLOOKUP([.$A$2];[$'Player Stats'.$A$2:.$AG$163]; 10; 0)" office:value-type="string" office:string-value="4" calcext:value-type="string">
            <text:p>4</text:p>
          </table:table-cell>
          <table:table-cell table:style-name="ce90" table:formula="of:=VLOOKUP([.$A$2];[$'Player Stats'.$A$2:.$AG$163]; 11; 0)" office:value-type="float" office:value="0" calcext:value-type="float">
            <text:p/>
          </table:table-cell>
          <table:table-cell table:style-name="ce90" table:formula="of:=VLOOKUP([.$A$2];[$'Player Stats'.$A$2:.$AG$163]; 12; 0)" office:value-type="float" office:value="0" calcext:value-type="float">
            <text:p/>
          </table:table-cell>
          <table:table-cell table:style-name="ce90" table:formula="of:=VLOOKUP([.$A$2];[$'Player Stats'.$A$2:.$AG$163]; 13; 0)" office:value-type="float" office:value="40000" calcext:value-type="float">
            <text:p>40,000</text:p>
          </table:table-cell>
          <table:table-cell table:style-name="ce90" table:formula="of:=VLOOKUP([.$A$2];[$'Player Stats'.$A$2:.$AG$163]; 14; 0)" office:value-type="float" office:value="0" calcext:value-type="float">
            <text:p/>
          </table:table-cell>
          <table:table-cell table:style-name="ce90" table:formula="of:=VLOOKUP([.$A$2];[$'Player Stats'.$A$2:.$AG$163]; 15; 0)" office:value-type="float" office:value="2" calcext:value-type="float">
            <text:p>2</text:p>
          </table:table-cell>
          <table:table-cell table:style-name="ce90" table:formula="of:=VLOOKUP([.$A$2];[$'Player Stats'.$A$2:.$AG$163]; 16; 0)" office:value-type="string" office:string-value="Power Impact" calcext:value-type="string">
            <text:p>Power Impact</text:p>
          </table:table-cell>
          <table:table-cell table:style-name="ce90" table:formula="of:=VLOOKUP([.$A$2];[$'Player Stats'.$A$2:.$AG$163]; 17; 0)" office:value-type="float" office:value="7440" calcext:value-type="float">
            <text:p>7,440</text:p>
          </table:table-cell>
          <table:table-cell table:style-name="ce90" table:formula="of:=VLOOKUP([.$A$2];[$'Player Stats'.$A$2:.$AG$163]; 18; 0)" office:value-type="float" office:value="8190" calcext:value-type="float">
            <text:p>8,190</text:p>
          </table:table-cell>
          <table:table-cell table:style-name="ce90" table:formula="of:=VLOOKUP([.$A$2];[$'Player Stats'.$A$2:.$AG$163]; 19; 0)" office:value-type="string" office:string-value="High Power Rush" calcext:value-type="string">
            <text:p>High Power Rush</text:p>
          </table:table-cell>
          <table:table-cell table:style-name="ce90" table:formula="of:=VLOOKUP([.$A$2];[$'Player Stats'.$A$2:.$AG$163]; 20; 0)" office:value-type="float" office:value="7000" calcext:value-type="float">
            <text:p>7,000</text:p>
          </table:table-cell>
          <table:table-cell table:style-name="ce90" table:formula="of:=VLOOKUP([.$A$2];[$'Player Stats'.$A$2:.$AG$163]; 21; 0)" office:value-type="float" office:value="8240" calcext:value-type="float">
            <text:p>8,240</text:p>
          </table:table-cell>
          <table:table-cell table:style-name="ce90" table:formula="of:=VLOOKUP([.$A$2];[$'Player Stats'.$A$2:.$AG$163];22;0)" office:value-type="string" office:string-value="Colossal Slash" calcext:value-type="string">
            <text:p>Colossal Slash</text:p>
          </table:table-cell>
          <table:table-cell table:style-name="ce90" table:formula="of:=VLOOKUP([.$A$2];[$'Player Stats'.$A$2:.$AG$163]; 23; 0)" office:value-type="float" office:value="14560" calcext:value-type="float">
            <text:p>14,560</text:p>
          </table:table-cell>
          <table:table-cell table:style-name="ce90" table:formula="of:=VLOOKUP([.$A$2];[$'Player Stats'.$A$2:.$AG$163]; 24; 0)" office:value-type="float" office:value="16040" calcext:value-type="float">
            <text:p>16,040</text:p>
          </table:table-cell>
          <table:table-cell table:style-name="ce90" table:formula="of:=VLOOKUP([.$A$2];[$'Player Stats'.$A$2:.$AG$163]; 25; 0)" office:value-type="float" office:value="8" calcext:value-type="float">
            <text:p>8</text:p>
          </table:table-cell>
          <table:table-cell table:style-name="ce90" table:formula="of:=VLOOKUP([.$A$2];[$'Player Stats'.$A$2:.$AG$163]; 26; 0)" office:value-type="float" office:value="0" calcext:value-type="float">
            <text:p/>
          </table:table-cell>
          <table:table-cell table:style-name="ce90" table:formula="of:=VLOOKUP([.$A$2];[$'Player Stats'.$A$2:.$AG$163]; 25; 0)" office:value-type="float" office:value="8" calcext:value-type="float">
            <text:p>8</text:p>
          </table:table-cell>
          <table:table-cell table:style-name="ce90" table:formula="of:=VLOOKUP([.$A$2];[$'Player Stats'.$A$2:.$AG$163]; 26; 0)" office:value-type="float" office:value="0" calcext:value-type="float">
            <text:p/>
          </table:table-cell>
          <table:table-cell table:style-name="ce90" table:formula="of:=VLOOKUP([.$A$2];[$'Player Stats'.$A$2:.$AG$163]; 27; 0)" office:value-type="float" office:value="0" calcext:value-type="float">
            <text:p/>
          </table:table-cell>
          <table:table-cell table:style-name="ce90" table:formula="of:=VLOOKUP([.$A$2];[$'Player Stats'.$A$2:.$AG$163]; 28; 0)" office:value-type="float" office:value="0" calcext:value-type="float">
            <text:p/>
          </table:table-cell>
          <table:table-cell table:style-name="ce90" table:formula="of:=VLOOKUP([.$A$2];[$'Player Stats'.$A$2:.$AG$163]; 29; 0)" office:value-type="float" office:value="0" calcext:value-type="float">
            <text:p/>
          </table:table-cell>
          <table:table-cell table:style-name="ce90" table:formula="of:=VLOOKUP([.$A$2];[$'Player Stats'.$A$2:.$AG$163]; 30; 0)" office:value-type="float" office:value="0" calcext:value-type="float">
            <text:p/>
          </table:table-cell>
          <table:table-cell table:style-name="ce95" table:formula="of:=100000/VLOOKUP([.$A$2];[$'Player Stats'.$A$2:.$AI$163]; 35; 0)" office:value-type="float" office:value="51.28205128" calcext:value-type="float">
            <text:p>51</text:p>
          </table:table-cell>
          <table:table-cell table:number-columns-repeated="990"/>
        </table:table-row>
        <table:table-row table:style-name="ro2">
          <table:table-cell table:style-name="ce89" table:formula="of:=[$'Character profile'.C3]" office:value-type="string" office:string-value="Jiren" calcext:value-type="string">
            <text:p>Jiren</text:p>
          </table:table-cell>
          <table:table-cell table:style-name="ce90" table:formula="of:=VLOOKUP([.$A$3];[$'Player Stats'.$A$2:.$AG$163];2;0)" office:value-type="float" office:value="320" calcext:value-type="float">
            <text:p>320</text:p>
          </table:table-cell>
          <table:table-cell table:style-name="ce90" table:formula="of:=VLOOKUP([.$A$3];[$'Player Stats'.$A$2:.$AI$163];3;0)" office:value-type="float" office:value="1340" calcext:value-type="float">
            <text:p>1,340</text:p>
          </table:table-cell>
          <table:table-cell table:style-name="ce90" table:formula="of:=VLOOKUP([.$A$3];[$'Player Stats'.$A$2:.$AG$163]; 4; 0)" office:value-type="float" office:value="320" calcext:value-type="float">
            <text:p>320</text:p>
          </table:table-cell>
          <table:table-cell table:style-name="ce90" table:formula="of:=VLOOKUP([.$A$3];[$'Player Stats'.$A$2:.$AI$163];34;0)" office:value-type="float" office:value="2510" calcext:value-type="float">
            <text:p>2,510</text:p>
          </table:table-cell>
          <table:table-cell table:style-name="ce90" table:formula="of:=VLOOKUP([.$A$3];[$'Player Stats'.$A$2:.$AG$163]; 5; 0)" office:value-type="float" office:value="1930" calcext:value-type="float">
            <text:p>1,930</text:p>
          </table:table-cell>
          <table:table-cell table:style-name="ce90" table:formula="of:=VLOOKUP([.$A$3];[$'Player Stats'.$A$2:.$AG$163]; 6; 0)" office:value-type="float" office:value="1650" calcext:value-type="float">
            <text:p>1,650</text:p>
          </table:table-cell>
          <table:table-cell table:style-name="ce91" table:formula="of:=100000/VLOOKUP([.$A$3];[$'Player Stats'.$A$2:.$AG$163]; 7; 0)" office:value-type="float" office:value="5" calcext:value-type="float">
            <text:p>5.00</text:p>
          </table:table-cell>
          <table:table-cell table:style-name="ce92" table:formula="of:=VLOOKUP([.$A$3];[$'Player Stats'.$A$2:.$AG$163]; 8; 0)" office:value-type="float" office:value="0" calcext:value-type="float">
            <text:p>0</text:p>
          </table:table-cell>
          <table:table-cell table:style-name="ce90" table:formula="of:=VLOOKUP([.$A$3];[$'Player Stats'.$A$2:.$AG$163]; 9; 0)" office:value-type="float" office:value="0" calcext:value-type="float">
            <text:p/>
          </table:table-cell>
          <table:table-cell table:style-name="ce90" table:formula="of:=VLOOKUP([.$A$3];[$'Player Stats'.$A$2:.$AG$163]; 10; 0)" office:value-type="string" office:string-value="4" calcext:value-type="string">
            <text:p>4</text:p>
          </table:table-cell>
          <table:table-cell table:style-name="ce90" table:formula="of:=VLOOKUP([.$A$3];[$'Player Stats'.$A$2:.$AG$163]; 11; 0)" office:value-type="float" office:value="0" calcext:value-type="float">
            <text:p/>
          </table:table-cell>
          <table:table-cell table:style-name="ce90" table:formula="of:=VLOOKUP([.$A$3];[$'Player Stats'.$A$2:.$AG$163]; 12; 0)" office:value-type="float" office:value="0" calcext:value-type="float">
            <text:p/>
          </table:table-cell>
          <table:table-cell table:style-name="ce90" table:formula="of:=VLOOKUP([.$A$3];[$'Player Stats'.$A$2:.$AG$163]; 13; 0)" office:value-type="float" office:value="40000" calcext:value-type="float">
            <text:p>40,000</text:p>
          </table:table-cell>
          <table:table-cell table:style-name="ce90" table:formula="of:=VLOOKUP([.$A$3];[$'Player Stats'.$A$2:.$AG$163]; 14; 0)" office:value-type="float" office:value="0" calcext:value-type="float">
            <text:p/>
          </table:table-cell>
          <table:table-cell table:style-name="ce90" table:formula="of:=VLOOKUP([.$A$3];[$'Player Stats'.$A$2:.$AG$163]; 15; 0)" office:value-type="float" office:value="2" calcext:value-type="float">
            <text:p>2</text:p>
          </table:table-cell>
          <table:table-cell table:style-name="ce90" table:formula="of:=VLOOKUP([.$A$3];[$'Player Stats'.$A$2:.$AG$163]; 16; 0)" office:value-type="string" office:string-value="Power Impact" calcext:value-type="string">
            <text:p>Power Impact</text:p>
          </table:table-cell>
          <table:table-cell table:style-name="ce90" table:formula="of:=VLOOKUP([.$A$3];[$'Player Stats'.$A$2:.$AG$163]; 17; 0)" office:value-type="float" office:value="7440" calcext:value-type="float">
            <text:p>7,440</text:p>
          </table:table-cell>
          <table:table-cell table:style-name="ce90" table:formula="of:=VLOOKUP([.$A$3];[$'Player Stats'.$A$2:.$AG$163]; 18; 0)" office:value-type="float" office:value="8190" calcext:value-type="float">
            <text:p>8,190</text:p>
          </table:table-cell>
          <table:table-cell table:style-name="ce90" table:formula="of:=VLOOKUP([.$A$3];[$'Player Stats'.$A$2:.$AG$163]; 19; 0)" office:value-type="string" office:string-value="High Power Rush" calcext:value-type="string">
            <text:p>High Power Rush</text:p>
          </table:table-cell>
          <table:table-cell table:style-name="ce90" table:formula="of:=VLOOKUP([.$A$3];[$'Player Stats'.$A$2:.$AG$163]; 20; 0)" office:value-type="float" office:value="7000" calcext:value-type="float">
            <text:p>7,000</text:p>
          </table:table-cell>
          <table:table-cell table:style-name="ce90" table:formula="of:=VLOOKUP([.$A$3];[$'Player Stats'.$A$2:.$AG$163]; 21; 0)" office:value-type="float" office:value="8240" calcext:value-type="float">
            <text:p>8,240</text:p>
          </table:table-cell>
          <table:table-cell table:style-name="ce90" table:formula="of:=VLOOKUP([.$A$3];[$'Player Stats'.$A$2:.$AG$163];22;0)" office:value-type="string" office:string-value="Colossal Slash" calcext:value-type="string">
            <text:p>Colossal Slash</text:p>
          </table:table-cell>
          <table:table-cell table:style-name="ce90" table:formula="of:=VLOOKUP([.$A$3];[$'Player Stats'.$A$2:.$AG$163]; 23; 0)" office:value-type="float" office:value="14560" calcext:value-type="float">
            <text:p>14,560</text:p>
          </table:table-cell>
          <table:table-cell table:style-name="ce94" table:formula="of:=VLOOKUP([.$A$3];[$'Player Stats'.$A$2:.$AG$163]; 24; 0)" office:value-type="float" office:value="16040" calcext:value-type="float">
            <text:p>16,040</text:p>
          </table:table-cell>
          <table:table-cell table:style-name="ce90" table:formula="of:=VLOOKUP([.$A$3];[$'Player Stats'.$A$2:.$AG$163]; 25; 0)" office:value-type="float" office:value="8" calcext:value-type="float">
            <text:p>8</text:p>
          </table:table-cell>
          <table:table-cell table:style-name="ce90" table:formula="of:=VLOOKUP([.$A$3];[$'Player Stats'.$A$2:.$AG$163]; 26; 0)" office:value-type="float" office:value="0" calcext:value-type="float">
            <text:p/>
          </table:table-cell>
          <table:table-cell table:style-name="ce90" table:formula="of:=VLOOKUP([.$A$3];[$'Player Stats'.$A$2:.$AG$163]; 25; 0)" office:value-type="float" office:value="8" calcext:value-type="float">
            <text:p>8</text:p>
          </table:table-cell>
          <table:table-cell table:style-name="ce90" table:number-columns-repeated="5"/>
          <table:table-cell table:style-name="ce95" table:formula="of:=100000/VLOOKUP([.$A$3];[$'Player Stats'.$A$2:.$AI$163]; 35; 0)" office:value-type="float" office:value="51.28205128" calcext:value-type="float">
            <text:p>51</text:p>
          </table:table-cell>
          <table:table-cell table:number-columns-repeated="990"/>
        </table:table-row>
        <table:table-row table:style-name="ro10" table:number-rows-repeated="104857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yer Stats" table:style-name="ta6">
        <table:table-column table:style-name="co30" table:default-cell-style-name="Default"/>
        <table:table-column table:style-name="co9" table:number-columns-repeated="14" table:default-cell-style-name="Default"/>
        <table:table-column table:style-name="co31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9" table:number-columns-repeated="2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35" table:default-cell-style-name="Default"/>
        <table:table-column table:style-name="co9" table:number-columns-repeated="989" table:default-cell-style-name="Default"/>
        <table:table-row table:style-name="ro2">
          <table:table-cell table:style-name="ce77" office:value-type="string" calcext:value-type="string">
            <text:p>charge</text:p>
          </table:table-cell>
          <table:table-cell table:style-name="ce97" office:value-type="string" calcext:value-type="string">
            <text:p>Rush Attack (Avg)</text:p>
          </table:table-cell>
          <table:table-cell table:style-name="ce97" office:value-type="string" calcext:value-type="string">
            <text:p>Smash Attack</text:p>
          </table:table-cell>
          <table:table-cell table:style-name="ce97" office:value-type="string" calcext:value-type="string">
            <text:p>Rush Blast (Avg)</text:p>
          </table:table-cell>
          <table:table-cell table:style-name="ce97" office:value-type="string" calcext:value-type="string">
            <text:p>Energy Blast</text:p>
          </table:table-cell>
          <table:table-cell table:style-name="ce97" office:value-type="string" calcext:value-type="string">
            <text:p>Grab</text:p>
          </table:table-cell>
          <table:table-cell table:style-name="ce81" office:value-type="string" calcext:value-type="string">
            <text:p>(active) Charge Rate</text:p>
          </table:table-cell>
          <table:table-cell table:style-name="ce77" office:value-type="string" calcext:value-type="string">
            <text:p>Defense level</text:p>
          </table:table-cell>
          <table:table-cell table:style-name="ce81" office:value-type="string" calcext:value-type="string">
            <text:p>Blast Stock Gen</text:p>
          </table:table-cell>
          <table:table-cell table:style-name="ce81" office:value-type="string" calcext:value-type="string">
            <text:p>Max Blast Stocks</text:p>
          </table:table-cell>
          <table:table-cell table:style-name="ce81" office:value-type="string" calcext:value-type="string">
            <text:p>Switch Gauge</text:p>
          </table:table-cell>
          <table:table-cell table:style-name="ce81" office:value-type="string" calcext:value-type="string">
            <text:p>Clash</text:p>
          </table:table-cell>
          <table:table-cell table:style-name="ce77" office:value-type="string" calcext:value-type="string">
            <text:p>HP</text:p>
          </table:table-cell>
          <table:table-cell table:style-name="ce77" office:value-type="string" calcext:value-type="string">
            <text:p>Max Power duration</text:p>
          </table:table-cell>
          <table:table-cell table:style-name="ce77" office:value-type="string" calcext:value-type="string">
            <text:p>Base Ki Power</text:p>
          </table:table-cell>
          <table:table-cell table:style-name="ce81" office:value-type="string" calcext:value-type="string">
            <text:p>B2 1 Name</text:p>
          </table:table-cell>
          <table:table-cell table:style-name="ce97" office:value-type="string" calcext:value-type="string">
            <text:p>B2 1 Damage</text:p>
          </table:table-cell>
          <table:table-cell table:style-name="ce97" office:value-type="string" calcext:value-type="string">
            <text:p>B2 1 Damage (Boosted)</text:p>
          </table:table-cell>
          <table:table-cell table:style-name="ce81" office:value-type="string" calcext:value-type="string">
            <text:p>B2 2 Name</text:p>
          </table:table-cell>
          <table:table-cell table:style-name="ce97" office:value-type="string" calcext:value-type="string">
            <text:p>B2 2 Damage</text:p>
          </table:table-cell>
          <table:table-cell table:style-name="ce97" office:value-type="string" calcext:value-type="string">
            <text:p>B2 2 Damage (boosted)</text:p>
          </table:table-cell>
          <table:table-cell table:style-name="ce81" office:value-type="string" calcext:value-type="string">
            <text:p>Ultimate Name</text:p>
          </table:table-cell>
          <table:table-cell table:style-name="ce97" office:value-type="string" calcext:value-type="string">
            <text:p>Ultimate Damage</text:p>
          </table:table-cell>
          <table:table-cell table:style-name="ce98" office:value-type="string" calcext:value-type="string">
            <text:p>Ultimate Damage (boosted)</text:p>
          </table:table-cell>
          <table:table-cell table:style-name="ce98" office:value-type="string" calcext:value-type="string">
            <text:p>Rush Blasts per volley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Rush Blast Volley</text:p>
          </table:table-cell>
          <table:table-cell table:style-name="ce98" office:value-type="string" calcext:value-type="string">
            <text:p>Passive Ki Regeneration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3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/>
          <table:table-cell table:style-name="ce102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2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2];[$'B2 List'.$A$2:.$J$163]; 6; 0)" office:value-type="string" office:string-value="Silent Assassin 13" calcext:value-type="string">
            <text:p>Silent Assassin 13</text:p>
          </table:table-cell>
          <table:table-cell table:style-name="ce90" office:value-type="float" office:value="7310" calcext:value-type="float">
            <text:p>7,31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2];[$'B2 List'.$A$2:.$J$163]; 10; 0)" office:value-type="string" office:string-value="S.S. Deadly Bomber" calcext:value-type="string">
            <text:p>S.S. Deadly Bomber</text:p>
          </table:table-cell>
          <table:table-cell table:style-name="ce90" office:value-type="float" office:value="12760" calcext:value-type="float">
            <text:p>12,76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Transform! (Requires 3 Blast Stocks)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table:number-columns-repeated="5"/>
          <table:table-cell table:style-name="ce106" table:formula="of:=[.D2]*[.Y2]" office:value-type="float" office:value="1040" calcext:value-type="float">
            <text:p>1,040</text:p>
          </table:table-cell>
          <table:table-cell table:style-name="ce106" office:value-type="float" office:value="4650" calcext:value-type="float">
            <text:p>4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3 (Fused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750" calcext:value-type="float">
            <text:p>1,750</text:p>
          </table:table-cell>
          <table:table-cell table:style-name="ce102" office:value-type="string" calcext:value-type="string">
            <text:p>150</text:p>
          </table:table-cell>
          <table:table-cell table:style-name="ce104" table:formula="of:=1" office:value-type="float" office:value="1" calcext:value-type="float">
            <text:p>1</text:p>
          </table:table-cell>
          <table:table-cell table:style-name="ce102"/>
          <table:table-cell table:style-name="ce102" office:value-type="string" calcext:value-type="string">
            <text:p>6</text:p>
          </table:table-cell>
          <table:table-cell table:style-name="ce102"/>
          <table:table-cell table:style-name="ce102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3];[$'B2 List'.$A$2:.$J$163]; 2; 0)" office:value-type="string" office:string-value="S.S. Deadly Bomber" calcext:value-type="string">
            <text:p>S.S. Deadly Bomber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3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6850" calcext:value-type="float">
            <text:p>6,850</text:p>
          </table:table-cell>
          <table:table-cell table:style-name="ce90" office:value-type="float" office:value="7550" calcext:value-type="float">
            <text:p>7,550</text:p>
          </table:table-cell>
          <table:table-cell table:style-name="ce103" table:formula="of:=VLOOKUP([.A3];[$'B2 List'.$A$2:.$J$163]; 10; 0)" office:value-type="string" office:string-value="S.S. Deadly Hammer" calcext:value-type="string">
            <text:p>S.S. Deadly Hammer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5"/>
          <table:table-cell table:style-name="ce106" table:formula="of:=[.D3]*[.Y3]" office:value-type="float" office:value="1000" calcext:value-type="float">
            <text:p>1,000</text:p>
          </table:table-cell>
          <table:table-cell table:style-name="ce106" office:value-type="float" office:value="5100" calcext:value-type="float">
            <text:p>5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6</text:p>
          </table:table-cell>
          <table:table-cell table:style-name="ce90" office:value-type="float" office:value="330" calcext:value-type="float">
            <text:p>330</text:p>
          </table:table-cell>
          <table:table-cell table:style-name="ce99" office:value-type="float" office:value="1550" calcext:value-type="float">
            <text:p>1,550</text:p>
          </table:table-cell>
          <table:table-cell table:style-name="ce100" office:value-type="float" office:value="100" calcext:value-type="float">
            <text:p>100</text:p>
          </table:table-cell>
          <table:table-cell table:style-name="ce100" office:value-type="float" office:value="1180" calcext:value-type="float">
            <text:p>1,180</text:p>
          </table:table-cell>
          <table:table-cell table:style-name="ce100" office:value-type="float" office:value="2000" calcext:value-type="float">
            <text:p>2,00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.5" calcext:value-type="float">
            <text:p>0.5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4];[$'B2 List'.$A$2:.$J$163]; 2; 0)" office:value-type="string" office:string-value="Hell's Impact" calcext:value-type="string">
            <text:p>Hell's Impact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4];[$'B2 List'.$A$2:.$J$163]; 6; 0)" office:value-type="string" office:string-value="Hell's Flash" calcext:value-type="string">
            <text:p>Hell's Flash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4];[$'B2 List'.$A$2:.$J$163]; 10; 0)" office:value-type="string" office:string-value="Self-destruct Device" calcext:value-type="string">
            <text:p>Self-destruct Device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5"/>
          <table:table-cell table:style-name="ce106" table:formula="of:=[.D4]*[.Y4]" office:value-type="float" office:value="800" calcext:value-type="float">
            <text:p>800</text:p>
          </table:table-cell>
          <table:table-cell table:style-name="ce106" office:value-type="float" office:value="4650" calcext:value-type="float">
            <text:p>4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7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float" office:value="1180" calcext:value-type="float">
            <text:p>1,180</text:p>
          </table:table-cell>
          <table:table-cell table:style-name="ce100" office:value-type="float" office:value="1350" calcext:value-type="float">
            <text:p>1,35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5];[$'B2 List'.$A$2:.$J$163]; 2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20" calcext:value-type="float">
            <text:p>8,020</text:p>
          </table:table-cell>
          <table:table-cell table:style-name="ce103" table:formula="of:=VLOOKUP([.A5];[$'B2 List'.$A$2:.$J$163]; 6; 0)" office:value-type="string" office:string-value="Photon Flash" calcext:value-type="string">
            <text:p>Photon Flash</text:p>
          </table:table-cell>
          <table:table-cell table:style-name="ce90" office:value-type="float" office:value="5480" calcext:value-type="float">
            <text:p>5,480</text:p>
          </table:table-cell>
          <table:table-cell table:style-name="ce90" office:value-type="float" office:value="6080" calcext:value-type="float">
            <text:p>6,080</text:p>
          </table:table-cell>
          <table:table-cell table:style-name="ce103" table:formula="of:=VLOOKUP([.A5];[$'B2 List'.$A$2:.$J$163]; 10; 0)" office:value-type="string" office:string-value="Sadistic Dance" calcext:value-type="string">
            <text:p>Sadistic Dance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table:number-columns-repeated="5"/>
          <table:table-cell table:style-name="ce106" table:formula="of:=[.D5]*[.Y5]" office:value-type="float" office:value="1000" calcext:value-type="float">
            <text:p>1,000</text:p>
          </table:table-cell>
          <table:table-cell table:style-name="ce106" office:value-type="float" office:value="5100" calcext:value-type="float">
            <text:p>5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8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100" office:value-type="float" office:value="180" calcext:value-type="float">
            <text:p>180</text:p>
          </table:table-cell>
          <table:table-cell table:style-name="ce100" office:value-type="float" office:value="1050" calcext:value-type="float">
            <text:p>1,050</text:p>
          </table:table-cell>
          <table:table-cell table:style-name="ce100" office:value-type="float" office:value="710" calcext:value-type="float">
            <text:p>71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6];[$'B2 List'.$A$2:.$J$163]; 2; 0)" office:value-type="string" office:string-value="Infinity Bullet" calcext:value-type="string">
            <text:p>Infinity Bullet</text:p>
          </table:table-cell>
          <table:table-cell table:style-name="ce90" office:value-type="float" office:value="6000" calcext:value-type="float">
            <text:p>6,000</text:p>
          </table:table-cell>
          <table:table-cell table:style-name="ce90" office:value-type="float" office:value="6600" calcext:value-type="float">
            <text:p>6,600</text:p>
          </table:table-cell>
          <table:table-cell table:style-name="ce103" table:formula="of:=VLOOKUP([.A6];[$'B2 List'.$A$2:.$J$163]; 6; 0)" office:value-type="string" office:string-value="Destructo Disc" calcext:value-type="string">
            <text:p>Destructo Disc</text:p>
          </table:table-cell>
          <table:table-cell table:style-name="ce90" office:value-type="float" office:value="5460" calcext:value-type="float">
            <text:p>5,460</text:p>
          </table:table-cell>
          <table:table-cell table:style-name="ce90" office:value-type="float" office:value="6020" calcext:value-type="float">
            <text:p>6,020</text:p>
          </table:table-cell>
          <table:table-cell table:style-name="ce103" table:formula="of:=VLOOKUP([.A6];[$'B2 List'.$A$2:.$J$163]; 10; 0)" office:value-type="string" office:string-value="Sadistic 18" calcext:value-type="string">
            <text:p>Sadistic 18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table:number-columns-repeated="5"/>
          <table:table-cell table:style-name="ce106" table:formula="of:=[.D6]*[.Y6]" office:value-type="float" office:value="1080" calcext:value-type="float">
            <text:p>1,080</text:p>
          </table:table-cell>
          <table:table-cell table:style-name="ce106" office:value-type="float" office:value="5550" calcext:value-type="float">
            <text:p>5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9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100" office:value-type="float" office:value="150" calcext:value-type="float">
            <text:p>150</text:p>
          </table:table-cell>
          <table:table-cell table:style-name="ce100" office:value-type="float" office:value="920" calcext:value-type="float">
            <text:p>920</text:p>
          </table:table-cell>
          <table:table-cell table:style-name="ce100" office:value-type="float" office:value="2630" calcext:value-type="float">
            <text:p>2,63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.5" calcext:value-type="float">
            <text:p>0.5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7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7];[$'B2 List'.$A$2:.$J$163]; 6; 0)" office:value-type="string" office:string-value="High Power Rush" calcext:value-type="string">
            <text:p>High Power Rush</text:p>
          </table:table-cell>
          <table:table-cell table:style-name="ce90" office:value-type="float" office:value="6220" calcext:value-type="float">
            <text:p>6,220</text:p>
          </table:table-cell>
          <table:table-cell table:style-name="ce90" office:value-type="float" office:value="6820" calcext:value-type="float">
            <text:p>6,820</text:p>
          </table:table-cell>
          <table:table-cell table:style-name="ce103" table:formula="of:=VLOOKUP([.A7];[$'B2 List'.$A$2:.$J$163]; 10; 0)" office:value-type="string" office:string-value="Drain Life 19" calcext:value-type="string">
            <text:p>Drain Life 19</text:p>
          </table:table-cell>
          <table:table-cell table:style-name="ce90" office:value-type="float" office:value="10730" calcext:value-type="float">
            <text:p>10,730</text:p>
          </table:table-cell>
          <table:table-cell table:style-name="ce90" office:value-type="float" office:value="11010" calcext:value-type="float">
            <text:p>11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Grabs drain Life and Ki</text:p>
          </table:table-cell>
          <table:table-cell table:style-name="ce106" office:value-type="string" calcext:value-type="string">
            <text:p>Only passively charge to his Base Ki Power</text:p>
          </table:table-cell>
          <table:table-cell table:style-name="ce106" table:number-columns-repeated="4"/>
          <table:table-cell table:style-name="ce106" table:formula="of:=[.D7]*[.Y7]" office:value-type="float" office:value="450" calcext:value-type="float">
            <text:p>450</text:p>
          </table:table-cell>
          <table:table-cell table:style-name="ce106" office:value-type="float" office:value="1500" calcext:value-type="float">
            <text:p>1,5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8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200" calcext:value-type="float">
            <text:p>1,20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1" calcext:value-type="float">
            <text:p>1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8];[$'B2 List'.$A$2:.$J$163]; 2; 0)" office:value-type="string" office:string-value="Eighter Attack" calcext:value-type="string">
            <text:p>Eighter Attack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8];[$'B2 List'.$A$2:.$J$163]; 6; 0)" office:value-type="string" office:string-value="Eighter's Anger" calcext:value-type="string">
            <text:p>Eighter's Anger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8];[$'B2 List'.$A$2:.$J$163]; 10; 0)" office:value-type="string" office:string-value="You Hurt Goku!" calcext:value-type="string">
            <text:p>You Hurt Goku!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No rush blasts- replaced with more melee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4"/>
          <table:table-cell table:style-name="ce106" table:formula="of:=[.D8]*[.Y8]" office:value-type="float" office:value="0" calcext:value-type="float">
            <text:p>0</text:p>
          </table:table-cell>
          <table:table-cell table:style-name="ce106" office:value-type="float" office:value="4650" calcext:value-type="float">
            <text:p>4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ppule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100" office:value-type="float" office:value="240" calcext:value-type="float">
            <text:p>240</text:p>
          </table:table-cell>
          <table:table-cell table:style-name="ce100" office:value-type="float" office:value="1430" calcext:value-type="float">
            <text:p>1,430</text:p>
          </table:table-cell>
          <table:table-cell table:style-name="ce100" office:value-type="float" office:value="880" calcext:value-type="float">
            <text:p>880</text:p>
          </table:table-cell>
          <table:table-cell table:style-name="ce102" office:value-type="string" calcext:value-type="string">
            <text:p>189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9];[$'B2 List'.$A$2:.$J$163]; 2; 0)" office:value-type="string" office:string-value="Energy Wave" calcext:value-type="string">
            <text:p>Energy Wave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9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9];[$'B2 List'.$A$2:.$J$163]; 10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11840" calcext:value-type="float">
            <text:p>11,840</text:p>
          </table:table-cell>
          <table:table-cell table:style-name="ce90" office:value-type="float" office:value="13040" calcext:value-type="float">
            <text:p>13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9]*[.Y9]" office:value-type="float" office:value="960" calcext:value-type="float">
            <text:p>96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rale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500" calcext:value-type="float">
            <text:p>1,50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600" calcext:value-type="float">
            <text:p>1,60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.5" calcext:value-type="float">
            <text:p>0.5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10];[$'B2 List'.$A$2:.$J$163]; 2; 0)" office:value-type="string" office:string-value="WOOHOO!~" calcext:value-type="string">
            <text:p>WOOHOO!~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0];[$'B2 List'.$A$2:.$J$163]; 6; 0)" office:value-type="string" office:string-value="Ping!" calcext:value-type="string">
            <text:p>Ping!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10];[$'B2 List'.$A$2:.$J$163]; 10; 0)" office:value-type="string" office:string-value="Playing Pro-Wrestling" calcext:value-type="string">
            <text:p>Playing Pro-Wrestling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No rush blasts- replaced with more melee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table:number-columns-repeated="4"/>
          <table:table-cell table:style-name="ce106" table:formula="of:=[.D10]*[.Y10]" office:value-type="float" office:value="0" calcext:value-type="float">
            <text:p>0</text:p>
          </table:table-cell>
          <table:table-cell table:style-name="ce106" office:value-type="float" office:value="5100" calcext:value-type="float">
            <text:p>5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idi</text:p>
          </table:table-cell>
          <table:table-cell table:style-name="ce90" office:value-type="float" office:value="170" calcext:value-type="float">
            <text:p>170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418" calcext:value-type="float">
            <text:p>418</text:p>
          </table:table-cell>
          <table:table-cell table:style-name="ce90" office:value-type="float" office:value="1920" calcext:value-type="float">
            <text:p>1,920</text:p>
          </table:table-cell>
          <table:table-cell table:style-name="ce90" office:value-type="float" office:value="2730" calcext:value-type="float">
            <text:p>2,730</text:p>
          </table:table-cell>
          <table:table-cell table:style-name="ce102" office:value-type="string" calcext:value-type="string">
            <text:p>24000</text:p>
          </table:table-cell>
          <table:table-cell table:style-name="ce104" office:value-type="float" office:value="-2" calcext:value-type="float">
            <text:p>-2</text:p>
          </table:table-cell>
          <table:table-cell table:style-name="ce102"/>
          <table:table-cell table:style-name="ce102" office:value-type="string" calcext:value-type="string">
            <text:p>7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3" table:formula="of:=VLOOKUP([.A11];[$'B2 List'.$A$2:.$J$163]; 2; 0)" office:value-type="string" office:string-value="Pui Pui nice shot!" calcext:value-type="string">
            <text:p>Pui Pui nice shot!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11];[$'B2 List'.$A$2:.$J$163]; 6; 0)" office:value-type="string" office:string-value="Yakon is next!" calcext:value-type="string">
            <text:p>Yakon is next!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1];[$'B2 List'.$A$2:.$J$163]; 10; 0)" office:value-type="string" office:string-value="Babidi's Ultimate Power!" calcext:value-type="string">
            <text:p>Babidi's Ultimate Power!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office:value-type="string" calcext:value-type="string">
            <text:p>Grabs drain Ki</text:p>
          </table:table-cell>
          <table:table-cell table:style-name="ce106" table:number-columns-repeated="6"/>
          <table:table-cell table:style-name="ce106" table:formula="of:=[.D11]*[.Y11]" office:value-type="float" office:value="3344" calcext:value-type="float">
            <text:p>3,344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y Vegeta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100" office:value-type="float" office:value="430" calcext:value-type="float">
            <text:p>430</text:p>
          </table:table-cell>
          <table:table-cell table:style-name="ce100" office:value-type="float" office:value="2560" calcext:value-type="float">
            <text:p>2,560</text:p>
          </table:table-cell>
          <table:table-cell table:style-name="ce100" office:value-type="float" office:value="1120" calcext:value-type="float">
            <text:p>1,120</text:p>
          </table:table-cell>
          <table:table-cell table:style-name="ce102" office:value-type="string" calcext:value-type="string">
            <text:p>198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12];[$'B2 List'.$A$2:.$J$163]; 2; 0)" office:value-type="string" office:string-value="Galick Gun" calcext:value-type="string">
            <text:p>Galick Gu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2];[$'B2 List'.$A$2:.$J$163]; 6; 0)" office:value-type="string" office:string-value="Finger Blitz Barrage" calcext:value-type="string">
            <text:p>Finger Blitz Barrage</text:p>
          </table:table-cell>
          <table:table-cell table:style-name="ce90" office:value-type="float" office:value="4200" calcext:value-type="float">
            <text:p>4,200</text:p>
          </table:table-cell>
          <table:table-cell table:style-name="ce90" office:value-type="float" office:value="4800" calcext:value-type="float">
            <text:p>4,800</text:p>
          </table:table-cell>
          <table:table-cell table:style-name="ce103" table:formula="of:=VLOOKUP([.A12];[$'B2 List'.$A$2:.$J$163]; 10; 0)" office:value-type="string" office:string-value="Final Flash" calcext:value-type="string">
            <text:p>Final Flash</text:p>
          </table:table-cell>
          <table:table-cell table:style-name="ce90" office:value-type="float" office:value="12760" calcext:value-type="float">
            <text:p>12,76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Transform! (Requires 1 Blast Stock)</text:p>
          </table:table-cell>
          <table:table-cell table:style-name="ce106" table:number-columns-repeated="7"/>
          <table:table-cell table:style-name="ce106" table:formula="of:=[.D12]*[.Y12]" office:value-type="float" office:value="1720" calcext:value-type="float">
            <text:p>1,72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y Vegeta (Giant Ape)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740" calcext:value-type="float">
            <text:p>1,740</text:p>
          </table:table-cell>
          <table:table-cell table:style-name="ce100" office:value-type="float" office:value="280" calcext:value-type="float">
            <text:p>280</text:p>
          </table:table-cell>
          <table:table-cell table:style-name="ce100" office:value-type="float" office:value="1760" calcext:value-type="float">
            <text:p>1,760</text:p>
          </table:table-cell>
          <table:table-cell table:style-name="ce100" office:value-type="float" office:value="2450" calcext:value-type="float">
            <text:p>2,450</text:p>
          </table:table-cell>
          <table:table-cell table:style-name="ce102" office:value-type="string" calcext:value-type="string">
            <text:p>23400</text:p>
          </table:table-cell>
          <table:table-cell table:style-name="ce104" office:value-type="float" office:value="2" calcext:value-type="float">
            <text:p>2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13];[$'B2 List'.$A$2:.$J$163]; 2; 0)" office:value-type="string" office:string-value="Super Galick Gun" calcext:value-type="string">
            <text:p>Super Galick Gun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9060" calcext:value-type="float">
            <text:p>9,060</text:p>
          </table:table-cell>
          <table:table-cell table:style-name="ce103" table:formula="of:=VLOOKUP([.A13];[$'B2 List'.$A$2:.$J$163]; 6; 0)" office:value-type="string" office:string-value="Gigantic Flame" calcext:value-type="string">
            <text:p>Gigantic Flame</text:p>
          </table:table-cell>
          <table:table-cell table:style-name="ce90" office:value-type="float" office:value="8200" calcext:value-type="float">
            <text:p>8,200</text:p>
          </table:table-cell>
          <table:table-cell table:style-name="ce90" office:value-type="float" office:value="9040" calcext:value-type="float">
            <text:p>9,040</text:p>
          </table:table-cell>
          <table:table-cell table:style-name="ce103" table:formula="of:=VLOOKUP([.A13];[$'B2 List'.$A$2:.$J$163]; 10; 0)" office:value-type="string" office:string-value="Revenge Death Ball Final" calcext:value-type="string">
            <text:p>Revenge Death Ball Final</text:p>
          </table:table-cell>
          <table:table-cell table:style-name="ce90" office:value-type="float" office:value="15480" calcext:value-type="float">
            <text:p>15,480</text:p>
          </table:table-cell>
          <table:table-cell table:style-name="ce90" office:value-type="float" office:value="17040" calcext:value-type="float">
            <text:p>17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Giant Ape - Immune to Dash Supers </text:p>
          </table:table-cell>
          <table:table-cell table:style-name="ce106" office:value-type="string" calcext:value-type="string">
            <text:p>Giant Ape - Ultimate Body</text:p>
          </table:table-cell>
          <table:table-cell table:style-name="ce106" table:number-columns-repeated="6"/>
          <table:table-cell table:style-name="ce106" table:formula="of:=[.D13]*[.Y13]" office:value-type="float" office:value="1120" calcext:value-type="float">
            <text:p>1,1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y Vegeta (Super 1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100" office:value-type="float" office:value="390" calcext:value-type="float">
            <text:p>390</text:p>
          </table:table-cell>
          <table:table-cell table:style-name="ce100" office:value-type="float" office:value="2320" calcext:value-type="float">
            <text:p>2,320</text:p>
          </table:table-cell>
          <table:table-cell table:style-name="ce100" office:value-type="float" office:value="1450" calcext:value-type="float">
            <text:p>1,450</text:p>
          </table:table-cell>
          <table:table-cell table:style-name="ce102" office:value-type="string" calcext:value-type="string">
            <text:p>210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14];[$'B2 List'.$A$2:.$J$163]; 2; 0)" office:value-type="string" office:string-value="Galick Gun" calcext:value-type="string">
            <text:p>Galick Gun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4];[$'B2 List'.$A$2:.$J$163]; 6; 0)" office:value-type="string" office:string-value="Finger Blitz Barrage" calcext:value-type="string">
            <text:p>Finger Blitz Barrage</text:p>
          </table:table-cell>
          <table:table-cell table:style-name="ce90" office:value-type="float" office:value="4600" calcext:value-type="float">
            <text:p>4,600</text:p>
          </table:table-cell>
          <table:table-cell table:style-name="ce90" office:value-type="float" office:value="5200" calcext:value-type="float">
            <text:p>5,200</text:p>
          </table:table-cell>
          <table:table-cell table:style-name="ce103" table:formula="of:=VLOOKUP([.A14];[$'B2 List'.$A$2:.$J$163]; 10; 0)" office:value-type="string" office:string-value="Final Flash" calcext:value-type="string">
            <text:p>Final Flash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40" calcext:value-type="float">
            <text:p>15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Transform! (Requires 1 Blast Stock)</text:p>
          </table:table-cell>
          <table:table-cell table:style-name="ce106" table:number-columns-repeated="7"/>
          <table:table-cell table:style-name="ce106" table:formula="of:=[.D14]*[.Y14]" office:value-type="float" office:value="2340" calcext:value-type="float">
            <text:p>2,34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y Vegeta (Super 2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100" office:value-type="float" office:value="386" calcext:value-type="float">
            <text:p>386</text:p>
          </table:table-cell>
          <table:table-cell table:style-name="ce100" office:value-type="float" office:value="1740" calcext:value-type="float">
            <text:p>1,740</text:p>
          </table:table-cell>
          <table:table-cell table:style-name="ce100" office:value-type="float" office:value="1400" calcext:value-type="float">
            <text:p>1,400</text:p>
          </table:table-cell>
          <table:table-cell table:style-name="ce102" office:value-type="string" calcext:value-type="string">
            <text:p>2205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3" table:formula="of:=VLOOKUP([.A15];[$'B2 List'.$A$2:.$J$163]; 2; 0)" office:value-type="string" office:string-value="Final Flash" calcext:value-type="string">
            <text:p>Final Flash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5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6000" calcext:value-type="float">
            <text:p>6,000</text:p>
          </table:table-cell>
          <table:table-cell table:style-name="ce90" office:value-type="float" office:value="6600" calcext:value-type="float">
            <text:p>6,600</text:p>
          </table:table-cell>
          <table:table-cell table:style-name="ce103" table:formula="of:=VLOOKUP([.A15];[$'B2 List'.$A$2:.$J$163]; 10; 0)" office:value-type="string" office:string-value="Revenge Death Ball" calcext:value-type="string">
            <text:p>Revenge Death Ball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50" calcext:value-type="float">
            <text:p>16,05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Transform! (Requires 3 Blast Stocks)</text:p>
          </table:table-cell>
          <table:table-cell table:style-name="ce106" table:number-columns-repeated="7"/>
          <table:table-cell table:style-name="ce106" table:formula="of:=[.D15]*[.Y15]" office:value-type="float" office:value="2702" calcext:value-type="float">
            <text:p>2,702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rdock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0" office:value-type="float" office:value="260" calcext:value-type="float">
            <text:p>260</text:p>
          </table:table-cell>
          <table:table-cell table:style-name="ce100" office:value-type="float" office:value="1550" calcext:value-type="float">
            <text:p>1,550</text:p>
          </table:table-cell>
          <table:table-cell table:style-name="ce100" office:value-type="float" office:value="1150" calcext:value-type="float">
            <text:p>1,150</text:p>
          </table:table-cell>
          <table:table-cell table:style-name="ce102" office:value-type="string" calcext:value-type="string">
            <text:p>240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3" table:formula="of:=VLOOKUP([.A16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6];[$'B2 List'.$A$2:.$J$163]; 6; 0)" office:value-type="string" office:string-value="Final Revenger" calcext:value-type="string">
            <text:p>Final Revenger</text:p>
          </table:table-cell>
          <table:table-cell table:style-name="ce90" office:value-type="float" office:value="7310" calcext:value-type="float">
            <text:p>7,31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6];[$'B2 List'.$A$2:.$J$163]; 10; 0)" office:value-type="string" office:string-value="Final Spirit Cannon" calcext:value-type="string">
            <text:p>Final Spirit Cannon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Transform! (Requires 3 Blast Stocks)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6"/>
          <table:table-cell table:style-name="ce106" table:formula="of:=[.D16]*[.Y16]" office:value-type="float" office:value="1820" calcext:value-type="float">
            <text:p>1,82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rdock (Giant Ape)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float" office:value="1180" calcext:value-type="float">
            <text:p>1,180</text:p>
          </table:table-cell>
          <table:table-cell table:style-name="ce100" office:value-type="float" office:value="2750" calcext:value-type="float">
            <text:p>2,750</text:p>
          </table:table-cell>
          <table:table-cell table:style-name="ce102" office:value-type="string" calcext:value-type="string">
            <text:p>24300</text:p>
          </table:table-cell>
          <table:table-cell table:style-name="ce104" office:value-type="float" office:value="0.5" calcext:value-type="float">
            <text:p>0.5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3" table:formula="of:=VLOOKUP([.A17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7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17];[$'B2 List'.$A$2:.$J$163]; 10; 0)" office:value-type="string" office:string-value="Giga Meteor Storm" calcext:value-type="string">
            <text:p>Giga Meteor Storm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Giant Ape - Immune to Dash Supers </text:p>
          </table:table-cell>
          <table:table-cell table:style-name="ce106" office:value-type="string" calcext:value-type="string">
            <text:p>Giant Ape - Ultimate Body</text:p>
          </table:table-cell>
          <table:table-cell table:style-name="ce106" table:number-columns-repeated="6"/>
          <table:table-cell table:style-name="ce106" table:formula="of:=[.D17]*[.Y17]" office:value-type="float" office:value="800" calcext:value-type="float">
            <text:p>8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ojack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100" office:value-type="float" office:value="240" calcext:value-type="float">
            <text:p>240</text:p>
          </table:table-cell>
          <table:table-cell table:style-name="ce100" office:value-type="float" office:value="1430" calcext:value-type="float">
            <text:p>1,430</text:p>
          </table:table-cell>
          <table:table-cell table:style-name="ce100" office:value-type="float" office:value="1250" calcext:value-type="float">
            <text:p>1,250</text:p>
          </table:table-cell>
          <table:table-cell table:style-name="ce102" office:value-type="string" calcext:value-type="string">
            <text:p>210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18];[$'B2 List'.$A$2:.$J$163]; 2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8];[$'B2 List'.$A$2:.$J$163]; 6; 0)" office:value-type="string" office:string-value="Trap shooter" calcext:value-type="string">
            <text:p>Trap shooter</text:p>
          </table:table-cell>
          <table:table-cell table:style-name="ce90" office:value-type="float" office:value="5040" calcext:value-type="float">
            <text:p>5,040</text:p>
          </table:table-cell>
          <table:table-cell table:style-name="ce90" office:value-type="float" office:value="5700" calcext:value-type="float">
            <text:p>5,700</text:p>
          </table:table-cell>
          <table:table-cell table:style-name="ce103" table:formula="of:=VLOOKUP([.A18];[$'B2 List'.$A$2:.$J$163]; 10; 0)" office:value-type="string" office:string-value="Grand Smasher" calcext:value-type="string">
            <text:p>Grand Smasher</text:p>
          </table:table-cell>
          <table:table-cell table:style-name="ce90" office:value-type="float" office:value="12760" calcext:value-type="float">
            <text:p>12,76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Transform! (Requires 2 Blast Stocks)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table:number-columns-repeated="6"/>
          <table:table-cell table:style-name="ce106" table:formula="of:=[.D18]*[.Y18]" office:value-type="float" office:value="960" calcext:value-type="float">
            <text:p>96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ojack (Full Power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420" calcext:value-type="float">
            <text:p>1,420</text:p>
          </table:table-cell>
          <table:table-cell table:style-name="ce90" office:value-type="float" office:value="400" calcext:value-type="float">
            <text:p>40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90" office:value-type="float" office:value="1450" calcext:value-type="float">
            <text:p>1,450</text:p>
          </table:table-cell>
          <table:table-cell table:style-name="ce103" office:value-type="string" calcext:value-type="string">
            <text:p>1950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19];[$'B2 List'.$A$2:.$J$163]; 2; 0)" office:value-type="string" office:string-value="Grand Smasher" calcext:value-type="string">
            <text:p>Grand Smasher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9];[$'B2 List'.$A$2:.$J$163]; 6; 0)" office:value-type="string" office:string-value="Galactic Tyrant" calcext:value-type="string">
            <text:p>Galactic Tyrant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19];[$'B2 List'.$A$2:.$J$163]; 10; 0)" office:value-type="string" office:string-value="Galactic Buster" calcext:value-type="string">
            <text:p>Galactic Buster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7"/>
          <table:table-cell table:style-name="ce106" table:formula="of:=[.D19]*[.Y19]" office:value-type="float" office:value="1200" calcext:value-type="float">
            <text:p>1,2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roly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189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0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20];[$'B2 List'.$A$2:.$J$163]; 6; 0)" office:value-type="string" office:string-value="Bloody Smash" calcext:value-type="string">
            <text:p>Bloody Smash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20];[$'B2 List'.$A$2:.$J$163]; 10; 0)" office:value-type="string" office:string-value="Eraser Cannon" calcext:value-type="string">
            <text:p>Eraser Cannon</text:p>
          </table:table-cell>
          <table:table-cell table:style-name="ce90" office:value-type="float" office:value="11840" calcext:value-type="float">
            <text:p>11,840</text:p>
          </table:table-cell>
          <table:table-cell table:style-name="ce90" office:value-type="float" office:value="13040" calcext:value-type="float">
            <text:p>13,04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20]*[.Y20]" office:value-type="float" office:value="600" calcext:value-type="float">
            <text:p>60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roly (Legendary SSJ)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1690" calcext:value-type="float">
            <text:p>1,69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2290" calcext:value-type="float">
            <text:p>2,290</text:p>
          </table:table-cell>
          <table:table-cell table:style-name="ce90" office:value-type="float" office:value="1850" calcext:value-type="float">
            <text:p>1,850</text:p>
          </table:table-cell>
          <table:table-cell table:style-name="ce103" office:value-type="string" calcext:value-type="string">
            <text:p>13800</text:p>
          </table:table-cell>
          <table:table-cell table:style-name="ce92" office:value-type="float" office:value="2" calcext:value-type="float">
            <text:p>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21];[$'B2 List'.$A$2:.$J$163]; 2; 0)" office:value-type="string" office:string-value="Eraser Cannon" calcext:value-type="string">
            <text:p>Eraser Cannon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21];[$'B2 List'.$A$2:.$J$163]; 6; 0)" office:value-type="string" office:string-value="Gigantic Hammer" calcext:value-type="string">
            <text:p>Gigantic Hammer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21];[$'B2 List'.$A$2:.$J$163]; 10; 0)" office:value-type="string" office:string-value="Omega Blaster" calcext:value-type="string">
            <text:p>Omega Blaster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21]*[.Y21]" office:value-type="float" office:value="1080" calcext:value-type="float">
            <text:p>1,08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roly (SSJ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510" calcext:value-type="float">
            <text:p>1,51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2];[$'B2 List'.$A$2:.$J$163]; 2; 0)" office:value-type="string" office:string-value="Eraser Cannon" calcext:value-type="string">
            <text:p>Eraser Canno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22];[$'B2 List'.$A$2:.$J$163]; 6; 0)" office:value-type="string" office:string-value="Trap shooter" calcext:value-type="string">
            <text:p>Trap shooter</text:p>
          </table:table-cell>
          <table:table-cell table:style-name="ce90" office:value-type="float" office:value="4200" calcext:value-type="float">
            <text:p>4,200</text:p>
          </table:table-cell>
          <table:table-cell table:style-name="ce90" office:value-type="float" office:value="4700" calcext:value-type="float">
            <text:p>4,700</text:p>
          </table:table-cell>
          <table:table-cell table:style-name="ce103" table:formula="of:=VLOOKUP([.A22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22]*[.Y22]" office:value-type="float" office:value="1400" calcext:value-type="float">
            <text:p>1,4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urter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950" calcext:value-type="float">
            <text:p>950</text:p>
          </table:table-cell>
          <table:table-cell table:style-name="ce103" office:value-type="string" calcext:value-type="string">
            <text:p>20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3];[$'B2 List'.$A$2:.$J$163]; 2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23];[$'B2 List'.$A$2:.$J$163]; 6; 0)" office:value-type="string" office:string-value="Space Mach Attack" calcext:value-type="string">
            <text:p>Space Mach Attack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23];[$'B2 List'.$A$2:.$J$163]; 10; 0)" office:value-type="string" office:string-value="Purple Comet Attack" calcext:value-type="string">
            <text:p>Purple Comet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23]*[.Y23]" office:value-type="float" office:value="960" calcext:value-type="float">
            <text:p>96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aptain Ginyu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4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24];[$'B2 List'.$A$2:.$J$163]; 6; 0)" office:value-type="string" office:string-value="Galaxy Dynamite" calcext:value-type="string">
            <text:p>Galaxy Dynamite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24];[$'B2 List'.$A$2:.$J$163]; 10; 0)" office:value-type="string" office:string-value="Body Change" calcext:value-type="string">
            <text:p>Body Change</text:p>
          </table:table-cell>
          <table:table-cell table:style-name="ce90" office:value-type="float" office:value="2730" calcext:value-type="float">
            <text:p>2,730</text:p>
          </table:table-cell>
          <table:table-cell table:style-name="ce90" office:value-type="float" office:value="3010" calcext:value-type="float">
            <text:p>3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24]*[.Y24]" office:value-type="float" office:value="1540" calcext:value-type="float">
            <text:p>1,54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70" calcext:value-type="float">
            <text:p>1,27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2950" calcext:value-type="float">
            <text:p>2,950</text:p>
          </table:table-cell>
          <table:table-cell table:style-name="ce103" office:value-type="string" calcext:value-type="string">
            <text:p>138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5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25];[$'B2 List'.$A$2:.$J$163]; 6; 0)" office:value-type="string" office:string-value="Special Beam Cannon" calcext:value-type="string">
            <text:p>Special Beam Cannon</text:p>
          </table:table-cell>
          <table:table-cell table:style-name="ce90" office:value-type="float" office:value="7940" calcext:value-type="float">
            <text:p>7,940</text:p>
          </table:table-cell>
          <table:table-cell table:style-name="ce90" office:value-type="float" office:value="14780" calcext:value-type="float">
            <text:p>14,780</text:p>
          </table:table-cell>
          <table:table-cell table:style-name="ce103" table:formula="of:=VLOOKUP([.A25];[$'B2 List'.$A$2:.$J$163]; 10; 0)" office:value-type="string" office:string-value="Drain Life Cell" calcext:value-type="string">
            <text:p>Drain Life Cell</text:p>
          </table:table-cell>
          <table:table-cell table:style-name="ce90" office:value-type="float" office:value="12220" calcext:value-type="float">
            <text:p>12,220</text:p>
          </table:table-cell>
          <table:table-cell table:style-name="ce90" office:value-type="float" office:value="12250" calcext:value-type="float">
            <text:p>12,25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25]*[.Y25]" office:value-type="float" office:value="1300" calcext:value-type="float">
            <text:p>1,3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 (Perfect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6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26];[$'B2 List'.$A$2:.$J$163]; 6; 0)" office:value-type="string" office:string-value="Barrage Death Beam" calcext:value-type="string">
            <text:p>Barrage Death Beam</text:p>
          </table:table-cell>
          <table:table-cell table:style-name="ce90" office:value-type="float" office:value="5400" calcext:value-type="float">
            <text:p>5,40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26];[$'B2 List'.$A$2:.$J$163]; 10; 0)" office:value-type="string" office:string-value="Perfect Barrier" calcext:value-type="string">
            <text:p>Perfect Barrier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26]*[.Y26]" office:value-type="float" office:value="2240" calcext:value-type="float">
            <text:p>2,24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 (Semi-Perfect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3120" calcext:value-type="float">
            <text:p>3,12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27];[$'B2 List'.$A$2:.$J$163]; 2; 0)" office:value-type="string" office:string-value="Big Bang Crash" calcext:value-type="string">
            <text:p>Big Bang Crash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27];[$'B2 List'.$A$2:.$J$163]; 6; 0)" office:value-type="string" office:string-value="Drain Life Cell" calcext:value-type="string">
            <text:p>Drain Life Cell</text:p>
          </table:table-cell>
          <table:table-cell table:style-name="ce90" office:value-type="float" office:value="7220" calcext:value-type="float">
            <text:p>7,220</text:p>
          </table:table-cell>
          <table:table-cell table:style-name="ce90" office:value-type="float" office:value="7500" calcext:value-type="float">
            <text:p>7,500</text:p>
          </table:table-cell>
          <table:table-cell table:style-name="ce103" table:formula="of:=VLOOKUP([.A27];[$'B2 List'.$A$2:.$J$163]; 10; 0)" office:value-type="string" office:string-value="Unforgivable!" calcext:value-type="string">
            <text:p>Unforgivable!</text:p>
          </table:table-cell>
          <table:table-cell table:style-name="ce90" office:value-type="float" office:value="15450" calcext:value-type="float">
            <text:p>15,450</text:p>
          </table:table-cell>
          <table:table-cell table:style-name="ce90" office:value-type="float" office:value="17000" calcext:value-type="float">
            <text:p>17,00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27]*[.Y27]" office:value-type="float" office:value="1200" calcext:value-type="float">
            <text:p>1,20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 (Super Perfect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318" calcext:value-type="float">
            <text:p>318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470" calcext:value-type="float">
            <text:p>1,47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28];[$'B2 List'.$A$2:.$J$163]; 2; 0)" office:value-type="string" office:string-value="Full Power Death Beam" calcext:value-type="string">
            <text:p>Full Power Death Beam</text:p>
          </table:table-cell>
          <table:table-cell table:style-name="ce90" office:value-type="float" office:value="6760" calcext:value-type="float">
            <text:p>6,760</text:p>
          </table:table-cell>
          <table:table-cell table:style-name="ce90" office:value-type="float" office:value="7440" calcext:value-type="float">
            <text:p>7,440</text:p>
          </table:table-cell>
          <table:table-cell table:style-name="ce103" table:formula="of:=VLOOKUP([.A28];[$'B2 List'.$A$2:.$J$163]; 6; 0)" office:value-type="string" office:string-value="Perfect Combination" calcext:value-type="string">
            <text:p>Perfect Combination</text:p>
          </table:table-cell>
          <table:table-cell table:style-name="ce90" office:value-type="float" office:value="8100" calcext:value-type="float">
            <text:p>8,100</text:p>
          </table:table-cell>
          <table:table-cell table:style-name="ce90" office:value-type="float" office:value="8880" calcext:value-type="float">
            <text:p>8,880</text:p>
          </table:table-cell>
          <table:table-cell table:style-name="ce103" table:formula="of:=VLOOKUP([.A28];[$'B2 List'.$A$2:.$J$163]; 10; 0)" office:value-type="string" office:string-value="Solar Kamehameha" calcext:value-type="string">
            <text:p>Solar Kamehameha</text:p>
          </table:table-cell>
          <table:table-cell table:style-name="ce90" office:value-type="float" office:value="14580" calcext:value-type="float">
            <text:p>14,58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28]*[.Y28]" office:value-type="float" office:value="2544" calcext:value-type="float">
            <text:p>2,544</text:p>
          </table:table-cell>
          <table:table-cell table:style-name="ce106" office:value-type="float" office:value="3600" calcext:value-type="float">
            <text:p>3,6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 Jr.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960" calcext:value-type="float">
            <text:p>96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9];[$'B2 List'.$A$2:.$J$163]; 2; 0)" office:value-type="string" office:string-value="Special Beam Cannon" calcext:value-type="string">
            <text:p>Special Beam Cannon</text:p>
          </table:table-cell>
          <table:table-cell table:style-name="ce90" office:value-type="float" office:value="6580" calcext:value-type="float">
            <text:p>6,580</text:p>
          </table:table-cell>
          <table:table-cell table:style-name="ce90" office:value-type="float" office:value="10500" calcext:value-type="float">
            <text:p>10,500</text:p>
          </table:table-cell>
          <table:table-cell table:style-name="ce103" table:formula="of:=VLOOKUP([.A29];[$'B2 List'.$A$2:.$J$163]; 6; 0)" office:value-type="string" office:string-value="Innocence Rush" calcext:value-type="string">
            <text:p>Innocence Rush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29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1840" calcext:value-type="float">
            <text:p>11,840</text:p>
          </table:table-cell>
          <table:table-cell table:style-name="ce90" office:value-type="float" office:value="13040" calcext:value-type="float">
            <text:p>13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29]*[.Y29]" office:value-type="float" office:value="880" calcext:value-type="float">
            <text:p>88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hi-Chi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010" calcext:value-type="float">
            <text:p>1,01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80" calcext:value-type="float">
            <text:p>980</text:p>
          </table:table-cell>
          <table:table-cell table:style-name="ce90" office:value-type="float" office:value="720" calcext:value-type="float">
            <text:p>72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1" calcext:value-type="float">
            <text:p>-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0];[$'B2 List'.$A$2:.$J$163]; 2; 0)" office:value-type="string" office:string-value="Stay Away From Me!" calcext:value-type="string">
            <text:p>Stay Away From Me!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30];[$'B2 List'.$A$2:.$J$163]; 6; 0)" office:value-type="string" office:string-value="That Won't Work" calcext:value-type="string">
            <text:p>That Won't Work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30];[$'B2 List'.$A$2:.$J$163]; 10; 0)" office:value-type="string" office:string-value="Save Goku!" calcext:value-type="string">
            <text:p>Save Goku!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6" table:formula="of:=[.D30]*[.Y30]" office:value-type="float" office:value="150" calcext:value-type="float">
            <text:p>15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hiaotzu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910" calcext:value-type="float">
            <text:p>91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90" office:value-type="float" office:value="500" calcext:value-type="float">
            <text:p>500</text:p>
          </table:table-cell>
          <table:table-cell table:style-name="ce103" office:value-type="string" calcext:value-type="string">
            <text:p>217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103" table:formula="of:=VLOOKUP([.A31];[$'B2 List'.$A$2:.$J$163]; 2; 0)" office:value-type="string" office:string-value="Dodon Ray" calcext:value-type="string">
            <text:p>Dodon Ray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31];[$'B2 List'.$A$2:.$J$163]; 6; 0)" office:value-type="string" office:string-value="Psychic Rock Throw" calcext:value-type="string">
            <text:p>Psychic Rock Throw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31];[$'B2 List'.$A$2:.$J$163]; 10; 0)" office:value-type="string" office:string-value="Farewell, Mr. Tien!" calcext:value-type="string">
            <text:p>Farewell, Mr. Tien!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31]*[.Y31]" office:value-type="float" office:value="1440" calcext:value-type="float">
            <text:p>1,44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ooler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70" calcext:value-type="float">
            <text:p>1,27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80" calcext:value-type="float">
            <text:p>1,280</text:p>
          </table:table-cell>
          <table:table-cell table:style-name="ce90" office:value-type="float" office:value="1790" calcext:value-type="float">
            <text:p>1,79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32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32];[$'B2 List'.$A$2:.$J$163]; 6; 0)" office:value-type="string" office:string-value="Darkness Eye Beam" calcext:value-type="string">
            <text:p>Darkness Eye Bea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32];[$'B2 List'.$A$2:.$J$163]; 10; 0)" office:value-type="string" office:string-value="Death Ball" calcext:value-type="string">
            <text:p>Death Ball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40" calcext:value-type="float">
            <text:p>15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32]*[.Y32]" office:value-type="float" office:value="1120" calcext:value-type="float">
            <text:p>1,1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ooler (Final Form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140" calcext:value-type="float">
            <text:p>140</text:p>
          </table:table-cell>
          <table:table-cell table:style-name="ce90" office:value-type="float" office:value="640" calcext:value-type="float">
            <text:p>640</text:p>
          </table:table-cell>
          <table:table-cell table:style-name="ce90" office:value-type="float" office:value="2140" calcext:value-type="float">
            <text:p>2,14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3];[$'B2 List'.$A$2:.$J$163]; 2; 0)" office:value-type="string" office:string-value="Death Beam" calcext:value-type="string">
            <text:p>Death Bea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33];[$'B2 List'.$A$2:.$J$163]; 6; 0)" office:value-type="string" office:string-value="Death Chaser" calcext:value-type="string">
            <text:p>Death Chaser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33];[$'B2 List'.$A$2:.$J$163]; 10; 0)" office:value-type="string" office:string-value="Supernova" calcext:value-type="string">
            <text:p>Supernova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33]*[.Y33]" office:value-type="float" office:value="700" calcext:value-type="float">
            <text:p>7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ui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80" calcext:value-type="float">
            <text:p>1,08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880" calcext:value-type="float">
            <text:p>880</text:p>
          </table:table-cell>
          <table:table-cell table:style-name="ce103" office:value-type="string" calcext:value-type="string">
            <text:p>195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34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34];[$'B2 List'.$A$2:.$J$163]; 6; 0)" office:value-type="string" office:string-value="Full Power Energy Barrage Wave" calcext:value-type="string">
            <text:p>Full Power Energy Barrage Wave</text:p>
          </table:table-cell>
          <table:table-cell table:style-name="ce90" office:value-type="float" office:value="4700" calcext:value-type="float">
            <text:p>4,700</text:p>
          </table:table-cell>
          <table:table-cell table:style-name="ce90" office:value-type="float" office:value="5200" calcext:value-type="float">
            <text:p>5,200</text:p>
          </table:table-cell>
          <table:table-cell table:style-name="ce103" table:formula="of:=VLOOKUP([.A34];[$'B2 List'.$A$2:.$J$163]; 10; 0)" office:value-type="string" office:string-value="Ah! Lord Frieza!" calcext:value-type="string">
            <text:p>Ah! Lord Frieza!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34]*[.Y34]" office:value-type="float" office:value="2080" calcext:value-type="float">
            <text:p>2,08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yborg Tao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670" calcext:value-type="float">
            <text:p>6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103" office:value-type="string" calcext:value-type="string">
            <text:p>190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5];[$'B2 List'.$A$2:.$J$163]; 2; 0)" office:value-type="string" office:string-value="Dodon Ray" calcext:value-type="string">
            <text:p>Dodon Ray</text:p>
          </table:table-cell>
          <table:table-cell table:style-name="ce90" office:value-type="float" office:value="5730" calcext:value-type="float">
            <text:p>5,730</text:p>
          </table:table-cell>
          <table:table-cell table:style-name="ce90" office:value-type="float" office:value="6310" calcext:value-type="float">
            <text:p>6,310</text:p>
          </table:table-cell>
          <table:table-cell table:style-name="ce103" table:formula="of:=VLOOKUP([.A35];[$'B2 List'.$A$2:.$J$163]; 6; 0)" office:value-type="string" office:string-value="Hidden Blade" calcext:value-type="string">
            <text:p>Hidden Blade</text:p>
          </table:table-cell>
          <table:table-cell table:style-name="ce90" office:value-type="float" office:value="7090" calcext:value-type="float">
            <text:p>7,090</text:p>
          </table:table-cell>
          <table:table-cell table:style-name="ce90" office:value-type="float" office:value="7800" calcext:value-type="float">
            <text:p>7,800</text:p>
          </table:table-cell>
          <table:table-cell table:style-name="ce103" table:formula="of:=VLOOKUP([.A35];[$'B2 List'.$A$2:.$J$163]; 10; 0)" office:value-type="string" office:string-value="Super Dodon Wave" calcext:value-type="string">
            <text:p>Super Dodon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35]*[.Y35]" office:value-type="float" office:value="440" calcext:value-type="float">
            <text:p>44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abura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180" calcext:value-type="float">
            <text:p>2,18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36];[$'B2 List'.$A$2:.$J$163]; 2; 0)" office:value-type="string" office:string-value="Evil Impulse" calcext:value-type="string">
            <text:p>Evil Impulse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36];[$'B2 List'.$A$2:.$J$163]; 6; 0)" office:value-type="string" office:string-value="Evil Flame" calcext:value-type="string">
            <text:p>Evil Flame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36];[$'B2 List'.$A$2:.$J$163]; 10; 0)" office:value-type="string" office:string-value="Darkness Sword Attack" calcext:value-type="string">
            <text:p>Darkness Sword Attack</text:p>
          </table:table-cell>
          <table:table-cell table:style-name="ce90" office:value-type="float" office:value="12980" calcext:value-type="float">
            <text:p>12,980</text:p>
          </table:table-cell>
          <table:table-cell table:style-name="ce90" office:value-type="float" office:value="14260" calcext:value-type="float">
            <text:p>14,26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36]*[.Y36]" office:value-type="float" office:value="2880" calcext:value-type="float">
            <text:p>2,88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evilman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150" calcext:value-type="float">
            <text:p>150</text:p>
          </table:table-cell>
          <table:table-cell table:number-columns-repeated="2" table:style-name="ce90" office:value-type="float" office:value="920" calcext:value-type="float">
            <text:p>920</text:p>
          </table:table-cell>
          <table:table-cell table:style-name="ce103" office:value-type="string" calcext:value-type="string">
            <text:p>198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7];[$'B2 List'.$A$2:.$J$163]; 2; 0)" office:value-type="string" office:string-value="Fork Attack" calcext:value-type="string">
            <text:p>Fork Attack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37];[$'B2 List'.$A$2:.$J$163]; 6; 0)" office:value-type="string" office:string-value="Demon Fork Rush" calcext:value-type="string">
            <text:p>Demon Fork Rush</text:p>
          </table:table-cell>
          <table:table-cell table:style-name="ce90" office:value-type="float" office:value="8550" calcext:value-type="float">
            <text:p>8,550</text:p>
          </table:table-cell>
          <table:table-cell table:style-name="ce90" office:value-type="float" office:value="9370" calcext:value-type="float">
            <text:p>9,370</text:p>
          </table:table-cell>
          <table:table-cell table:style-name="ce103" table:formula="of:=VLOOKUP([.A37];[$'B2 List'.$A$2:.$J$163]; 10; 0)" office:value-type="string" office:string-value="Devilmite Beam" calcext:value-type="string">
            <text:p>Devilmite Beam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37]*[.Y37]" office:value-type="float" office:value="600" calcext:value-type="float">
            <text:p>6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odori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8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38];[$'B2 List'.$A$2:.$J$163]; 6; 0)" office:value-type="string" office:string-value="Dodoria Head Breaker" calcext:value-type="string">
            <text:p>Dodoria Head Breaker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38];[$'B2 List'.$A$2:.$J$163]; 10; 0)" office:value-type="string" office:string-value="Maximum Buster" calcext:value-type="string">
            <text:p>Maximum Buster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38]*[.Y38]" office:value-type="float" office:value="900" calcext:value-type="float">
            <text:p>9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r. Gero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3250" calcext:value-type="float">
            <text:p>3,25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103" table:formula="of:=VLOOKUP([.A39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39];[$'B2 List'.$A$2:.$J$163]; 6; 0)" office:value-type="string" office:string-value="Bionic Punisher" calcext:value-type="string">
            <text:p>Bionic Punisher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39];[$'B2 List'.$A$2:.$J$163]; 10; 0)" office:value-type="string" office:string-value="Drain Life 20" calcext:value-type="string">
            <text:p>Drain Life 20</text:p>
          </table:table-cell>
          <table:table-cell table:style-name="ce90" office:value-type="float" office:value="11230" calcext:value-type="float">
            <text:p>11,230</text:p>
          </table:table-cell>
          <table:table-cell table:style-name="ce90" office:value-type="float" office:value="11510" calcext:value-type="float">
            <text:p>11,5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Grabs drain Life and Ki</text:p>
          </table:table-cell>
          <table:table-cell table:style-name="ce106" office:value-type="string" calcext:value-type="string">
            <text:p>Only passively charge to his Base Ki Power</text:p>
          </table:table-cell>
          <table:table-cell table:style-name="ce106" table:number-columns-repeated="4"/>
          <table:table-cell table:style-name="ce106" table:formula="of:=[.D39]*[.Y39]" office:value-type="float" office:value="450" calcext:value-type="float">
            <text:p>45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r. Wheelo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1460" calcext:value-type="float">
            <text:p>1,460</text:p>
          </table:table-cell>
          <table:table-cell table:style-name="ce90" office:value-type="float" office:value="400" calcext:value-type="float">
            <text:p>400</text:p>
          </table:table-cell>
          <table:table-cell table:style-name="ce90" office:value-type="float" office:value="1800" calcext:value-type="float">
            <text:p>1,800</text:p>
          </table:table-cell>
          <table:table-cell table:style-name="ce90" office:value-type="float" office:value="1950" calcext:value-type="float">
            <text:p>1,95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103" table:formula="of:=VLOOKUP([.A40];[$'B2 List'.$A$2:.$J$163]; 2; 0)" office:value-type="string" office:string-value="Photon Strike" calcext:value-type="string">
            <text:p>Photon Strik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20" calcext:value-type="float">
            <text:p>7,020</text:p>
          </table:table-cell>
          <table:table-cell table:style-name="ce103" table:formula="of:=VLOOKUP([.A40];[$'B2 List'.$A$2:.$J$163]; 6; 0)" office:value-type="string" office:string-value="Gigantic Bomber" calcext:value-type="string">
            <text:p>Gigantic Bomber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40];[$'B2 List'.$A$2:.$J$163]; 10; 0)" office:value-type="string" office:string-value="Planet Geyser" calcext:value-type="string">
            <text:p>Planet Geyser</text:p>
          </table:table-cell>
          <table:table-cell table:style-name="ce90" office:value-type="float" office:value="12800" calcext:value-type="float">
            <text:p>12,800</text:p>
          </table:table-cell>
          <table:table-cell table:style-name="ce90" office:value-type="float" office:value="14080" calcext:value-type="float">
            <text:p>14,08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40]*[.Y40]" office:value-type="float" office:value="2400" calcext:value-type="float">
            <text:p>2,400</text:p>
          </table:table-cell>
          <table:table-cell table:style-name="ce106" office:value-type="float" office:value="4650" calcext:value-type="float">
            <text:p>4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arly Goku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261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/>
          <table:table-cell table:style-name="ce103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1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41];[$'B2 List'.$A$2:.$J$163]; 6; 0)" office:value-type="string" office:string-value="Kaio-Ken Attack" calcext:value-type="string">
            <text:p>Kaio-Ken Attack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41];[$'B2 List'.$A$2:.$J$163]; 10; 0)" office:value-type="string" office:string-value="Spirit Bomb" calcext:value-type="string">
            <text:p>Spirit Bomb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41]*[.Y41]" office:value-type="float" office:value="1100" calcext:value-type="float">
            <text:p>1,1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arly Piccolo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080" calcext:value-type="float">
            <text:p>1,08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640" calcext:value-type="float">
            <text:p>1,640</text:p>
          </table:table-cell>
          <table:table-cell table:style-name="ce90" office:value-type="float" office:value="1000" calcext:value-type="float">
            <text:p>1,00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/>
          <table:table-cell table:style-name="ce103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2];[$'B2 List'.$A$2:.$J$163]; 2; 0)" office:value-type="string" office:string-value="Explosive Demon Wave" calcext:value-type="string">
            <text:p>Explosive Demon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42];[$'B2 List'.$A$2:.$J$163]; 6; 0)" office:value-type="string" office:string-value="Bakuretsu Mahoko" calcext:value-type="string">
            <text:p>Bakuretsu Mahoko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42];[$'B2 List'.$A$2:.$J$163]; 10; 0)" office:value-type="string" office:string-value="Special Beam Cannon" calcext:value-type="string">
            <text:p>Special Beam Cannon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42]*[.Y42]" office:value-type="float" office:value="1560" calcext:value-type="float">
            <text:p>1,56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Goku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103" office:value-type="string" calcext:value-type="string">
            <text:p>249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3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43];[$'B2 List'.$A$2:.$J$163]; 6; 0)" office:value-type="string" office:string-value="Meteor Smash" calcext:value-type="string">
            <text:p>Meteor Smash</text:p>
          </table:table-cell>
          <table:table-cell table:style-name="ce90" office:value-type="float" office:value="7200" calcext:value-type="float">
            <text:p>7,200</text:p>
          </table:table-cell>
          <table:table-cell table:style-name="ce90" office:value-type="float" office:value="7890" calcext:value-type="float">
            <text:p>7,890</text:p>
          </table:table-cell>
          <table:table-cell table:style-name="ce103" table:formula="of:=VLOOKUP([.A43];[$'B2 List'.$A$2:.$J$163]; 10; 0)" office:value-type="string" office:string-value="Super Spirit Bomb" calcext:value-type="string">
            <text:p>Super Spirit Bomb</text:p>
          </table:table-cell>
          <table:table-cell table:style-name="ce90" office:value-type="float" office:value="14860" calcext:value-type="float">
            <text:p>14,860</text:p>
          </table:table-cell>
          <table:table-cell table:style-name="ce90" office:value-type="float" office:value="16320" calcext:value-type="float">
            <text:p>16,3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43]*[.Y43]" office:value-type="float" office:value="1540" calcext:value-type="float">
            <text:p>1,54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Goku (SSJ1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4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440" calcext:value-type="float">
            <text:p>7,440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103" table:formula="of:=VLOOKUP([.A44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44];[$'B2 List'.$A$2:.$J$163]; 10; 0)" office:value-type="string" office:string-value="Instant Kamehameha" calcext:value-type="string">
            <text:p>Instant Kamehameha</text:p>
          </table:table-cell>
          <table:table-cell table:style-name="ce90" office:value-type="float" office:value="10920" calcext:value-type="float">
            <text:p>10,920</text:p>
          </table:table-cell>
          <table:table-cell table:style-name="ce90" office:value-type="float" office:value="12040" calcext:value-type="float">
            <text:p>12,04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44]*[.Y44]" office:value-type="float" office:value="1820" calcext:value-type="float">
            <text:p>1,82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Goku (SSJ2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02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5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45];[$'B2 List'.$A$2:.$J$163]; 6; 0)" office:value-type="string" office:string-value="Meteor Crash" calcext:value-type="string">
            <text:p>Meteor Crash</text:p>
          </table:table-cell>
          <table:table-cell table:style-name="ce90" office:value-type="float" office:value="7650" calcext:value-type="float">
            <text:p>7,650</text:p>
          </table:table-cell>
          <table:table-cell table:style-name="ce90" office:value-type="float" office:value="8380" calcext:value-type="float">
            <text:p>8,380</text:p>
          </table:table-cell>
          <table:table-cell table:style-name="ce103" table:formula="of:=VLOOKUP([.A45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45]*[.Y45]" office:value-type="float" office:value="2380" calcext:value-type="float">
            <text:p>2,38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Goku (SSJ3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810" calcext:value-type="float">
            <text:p>1,81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6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8520" calcext:value-type="float">
            <text:p>8,520</text:p>
          </table:table-cell>
          <table:table-cell table:style-name="ce90" office:value-type="float" office:value="13080" calcext:value-type="float">
            <text:p>13,080</text:p>
          </table:table-cell>
          <table:table-cell table:style-name="ce103" table:formula="of:=VLOOKUP([.A46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9060" calcext:value-type="float">
            <text:p>9,060</text:p>
          </table:table-cell>
          <table:table-cell table:style-name="ce103" table:formula="of:=VLOOKUP([.A46];[$'B2 List'.$A$2:.$J$163]; 10; 0)" office:value-type="string" office:string-value="Dragon Fist" calcext:value-type="string">
            <text:p>Dragon Fist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46]*[.Y46]" office:value-type="float" office:value="2100" calcext:value-type="float">
            <text:p>2,10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Vegeta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180" calcext:value-type="float">
            <text:p>2,180</text:p>
          </table:table-cell>
          <table:table-cell table:style-name="ce90" office:value-type="float" office:value="920" calcext:value-type="float">
            <text:p>92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7];[$'B2 List'.$A$2:.$J$163]; 2; 0)" office:value-type="string" office:string-value="Galick Gun" calcext:value-type="string">
            <text:p>Galick Gu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47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47];[$'B2 List'.$A$2:.$J$163]; 10; 0)" office:value-type="string" office:string-value="Big Bang Attack" calcext:value-type="string">
            <text:p>Big Bang Attack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50" calcext:value-type="float">
            <text:p>14,05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47]*[.Y47]" office:value-type="float" office:value="3600" calcext:value-type="float">
            <text:p>3,6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Vegeta (SSJ1)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310" calcext:value-type="float">
            <text:p>2,31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8];[$'B2 List'.$A$2:.$J$163]; 2; 0)" office:value-type="string" office:string-value="Final Flash" calcext:value-type="string">
            <text:p>Final Flash</text:p>
          </table:table-cell>
          <table:table-cell table:style-name="ce90" office:value-type="float" office:value="7200" calcext:value-type="float">
            <text:p>7,200</text:p>
          </table:table-cell>
          <table:table-cell table:style-name="ce90" office:value-type="float" office:value="7920" calcext:value-type="float">
            <text:p>7,920</text:p>
          </table:table-cell>
          <table:table-cell table:style-name="ce103" table:formula="of:=VLOOKUP([.A48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400" calcext:value-type="float">
            <text:p>5,40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48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48]*[.Y48]" office:value-type="float" office:value="3900" calcext:value-type="float">
            <text:p>3,9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Vegeta (SSJ2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2690" calcext:value-type="float">
            <text:p>2,690</text:p>
          </table:table-cell>
          <table:table-cell table:style-name="ce90" office:value-type="float" office:value="1530" calcext:value-type="float">
            <text:p>1,53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9];[$'B2 List'.$A$2:.$J$163]; 2; 0)" office:value-type="string" office:string-value="Big Bang Attack" calcext:value-type="string">
            <text:p>Big Bang Attack</text:p>
          </table:table-cell>
          <table:table-cell table:style-name="ce90" office:value-type="float" office:value="7560" calcext:value-type="float">
            <text:p>7,560</text:p>
          </table:table-cell>
          <table:table-cell table:style-name="ce90" office:value-type="float" office:value="8320" calcext:value-type="float">
            <text:p>8,320</text:p>
          </table:table-cell>
          <table:table-cell table:style-name="ce103" table:formula="of:=VLOOKUP([.A49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800" calcext:value-type="float">
            <text:p>5,800</text:p>
          </table:table-cell>
          <table:table-cell table:style-name="ce90" office:value-type="float" office:value="6400" calcext:value-type="float">
            <text:p>6,400</text:p>
          </table:table-cell>
          <table:table-cell table:style-name="ce103" table:formula="of:=VLOOKUP([.A49];[$'B2 List'.$A$2:.$J$163]; 10; 0)" office:value-type="string" office:string-value="Final Flash" calcext:value-type="string">
            <text:p>Final Flash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49]*[.Y49]" office:value-type="float" office:value="4500" calcext:value-type="float">
            <text:p>4,5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vil Buu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1600" calcext:value-type="float">
            <text:p>1,60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50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50];[$'B2 List'.$A$2:.$J$163]; 6; 0)" office:value-type="string" office:string-value="Flame Shower Breath" calcext:value-type="string">
            <text:p>Flame Shower Breath</text:p>
          </table:table-cell>
          <table:table-cell table:style-name="ce90" office:value-type="float" office:value="7500" calcext:value-type="float">
            <text:p>7,500</text:p>
          </table:table-cell>
          <table:table-cell table:style-name="ce90" office:value-type="float" office:value="8280" calcext:value-type="float">
            <text:p>8,280</text:p>
          </table:table-cell>
          <table:table-cell table:style-name="ce103" table:formula="of:=VLOOKUP([.A50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50]*[.Y50]" office:value-type="float" office:value="1280" calcext:value-type="float">
            <text:p>1,28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ash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51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51];[$'B2 List'.$A$2:.$J$163]; 6; 0)" office:value-type="string" office:string-value="Energy Ballet" calcext:value-type="string">
            <text:p>Energy Ballet</text:p>
          </table:table-cell>
          <table:table-cell table:style-name="ce90" office:value-type="float" office:value="3120" calcext:value-type="float">
            <text:p>3,120</text:p>
          </table:table-cell>
          <table:table-cell table:style-name="ce90"/>
          <table:table-cell table:style-name="ce103" table:formula="of:=VLOOKUP([.A51];[$'B2 List'.$A$2:.$J$163]; 10; 0)" office:value-type="string" office:string-value="Hysteric Saiyan Lady" calcext:value-type="string">
            <text:p>Hysteric Saiyan Lady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51]*[.Y51]" office:value-type="float" office:value="750" calcext:value-type="float">
            <text:p>75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asha (Giant Ape)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590" calcext:value-type="float">
            <text:p>1,590</text:p>
          </table:table-cell>
          <table:table-cell table:style-name="ce90" office:value-type="float" office:value="130" calcext:value-type="float">
            <text:p>130</text:p>
          </table:table-cell>
          <table:table-cell table:style-name="ce90" office:value-type="float" office:value="800" calcext:value-type="float">
            <text:p>800</text:p>
          </table:table-cell>
          <table:table-cell table:style-name="ce90" office:value-type="float" office:value="1950" calcext:value-type="float">
            <text:p>1,95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2];[$'B2 List'.$A$2:.$J$163]; 2; 0)" office:value-type="string" office:string-value="Chou Makouhou Barrage" calcext:value-type="string">
            <text:p>Chou Makouhou Barrage</text:p>
          </table:table-cell>
          <table:table-cell table:style-name="ce90" office:value-type="float" office:value="5460" calcext:value-type="float">
            <text:p>5,460</text:p>
          </table:table-cell>
          <table:table-cell table:style-name="ce90" office:value-type="float" office:value="6030" calcext:value-type="float">
            <text:p>6,030</text:p>
          </table:table-cell>
          <table:table-cell table:style-name="ce103" table:formula="of:=VLOOKUP([.A52];[$'B2 List'.$A$2:.$J$163]; 6; 0)" office:value-type="string" office:string-value="Giant Rock Throw" calcext:value-type="string">
            <text:p>Giant Rock Throw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52];[$'B2 List'.$A$2:.$J$163]; 10; 0)" office:value-type="string" office:string-value="Gigantic Saiyan Lady" calcext:value-type="string">
            <text:p>Gigantic Saiyan Lady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52]*[.Y52]" office:value-type="float" office:value="390" calcext:value-type="float">
            <text:p>39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070" calcext:value-type="float">
            <text:p>1,07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53];[$'B2 List'.$A$2:.$J$163]; 2; 0)" office:value-type="string" office:string-value="Death Beam" calcext:value-type="string">
            <text:p>Death Beam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53];[$'B2 List'.$A$2:.$J$163]; 6; 0)" office:value-type="string" office:string-value="Punishing Rush" calcext:value-type="string">
            <text:p>Punishing Rush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53];[$'B2 List'.$A$2:.$J$163]; 10; 0)" office:value-type="string" office:string-value="Death Ball" calcext:value-type="string">
            <text:p>Death Ball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40" calcext:value-type="float">
            <text:p>15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53]*[.Y53]" office:value-type="float" office:value="1120" calcext:value-type="float">
            <text:p>1,1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 (2nd Form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480" calcext:value-type="float">
            <text:p>1,48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103" office:value-type="string" calcext:value-type="string">
            <text:p>162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4];[$'B2 List'.$A$2:.$J$163]; 2; 0)" office:value-type="string" office:string-value="Punishing Blaster" calcext:value-type="string">
            <text:p>Punishing Blaster</text:p>
          </table:table-cell>
          <table:table-cell table:style-name="ce90" office:value-type="float" office:value="7120" calcext:value-type="float">
            <text:p>7,120</text:p>
          </table:table-cell>
          <table:table-cell table:style-name="ce90" office:value-type="float" office:value="7840" calcext:value-type="float">
            <text:p>7,840</text:p>
          </table:table-cell>
          <table:table-cell table:style-name="ce103" table:formula="of:=VLOOKUP([.A54];[$'B2 List'.$A$2:.$J$163]; 6; 0)" office:value-type="string" office:string-value="Death Storm" calcext:value-type="string">
            <text:p>Death Stor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20" calcext:value-type="float">
            <text:p>7,020</text:p>
          </table:table-cell>
          <table:table-cell table:style-name="ce103" table:formula="of:=VLOOKUP([.A54];[$'B2 List'.$A$2:.$J$163]; 10; 0)" office:value-type="string" office:string-value="Hail Frieza" calcext:value-type="string">
            <text:p>Hail Frieza</text:p>
          </table:table-cell>
          <table:table-cell table:style-name="ce90" office:value-type="float" office:value="13130" calcext:value-type="float">
            <text:p>13,130</text:p>
          </table:table-cell>
          <table:table-cell table:style-name="ce90" office:value-type="float" office:value="14410" calcext:value-type="float">
            <text:p>14,4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54]*[.Y54]" office:value-type="float" office:value="1400" calcext:value-type="float">
            <text:p>1,40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 (3rd Form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430" calcext:value-type="float">
            <text:p>430</text:p>
          </table:table-cell>
          <table:table-cell table:style-name="ce90" office:value-type="float" office:value="2680" calcext:value-type="float">
            <text:p>2,680</text:p>
          </table:table-cell>
          <table:table-cell table:style-name="ce90" office:value-type="float" office:value="1190" calcext:value-type="float">
            <text:p>1,19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5];[$'B2 List'.$A$2:.$J$163]; 2; 0)" office:value-type="string" office:string-value="Death Beam" calcext:value-type="string">
            <text:p>Death Beam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55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7090" calcext:value-type="float">
            <text:p>7,090</text:p>
          </table:table-cell>
          <table:table-cell table:style-name="ce90" office:value-type="float" office:value="7800" calcext:value-type="float">
            <text:p>7,800</text:p>
          </table:table-cell>
          <table:table-cell table:style-name="ce103" table:formula="of:=VLOOKUP([.A55];[$'B2 List'.$A$2:.$J$163]; 10; 0)" office:value-type="string" office:string-value="Crazy Finger Beam" calcext:value-type="string">
            <text:p>Crazy Finger Beam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90"/>
          <table:table-cell table:style-name="ce106" office:value-type="float" office:value="9" calcext:value-type="float">
            <text:p>9</text:p>
          </table:table-cell>
          <table:table-cell table:style-name="ce106" table:number-columns-repeated="8"/>
          <table:table-cell table:style-name="ce106" table:formula="of:=[.D55]*[.Y55]" office:value-type="float" office:value="3870" calcext:value-type="float">
            <text:p>3,87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 (Final Form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1740" calcext:value-type="float">
            <text:p>1,74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6];[$'B2 List'.$A$2:.$J$163]; 2; 0)" office:value-type="string" office:string-value="Barrage Death Beam" calcext:value-type="string">
            <text:p>Barrage Death Beam</text:p>
          </table:table-cell>
          <table:table-cell table:style-name="ce90" office:value-type="float" office:value="5400" calcext:value-type="float">
            <text:p>5,40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56];[$'B2 List'.$A$2:.$J$163]; 6; 0)" office:value-type="string" office:string-value="I Might Die This Time" calcext:value-type="string">
            <text:p>I Might Die This Time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56];[$'B2 List'.$A$2:.$J$163]; 10; 0)" office:value-type="string" office:string-value="Destroy the Planet!" calcext:value-type="string">
            <text:p>Destroy the Planet!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50" calcext:value-type="float">
            <text:p>16,05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56]*[.Y56]" office:value-type="float" office:value="1750" calcext:value-type="float">
            <text:p>1,75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 (Full Power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890" calcext:value-type="float">
            <text:p>1,890</text:p>
          </table:table-cell>
          <table:table-cell table:style-name="ce103" office:value-type="string" calcext:value-type="string">
            <text:p>13800</text:p>
          </table:table-cell>
          <table:table-cell table:style-name="ce92" office:value-type="float" office:value="-1" calcext:value-type="float">
            <text:p>-1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7];[$'B2 List'.$A$2:.$J$163]; 2; 0)" office:value-type="string" office:string-value="Death Saucer" calcext:value-type="string">
            <text:p>Death Saucer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57];[$'B2 List'.$A$2:.$J$163]; 6; 0)" office:value-type="string" office:string-value="Nova Strike" calcext:value-type="string">
            <text:p>Nova Strike</text:p>
          </table:table-cell>
          <table:table-cell table:style-name="ce90" office:value-type="float" office:value="9090" calcext:value-type="float">
            <text:p>9,090</text:p>
          </table:table-cell>
          <table:table-cell table:style-name="ce90" office:value-type="float" office:value="10000" calcext:value-type="float">
            <text:p>10,000</text:p>
          </table:table-cell>
          <table:table-cell table:style-name="ce103" table:formula="of:=VLOOKUP([.A57];[$'B2 List'.$A$2:.$J$163]; 10; 0)" office:value-type="string" office:string-value="You Will Die By My Hand" calcext:value-type="string">
            <text:p>You Will Die By My Hand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57]*[.Y57]" office:value-type="float" office:value="1680" calcext:value-type="float">
            <text:p>1,68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3">
          <table:table-cell table:style-name="ce96" office:value-type="string" calcext:value-type="string">
            <text:p>Frieza Soldier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800" calcext:value-type="float">
            <text:p>8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8];[$'B2 List'.$A$2:.$J$163]; 2; 0)" office:value-type="string" office:string-value="Energy Wave" calcext:value-type="string">
            <text:p>Energy Wave</text:p>
          </table:table-cell>
          <table:table-cell table:style-name="ce90" office:value-type="float" office:value="3640" calcext:value-type="float">
            <text:p>3,640</text:p>
          </table:table-cell>
          <table:table-cell table:style-name="ce90"/>
          <table:table-cell table:style-name="ce103" table:formula="of:=VLOOKUP([.A58];[$'B2 List'.$A$2:.$J$163]; 6; 0)" office:value-type="string" office:string-value="Energy Wave" calcext:value-type="string">
            <text:p>Energy Wave</text:p>
          </table:table-cell>
          <table:table-cell table:style-name="ce90" office:value-type="float" office:value="5480" calcext:value-type="float">
            <text:p>5,480</text:p>
          </table:table-cell>
          <table:table-cell table:style-name="ce90"/>
          <table:table-cell table:style-name="ce103" table:formula="of:=VLOOKUP([.A58];[$'B2 List'.$A$2:.$J$163]; 10; 0)" office:value-type="string" office:string-value="Life-risking Blow!" calcext:value-type="string">
            <text:p>Life-risking Blow!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/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58]*[.Y58]" office:value-type="float" office:value="400" calcext:value-type="float">
            <text:p>400</text:p>
          </table:table-cell>
          <table:table-cell table:style-name="ce106" office:value-type="float" office:value="1500" calcext:value-type="float">
            <text:p>1,5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uture Gohan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59];[$'B2 List'.$A$2:.$J$163]; 2; 0)" office:value-type="string" office:string-value="Masenko" calcext:value-type="string">
            <text:p>Masenko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59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59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59]*[.Y59]" office:value-type="float" office:value="1560" calcext:value-type="float">
            <text:p>1,56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uture Gohan (SSJ1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450" calcext:value-type="float">
            <text:p>1,45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60];[$'B2 List'.$A$2:.$J$163]; 2; 0)" office:value-type="string" office:string-value="Gekiretsu Madan" calcext:value-type="string">
            <text:p>Gekiretsu Madan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60];[$'B2 List'.$A$2:.$J$163]; 6; 0)" office:value-type="string" office:string-value="Special Beam Cannon" calcext:value-type="string">
            <text:p>Special Beam Cannon</text:p>
          </table:table-cell>
          <table:table-cell table:style-name="ce90" office:value-type="float" office:value="7160" calcext:value-type="float">
            <text:p>7,160</text:p>
          </table:table-cell>
          <table:table-cell table:style-name="ce90" office:value-type="float" office:value="13340" calcext:value-type="float">
            <text:p>13,340</text:p>
          </table:table-cell>
          <table:table-cell table:style-name="ce103" table:formula="of:=VLOOKUP([.A60];[$'B2 List'.$A$2:.$J$163]; 10; 0)" office:value-type="string" office:string-value="Gekiretsu Ranbu" calcext:value-type="string">
            <text:p>Gekiretsu Ranbu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60]*[.Y60]" office:value-type="float" office:value="1400" calcext:value-type="float">
            <text:p>1,40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arlic Jr.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910" calcext:value-type="float">
            <text:p>91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490" calcext:value-type="float">
            <text:p>490</text:p>
          </table:table-cell>
          <table:table-cell table:style-name="ce103" office:value-type="string" calcext:value-type="string">
            <text:p>199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61];[$'B2 List'.$A$2:.$J$163]; 2; 0)" office:value-type="string" office:string-value="Darkness Eye Beam" calcext:value-type="string">
            <text:p>Darkness Eye Bea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61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800" calcext:value-type="float">
            <text:p>6,800</text:p>
          </table:table-cell>
          <table:table-cell table:style-name="ce103" table:formula="of:=VLOOKUP([.A61];[$'B2 List'.$A$2:.$J$163]; 10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61]*[.Y61]" office:value-type="float" office:value="840" calcext:value-type="float">
            <text:p>84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arlic Jr. (Super Form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70" calcext:value-type="float">
            <text:p>97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62];[$'B2 List'.$A$2:.$J$163]; 2; 0)" office:value-type="string" office:string-value="Death Impact" calcext:value-type="string">
            <text:p>Death Impact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62];[$'B2 List'.$A$2:.$J$163]; 6; 0)" office:value-type="string" office:string-value="Darkness Illusion" calcext:value-type="string">
            <text:p>Darkness Illusion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62];[$'B2 List'.$A$2:.$J$163]; 10; 0)" office:value-type="string" office:string-value="Dead Zone" calcext:value-type="string">
            <text:p>Dead Zone</text:p>
          </table:table-cell>
          <table:table-cell table:style-name="ce90" office:value-type="float" office:value="10910" calcext:value-type="float">
            <text:p>10,910</text:p>
          </table:table-cell>
          <table:table-cell table:style-name="ce90" office:value-type="float" office:value="12010" calcext:value-type="float">
            <text:p>12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62]*[.Y62]" office:value-type="float" office:value="750" calcext:value-type="float">
            <text:p>75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eneral Blue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010" calcext:value-type="float">
            <text:p>1,01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750" calcext:value-type="float">
            <text:p>750</text:p>
          </table:table-cell>
          <table:table-cell table:style-name="ce103" office:value-type="string" calcext:value-type="string">
            <text:p>195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63];[$'B2 List'.$A$2:.$J$163]; 2; 0)" office:value-type="string" office:string-value="I'll Shoot You!" calcext:value-type="string">
            <text:p>I'll Shoot You!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63];[$'B2 List'.$A$2:.$J$163]; 6; 0)" office:value-type="string" office:string-value="Skewer" calcext:value-type="string">
            <text:p>Skewer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63];[$'B2 List'.$A$2:.$J$163]; 10; 0)" office:value-type="string" office:string-value="Rocket Engine Spark!" calcext:value-type="string">
            <text:p>Rocket Engine Spark!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number-columns-repeated="8"/>
          <table:table-cell table:style-name="ce106" table:formula="of:=[.D63]*[.Y63]" office:value-type="float" office:value="0" calcext:value-type="float">
            <text:p>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eneral Tao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670" calcext:value-type="float">
            <text:p>670</text:p>
          </table:table-cell>
          <table:table-cell table:style-name="ce90" office:value-type="float" office:value="1390" calcext:value-type="float">
            <text:p>1,39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5"/>
          <table:table-cell table:style-name="ce90" office:value-type="float" office:value="2" calcext:value-type="float">
            <text:p>2</text:p>
          </table:table-cell>
          <table:table-cell table:style-name="ce103" table:formula="of:=VLOOKUP([.A64];[$'B2 List'.$A$2:.$J$163]; 2; 0)" office:value-type="string" office:string-value="The Original Dodon-Pa" calcext:value-type="string">
            <text:p>The Original Dodon-Pa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64];[$'B2 List'.$A$2:.$J$163]; 6; 0)" office:value-type="string" office:string-value="Crane Style Assassin Strike" calcext:value-type="string">
            <text:p>Crane Style Assassin Strike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64];[$'B2 List'.$A$2:.$J$163]; 10; 0)" office:value-type="string" office:string-value="Ultimate Final Plan" calcext:value-type="string">
            <text:p>Ultimate Final Pla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64]*[.Y64]" office:value-type="float" office:value="330" calcext:value-type="float">
            <text:p>33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geta (SSJ1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430" calcext:value-type="float">
            <text:p>2,430</text:p>
          </table:table-cell>
          <table:table-cell table:style-name="ce90" office:value-type="float" office:value="1450" calcext:value-type="float">
            <text:p>1,450</text:p>
          </table:table-cell>
          <table:table-cell table:style-name="ce103" office:value-type="string" calcext:value-type="string">
            <text:p>189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80000" calcext:value-type="float">
            <text:p>80000</text:p>
          </table:table-cell>
          <table:table-cell table:style-name="ce105"/>
          <table:table-cell table:style-name="ce90" office:value-type="float" office:value="2" calcext:value-type="float">
            <text:p>2</text:p>
          </table:table-cell>
          <table:table-cell table:style-name="ce103" table:formula="of:=VLOOKUP([.A65];[$'B2 List'.$A$2:.$J$163]; 2; 0)" office:value-type="string" office:string-value="Big Bang Kamehameha" calcext:value-type="string">
            <text:p>Big Bang Kamehameha</text:p>
          </table:table-cell>
          <table:table-cell table:style-name="ce90" office:value-type="float" office:value="7200" calcext:value-type="float">
            <text:p>7,200</text:p>
          </table:table-cell>
          <table:table-cell table:style-name="ce90" office:value-type="float" office:value="11520" calcext:value-type="float">
            <text:p>11,520</text:p>
          </table:table-cell>
          <table:table-cell table:style-name="ce103" table:formula="of:=VLOOKUP([.A65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7560" calcext:value-type="float">
            <text:p>7,560</text:p>
          </table:table-cell>
          <table:table-cell table:style-name="ce90" office:value-type="float" office:value="8340" calcext:value-type="float">
            <text:p>8,340</text:p>
          </table:table-cell>
          <table:table-cell table:style-name="ce103" table:formula="of:=VLOOKUP([.A65];[$'B2 List'.$A$2:.$J$163]; 10; 0)" office:value-type="string" office:string-value="Stardust Breaker" calcext:value-type="string">
            <text:p>Stardust Breaker</text:p>
          </table:table-cell>
          <table:table-cell table:style-name="ce90" office:value-type="float" office:value="14300" calcext:value-type="float">
            <text:p>14,300</text:p>
          </table:table-cell>
          <table:table-cell table:style-name="ce90" office:value-type="float" office:value="15730" calcext:value-type="float">
            <text:p>15,730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number-columns-repeated="8"/>
          <table:table-cell table:style-name="ce106" table:formula="of:=[.D65]*[.Y65]" office:value-type="float" office:value="3510" calcext:value-type="float">
            <text:p>3,51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geta (SSJ4)</text:p>
          </table:table-cell>
          <table:table-cell table:style-name="ce90" office:value-type="float" office:value="400" calcext:value-type="float">
            <text:p>400</text:p>
          </table:table-cell>
          <table:table-cell table:style-name="ce90" office:value-type="float" office:value="1670" calcext:value-type="float">
            <text:p>1,670</text:p>
          </table:table-cell>
          <table:table-cell table:style-name="ce90" office:value-type="float" office:value="390" calcext:value-type="float">
            <text:p>390</text:p>
          </table:table-cell>
          <table:table-cell table:number-columns-repeated="2" table:style-name="ce90" office:value-type="float" office:value="2000" calcext:value-type="float">
            <text:p>2,000</text:p>
          </table:table-cell>
          <table:table-cell table:style-name="ce103" office:value-type="string" calcext:value-type="string">
            <text:p>138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80000" calcext:value-type="float">
            <text:p>80000</text:p>
          </table:table-cell>
          <table:table-cell table:style-name="ce105"/>
          <table:table-cell table:style-name="ce90" office:value-type="float" office:value="2" calcext:value-type="float">
            <text:p>2</text:p>
          </table:table-cell>
          <table:table-cell table:style-name="ce103" table:formula="of:=VLOOKUP([.A66];[$'B2 List'.$A$2:.$J$163]; 2; 0)" office:value-type="string" office:string-value="Big Bang Kamehameha" calcext:value-type="string">
            <text:p>Big Bang Kamehameha</text:p>
          </table:table-cell>
          <table:table-cell table:style-name="ce90" office:value-type="float" office:value="8960" calcext:value-type="float">
            <text:p>8,960</text:p>
          </table:table-cell>
          <table:table-cell table:style-name="ce90" office:value-type="float" office:value="14320" calcext:value-type="float">
            <text:p>14,320</text:p>
          </table:table-cell>
          <table:table-cell table:style-name="ce103" table:formula="of:=VLOOKUP([.A66];[$'B2 List'.$A$2:.$J$163]; 6; 0)" office:value-type="string" office:string-value="Ultimate Impact" calcext:value-type="string">
            <text:p>Ultimate Impact</text:p>
          </table:table-cell>
          <table:table-cell table:style-name="ce90" office:value-type="float" office:value="9800" calcext:value-type="float">
            <text:p>9,800</text:p>
          </table:table-cell>
          <table:table-cell table:style-name="ce90" office:value-type="float" office:value="10760" calcext:value-type="float">
            <text:p>10,760</text:p>
          </table:table-cell>
          <table:table-cell table:style-name="ce103" table:formula="of:=VLOOKUP([.A66];[$'B2 List'.$A$2:.$J$163]; 10; 0)" office:value-type="string" office:string-value="100X Big Bang Kamehameha" calcext:value-type="string">
            <text:p>100X Big Bang Kamehameha</text:p>
          </table:table-cell>
          <table:table-cell table:style-name="ce90" office:value-type="float" office:value="16380" calcext:value-type="float">
            <text:p>16,380</text:p>
          </table:table-cell>
          <table:table-cell table:style-name="ce90" office:value-type="float" office:value="18060" calcext:value-type="float">
            <text:p>18,06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66]*[.Y66]" office:value-type="float" office:value="3900" calcext:value-type="float">
            <text:p>3,9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han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190" calcext:value-type="float">
            <text:p>1,19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5"/>
          <table:table-cell table:style-name="ce90" office:value-type="float" office:value="2" calcext:value-type="float">
            <text:p>2</text:p>
          </table:table-cell>
          <table:table-cell table:style-name="ce103" table:formula="of:=VLOOKUP([.A67];[$'B2 List'.$A$2:.$J$163]; 2; 0)" office:value-type="string" office:string-value="Explosive Madan" calcext:value-type="string">
            <text:p>Explosive Madan</text:p>
          </table:table-cell>
          <table:table-cell table:style-name="ce90" office:value-type="float" office:value="9280" calcext:value-type="float">
            <text:p>9,280</text:p>
          </table:table-cell>
          <table:table-cell table:style-name="ce90" office:value-type="float" office:value="10240" calcext:value-type="float">
            <text:p>10,240</text:p>
          </table:table-cell>
          <table:table-cell table:style-name="ce103" table:formula="of:=VLOOKUP([.A67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5040" calcext:value-type="float">
            <text:p>5,040</text:p>
          </table:table-cell>
          <table:table-cell table:style-name="ce90" office:value-type="float" office:value="5600" calcext:value-type="float">
            <text:p>5,600</text:p>
          </table:table-cell>
          <table:table-cell table:style-name="ce103" table:formula="of:=VLOOKUP([.A67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2800" calcext:value-type="float">
            <text:p>12,800</text:p>
          </table:table-cell>
          <table:table-cell table:style-name="ce90" office:value-type="float" office:value="14080" calcext:value-type="float">
            <text:p>14,08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67]*[.Y67]" office:value-type="float" office:value="1300" calcext:value-type="float">
            <text:p>1,30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han (SSJ1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370" calcext:value-type="float">
            <text:p>1,37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68];[$'B2 List'.$A$2:.$J$163]; 2; 0)" office:value-type="string" office:string-value="Explosive Madan" calcext:value-type="string">
            <text:p>Explosive Madan</text:p>
          </table:table-cell>
          <table:table-cell table:style-name="ce90" office:value-type="float" office:value="6560" calcext:value-type="float">
            <text:p>6,560</text:p>
          </table:table-cell>
          <table:table-cell table:style-name="ce90" office:value-type="float" office:value="7240" calcext:value-type="float">
            <text:p>7,240</text:p>
          </table:table-cell>
          <table:table-cell table:style-name="ce103" table:formula="of:=VLOOKUP([.A68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5280" calcext:value-type="float">
            <text:p>5,280</text:p>
          </table:table-cell>
          <table:table-cell table:style-name="ce90" office:value-type="float" office:value="5840" calcext:value-type="float">
            <text:p>5,840</text:p>
          </table:table-cell>
          <table:table-cell table:style-name="ce103" table:formula="of:=VLOOKUP([.A68];[$'B2 List'.$A$2:.$J$163]; 10; 0)" office:value-type="string" office:string-value="Bros. Kamehameha" calcext:value-type="string">
            <text:p>Bros. Kamehameha</text:p>
          </table:table-cell>
          <table:table-cell table:style-name="ce90" office:value-type="float" office:value="15450" calcext:value-type="float">
            <text:p>15,450</text:p>
          </table:table-cell>
          <table:table-cell table:style-name="ce90" office:value-type="float" office:value="17000" calcext:value-type="float">
            <text:p>17,00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68]*[.Y68]" office:value-type="float" office:value="1920" calcext:value-type="float">
            <text:p>1,92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han (SSJ2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69];[$'B2 List'.$A$2:.$J$163]; 2; 0)" office:value-type="string" office:string-value="Super Explosive Madan" calcext:value-type="string">
            <text:p>Super Explosive Mada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69];[$'B2 List'.$A$2:.$J$163]; 6; 0)" office:value-type="string" office:string-value="Full Power Energy Barrage Wave" calcext:value-type="string">
            <text:p>Full Power Energy Barrage Wave</text:p>
          </table:table-cell>
          <table:table-cell table:style-name="ce90" office:value-type="float" office:value="5800" calcext:value-type="float">
            <text:p>5,800</text:p>
          </table:table-cell>
          <table:table-cell table:style-name="ce90" office:value-type="float" office:value="6400" calcext:value-type="float">
            <text:p>6,400</text:p>
          </table:table-cell>
          <table:table-cell table:style-name="ce103" table:formula="of:=VLOOKUP([.A69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69]*[.Y69]" office:value-type="float" office:value="2380" calcext:value-type="float">
            <text:p>2,38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han Buu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/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0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70];[$'B2 List'.$A$2:.$J$163]; 6; 0)" office:value-type="string" office:string-value="Chocolate Beam" calcext:value-type="string">
            <text:p>Chocolate Beam</text:p>
          </table:table-cell>
          <table:table-cell table:style-name="ce90" office:value-type="float" office:value="7090" calcext:value-type="float">
            <text:p>7,090</text:p>
          </table:table-cell>
          <table:table-cell table:style-name="ce90" office:value-type="float" office:value="7800" calcext:value-type="float">
            <text:p>7,800</text:p>
          </table:table-cell>
          <table:table-cell table:style-name="ce103" table:formula="of:=VLOOKUP([.A70];[$'B2 List'.$A$2:.$J$163]; 10; 0)" office:value-type="string" office:string-value="Super Ghost Buu Attack!" calcext:value-type="string">
            <text:p>Super Ghost Buu Attack!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70]*[.Y70]" office:value-type="float" office:value="1920" calcext:value-type="float">
            <text:p>1,9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980" calcext:value-type="float">
            <text:p>98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71];[$'B2 List'.$A$2:.$J$163]; 2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4960" calcext:value-type="float">
            <text:p>4,960</text:p>
          </table:table-cell>
          <table:table-cell table:style-name="ce90" office:value-type="float" office:value="5520" calcext:value-type="float">
            <text:p>5,520</text:p>
          </table:table-cell>
          <table:table-cell table:style-name="ce103" table:formula="of:=VLOOKUP([.A71];[$'B2 List'.$A$2:.$J$163]; 6; 0)" office:value-type="string" office:string-value="Assault!" calcext:value-type="string">
            <text:p>Assault!</text:p>
          </table:table-cell>
          <table:table-cell table:style-name="ce90" office:value-type="float" office:value="5730" calcext:value-type="float">
            <text:p>5,730</text:p>
          </table:table-cell>
          <table:table-cell table:style-name="ce90" office:value-type="float" office:value="6310" calcext:value-type="float">
            <text:p>6,310</text:p>
          </table:table-cell>
          <table:table-cell table:style-name="ce103" table:formula="of:=VLOOKUP([.A71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2320" calcext:value-type="float">
            <text:p>12,320</text:p>
          </table:table-cell>
          <table:table-cell table:style-name="ce90" office:value-type="float" office:value="13580" calcext:value-type="float">
            <text:p>13,58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71]*[.Y71]" office:value-type="float" office:value="840" calcext:value-type="float">
            <text:p>84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 (SSJ1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020" calcext:value-type="float">
            <text:p>1,02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2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440" calcext:value-type="float">
            <text:p>7,440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103" table:formula="of:=VLOOKUP([.A72];[$'B2 List'.$A$2:.$J$163]; 6; 0)" office:value-type="string" office:string-value="Assault!" calcext:value-type="string">
            <text:p>Assault!</text:p>
          </table:table-cell>
          <table:table-cell table:style-name="ce90" office:value-type="float" office:value="7000" calcext:value-type="float">
            <text:p>7,000</text:p>
          </table:table-cell>
          <table:table-cell table:style-name="ce90" office:value-type="float" office:value="7700" calcext:value-type="float">
            <text:p>7,700</text:p>
          </table:table-cell>
          <table:table-cell table:style-name="ce103" table:formula="of:=VLOOKUP([.A72];[$'B2 List'.$A$2:.$J$163]; 10; 0)" office:value-type="string" office:string-value="Bros. Kamehameha" calcext:value-type="string">
            <text:p>Bros. Kamehameha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72]*[.Y72]" office:value-type="float" office:value="1700" calcext:value-type="float">
            <text:p>1,7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ks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180" calcext:value-type="float">
            <text:p>2,18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61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3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73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7110" calcext:value-type="float">
            <text:p>7,110</text:p>
          </table:table-cell>
          <table:table-cell table:style-name="ce90" office:value-type="float" office:value="7800" calcext:value-type="float">
            <text:p>7,800</text:p>
          </table:table-cell>
          <table:table-cell table:style-name="ce103" table:formula="of:=VLOOKUP([.A73];[$'B2 List'.$A$2:.$J$163]; 10; 0)" office:value-type="string" office:string-value="Big Tree Cannon" calcext:value-type="string">
            <text:p>Big Tree Cannon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73]*[.Y73]" office:value-type="float" office:value="2520" calcext:value-type="float">
            <text:p>2,52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ks (SSJ1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090" calcext:value-type="float">
            <text:p>1,09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4];[$'B2 List'.$A$2:.$J$163]; 2; 0)" office:value-type="string" office:string-value="Big Tree Cannon" calcext:value-type="string">
            <text:p>Big Tree Cannon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74];[$'B2 List'.$A$2:.$J$163]; 6; 0)" office:value-type="string" office:string-value="Galactica Donuts" calcext:value-type="string">
            <text:p>Galactica Donuts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74];[$'B2 List'.$A$2:.$J$163]; 10; 0)" office:value-type="string" office:string-value="Super Ghost Kamikaze Attack!" calcext:value-type="string">
            <text:p>Super Ghost Kamikaze Attack!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/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74]*[.Y74]" office:value-type="float" office:value="2240" calcext:value-type="float">
            <text:p>2,24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ks (SSJ3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07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5];[$'B2 List'.$A$2:.$J$163]; 2; 0)" office:value-type="string" office:string-value="Big Tree Cannon" calcext:value-type="string">
            <text:p>Big Tree Cannon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75];[$'B2 List'.$A$2:.$J$163]; 6; 0)" office:value-type="string" office:string-value="DIE DIE Missile Barrage" calcext:value-type="string">
            <text:p>DIE DIE Missile Barrage</text:p>
          </table:table-cell>
          <table:table-cell table:style-name="ce90" office:value-type="float" office:value="6000" calcext:value-type="float">
            <text:p>6,000</text:p>
          </table:table-cell>
          <table:table-cell table:style-name="ce90" office:value-type="float" office:value="6600" calcext:value-type="float">
            <text:p>6,600</text:p>
          </table:table-cell>
          <table:table-cell table:style-name="ce103" table:formula="of:=VLOOKUP([.A75];[$'B2 List'.$A$2:.$J$163]; 10; 0)" office:value-type="string" office:string-value="Charging Ultra Buu Volleyball" calcext:value-type="string">
            <text:p>Charging Ultra Buu Volleyball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number-columns-repeated="8"/>
          <table:table-cell table:style-name="ce106" table:formula="of:=[.D75]*[.Y75]" office:value-type="float" office:value="2520" calcext:value-type="float">
            <text:p>2,52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ks Buu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61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6];[$'B2 List'.$A$2:.$J$163]; 2; 0)" office:value-type="string" office:string-value="Galactic Donut Volley" calcext:value-type="string">
            <text:p>Galactic Donut Volley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76];[$'B2 List'.$A$2:.$J$163]; 6; 0)" office:value-type="string" office:string-value="Special Beam Cannon" calcext:value-type="string">
            <text:p>Special Beam Cannon</text:p>
          </table:table-cell>
          <table:table-cell table:style-name="ce90" office:value-type="float" office:value="7710" calcext:value-type="float">
            <text:p>7,710</text:p>
          </table:table-cell>
          <table:table-cell table:style-name="ce90" office:value-type="float" office:value="12320" calcext:value-type="float">
            <text:p>12,320</text:p>
          </table:table-cell>
          <table:table-cell table:style-name="ce103" table:formula="of:=VLOOKUP([.A76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76]*[.Y76]" office:value-type="float" office:value="1960" calcext:value-type="float">
            <text:p>1,96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randpa Gohan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7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6660" calcext:value-type="float">
            <text:p>6,660</text:p>
          </table:table-cell>
          <table:table-cell table:style-name="ce90" office:value-type="float" office:value="10560" calcext:value-type="float">
            <text:p>10,560</text:p>
          </table:table-cell>
          <table:table-cell table:style-name="ce103" table:formula="of:=VLOOKUP([.A77];[$'B2 List'.$A$2:.$J$163]; 6; 0)" office:value-type="string" office:string-value="Turtle School Four Virtues" calcext:value-type="string">
            <text:p>Turtle School Four Virtues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77];[$'B2 List'.$A$2:.$J$163]; 10; 0)" office:value-type="string" office:string-value="Turtle School Tranquility" calcext:value-type="string">
            <text:p>Turtle School Tranquility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77]*[.Y77]" office:value-type="float" office:value="450" calcext:value-type="float">
            <text:p>45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T Goku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8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78];[$'B2 List'.$A$2:.$J$163]; 6; 0)" office:value-type="string" office:string-value="Dragon Fist" calcext:value-type="string">
            <text:p>Dragon Fist</text:p>
          </table:table-cell>
          <table:table-cell table:style-name="ce90" office:value-type="float" office:value="6910" calcext:value-type="float">
            <text:p>6,910</text:p>
          </table:table-cell>
          <table:table-cell table:style-name="ce90" office:value-type="float" office:value="7610" calcext:value-type="float">
            <text:p>7,610</text:p>
          </table:table-cell>
          <table:table-cell table:style-name="ce103" table:formula="of:=VLOOKUP([.A78];[$'B2 List'.$A$2:.$J$163]; 10; 0)" office:value-type="string" office:string-value="Spirit Bomb" calcext:value-type="string">
            <text:p>Spirit Bomb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78]*[.Y78]" office:value-type="float" office:value="1320" calcext:value-type="float">
            <text:p>1,32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T Goku (SSJ1)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9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380" calcext:value-type="float">
            <text:p>7,380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103" table:formula="of:=VLOOKUP([.A79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5280" calcext:value-type="float">
            <text:p>5,280</text:p>
          </table:table-cell>
          <table:table-cell table:style-name="ce90" office:value-type="float" office:value="5840" calcext:value-type="float">
            <text:p>5,840</text:p>
          </table:table-cell>
          <table:table-cell table:style-name="ce103" table:formula="of:=VLOOKUP([.A79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79]*[.Y79]" office:value-type="float" office:value="1960" calcext:value-type="float">
            <text:p>1,96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T Goku (SSJ3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80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980" calcext:value-type="float">
            <text:p>7,980</text:p>
          </table:table-cell>
          <table:table-cell table:style-name="ce90" office:value-type="float" office:value="12720" calcext:value-type="float">
            <text:p>12,720</text:p>
          </table:table-cell>
          <table:table-cell table:style-name="ce103" table:formula="of:=VLOOKUP([.A80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60" calcext:value-type="float">
            <text:p>6,560</text:p>
          </table:table-cell>
          <table:table-cell table:style-name="ce103" table:formula="of:=VLOOKUP([.A80];[$'B2 List'.$A$2:.$J$163]; 10; 0)" office:value-type="string" office:string-value="Dragon Fist" calcext:value-type="string">
            <text:p>Dragon Fist</text:p>
          </table:table-cell>
          <table:table-cell table:style-name="ce90" office:value-type="float" office:value="13110" calcext:value-type="float">
            <text:p>13,110</text:p>
          </table:table-cell>
          <table:table-cell table:style-name="ce90" office:value-type="float" office:value="14390" calcext:value-type="float">
            <text:p>14,39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80]*[.Y80]" office:value-type="float" office:value="2240" calcext:value-type="float">
            <text:p>2,24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T Goku (SSJ4)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310" calcext:value-type="float">
            <text:p>2,31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81];[$'B2 List'.$A$2:.$J$163]; 2; 0)" office:value-type="string" office:string-value="10x Kamehameha" calcext:value-type="string">
            <text:p>10x Kamehameha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81];[$'B2 List'.$A$2:.$J$163]; 6; 0)" office:value-type="string" office:string-value="Meteor Crash" calcext:value-type="string">
            <text:p>Meteor Crash</text:p>
          </table:table-cell>
          <table:table-cell table:style-name="ce90" office:value-type="float" office:value="8100" calcext:value-type="float">
            <text:p>8,100</text:p>
          </table:table-cell>
          <table:table-cell table:style-name="ce90" office:value-type="float" office:value="8880" calcext:value-type="float">
            <text:p>8,880</text:p>
          </table:table-cell>
          <table:table-cell table:style-name="ce103" table:formula="of:=VLOOKUP([.A81];[$'B2 List'.$A$2:.$J$163]; 10; 0)" office:value-type="string" office:string-value="Dragon Fist" calcext:value-type="string">
            <text:p>Dragon Fist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81]*[.Y81]" office:value-type="float" office:value="3120" calcext:value-type="float">
            <text:p>3,1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uldo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890" calcext:value-type="float">
            <text:p>89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450" calcext:value-type="float">
            <text:p>450</text:p>
          </table:table-cell>
          <table:table-cell table:style-name="ce103" office:value-type="string" calcext:value-type="string">
            <text:p>136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82];[$'B2 List'.$A$2:.$J$163]; 2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4100" calcext:value-type="float">
            <text:p>4,100</text:p>
          </table:table-cell>
          <table:table-cell table:style-name="ce90" office:value-type="float" office:value="4550" calcext:value-type="float">
            <text:p>4,550</text:p>
          </table:table-cell>
          <table:table-cell table:style-name="ce103" table:formula="of:=VLOOKUP([.A82];[$'B2 List'.$A$2:.$J$163]; 6; 0)" office:value-type="string" office:string-value="Psychic Rock Throw" calcext:value-type="string">
            <text:p>Psychic Rock Throw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82];[$'B2 List'.$A$2:.$J$163]; 10; 0)" office:value-type="string" office:string-value="Guldo Special" calcext:value-type="string">
            <text:p>Guldo Special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82]*[.Y82]" office:value-type="float" office:value="540" calcext:value-type="float">
            <text:p>54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Hercule</text:p>
          </table:table-cell>
          <table:table-cell table:style-name="ce90" office:value-type="float" office:value="190" calcext:value-type="float">
            <text:p>190</text:p>
          </table:table-cell>
          <table:table-cell table:style-name="ce90" office:value-type="float" office:value="840" calcext:value-type="float">
            <text:p>840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380" calcext:value-type="float">
            <text:p>38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83];[$'B2 List'.$A$2:.$J$163]; 2; 0)" office:value-type="string" office:string-value="Dynamic Mess-em Up Punch" calcext:value-type="string">
            <text:p>Dynamic Mess-em Up Punch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83];[$'B2 List'.$A$2:.$J$163]; 6; 0)" office:value-type="string" office:string-value="Present Bomb" calcext:value-type="string">
            <text:p>Present Bomb</text:p>
          </table:table-cell>
          <table:table-cell table:style-name="ce90" office:value-type="float" office:value="6810" calcext:value-type="float">
            <text:p>6,810</text:p>
          </table:table-cell>
          <table:table-cell table:style-name="ce90" office:value-type="float" office:value="7500" calcext:value-type="float">
            <text:p>7,500</text:p>
          </table:table-cell>
          <table:table-cell table:style-name="ce103" table:formula="of:=VLOOKUP([.A83];[$'B2 List'.$A$2:.$J$163]; 10; 0)" office:value-type="string" office:string-value="Mister Buu Arrives!" calcext:value-type="string">
            <text:p>Mister Buu Arrives!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6" table:formula="of:=[.D83]*[.Y83]" office:value-type="float" office:value="90" calcext:value-type="float">
            <text:p>9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Hirudegarn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670" calcext:value-type="float">
            <text:p>1,67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290" calcext:value-type="float">
            <text:p>2,290</text:p>
          </table:table-cell>
          <table:table-cell table:style-name="ce90" office:value-type="float" office:value="2500" calcext:value-type="float">
            <text:p>2,5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84];[$'B2 List'.$A$2:.$J$163]; 2; 0)" office:value-type="string" office:string-value="Chou Makousen" calcext:value-type="string">
            <text:p>Chou Makousen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84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84];[$'B2 List'.$A$2:.$J$163]; 10; 0)" office:value-type="string" office:string-value="Gigantic Flame" calcext:value-type="string">
            <text:p>Gigantic Flame</text:p>
          </table:table-cell>
          <table:table-cell table:style-name="ce90" office:value-type="float" office:value="15480" calcext:value-type="float">
            <text:p>15,480</text:p>
          </table:table-cell>
          <table:table-cell table:style-name="ce90" office:value-type="float" office:value="17040" calcext:value-type="float">
            <text:p>17,04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84]*[.Y84]" office:value-type="float" office:value="1080" calcext:value-type="float">
            <text:p>1,08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Janemba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630" calcext:value-type="float">
            <text:p>1,63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100" calcext:value-type="float">
            <text:p>2,100</text:p>
          </table:table-cell>
          <table:table-cell table:style-name="ce103" office:value-type="string" calcext:value-type="string">
            <text:p>18450</text:p>
          </table:table-cell>
          <table:table-cell table:style-name="ce92" office:value-type="float" office:value="1.5" calcext:value-type="float">
            <text:p>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85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85];[$'B2 List'.$A$2:.$J$163]; 6; 0)" office:value-type="string" office:string-value="Rapid Cannon" calcext:value-type="string">
            <text:p>Rapid Cannon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80" calcext:value-type="float">
            <text:p>8,080</text:p>
          </table:table-cell>
          <table:table-cell table:style-name="ce103" table:formula="of:=VLOOKUP([.A85];[$'B2 List'.$A$2:.$J$163]; 10; 0)" office:value-type="string" office:string-value="Illusion Smash" calcext:value-type="string">
            <text:p>Illusion Smash</text:p>
          </table:table-cell>
          <table:table-cell table:style-name="ce90" office:value-type="float" office:value="15020" calcext:value-type="float">
            <text:p>15,020</text:p>
          </table:table-cell>
          <table:table-cell table:style-name="ce90" office:value-type="float" office:value="16480" calcext:value-type="float">
            <text:p>16,480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85]*[.Y85]" office:value-type="float" office:value="400" calcext:value-type="float">
            <text:p>4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Janemba (Super Form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2090" calcext:value-type="float">
            <text:p>2,09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86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8200" calcext:value-type="float">
            <text:p>8,200</text:p>
          </table:table-cell>
          <table:table-cell table:style-name="ce90" office:value-type="float" office:value="9040" calcext:value-type="float">
            <text:p>9,040</text:p>
          </table:table-cell>
          <table:table-cell table:style-name="ce103" table:formula="of:=VLOOKUP([.A86];[$'B2 List'.$A$2:.$J$163]; 6; 0)" office:value-type="string" office:string-value="Lightning Shower Rain" calcext:value-type="string">
            <text:p>Lightning Shower Rain</text:p>
          </table:table-cell>
          <table:table-cell table:style-name="ce90" office:value-type="float" office:value="7300" calcext:value-type="float">
            <text:p>7,300</text:p>
          </table:table-cell>
          <table:table-cell table:style-name="ce90" office:value-type="float" office:value="8050" calcext:value-type="float">
            <text:p>8,050</text:p>
          </table:table-cell>
          <table:table-cell table:style-name="ce103" table:formula="of:=VLOOKUP([.A86];[$'B2 List'.$A$2:.$J$163]; 10; 0)" office:value-type="string" office:string-value="Dimension Sword Attack" calcext:value-type="string">
            <text:p>Dimension Sword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86]*[.Y86]" office:value-type="float" office:value="1680" calcext:value-type="float">
            <text:p>1,680</text:p>
          </table:table-cell>
          <table:table-cell table:style-name="ce106" office:value-type="float" office:value="3750" calcext:value-type="float">
            <text:p>3,7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Jeice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950" calcext:value-type="float">
            <text:p>950</text:p>
          </table:table-cell>
          <table:table-cell table:style-name="ce103" office:value-type="string" calcext:value-type="string">
            <text:p>20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87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20" calcext:value-type="float">
            <text:p>5,520</text:p>
          </table:table-cell>
          <table:table-cell table:style-name="ce103" table:formula="of:=VLOOKUP([.A87];[$'B2 List'.$A$2:.$J$163]; 6; 0)" office:value-type="string" office:string-value="Crusher Ball" calcext:value-type="string">
            <text:p>Crusher Ball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87];[$'B2 List'.$A$2:.$J$163]; 10; 0)" office:value-type="string" office:string-value="Purple Comet Attack" calcext:value-type="string">
            <text:p>Purple Comet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87]*[.Y87]" office:value-type="float" office:value="1400" calcext:value-type="float">
            <text:p>1,4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Jiren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40" calcext:value-type="float">
            <text:p>1,34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3" office:value-type="string" calcext:value-type="string">
            <text:p>20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office:value-type="string" calcext:value-type="string">
            <text:p>Power Impact</text:p>
          </table:table-cell>
          <table:table-cell table:style-name="ce90" office:value-type="float" office:value="7440" calcext:value-type="float">
            <text:p>7,440</text:p>
          </table:table-cell>
          <table:table-cell table:style-name="ce90" office:value-type="float" office:value="8190" calcext:value-type="float">
            <text:p>8,190</text:p>
          </table:table-cell>
          <table:table-cell table:style-name="ce103" office:value-type="string" calcext:value-type="string">
            <text:p>High Power Rush</text:p>
          </table:table-cell>
          <table:table-cell table:style-name="ce90" office:value-type="float" office:value="7000" calcext:value-type="float">
            <text:p>7,000</text:p>
          </table:table-cell>
          <table:table-cell table:style-name="ce90" office:value-type="float" office:value="8240" calcext:value-type="float">
            <text:p>8,240</text:p>
          </table:table-cell>
          <table:table-cell table:style-name="ce103" office:value-type="string" calcext:value-type="string">
            <text:p>Colossal Slash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office:value-type="float" office:value="2510" calcext:value-type="float">
            <text:p>2,510</text:p>
          </table:table-cell>
          <table:table-cell table:style-name="ce106" office:value-type="float" office:value="1950" calcext:value-type="float">
            <text:p>1,9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Buu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/>
          <table:table-cell table:style-name="ce103" office:value-type="string" calcext:value-type="string">
            <text:p>1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89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89];[$'B2 List'.$A$2:.$J$163]; 6; 0)" office:value-type="string" office:string-value="Mystic Combination" calcext:value-type="string">
            <text:p>Mystic Combination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89];[$'B2 List'.$A$2:.$J$163]; 10; 0)" office:value-type="string" office:string-value="Planet Burst" calcext:value-type="string">
            <text:p>Planet Burst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89]*[.Y89]" office:value-type="float" office:value="1680" calcext:value-type="float">
            <text:p>1,68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Gohan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910" calcext:value-type="float">
            <text:p>910</text:p>
          </table:table-cell>
          <table:table-cell table:style-name="ce103" office:value-type="string" calcext:value-type="string">
            <text:p>249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/>
          <table:table-cell table:style-name="ce103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0];[$'B2 List'.$A$2:.$J$163]; 2; 0)" office:value-type="string" office:string-value="Masenko" calcext:value-type="string">
            <text:p>Masenko</text:p>
          </table:table-cell>
          <table:table-cell table:style-name="ce90" office:value-type="float" office:value="7040" calcext:value-type="float">
            <text:p>7,040</text:p>
          </table:table-cell>
          <table:table-cell table:style-name="ce90" office:value-type="float" office:value="11160" calcext:value-type="float">
            <text:p>11,160</text:p>
          </table:table-cell>
          <table:table-cell table:style-name="ce103" table:formula="of:=VLOOKUP([.A90];[$'B2 List'.$A$2:.$J$163]; 6; 0)" office:value-type="string" office:string-value="Gekiretsu Madan" calcext:value-type="string">
            <text:p>Gekiretsu Madan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90];[$'B2 List'.$A$2:.$J$163]; 10; 0)" office:value-type="string" office:string-value="Bakuretsu Ranma" calcext:value-type="string">
            <text:p>Bakuretsu Ranma</text:p>
          </table:table-cell>
          <table:table-cell table:style-name="ce90" office:value-type="float" office:value="13440" calcext:value-type="float">
            <text:p>13,440</text:p>
          </table:table-cell>
          <table:table-cell table:style-name="ce90" office:value-type="float" office:value="14760" calcext:value-type="float">
            <text:p>14,76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90]*[.Y90]" office:value-type="float" office:value="1100" calcext:value-type="float">
            <text:p>1,100</text:p>
          </table:table-cell>
          <table:table-cell table:style-name="ce106" office:value-type="float" office:value="3450" calcext:value-type="float">
            <text:p>3,4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Goku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080" calcext:value-type="float">
            <text:p>1,08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1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91];[$'B2 List'.$A$2:.$J$163]; 6; 0)" office:value-type="string" office:string-value="Counterattack!" calcext:value-type="string">
            <text:p>Counterattack!</text:p>
          </table:table-cell>
          <table:table-cell table:style-name="ce90" office:value-type="float" office:value="6550" calcext:value-type="float">
            <text:p>6,550</text:p>
          </table:table-cell>
          <table:table-cell table:style-name="ce90" office:value-type="float" office:value="7210" calcext:value-type="float">
            <text:p>7,210</text:p>
          </table:table-cell>
          <table:table-cell table:style-name="ce103" table:formula="of:=VLOOKUP([.A91];[$'B2 List'.$A$2:.$J$163]; 10; 0)" office:value-type="string" office:string-value="Penetrate!" calcext:value-type="string">
            <text:p>Penetrate!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91]*[.Y91]" office:value-type="float" office:value="600" calcext:value-type="float">
            <text:p>6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Goku (Giant Ape)</text:p>
          </table:table-cell>
          <table:table-cell table:style-name="ce90" office:value-type="float" office:value="380" calcext:value-type="float">
            <text:p>380</text:p>
          </table:table-cell>
          <table:table-cell table:style-name="ce90" office:value-type="float" office:value="1690" calcext:value-type="float">
            <text:p>1,69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800" calcext:value-type="float">
            <text:p>800</text:p>
          </table:table-cell>
          <table:table-cell table:style-name="ce90" office:value-type="float" office:value="2850" calcext:value-type="float">
            <text:p>2,850</text:p>
          </table:table-cell>
          <table:table-cell table:style-name="ce103" office:value-type="string" calcext:value-type="string">
            <text:p>19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92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92];[$'B2 List'.$A$2:.$J$163]; 6; 0)" office:value-type="string" office:string-value="Giant Rock Throw" calcext:value-type="string">
            <text:p>Giant Rock Throw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92];[$'B2 List'.$A$2:.$J$163]; 10; 0)" office:value-type="string" office:string-value="Chou Makouhou Barrage" calcext:value-type="string">
            <text:p>Chou Makouhou Barrage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92]*[.Y92]" office:value-type="float" office:value="600" calcext:value-type="float">
            <text:p>60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Trunks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020" calcext:value-type="float">
            <text:p>1,02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93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560" calcext:value-type="float">
            <text:p>6,560</text:p>
          </table:table-cell>
          <table:table-cell table:style-name="ce90" office:value-type="float" office:value="7240" calcext:value-type="float">
            <text:p>7,240</text:p>
          </table:table-cell>
          <table:table-cell table:style-name="ce103" table:formula="of:=VLOOKUP([.A93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00" calcext:value-type="float">
            <text:p>7,500</text:p>
          </table:table-cell>
          <table:table-cell table:style-name="ce103" table:formula="of:=VLOOKUP([.A93];[$'B2 List'.$A$2:.$J$163]; 10; 0)" office:value-type="string" office:string-value="Finish Buster" calcext:value-type="string">
            <text:p>Finish Buster</text:p>
          </table:table-cell>
          <table:table-cell table:style-name="ce90" office:value-type="float" office:value="12300" calcext:value-type="float">
            <text:p>12,300</text:p>
          </table:table-cell>
          <table:table-cell table:style-name="ce90" office:value-type="float" office:value="13550" calcext:value-type="float">
            <text:p>13,55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93]*[.Y93]" office:value-type="float" office:value="1360" calcext:value-type="float">
            <text:p>1,36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Trunks (SSJ1)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4];[$'B2 List'.$A$2:.$J$163]; 2; 0)" office:value-type="string" office:string-value="Full Power Energy Barrage Wave" calcext:value-type="string">
            <text:p>Full Power Energy Barrage Wave</text:p>
          </table:table-cell>
          <table:table-cell table:style-name="ce90" office:value-type="float" office:value="5300" calcext:value-type="float">
            <text:p>5,300</text:p>
          </table:table-cell>
          <table:table-cell table:style-name="ce90" office:value-type="float" office:value="5900" calcext:value-type="float">
            <text:p>5,900</text:p>
          </table:table-cell>
          <table:table-cell table:style-name="ce103" table:formula="of:=VLOOKUP([.A94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7380" calcext:value-type="float">
            <text:p>7,380</text:p>
          </table:table-cell>
          <table:table-cell table:style-name="ce90" office:value-type="float" office:value="8090" calcext:value-type="float">
            <text:p>8,090</text:p>
          </table:table-cell>
          <table:table-cell table:style-name="ce103" table:formula="of:=VLOOKUP([.A94];[$'B2 List'.$A$2:.$J$163]; 10; 0)" office:value-type="string" office:string-value="Big Tree Cannon" calcext:value-type="string">
            <text:p>Big Tree Cannon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94]*[.Y94]" office:value-type="float" office:value="2040" calcext:value-type="float">
            <text:p>2,04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ng Cold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450" calcext:value-type="float">
            <text:p>1,4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95];[$'B2 List'.$A$2:.$J$163]; 2; 0)" office:value-type="string" office:string-value="Full Power Death Beam" calcext:value-type="string">
            <text:p>Full Power Death Beam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95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95];[$'B2 List'.$A$2:.$J$163]; 10; 0)" office:value-type="string" office:string-value="Cold Family Power" calcext:value-type="string">
            <text:p>Cold Family Power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95]*[.Y95]" office:value-type="float" office:value="1200" calcext:value-type="float">
            <text:p>1,20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ng Piccolo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60" calcext:value-type="float">
            <text:p>1,36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3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6];[$'B2 List'.$A$2:.$J$163]; 2; 0)" office:value-type="string" office:string-value="Soumasen" calcext:value-type="string">
            <text:p>Soumasen</text:p>
          </table:table-cell>
          <table:table-cell table:style-name="ce90" office:value-type="float" office:value="5460" calcext:value-type="float">
            <text:p>5,460</text:p>
          </table:table-cell>
          <table:table-cell table:style-name="ce90" office:value-type="float" office:value="6020" calcext:value-type="float">
            <text:p>6,020</text:p>
          </table:table-cell>
          <table:table-cell table:style-name="ce103" table:formula="of:=VLOOKUP([.A96];[$'B2 List'.$A$2:.$J$163]; 6; 0)" office:value-type="string" office:string-value="Your Name is Drum!" calcext:value-type="string">
            <text:p>Your Name is Drum!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96];[$'B2 List'.$A$2:.$J$163]; 10; 0)" office:value-type="string" office:string-value="Explosive Demon Wave" calcext:value-type="string">
            <text:p>Explosive Demon Wave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96]*[.Y96]" office:value-type="float" office:value="1100" calcext:value-type="float">
            <text:p>1,10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ng Vegeta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490" calcext:value-type="float">
            <text:p>1,49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7];[$'B2 List'.$A$2:.$J$163]; 2; 0)" office:value-type="string" office:string-value="Execution Beam" calcext:value-type="string">
            <text:p>Execution Beam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97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4000" calcext:value-type="float">
            <text:p>4,000</text:p>
          </table:table-cell>
          <table:table-cell table:style-name="ce90" office:value-type="float" office:value="4400" calcext:value-type="float">
            <text:p>4,400</text:p>
          </table:table-cell>
          <table:table-cell table:style-name="ce103" table:formula="of:=VLOOKUP([.A97];[$'B2 List'.$A$2:.$J$163]; 10; 0)" office:value-type="string" office:string-value="Orga Blaster" calcext:value-type="string">
            <text:p>Orga Blaster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97]*[.Y97]" office:value-type="float" office:value="2400" calcext:value-type="float">
            <text:p>2,40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ng Vegeta (Giant Ape)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750" calcext:value-type="float">
            <text:p>2,75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98];[$'B2 List'.$A$2:.$J$163]; 2; 0)" office:value-type="string" office:string-value="Super Galick Gun" calcext:value-type="string">
            <text:p>Super Galick Gun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98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98];[$'B2 List'.$A$2:.$J$163]; 10; 0)" office:value-type="string" office:string-value="Chou Makouhou Barrage" calcext:value-type="string">
            <text:p>Chou Makouhou Barrage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98]*[.Y98]" office:value-type="float" office:value="800" calcext:value-type="float">
            <text:p>8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rillin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103" office:value-type="string" calcext:value-type="string">
            <text:p>238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9];[$'B2 List'.$A$2:.$J$163]; 2; 0)" office:value-type="string" office:string-value="Expanding Energy Wave" calcext:value-type="string">
            <text:p>Expanding Energy Wave</text:p>
          </table:table-cell>
          <table:table-cell table:style-name="ce90" office:value-type="float" office:value="3120" calcext:value-type="float">
            <text:p>3,120</text:p>
          </table:table-cell>
          <table:table-cell table:style-name="ce90"/>
          <table:table-cell table:style-name="ce103" table:formula="of:=VLOOKUP([.A99];[$'B2 List'.$A$2:.$J$163]; 6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99];[$'B2 List'.$A$2:.$J$163]; 10; 0)" office:value-type="string" office:string-value="Destructo Disc" calcext:value-type="string">
            <text:p>Destructo Disc</text:p>
          </table:table-cell>
          <table:table-cell table:style-name="ce90" office:value-type="float" office:value="10920" calcext:value-type="float">
            <text:p>10,920</text:p>
          </table:table-cell>
          <table:table-cell table:style-name="ce90" office:value-type="float" office:value="12060" calcext:value-type="float">
            <text:p>12,06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99]*[.Y99]" office:value-type="float" office:value="1200" calcext:value-type="float">
            <text:p>1,20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Late Piccolo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760" calcext:value-type="float">
            <text:p>1,76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0];[$'B2 List'.$A$2:.$J$163]; 2; 0)" office:value-type="string" office:string-value="Special Beam Cannon" calcext:value-type="string">
            <text:p>Special Beam Cannon</text:p>
          </table:table-cell>
          <table:table-cell table:style-name="ce90" office:value-type="float" office:value="7940" calcext:value-type="float">
            <text:p>7,940</text:p>
          </table:table-cell>
          <table:table-cell table:style-name="ce90" office:value-type="float" office:value="14780" calcext:value-type="float">
            <text:p>14,780</text:p>
          </table:table-cell>
          <table:table-cell table:style-name="ce103" table:formula="of:=VLOOKUP([.A100];[$'B2 List'.$A$2:.$J$163]; 6; 0)" office:value-type="string" office:string-value="Light Grenade" calcext:value-type="string">
            <text:p>Light Grenad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00];[$'B2 List'.$A$2:.$J$163]; 10; 0)" office:value-type="string" office:string-value="Hellzone Grenade" calcext:value-type="string">
            <text:p>Hellzone Grenade</text:p>
          </table:table-cell>
          <table:table-cell table:style-name="ce90" office:value-type="float" office:value="12800" calcext:value-type="float">
            <text:p>12,800</text:p>
          </table:table-cell>
          <table:table-cell table:style-name="ce90"/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00]*[.Y100]" office:value-type="float" office:value="1960" calcext:value-type="float">
            <text:p>1,96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jin Buu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90" office:value-type="float" office:value="1510" calcext:value-type="float">
            <text:p>1,51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01];[$'B2 List'.$A$2:.$J$163]; 2; 0)" office:value-type="string" office:string-value="Flame Shower Breath" calcext:value-type="string">
            <text:p>Flame Shower Breath</text:p>
          </table:table-cell>
          <table:table-cell table:style-name="ce90" office:value-type="float" office:value="7140" calcext:value-type="float">
            <text:p>7,140</text:p>
          </table:table-cell>
          <table:table-cell table:style-name="ce90" office:value-type="float" office:value="7860" calcext:value-type="float">
            <text:p>7,860</text:p>
          </table:table-cell>
          <table:table-cell table:style-name="ce103" table:formula="of:=VLOOKUP([.A101];[$'B2 List'.$A$2:.$J$163]; 6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101];[$'B2 List'.$A$2:.$J$163]; 10; 0)" office:value-type="string" office:string-value="Angry Explosion" calcext:value-type="string">
            <text:p>Angry Explosion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01]*[.Y101]" office:value-type="float" office:value="1200" calcext:value-type="float">
            <text:p>1,2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jin Veget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420" calcext:value-type="float">
            <text:p>1,42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2];[$'B2 List'.$A$2:.$J$163]; 2; 0)" office:value-type="string" office:string-value="Final Impact" calcext:value-type="string">
            <text:p>Final Impact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102];[$'B2 List'.$A$2:.$J$163]; 6; 0)" office:value-type="string" office:string-value="Big Bang Attack" calcext:value-type="string">
            <text:p>Big Bang Attack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02];[$'B2 List'.$A$2:.$J$163]; 10; 0)" office:value-type="string" office:string-value="Final Explosion" calcext:value-type="string">
            <text:p>Final Explosion</text:p>
          </table:table-cell>
          <table:table-cell table:style-name="ce90" office:value-type="float" office:value="16380" calcext:value-type="float">
            <text:p>16,380</text:p>
          </table:table-cell>
          <table:table-cell table:style-name="ce90" office:value-type="float" office:value="18060" calcext:value-type="float">
            <text:p>18,06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02]*[.Y102]" office:value-type="float" office:value="3200" calcext:value-type="float">
            <text:p>3,20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juub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103" office:value-type="string" calcext:value-type="string">
            <text:p>228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3];[$'B2 List'.$A$2:.$J$163]; 2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6000" calcext:value-type="float">
            <text:p>6,000</text:p>
          </table:table-cell>
          <table:table-cell table:style-name="ce90" office:value-type="float" office:value="6600" calcext:value-type="float">
            <text:p>6,600</text:p>
          </table:table-cell>
          <table:table-cell table:style-name="ce103" table:formula="of:=VLOOKUP([.A103];[$'B2 List'.$A$2:.$J$163]; 6; 0)" office:value-type="string" office:string-value="Chocolate Beam" calcext:value-type="string">
            <text:p>Chocolate Beam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03];[$'B2 List'.$A$2:.$J$163]; 10; 0)" office:value-type="string" office:string-value="Lightning Arrow" calcext:value-type="string">
            <text:p>Lightning Arrow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/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03]*[.Y103]" office:value-type="float" office:value="1960" calcext:value-type="float">
            <text:p>1,96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ster Roshi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850" calcext:value-type="float">
            <text:p>8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4];[$'B2 List'.$A$2:.$J$163]; 2; 0)" office:value-type="string" office:string-value="The Original Kamehameha" calcext:value-type="string">
            <text:p>The Original Kamehameha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04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04];[$'B2 List'.$A$2:.$J$163]; 10; 0)" office:value-type="string" office:string-value="Mankoku Kyoutenshou" calcext:value-type="string">
            <text:p>Mankoku Kyoutenshou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04]*[.Y104]" office:value-type="float" office:value="600" calcext:value-type="float">
            <text:p>60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ster Roshi (Max Power)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950" calcext:value-type="float">
            <text:p>950</text:p>
          </table:table-cell>
          <table:table-cell table:style-name="ce103" office:value-type="string" calcext:value-type="string">
            <text:p>2010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05];[$'B2 List'.$A$2:.$J$163]; 2; 0)" office:value-type="string" office:string-value="The Original Kamehameha" calcext:value-type="string">
            <text:p>The Original Kamehameha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105];[$'B2 List'.$A$2:.$J$163]; 6; 0)" office:value-type="string" office:string-value="Turtle School Ultimate Fist" calcext:value-type="string">
            <text:p>Turtle School Ultimate Fist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05];[$'B2 List'.$A$2:.$J$163]; 10; 0)" office:value-type="string" office:string-value="MAX Power Kamehameha" calcext:value-type="string">
            <text:p>MAX Power Kamehameha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105]*[.Y105]" office:value-type="float" office:value="300" calcext:value-type="float">
            <text:p>30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echa Friez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1040" calcext:value-type="float">
            <text:p>1,040</text:p>
          </table:table-cell>
          <table:table-cell table:style-name="ce90" office:value-type="float" office:value="1940" calcext:value-type="float">
            <text:p>1,940</text:p>
          </table:table-cell>
          <table:table-cell table:style-name="ce103" office:value-type="string" calcext:value-type="string">
            <text:p>261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06];[$'B2 List'.$A$2:.$J$163]; 2; 0)" office:value-type="string" office:string-value="Death Beam" calcext:value-type="string">
            <text:p>Death Bea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06];[$'B2 List'.$A$2:.$J$163]; 6; 0)" office:value-type="string" office:string-value="Fissure Slash" calcext:value-type="string">
            <text:p>Fissure Slash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106];[$'B2 List'.$A$2:.$J$163]; 10; 0)" office:value-type="string" office:string-value="Supernova" calcext:value-type="string">
            <text:p>Supernova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06]*[.Y106]" office:value-type="float" office:value="1380" calcext:value-type="float">
            <text:p>1,38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eta-Cooler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5" calcext:value-type="float">
            <text:p>5</text:p>
          </table:table-cell>
          <table:table-cell table:style-name="ce103" table:formula="of:=VLOOKUP([.A107];[$'B2 List'.$A$2:.$J$163]; 2; 0)" office:value-type="string" office:string-value="Lock-on Buster" calcext:value-type="string">
            <text:p>Lock-on Buster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07];[$'B2 List'.$A$2:.$J$163]; 6; 0)" office:value-type="string" office:string-value="Finger Blitz Barrage" calcext:value-type="string">
            <text:p>Finger Blitz Barrage</text:p>
          </table:table-cell>
          <table:table-cell table:style-name="ce90" office:value-type="float" office:value="4600" calcext:value-type="float">
            <text:p>4,600</text:p>
          </table:table-cell>
          <table:table-cell table:style-name="ce90" office:value-type="float" office:value="5200" calcext:value-type="float">
            <text:p>5,200</text:p>
          </table:table-cell>
          <table:table-cell table:style-name="ce103" table:formula="of:=VLOOKUP([.A107];[$'B2 List'.$A$2:.$J$163]; 10; 0)" office:value-type="string" office:string-value="Supernova" calcext:value-type="string">
            <text:p>Supernova</text:p>
          </table:table-cell>
          <table:table-cell table:style-name="ce90" office:value-type="float" office:value="14120" calcext:value-type="float">
            <text:p>14,120</text:p>
          </table:table-cell>
          <table:table-cell table:style-name="ce90" office:value-type="float" office:value="15560" calcext:value-type="float">
            <text:p>15,56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07]*[.Y107]" office:value-type="float" office:value="1980" calcext:value-type="float">
            <text:p>1,980</text:p>
          </table:table-cell>
          <table:table-cell table:style-name="ce106" office:value-type="float" office:value="3300" calcext:value-type="float">
            <text:p>3,3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Goku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70" calcext:value-type="float">
            <text:p>1,270</text:p>
          </table:table-cell>
          <table:table-cell table:style-name="ce90" office:value-type="float" office:value="220" calcext:value-type="float">
            <text:p>220</text:p>
          </table:table-cell>
          <table:table-cell table:number-columns-repeated="2" table:style-name="ce90" office:value-type="float" office:value="1300" calcext:value-type="float">
            <text:p>1,30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8];[$'B2 List'.$A$2:.$J$163]; 2; 0)" office:value-type="string" office:string-value="20x Kaiken Kamehameha" calcext:value-type="string">
            <text:p>20x Kaiken Kamehameha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108];[$'B2 List'.$A$2:.$J$163]; 6; 0)" office:value-type="string" office:string-value="Meteor Combination" calcext:value-type="string">
            <text:p>Meteor Combination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08];[$'B2 List'.$A$2:.$J$163]; 10; 0)" office:value-type="string" office:string-value="Spirit Bomb" calcext:value-type="string">
            <text:p>Spirit Bomb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08]*[.Y108]" office:value-type="float" office:value="1320" calcext:value-type="float">
            <text:p>1,3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Goku (SSJ1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40" calcext:value-type="float">
            <text:p>240</text:p>
          </table:table-cell>
          <table:table-cell table:number-columns-repeated="2"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6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9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240" calcext:value-type="float">
            <text:p>12,240</text:p>
          </table:table-cell>
          <table:table-cell table:style-name="ce103" table:formula="of:=VLOOKUP([.A109];[$'B2 List'.$A$2:.$J$163]; 6; 0)" office:value-type="string" office:string-value="Meteor Smash" calcext:value-type="string">
            <text:p>Meteor Smash</text:p>
          </table:table-cell>
          <table:table-cell table:style-name="ce90" office:value-type="float" office:value="7700" calcext:value-type="float">
            <text:p>7,700</text:p>
          </table:table-cell>
          <table:table-cell table:style-name="ce90" office:value-type="float" office:value="8430" calcext:value-type="float">
            <text:p>8,430</text:p>
          </table:table-cell>
          <table:table-cell table:style-name="ce103" table:formula="of:=VLOOKUP([.A109];[$'B2 List'.$A$2:.$J$163]; 10; 0)" office:value-type="string" office:string-value="Angry Kamehameha" calcext:value-type="string">
            <text:p>Angry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09]*[.Y109]" office:value-type="float" office:value="1680" calcext:value-type="float">
            <text:p>1,68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Vegeta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180" calcext:value-type="float">
            <text:p>2,180</text:p>
          </table:table-cell>
          <table:table-cell table:style-name="ce90" office:value-type="float" office:value="990" calcext:value-type="float">
            <text:p>99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0];[$'B2 List'.$A$2:.$J$163]; 2; 0)" office:value-type="string" office:string-value=" Galick Gun" calcext:value-type="string">
            <text:p><text:s/>Galick Gu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10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10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10]*[.Y110]" office:value-type="float" office:value="3600" calcext:value-type="float">
            <text:p>3,6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Vegeta (SSJ1)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410" calcext:value-type="float">
            <text:p>410</text:p>
          </table:table-cell>
          <table:table-cell table:style-name="ce90" office:value-type="float" office:value="2440" calcext:value-type="float">
            <text:p>2,44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38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1];[$'B2 List'.$A$2:.$J$163]; 2; 0)" office:value-type="string" office:string-value="Maximum Flasher" calcext:value-type="string">
            <text:p>Maximum Flasher</text:p>
          </table:table-cell>
          <table:table-cell table:style-name="ce90" office:value-type="float" office:value="7120" calcext:value-type="float">
            <text:p>7,120</text:p>
          </table:table-cell>
          <table:table-cell table:style-name="ce90" office:value-type="float" office:value="7840" calcext:value-type="float">
            <text:p>7,840</text:p>
          </table:table-cell>
          <table:table-cell table:style-name="ce103" table:formula="of:=VLOOKUP([.A111];[$'B2 List'.$A$2:.$J$163]; 6; 0)" office:value-type="string" office:string-value="Amazing Impact" calcext:value-type="string">
            <text:p>Amazing Impact</text:p>
          </table:table-cell>
          <table:table-cell table:style-name="ce90" office:value-type="float" office:value="7590" calcext:value-type="float">
            <text:p>7,590</text:p>
          </table:table-cell>
          <table:table-cell table:style-name="ce90" office:value-type="float" office:value="8300" calcext:value-type="float">
            <text:p>8,300</text:p>
          </table:table-cell>
          <table:table-cell table:style-name="ce103" table:formula="of:=VLOOKUP([.A111];[$'B2 List'.$A$2:.$J$163]; 10; 0)" office:value-type="string" office:string-value="Big Bang Attack" calcext:value-type="string">
            <text:p>Big Bang Attack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10" calcext:value-type="float">
            <text:p>10</text:p>
          </table:table-cell>
          <table:table-cell table:number-columns-repeated="8"/>
          <table:table-cell table:style-name="ce106" table:formula="of:=[.D111]*[.Y111]" office:value-type="float" office:value="4100" calcext:value-type="float">
            <text:p>4,10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Vegeta (SSJ2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12];[$'B2 List'.$A$2:.$J$163]; 2; 0)" office:value-type="string" office:string-value="Big Bang Attack" calcext:value-type="string">
            <text:p>Big Bang Attack</text:p>
          </table:table-cell>
          <table:table-cell table:style-name="ce90" office:value-type="float" office:value="7360" calcext:value-type="float">
            <text:p>7,360</text:p>
          </table:table-cell>
          <table:table-cell table:style-name="ce90" office:value-type="float" office:value="8120" calcext:value-type="float">
            <text:p>8,120</text:p>
          </table:table-cell>
          <table:table-cell table:style-name="ce103" table:formula="of:=VLOOKUP([.A112];[$'B2 List'.$A$2:.$J$163]; 6; 0)" office:value-type="string" office:string-value="Spirit Breaking Cannon" calcext:value-type="string">
            <text:p>Spirit Breaking Cannon</text:p>
          </table:table-cell>
          <table:table-cell table:style-name="ce90" office:value-type="float" office:value="7860" calcext:value-type="float">
            <text:p>7,860</text:p>
          </table:table-cell>
          <table:table-cell table:style-name="ce90" office:value-type="float" office:value="8600" calcext:value-type="float">
            <text:p>8,600</text:p>
          </table:table-cell>
          <table:table-cell table:style-name="ce103" table:formula="of:=VLOOKUP([.A112];[$'B2 List'.$A$2:.$J$163]; 10; 0)" office:value-type="string" office:string-value="Final Flash" calcext:value-type="string">
            <text:p>Final Flash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12]*[.Y112]" office:value-type="float" office:value="3200" calcext:value-type="float">
            <text:p>3,2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ail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760" calcext:value-type="float">
            <text:p>1,76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3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13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113];[$'B2 List'.$A$2:.$J$163]; 10; 0)" office:value-type="string" office:string-value="Mystic Flasher" calcext:value-type="string">
            <text:p>Mystic Flasher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13]*[.Y113]" office:value-type="float" office:value="1400" calcext:value-type="float">
            <text:p>1,40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am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020" calcext:value-type="float">
            <text:p>1,02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4];[$'B2 List'.$A$2:.$J$163]; 2; 0)" office:value-type="string" office:string-value="Shura Gekiretsuken" calcext:value-type="string">
            <text:p>Shura Gekiretsuken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14];[$'B2 List'.$A$2:.$J$163]; 6; 0)" office:value-type="string" office:string-value="Cross Arm Attack" calcext:value-type="string">
            <text:p>Cross Arm Attack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14];[$'B2 List'.$A$2:.$J$163]; 10; 0)" office:value-type="string" office:string-value="Ground Vs. Ceiling" calcext:value-type="string">
            <text:p>Ground Vs. Ceiling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number-columns-repeated="8"/>
          <table:table-cell table:style-name="ce106" table:formula="of:=[.D114]*[.Y114]" office:value-type="float" office:value="0" calcext:value-type="float">
            <text:p>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app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15];[$'B2 List'.$A$2:.$J$163]; 2; 0)" office:value-type="string" office:string-value="Volcano Explosion" calcext:value-type="string">
            <text:p>Volcano Explosion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20" calcext:value-type="float">
            <text:p>7,020</text:p>
          </table:table-cell>
          <table:table-cell table:style-name="ce103" table:formula="of:=VLOOKUP([.A115];[$'B2 List'.$A$2:.$J$163]; 6; 0)" office:value-type="string" office:string-value="Blazing Storm" calcext:value-type="string">
            <text:p>Blazing Storm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15];[$'B2 List'.$A$2:.$J$163]; 10; 0)" office:value-type="string" office:string-value="Kapa" calcext:value-type="string">
            <text:p>Kapa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15]*[.Y115]" office:value-type="float" office:value="900" calcext:value-type="float">
            <text:p>9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appa (Giant Ape)</text:p>
          </table:table-cell>
          <table:table-cell table:style-name="ce90" office:value-type="float" office:value="350" calcext:value-type="float">
            <text:p>350</text:p>
          </table:table-cell>
          <table:table-cell table:style-name="ce90" office:value-type="float" office:value="1590" calcext:value-type="float">
            <text:p>1,590</text:p>
          </table:table-cell>
          <table:table-cell table:style-name="ce90" office:value-type="float" office:value="130" calcext:value-type="float">
            <text:p>130</text:p>
          </table:table-cell>
          <table:table-cell table:style-name="ce90" office:value-type="float" office:value="800" calcext:value-type="float">
            <text:p>800</text:p>
          </table:table-cell>
          <table:table-cell table:style-name="ce90" office:value-type="float" office:value="2600" calcext:value-type="float">
            <text:p>2,600</text:p>
          </table:table-cell>
          <table:table-cell table:style-name="ce103" office:value-type="string" calcext:value-type="string">
            <text:p>21600</text:p>
          </table:table-cell>
          <table:table-cell table:style-name="ce92" office:value-type="float" office:value="2" calcext:value-type="float">
            <text:p>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16];[$'B2 List'.$A$2:.$J$163]; 2; 0)" office:value-type="string" office:string-value="Giant Rock Throw" calcext:value-type="string">
            <text:p>Giant Rock Throw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16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116];[$'B2 List'.$A$2:.$J$163]; 10; 0)" office:value-type="string" office:string-value="Chou Makouhou" calcext:value-type="string">
            <text:p>Chou Makouhou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16]*[.Y116]" office:value-type="float" office:value="390" calcext:value-type="float">
            <text:p>39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uova Shenron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2690" calcext:value-type="float">
            <text:p>2,69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3" office:value-type="string" calcext:value-type="string">
            <text:p>176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7];[$'B2 List'.$A$2:.$J$163]; 2; 0)" office:value-type="string" office:string-value="Burst Attack" calcext:value-type="string">
            <text:p>Burst Attack</text:p>
          </table:table-cell>
          <table:table-cell table:style-name="ce90" office:value-type="float" office:value="6440" calcext:value-type="float">
            <text:p>6,440</text:p>
          </table:table-cell>
          <table:table-cell table:style-name="ce90" office:value-type="float" office:value="7120" calcext:value-type="float">
            <text:p>7,120</text:p>
          </table:table-cell>
          <table:table-cell table:style-name="ce103" table:formula="of:=VLOOKUP([.A117];[$'B2 List'.$A$2:.$J$163]; 6; 0)" office:value-type="string" office:string-value="Burning Tornado" calcext:value-type="string">
            <text:p>Burning Tornado</text:p>
          </table:table-cell>
          <table:table-cell table:style-name="ce90" office:value-type="float" office:value="7010" calcext:value-type="float">
            <text:p>7,010</text:p>
          </table:table-cell>
          <table:table-cell table:style-name="ce90" office:value-type="float" office:value="7720" calcext:value-type="float">
            <text:p>7,720</text:p>
          </table:table-cell>
          <table:table-cell table:style-name="ce103" table:formula="of:=VLOOKUP([.A117];[$'B2 List'.$A$2:.$J$163]; 10; 0)" office:value-type="string" office:string-value="Blaster Meteor" calcext:value-type="string">
            <text:p>Blaster Meteor</text:p>
          </table:table-cell>
          <table:table-cell table:style-name="ce90" office:value-type="float" office:value="13800" calcext:value-type="float">
            <text:p>13,800</text:p>
          </table:table-cell>
          <table:table-cell table:style-name="ce90"/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17]*[.Y117]" office:value-type="float" office:value="3150" calcext:value-type="float">
            <text:p>3,15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Omega Shenron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320" calcext:value-type="float">
            <text:p>2,32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18];[$'B2 List'.$A$2:.$J$163]; 2; 0)" office:value-type="string" office:string-value="Gigantic Blaze" calcext:value-type="string">
            <text:p>Gigantic Blaze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9060" calcext:value-type="float">
            <text:p>9,060</text:p>
          </table:table-cell>
          <table:table-cell table:style-name="ce103" table:formula="of:=VLOOKUP([.A118];[$'B2 List'.$A$2:.$J$163]; 6; 0)" office:value-type="string" office:string-value="Dragon Thunder" calcext:value-type="string">
            <text:p>Dragon Thunder</text:p>
          </table:table-cell>
          <table:table-cell table:style-name="ce90" office:value-type="float" office:value="8430" calcext:value-type="float">
            <text:p>8,430</text:p>
          </table:table-cell>
          <table:table-cell table:style-name="ce90" office:value-type="float" office:value="9250" calcext:value-type="float">
            <text:p>9,250</text:p>
          </table:table-cell>
          <table:table-cell table:style-name="ce103" table:formula="of:=VLOOKUP([.A118];[$'B2 List'.$A$2:.$J$163]; 10; 0)" office:value-type="string" office:string-value="Minus Energy Power Ball" calcext:value-type="string">
            <text:p>Minus Energy Power Ball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18]*[.Y118]" office:value-type="float" office:value="3120" calcext:value-type="float">
            <text:p>3,12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Pan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360" calcext:value-type="float">
            <text:p>1,36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9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119];[$'B2 List'.$A$2:.$J$163]; 6; 0)" office:value-type="string" office:string-value="Gill Missile" calcext:value-type="string">
            <text:p>Gill Missile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19];[$'B2 List'.$A$2:.$J$163]; 10; 0)" office:value-type="string" office:string-value="Maiden's Rage" calcext:value-type="string">
            <text:p>Maiden's Rage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19]*[.Y119]" office:value-type="float" office:value="1000" calcext:value-type="float">
            <text:p>1,0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Pikkon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810" calcext:value-type="float">
            <text:p>1,81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103" office:value-type="string" calcext:value-type="string">
            <text:p>223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20];[$'B2 List'.$A$2:.$J$163]; 2; 0)" office:value-type="string" office:string-value="Hyper Tornado" calcext:value-type="string">
            <text:p>Hyper Tornado</text:p>
          </table:table-cell>
          <table:table-cell table:style-name="ce90" office:value-type="float" office:value="7010" calcext:value-type="float">
            <text:p>7,010</text:p>
          </table:table-cell>
          <table:table-cell table:style-name="ce90" office:value-type="float" office:value="7720" calcext:value-type="float">
            <text:p>7,720</text:p>
          </table:table-cell>
          <table:table-cell table:style-name="ce103" table:formula="of:=VLOOKUP([.A120];[$'B2 List'.$A$2:.$J$163]; 6; 0)" office:value-type="string" office:string-value="Burning Shoot" calcext:value-type="string">
            <text:p>Burning Shoot</text:p>
          </table:table-cell>
          <table:table-cell table:style-name="ce90" office:value-type="float" office:value="7180" calcext:value-type="float">
            <text:p>7,180</text:p>
          </table:table-cell>
          <table:table-cell table:style-name="ce90" office:value-type="float" office:value="7850" calcext:value-type="float">
            <text:p>7,850</text:p>
          </table:table-cell>
          <table:table-cell table:style-name="ce103" table:formula="of:=VLOOKUP([.A120];[$'B2 List'.$A$2:.$J$163]; 10; 0)" office:value-type="string" office:string-value="Thunder Flash" calcext:value-type="string">
            <text:p>Thunder Flash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20]*[.Y120]" office:value-type="float" office:value="1800" calcext:value-type="float">
            <text:p>1,8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Pilaf Machine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910" calcext:value-type="float">
            <text:p>91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480" calcext:value-type="float">
            <text:p>48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5" calcext:value-type="float">
            <text:p>5</text:p>
          </table:table-cell>
          <table:table-cell table:style-name="ce103" table:formula="of:=VLOOKUP([.A121];[$'B2 List'.$A$2:.$J$163]; 2; 0)" office:value-type="string" office:string-value="Gigant Rock Throw" calcext:value-type="string">
            <text:p>Gigant Rock Throw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121];[$'B2 List'.$A$2:.$J$163]; 6; 0)" office:value-type="string" office:string-value="Rolling Smash" calcext:value-type="string">
            <text:p>Rolling Smash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21];[$'B2 List'.$A$2:.$J$163]; 10; 0)" office:value-type="string" office:string-value="Great Pilaf Operation" calcext:value-type="string">
            <text:p>Great Pilaf Operatio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21]*[.Y121]" office:value-type="float" office:value="750" calcext:value-type="float">
            <text:p>750</text:p>
          </table:table-cell>
          <table:table-cell table:style-name="ce106" office:value-type="float" office:value="3750" calcext:value-type="float">
            <text:p>3,7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Pilaf Machine (Fused)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810" calcext:value-type="float">
            <text:p>81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5" calcext:value-type="float">
            <text:p>5</text:p>
          </table:table-cell>
          <table:table-cell table:style-name="ce103" table:formula="of:=VLOOKUP([.A122];[$'B2 List'.$A$2:.$J$163]; 2; 0)" office:value-type="string" office:string-value="Double Buster" calcext:value-type="string">
            <text:p>Double Buster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122];[$'B2 List'.$A$2:.$J$163]; 6; 0)" office:value-type="string" office:string-value="Gatling Gun" calcext:value-type="string">
            <text:p>Gatling Gun</text:p>
          </table:table-cell>
          <table:table-cell table:style-name="ce90" office:value-type="float" office:value="7500" calcext:value-type="float">
            <text:p>7,500</text:p>
          </table:table-cell>
          <table:table-cell table:style-name="ce90" office:value-type="float" office:value="8400" calcext:value-type="float">
            <text:p>8,400</text:p>
          </table:table-cell>
          <table:table-cell table:style-name="ce103" table:formula="of:=VLOOKUP([.A122];[$'B2 List'.$A$2:.$J$163]; 10; 0)" office:value-type="string" office:string-value="Launch Missiles!" calcext:value-type="string">
            <text:p>Launch Missiles!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22]*[.Y122]" office:value-type="float" office:value="1960" calcext:value-type="float">
            <text:p>1,960</text:p>
          </table:table-cell>
          <table:table-cell table:style-name="ce106" office:value-type="float" office:value="4049" calcext:value-type="float">
            <text:p>4,0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Raditz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13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3];[$'B2 List'.$A$2:.$J$163]; 2; 0)" office:value-type="string" office:string-value="Here's a present!" calcext:value-type="string">
            <text:p>Here's a present!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23];[$'B2 List'.$A$2:.$J$163]; 6; 0)" office:value-type="string" office:string-value="I'm a top-class warrior!" calcext:value-type="string">
            <text:p>I'm a top-class warrior!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23];[$'B2 List'.$A$2:.$J$163]; 10; 0)" office:value-type="string" office:string-value="Begone!" calcext:value-type="string">
            <text:p>Begone!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23]*[.Y123]" office:value-type="float" office:value="1080" calcext:value-type="float">
            <text:p>1,08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Raditz (Giant Ape)</text:p>
          </table:table-cell>
          <table:table-cell table:style-name="ce90" office:value-type="float" office:value="350" calcext:value-type="float">
            <text:p>350</text:p>
          </table:table-cell>
          <table:table-cell table:style-name="ce90" office:value-type="float" office:value="1590" calcext:value-type="float">
            <text:p>1,59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2600" calcext:value-type="float">
            <text:p>2,60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24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20" calcext:value-type="float">
            <text:p>8,020</text:p>
          </table:table-cell>
          <table:table-cell table:style-name="ce103" table:formula="of:=VLOOKUP([.A124];[$'B2 List'.$A$2:.$J$163]; 6; 0)" office:value-type="string" office:string-value="Gigant Rock Throw" calcext:value-type="string">
            <text:p>Gigant Rock Throw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24];[$'B2 List'.$A$2:.$J$163]; 10; 0)" office:value-type="string" office:string-value="Chou Makousen" calcext:value-type="string">
            <text:p>Chou Makouse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24]*[.Y124]" office:value-type="float" office:value="540" calcext:value-type="float">
            <text:p>54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Recoome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750" calcext:value-type="float">
            <text:p>1,75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5];[$'B2 List'.$A$2:.$J$163]; 2; 0)" office:value-type="string" office:string-value="Recoome Eraser Gun" calcext:value-type="string">
            <text:p>Recoome Eraser Gun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25];[$'B2 List'.$A$2:.$J$163]; 6; 0)" office:value-type="string" office:string-value="Recoome Renegade Bomber" calcext:value-type="string">
            <text:p>Recoome Renegade Bomber</text:p>
          </table:table-cell>
          <table:table-cell table:style-name="ce90" office:value-type="float" office:value="5520" calcext:value-type="float">
            <text:p>5,520</text:p>
          </table:table-cell>
          <table:table-cell table:style-name="ce90" office:value-type="float" office:value="6070" calcext:value-type="float">
            <text:p>6,070</text:p>
          </table:table-cell>
          <table:table-cell table:style-name="ce103" table:formula="of:=VLOOKUP([.A125];[$'B2 List'.$A$2:.$J$163]; 10; 0)" office:value-type="string" office:string-value="Recoome Fighting Bomber" calcext:value-type="string">
            <text:p>Recoome Fighting Bomber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25]*[.Y125]" office:value-type="float" office:value="1200" calcext:value-type="float">
            <text:p>1,2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aibamen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810" calcext:value-type="float">
            <text:p>810</text:p>
          </table:table-cell>
          <table:table-cell table:style-name="ce103" office:value-type="string" calcext:value-type="string">
            <text:p>20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6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26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26];[$'B2 List'.$A$2:.$J$163]; 10; 0)" office:value-type="string" office:string-value="Saibamen Bomb" calcext:value-type="string">
            <text:p>Saibamen Bomb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26]*[.Y126]" office:value-type="float" office:value="450" calcext:value-type="float">
            <text:p>45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aiyaman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7];[$'B2 List'.$A$2:.$J$163]; 2; 0)" office:value-type="string" office:string-value="Super Explosive Wave" calcext:value-type="string">
            <text:p>Super Explosive Wave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127];[$'B2 List'.$A$2:.$J$163]; 6; 0)" office:value-type="string" office:string-value="Justice Slash" calcext:value-type="string">
            <text:p>Justice Slash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27];[$'B2 List'.$A$2:.$J$163]; 10; 0)" office:value-type="string" office:string-value="Justice Judgement" calcext:value-type="string">
            <text:p>Justice Judgement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27]*[.Y127]" office:value-type="float" office:value="1320" calcext:value-type="float">
            <text:p>1,32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aiyawoman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670" calcext:value-type="float">
            <text:p>670</text:p>
          </table:table-cell>
          <table:table-cell table:style-name="ce90" office:value-type="float" office:value="950" calcext:value-type="float">
            <text:p>950</text:p>
          </table:table-cell>
          <table:table-cell table:style-name="ce103" office:value-type="string" calcext:value-type="string">
            <text:p>28500</text:p>
          </table:table-cell>
          <table:table-cell table:style-name="ce92" office:value-type="float" office:value="-1" calcext:value-type="float">
            <text:p>-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8];[$'B2 List'.$A$2:.$J$163]; 2; 0)" office:value-type="string" office:string-value="Justice Countdown" calcext:value-type="string">
            <text:p>Justice Countdown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28];[$'B2 List'.$A$2:.$J$163]; 6; 0)" office:value-type="string" office:string-value="Justice Rush 2" calcext:value-type="string">
            <text:p>Justice Rush 2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28];[$'B2 List'.$A$2:.$J$163]; 10; 0)" office:value-type="string" office:string-value="Justice Judgement" calcext:value-type="string">
            <text:p>Justice Judgement</text:p>
          </table:table-cell>
          <table:table-cell table:style-name="ce90" office:value-type="float" office:value="13170" calcext:value-type="float">
            <text:p>13,170</text:p>
          </table:table-cell>
          <table:table-cell table:style-name="ce90" office:value-type="float" office:value="14450" calcext:value-type="float">
            <text:p>14,45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28]*[.Y128]" office:value-type="float" office:value="330" calcext:value-type="float">
            <text:p>33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alza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200" calcext:value-type="float">
            <text:p>2,20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9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29];[$'B2 List'.$A$2:.$J$163]; 6; 0)" office:value-type="string" office:string-value="Scatter Finger Beam" calcext:value-type="string">
            <text:p>Scatter Finger Beam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29];[$'B2 List'.$A$2:.$J$163]; 10; 0)" office:value-type="string" office:string-value="Salza Blade Rush" calcext:value-type="string">
            <text:p>Salza Blade Rush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29]*[.Y129]" office:value-type="float" office:value="1800" calcext:value-type="float">
            <text:p>1,8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couter Vegeta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30];[$'B2 List'.$A$2:.$J$163]; 2; 0)" office:value-type="string" office:string-value="Galick Gun" calcext:value-type="string">
            <text:p>Galick Gun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20" calcext:value-type="float">
            <text:p>9,520</text:p>
          </table:table-cell>
          <table:table-cell table:style-name="ce103" table:formula="of:=VLOOKUP([.A130];[$'B2 List'.$A$2:.$J$163]; 6; 0)" office:value-type="string" office:string-value="Final Garlic Cannon" calcext:value-type="string">
            <text:p>Final Garlic Cannon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30];[$'B2 List'.$A$2:.$J$163]; 10; 0)" office:value-type="string" office:string-value="Dirty Fireworks" calcext:value-type="string">
            <text:p>Dirty Fireworks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30]*[.Y130]" office:value-type="float" office:value="3200" calcext:value-type="float">
            <text:p>3,20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couter Vegeta (Giant Ape)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720" calcext:value-type="float">
            <text:p>1,72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950" calcext:value-type="float">
            <text:p>2,9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1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31];[$'B2 List'.$A$2:.$J$163]; 6; 0)" office:value-type="string" office:string-value="Chou Makouhou Barrage" calcext:value-type="string">
            <text:p>Chou Makouhou Barrage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131];[$'B2 List'.$A$2:.$J$163]; 10; 0)" office:value-type="string" office:string-value="Super Galick Gun" calcext:value-type="string">
            <text:p>Super Galick Gun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31]*[.Y131]" office:value-type="float" office:value="1000" calcext:value-type="float">
            <text:p>1,0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lug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80" calcext:value-type="float">
            <text:p>1,28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2];[$'B2 List'.$A$2:.$J$163]; 2; 0)" office:value-type="string" office:string-value="Finger Beam" calcext:value-type="string">
            <text:p>Finger Beam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32];[$'B2 List'.$A$2:.$J$163]; 6; 0)" office:value-type="string" office:string-value="Darkness Eye Beam" calcext:value-type="string">
            <text:p>Darkness Eye Beam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32];[$'B2 List'.$A$2:.$J$163]; 10; 0)" office:value-type="string" office:string-value="Power of Darkness" calcext:value-type="string">
            <text:p>Power of Darkness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32]*[.Y132]" office:value-type="float" office:value="840" calcext:value-type="float">
            <text:p>84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lug (Giant Form)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2100" calcext:value-type="float">
            <text:p>2,1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-1" calcext:value-type="float">
            <text:p>-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3];[$'B2 List'.$A$2:.$J$163]; 2; 0)" office:value-type="string" office:string-value="Super Explosive Wave" calcext:value-type="string">
            <text:p>Super Explosive Wave</text:p>
          </table:table-cell>
          <table:table-cell table:style-name="ce90" office:value-type="float" office:value="9120" calcext:value-type="float">
            <text:p>9,120</text:p>
          </table:table-cell>
          <table:table-cell table:style-name="ce90" office:value-type="float" office:value="10080" calcext:value-type="float">
            <text:p>10,080</text:p>
          </table:table-cell>
          <table:table-cell table:style-name="ce103" table:formula="of:=VLOOKUP([.A133];[$'B2 List'.$A$2:.$J$163]; 6; 0)" office:value-type="string" office:string-value="Darkness Eye Beam" calcext:value-type="string">
            <text:p>Darkness Eye Beam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33];[$'B2 List'.$A$2:.$J$163]; 10; 0)" office:value-type="string" office:string-value="Darkness Blaster" calcext:value-type="string">
            <text:p>Darkness Blaster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30" calcext:value-type="float">
            <text:p>16,03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33]*[.Y133]" office:value-type="float" office:value="880" calcext:value-type="float">
            <text:p>88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popovich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670" calcext:value-type="float">
            <text:p>67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4];[$'B2 List'.$A$2:.$J$163]; 2; 0)" office:value-type="string" office:string-value="Berserker Crash" calcext:value-type="string">
            <text:p>Berserker Crash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34];[$'B2 List'.$A$2:.$J$163]; 6; 0)" office:value-type="string" office:string-value="Mad Banquet" calcext:value-type="string">
            <text:p>Mad Banquet</text:p>
          </table:table-cell>
          <table:table-cell table:style-name="ce90" office:value-type="float" office:value="6180" calcext:value-type="float">
            <text:p>6,180</text:p>
          </table:table-cell>
          <table:table-cell table:style-name="ce90" office:value-type="float" office:value="6800" calcext:value-type="float">
            <text:p>6,800</text:p>
          </table:table-cell>
          <table:table-cell table:style-name="ce103" table:formula="of:=VLOOKUP([.A134];[$'B2 List'.$A$2:.$J$163]; 10; 0)" office:value-type="string" office:string-value="Majin Buu Resurrection" calcext:value-type="string">
            <text:p>Majin Buu Resurrection</text:p>
          </table:table-cell>
          <table:table-cell table:style-name="ce90" office:value-type="float" office:value="12550" calcext:value-type="float">
            <text:p>12,55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6" table:formula="of:=[.D134]*[.Y134]" office:value-type="float" office:value="110" calcext:value-type="float">
            <text:p>11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uper 17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690" calcext:value-type="float">
            <text:p>1,69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5" calcext:value-type="float">
            <text:p>5</text:p>
          </table:table-cell>
          <table:table-cell table:style-name="ce103" table:formula="of:=VLOOKUP([.A135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480" calcext:value-type="float">
            <text:p>6,480</text:p>
          </table:table-cell>
          <table:table-cell table:style-name="ce90" office:value-type="float" office:value="7160" calcext:value-type="float">
            <text:p>7,160</text:p>
          </table:table-cell>
          <table:table-cell table:style-name="ce103" table:formula="of:=VLOOKUP([.A135];[$'B2 List'.$A$2:.$J$163]; 6; 0)" office:value-type="string" office:string-value="Hell's Storm" calcext:value-type="string">
            <text:p>Hell's Storm</text:p>
          </table:table-cell>
          <table:table-cell table:style-name="ce90" office:value-type="float" office:value="5100" calcext:value-type="float">
            <text:p>5,100</text:p>
          </table:table-cell>
          <table:table-cell table:style-name="ce90" office:value-type="float" office:value="5700" calcext:value-type="float">
            <text:p>5,700</text:p>
          </table:table-cell>
          <table:table-cell table:style-name="ce103" table:formula="of:=VLOOKUP([.A135];[$'B2 List'.$A$2:.$J$163]; 10; 0)" office:value-type="string" office:string-value="Shocking Death Ball" calcext:value-type="string">
            <text:p>Shocking Death Ball</text:p>
          </table:table-cell>
          <table:table-cell table:style-name="ce90" office:value-type="float" office:value="11320" calcext:value-type="float">
            <text:p>11,320</text:p>
          </table:table-cell>
          <table:table-cell table:style-name="ce90" office:value-type="float" office:value="12480" calcext:value-type="float">
            <text:p>12,48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35]*[.Y135]" office:value-type="float" office:value="1680" calcext:value-type="float">
            <text:p>1,680</text:p>
          </table:table-cell>
          <table:table-cell table:style-name="ce106" office:value-type="float" office:value="4950" calcext:value-type="float">
            <text:p>4,9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uper Buu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420" calcext:value-type="float">
            <text:p>1,42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60" calcext:value-type="float">
            <text:p>1,56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6];[$'B2 List'.$A$2:.$J$163]; 2; 0)" office:value-type="string" office:string-value="Genocide Blast" calcext:value-type="string">
            <text:p>Genocide Blast</text:p>
          </table:table-cell>
          <table:table-cell table:style-name="ce90" office:value-type="float" office:value="6900" calcext:value-type="float">
            <text:p>6,900</text:p>
          </table:table-cell>
          <table:table-cell table:style-name="ce90"/>
          <table:table-cell table:style-name="ce103" table:formula="of:=VLOOKUP([.A136];[$'B2 List'.$A$2:.$J$163]; 6; 0)" office:value-type="string" office:string-value="Chocolate Beam" calcext:value-type="string">
            <text:p>Chocolate Beam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36];[$'B2 List'.$A$2:.$J$163]; 10; 0)" office:value-type="string" office:string-value="Revenge Death Bomber" calcext:value-type="string">
            <text:p>Revenge Death Bomber</text:p>
          </table:table-cell>
          <table:table-cell table:style-name="ce90" office:value-type="float" office:value="16380" calcext:value-type="float">
            <text:p>16,380</text:p>
          </table:table-cell>
          <table:table-cell table:style-name="ce90" office:value-type="float" office:value="18060" calcext:value-type="float">
            <text:p>18,06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36]*[.Y136]" office:value-type="float" office:value="1560" calcext:value-type="float">
            <text:p>1,56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upreme Kai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90" office:value-type="float" office:value="850" calcext:value-type="float">
            <text:p>850</text:p>
          </table:table-cell>
          <table:table-cell table:style-name="ce103" office:value-type="string" calcext:value-type="string">
            <text:p>189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37];[$'B2 List'.$A$2:.$J$163]; 2; 0)" office:value-type="string" office:string-value="Energy's Last" calcext:value-type="string">
            <text:p>Energy's Last</text:p>
          </table:table-cell>
          <table:table-cell table:style-name="ce90" office:value-type="float" office:value="7120" calcext:value-type="float">
            <text:p>7,120</text:p>
          </table:table-cell>
          <table:table-cell table:style-name="ce90" office:value-type="float" office:value="7840" calcext:value-type="float">
            <text:p>7,840</text:p>
          </table:table-cell>
          <table:table-cell table:style-name="ce103" table:formula="of:=VLOOKUP([.A137];[$'B2 List'.$A$2:.$J$163]; 6; 0)" office:value-type="string" office:string-value="Crazy Rush" calcext:value-type="string">
            <text:p>Crazy Rush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37];[$'B2 List'.$A$2:.$J$163]; 10; 0)" office:value-type="string" office:string-value="Gekiretsu Shin'ou'hou" calcext:value-type="string">
            <text:p>Gekiretsu Shin'ou'hou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37]*[.Y137]" office:value-type="float" office:value="780" calcext:value-type="float">
            <text:p>78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upreme Kai (Fused)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1040" calcext:value-type="float">
            <text:p>1,04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38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7120" calcext:value-type="float">
            <text:p>7,120</text:p>
          </table:table-cell>
          <table:table-cell table:style-name="ce90" office:value-type="float" office:value="7840" calcext:value-type="float">
            <text:p>7,840</text:p>
          </table:table-cell>
          <table:table-cell table:style-name="ce103" table:formula="of:=VLOOKUP([.A138];[$'B2 List'.$A$2:.$J$163]; 6; 0)" office:value-type="string" office:string-value="Crazy Combination" calcext:value-type="string">
            <text:p>Crazy Combination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38];[$'B2 List'.$A$2:.$J$163]; 10; 0)" office:value-type="string" office:string-value="Shin Gekiretsu Shin'ou'hou" calcext:value-type="string">
            <text:p>Shin Gekiretsu Shin'ou'hou</text:p>
          </table:table-cell>
          <table:table-cell table:style-name="ce90" office:value-type="float" office:value="13230" calcext:value-type="float">
            <text:p>13,230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38]*[.Y138]" office:value-type="float" office:value="920" calcext:value-type="float">
            <text:p>92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word Trunks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39];[$'B2 List'.$A$2:.$J$163]; 2; 0)" office:value-type="string" office:string-value="Finish Buster" calcext:value-type="string">
            <text:p>Finish Buster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39];[$'B2 List'.$A$2:.$J$163]; 6; 0)" office:value-type="string" office:string-value="Burning Storm" calcext:value-type="string">
            <text:p>Burning Storm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39];[$'B2 List'.$A$2:.$J$163]; 10; 0)" office:value-type="string" office:string-value="Lightning Sword Slash" calcext:value-type="string">
            <text:p>Lightning Sword Slash</text:p>
          </table:table-cell>
          <table:table-cell table:style-name="ce90" office:value-type="float" office:value="12300" calcext:value-type="float">
            <text:p>12,300</text:p>
          </table:table-cell>
          <table:table-cell table:style-name="ce90" office:value-type="float" office:value="13550" calcext:value-type="float">
            <text:p>13,55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39]*[.Y139]" office:value-type="float" office:value="1820" calcext:value-type="float">
            <text:p>1,82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word Trunks (SSJ1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0];[$'B2 List'.$A$2:.$J$163]; 2; 0)" office:value-type="string" office:string-value="Burning Attack" calcext:value-type="string">
            <text:p>Burning Attack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40];[$'B2 List'.$A$2:.$J$163]; 6; 0)" office:value-type="string" office:string-value="Burning Storm" calcext:value-type="string">
            <text:p>Burning Storm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40];[$'B2 List'.$A$2:.$J$163]; 10; 0)" office:value-type="string" office:string-value="Shining Sword Attack" calcext:value-type="string">
            <text:p>Shining Sword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40]*[.Y140]" office:value-type="float" office:value="2240" calcext:value-type="float">
            <text:p>2,24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yn Shenron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320" calcext:value-type="float">
            <text:p>2,32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41];[$'B2 List'.$A$2:.$J$163]; 2; 0)" office:value-type="string" office:string-value="Trap Shooter" calcext:value-type="string">
            <text:p>Trap Shooter</text:p>
          </table:table-cell>
          <table:table-cell table:style-name="ce90" office:value-type="float" office:value="4200" calcext:value-type="float">
            <text:p>4,200</text:p>
          </table:table-cell>
          <table:table-cell table:style-name="ce90" office:value-type="float" office:value="4700" calcext:value-type="float">
            <text:p>4,700</text:p>
          </table:table-cell>
          <table:table-cell table:style-name="ce103" table:formula="of:=VLOOKUP([.A141];[$'B2 List'.$A$2:.$J$163]; 6; 0)" office:value-type="string" office:string-value="Blazing Storm" calcext:value-type="string">
            <text:p>Blazing Storm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41];[$'B2 List'.$A$2:.$J$163]; 10; 0)" office:value-type="string" office:string-value="Gigantic Blaze" calcext:value-type="string">
            <text:p>Gigantic Blaze</text:p>
          </table:table-cell>
          <table:table-cell table:style-name="ce90" office:value-type="float" office:value="13560" calcext:value-type="float">
            <text:p>13,560</text:p>
          </table:table-cell>
          <table:table-cell table:style-name="ce90" office:value-type="float" office:value="14940" calcext:value-type="float">
            <text:p>14,94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41]*[.Y141]" office:value-type="float" office:value="2730" calcext:value-type="float">
            <text:p>2,73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ambourine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1640" calcext:value-type="float">
            <text:p>1,64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2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42];[$'B2 List'.$A$2:.$J$163]; 6; 0)" office:value-type="string" office:string-value="Soumasen" calcext:value-type="string">
            <text:p>Soumasen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42];[$'B2 List'.$A$2:.$J$163]; 10; 0)" office:value-type="string" office:string-value="Super Marengeki" calcext:value-type="string">
            <text:p>Super Marengeki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42]*[.Y142]" office:value-type="float" office:value="720" calcext:value-type="float">
            <text:p>72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apion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790" calcext:value-type="float">
            <text:p>790</text:p>
          </table:table-cell>
          <table:table-cell table:style-name="ce103" office:value-type="string" calcext:value-type="string">
            <text:p>19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3];[$'B2 List'.$A$2:.$J$163]; 2; 0)" office:value-type="string" office:string-value="Brave Cannon" calcext:value-type="string">
            <text:p>Brave Cannon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43];[$'B2 List'.$A$2:.$J$163]; 6; 0)" office:value-type="string" office:string-value="Brave Slash" calcext:value-type="string">
            <text:p>Brave Slash</text:p>
          </table:table-cell>
          <table:table-cell table:style-name="ce90" office:value-type="float" office:value="6850" calcext:value-type="float">
            <text:p>6,850</text:p>
          </table:table-cell>
          <table:table-cell table:style-name="ce90" office:value-type="float" office:value="7550" calcext:value-type="float">
            <text:p>7,550</text:p>
          </table:table-cell>
          <table:table-cell table:style-name="ce103" table:formula="of:=VLOOKUP([.A143];[$'B2 List'.$A$2:.$J$163]; 10; 0)" office:value-type="string" office:string-value="Brave Sword Attack" calcext:value-type="string">
            <text:p>Brave Sword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43]*[.Y143]" office:value-type="float" office:value="880" calcext:value-type="float">
            <text:p>880</text:p>
          </table:table-cell>
          <table:table-cell table:style-name="ce106" office:value-type="float" office:value="1500" calcext:value-type="float">
            <text:p>1,5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een Gohan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240" calcext:value-type="float">
            <text:p>1,240</text:p>
          </table:table-cell>
          <table:table-cell table:style-name="ce103" office:value-type="string" calcext:value-type="string">
            <text:p>285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4];[$'B2 List'.$A$2:.$J$163]; 2; 0)" office:value-type="string" office:string-value="Super Masenko" calcext:value-type="string">
            <text:p>Super Masenko</text:p>
          </table:table-cell>
          <table:table-cell table:style-name="ce90" office:value-type="float" office:value="6200" calcext:value-type="float">
            <text:p>6,200</text:p>
          </table:table-cell>
          <table:table-cell table:style-name="ce90" office:value-type="float" office:value="6850" calcext:value-type="float">
            <text:p>6,850</text:p>
          </table:table-cell>
          <table:table-cell table:style-name="ce103" table:formula="of:=VLOOKUP([.A144];[$'B2 List'.$A$2:.$J$163]; 6; 0)" office:value-type="string" office:string-value="Gekiretsu Madan" calcext:value-type="string">
            <text:p>Gekiretsu Madan</text:p>
          </table:table-cell>
          <table:table-cell table:style-name="ce90" office:value-type="float" office:value="5300" calcext:value-type="float">
            <text:p>5,300</text:p>
          </table:table-cell>
          <table:table-cell table:style-name="ce90" office:value-type="float" office:value="5900" calcext:value-type="float">
            <text:p>5,900</text:p>
          </table:table-cell>
          <table:table-cell table:style-name="ce103" table:formula="of:=VLOOKUP([.A144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2800" calcext:value-type="float">
            <text:p>12,800</text:p>
          </table:table-cell>
          <table:table-cell table:style-name="ce90" office:value-type="float" office:value="14080" calcext:value-type="float">
            <text:p>14,08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44]*[.Y144]" office:value-type="float" office:value="1560" calcext:value-type="float">
            <text:p>1,56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een Gohan (SSJ1)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560" calcext:value-type="float">
            <text:p>1,560</text:p>
          </table:table-cell>
          <table:table-cell table:style-name="ce103" office:value-type="string" calcext:value-type="string">
            <text:p>249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5];[$'B2 List'.$A$2:.$J$163]; 2; 0)" office:value-type="string" office:string-value="Super Masenko" calcext:value-type="string">
            <text:p>Super Masenko</text:p>
          </table:table-cell>
          <table:table-cell table:style-name="ce90" office:value-type="float" office:value="6550" calcext:value-type="float">
            <text:p>6,550</text:p>
          </table:table-cell>
          <table:table-cell table:style-name="ce90" office:value-type="float" office:value="7250" calcext:value-type="float">
            <text:p>7,250</text:p>
          </table:table-cell>
          <table:table-cell table:style-name="ce103" table:formula="of:=VLOOKUP([.A145];[$'B2 List'.$A$2:.$J$163]; 6; 0)" office:value-type="string" office:string-value="Chou Maretsugeki" calcext:value-type="string">
            <text:p>Chou Maretsugeki</text:p>
          </table:table-cell>
          <table:table-cell table:style-name="ce90" office:value-type="float" office:value="5980" calcext:value-type="float">
            <text:p>5,980</text:p>
          </table:table-cell>
          <table:table-cell table:style-name="ce90" office:value-type="float" office:value="6540" calcext:value-type="float">
            <text:p>6,540</text:p>
          </table:table-cell>
          <table:table-cell table:style-name="ce103" table:formula="of:=VLOOKUP([.A145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45]*[.Y145]" office:value-type="float" office:value="1680" calcext:value-type="float">
            <text:p>1,68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een Gohan (SSJ2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103" office:value-type="string" calcext:value-type="string">
            <text:p>202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6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6960" calcext:value-type="float">
            <text:p>6,960</text:p>
          </table:table-cell>
          <table:table-cell table:style-name="ce90" office:value-type="float" office:value="7680" calcext:value-type="float">
            <text:p>7,680</text:p>
          </table:table-cell>
          <table:table-cell table:style-name="ce103" table:formula="of:=VLOOKUP([.A146];[$'B2 List'.$A$2:.$J$163]; 6; 0)" office:value-type="string" office:string-value="Gekiretsu Madan" calcext:value-type="string">
            <text:p>Gekiretsu Madan</text:p>
          </table:table-cell>
          <table:table-cell table:style-name="ce90" office:value-type="float" office:value="5900" calcext:value-type="float">
            <text:p>5,900</text:p>
          </table:table-cell>
          <table:table-cell table:style-name="ce90" office:value-type="float" office:value="6500" calcext:value-type="float">
            <text:p>6,500</text:p>
          </table:table-cell>
          <table:table-cell table:style-name="ce103" table:formula="of:=VLOOKUP([.A146];[$'B2 List'.$A$2:.$J$163]; 10; 0)" office:value-type="string" office:string-value="Father-Son Kamehameha" calcext:value-type="string">
            <text:p>Father-Son Kamehameha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46]*[.Y146]" office:value-type="float" office:value="1680" calcext:value-type="float">
            <text:p>1,68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ien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1190" calcext:value-type="float">
            <text:p>1,190</text:p>
          </table:table-cell>
          <table:table-cell table:style-name="ce103" office:value-type="string" calcext:value-type="string">
            <text:p>228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47];[$'B2 List'.$A$2:.$J$163]; 2; 0)" office:value-type="string" office:string-value="Dodon Ray" calcext:value-type="string">
            <text:p>Dodon Ray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47];[$'B2 List'.$A$2:.$J$163]; 6; 0)" office:value-type="string" office:string-value="Ki Blast Cannon" calcext:value-type="string">
            <text:p>Ki Blast Cannon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47];[$'B2 List'.$A$2:.$J$163]; 10; 0)" office:value-type="string" office:string-value="Neo Tri-Beam" calcext:value-type="string">
            <text:p>Neo Tri-Beam</text:p>
          </table:table-cell>
          <table:table-cell table:number-columns-repeated="2" table:style-name="ce90" office:value-type="float" office:value="5010" calcext:value-type="float">
            <text:p>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47]*[.Y147]" office:value-type="float" office:value="900" calcext:value-type="float">
            <text:p>90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runks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1670" calcext:value-type="float">
            <text:p>1,67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8];[$'B2 List'.$A$2:.$J$163]; 2; 0)" office:value-type="string" office:string-value="Burning Attack" calcext:value-type="string">
            <text:p>Burning Attack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48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7160" calcext:value-type="float">
            <text:p>7,160</text:p>
          </table:table-cell>
          <table:table-cell table:style-name="ce90" office:value-type="float" office:value="7850" calcext:value-type="float">
            <text:p>7,850</text:p>
          </table:table-cell>
          <table:table-cell table:style-name="ce103" table:formula="of:=VLOOKUP([.A148];[$'B2 List'.$A$2:.$J$163]; 10; 0)" office:value-type="string" office:string-value="Finish Buster" calcext:value-type="string">
            <text:p>Finish Buster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50" calcext:value-type="float">
            <text:p>14,05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48]*[.Y148]" office:value-type="float" office:value="960" calcext:value-type="float">
            <text:p>96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runks (SSJ1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830" calcext:value-type="float">
            <text:p>1,830</text:p>
          </table:table-cell>
          <table:table-cell table:style-name="ce90" office:value-type="float" office:value="1860" calcext:value-type="float">
            <text:p>1,86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9];[$'B2 List'.$A$2:.$J$163]; 2; 0)" office:value-type="string" office:string-value="Burning Attack" calcext:value-type="string">
            <text:p>Burning Attack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49];[$'B2 List'.$A$2:.$J$163]; 6; 0)" office:value-type="string" office:string-value="Burning Breaker" calcext:value-type="string">
            <text:p>Burning Breaker</text:p>
          </table:table-cell>
          <table:table-cell table:style-name="ce90" office:value-type="float" office:value="7620" calcext:value-type="float">
            <text:p>7,620</text:p>
          </table:table-cell>
          <table:table-cell table:style-name="ce90" office:value-type="float" office:value="8350" calcext:value-type="float">
            <text:p>8,350</text:p>
          </table:table-cell>
          <table:table-cell table:style-name="ce103" table:formula="of:=VLOOKUP([.A149];[$'B2 List'.$A$2:.$J$163]; 10; 0)" office:value-type="string" office:string-value="Heat Dome Attack" calcext:value-type="string">
            <text:p>Heat Dome Attack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49]*[.Y149]" office:value-type="float" office:value="1200" calcext:value-type="float">
            <text:p>1,20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runks (SSJ2)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90" office:value-type="float" office:value="1900" calcext:value-type="float">
            <text:p>1,900</text:p>
          </table:table-cell>
          <table:table-cell table:style-name="ce103" office:value-type="string" calcext:value-type="string">
            <text:p>132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50];[$'B2 List'.$A$2:.$J$163]; 2; 0)" office:value-type="string" office:string-value="Finish Buster" calcext:value-type="string">
            <text:p>Finish Buster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50];[$'B2 List'.$A$2:.$J$163]; 6; 0)" office:value-type="string" office:string-value="Burning Attack" calcext:value-type="string">
            <text:p>Burning Attack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50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4580" calcext:value-type="float">
            <text:p>14,58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50]*[.Y150]" office:value-type="float" office:value="800" calcext:value-type="float">
            <text:p>80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urles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103" office:value-type="string" calcext:value-type="string">
            <text:p>19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1];[$'B2 List'.$A$2:.$J$163]; 2; 0)" office:value-type="string" office:string-value="Kill Driver" calcext:value-type="string">
            <text:p>Kill Driver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51];[$'B2 List'.$A$2:.$J$163]; 6; 0)" office:value-type="string" office:string-value="Full Power Energy Barrage Wave" calcext:value-type="string">
            <text:p>Full Power Energy Barrage Wave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51];[$'B2 List'.$A$2:.$J$163]; 10; 0)" office:value-type="string" office:string-value="Meteor Burst" calcext:value-type="string">
            <text:p>Meteor Burst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51]*[.Y151]" office:value-type="float" office:value="1680" calcext:value-type="float">
            <text:p>1,68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urles (Giant Ape)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740" calcext:value-type="float">
            <text:p>1,74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950" calcext:value-type="float">
            <text:p>2,95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52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52];[$'B2 List'.$A$2:.$J$163]; 6; 0)" office:value-type="string" office:string-value="Chou Makouhou Barrage" calcext:value-type="string">
            <text:p>Chou Makouhou Barrage</text:p>
          </table:table-cell>
          <table:table-cell table:style-name="ce90" office:value-type="float" office:value="5460" calcext:value-type="float">
            <text:p>5,460</text:p>
          </table:table-cell>
          <table:table-cell table:style-name="ce90" office:value-type="float" office:value="6030" calcext:value-type="float">
            <text:p>6,030</text:p>
          </table:table-cell>
          <table:table-cell table:style-name="ce103" table:formula="of:=VLOOKUP([.A152];[$'B2 List'.$A$2:.$J$163]; 10; 0)" office:value-type="string" office:string-value="Chou Makousen" calcext:value-type="string">
            <text:p>Chou Makouse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152]*[.Y152]" office:value-type="float" office:value="400" calcext:value-type="float">
            <text:p>4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Ultimate Gohan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1480" calcext:value-type="float">
            <text:p>1,48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660" calcext:value-type="float">
            <text:p>1,66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3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13080" calcext:value-type="float">
            <text:p>13,080</text:p>
          </table:table-cell>
          <table:table-cell table:style-name="ce103" table:formula="of:=VLOOKUP([.A153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153];[$'B2 List'.$A$2:.$J$163]; 10; 0)" office:value-type="string" office:string-value="Burst Rush" calcext:value-type="string">
            <text:p>Burst Rush</text:p>
          </table:table-cell>
          <table:table-cell table:style-name="ce90" office:value-type="float" office:value="14090" calcext:value-type="float">
            <text:p>14,090</text:p>
          </table:table-cell>
          <table:table-cell table:style-name="ce90" office:value-type="float" office:value="15500" calcext:value-type="float">
            <text:p>15,50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53]*[.Y153]" office:value-type="float" office:value="1600" calcext:value-type="float">
            <text:p>1,60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Uub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70" calcext:value-type="float">
            <text:p>1,27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4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560" calcext:value-type="float">
            <text:p>7,560</text:p>
          </table:table-cell>
          <table:table-cell table:style-name="ce90" office:value-type="float" office:value="12180" calcext:value-type="float">
            <text:p>12,180</text:p>
          </table:table-cell>
          <table:table-cell table:style-name="ce103" table:formula="of:=VLOOKUP([.A154];[$'B2 List'.$A$2:.$J$163]; 6; 0)" office:value-type="string" office:string-value="Blazing Barrage Palm" calcext:value-type="string">
            <text:p>Blazing Barrage Palm</text:p>
          </table:table-cell>
          <table:table-cell table:style-name="ce90" office:value-type="float" office:value="7680" calcext:value-type="float">
            <text:p>7,680</text:p>
          </table:table-cell>
          <table:table-cell table:style-name="ce90" office:value-type="float" office:value="8410" calcext:value-type="float">
            <text:p>8,410</text:p>
          </table:table-cell>
          <table:table-cell table:style-name="ce103" table:formula="of:=VLOOKUP([.A154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54]*[.Y154]" office:value-type="float" office:value="1100" calcext:value-type="float">
            <text:p>1,1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Vegeta SSJ4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490" calcext:value-type="float">
            <text:p>490</text:p>
          </table:table-cell>
          <table:table-cell table:style-name="ce90" office:value-type="float" office:value="2940" calcext:value-type="float">
            <text:p>2,940</text:p>
          </table:table-cell>
          <table:table-cell table:style-name="ce90" office:value-type="float" office:value="1130" calcext:value-type="float">
            <text:p>1,13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5];[$'B2 List'.$A$2:.$J$163]; 2; 0)" office:value-type="string" office:string-value="Final Flash" calcext:value-type="string">
            <text:p>Final Flash</text:p>
          </table:table-cell>
          <table:table-cell table:style-name="ce90" office:value-type="float" office:value="6880" calcext:value-type="float">
            <text:p>6,880</text:p>
          </table:table-cell>
          <table:table-cell table:style-name="ce90" office:value-type="float" office:value="7600" calcext:value-type="float">
            <text:p>7,600</text:p>
          </table:table-cell>
          <table:table-cell table:style-name="ce103" table:formula="of:=VLOOKUP([.A155];[$'B2 List'.$A$2:.$J$163]; 6; 0)" office:value-type="string" office:string-value="Spirit Breaking Cannon" calcext:value-type="string">
            <text:p>Spirit Breaking Cannon</text:p>
          </table:table-cell>
          <table:table-cell table:style-name="ce90" office:value-type="float" office:value="7420" calcext:value-type="float">
            <text:p>7,420</text:p>
          </table:table-cell>
          <table:table-cell table:style-name="ce90" office:value-type="float" office:value="8120" calcext:value-type="float">
            <text:p>8,120</text:p>
          </table:table-cell>
          <table:table-cell table:style-name="ce103" table:formula="of:=VLOOKUP([.A155];[$'B2 List'.$A$2:.$J$163]; 10; 0)" office:value-type="string" office:string-value="Final Shine Attack" calcext:value-type="string">
            <text:p>Final Shine Attack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55]*[.Y155]" office:value-type="float" office:value="4900" calcext:value-type="float">
            <text:p>4,9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Vegito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200" calcext:value-type="float">
            <text:p>2,200</text:p>
          </table:table-cell>
          <table:table-cell table:style-name="ce90" office:value-type="float" office:value="1700" calcext:value-type="float">
            <text:p>1,70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56];[$'B2 List'.$A$2:.$J$163]; 2; 0)" office:value-type="string" office:string-value="Big Bang Attack" calcext:value-type="string">
            <text:p>Big Bang Attack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20" calcext:value-type="float">
            <text:p>8,020</text:p>
          </table:table-cell>
          <table:table-cell table:style-name="ce103" table:formula="of:=VLOOKUP([.A156];[$'B2 List'.$A$2:.$J$163]; 6; 0)" office:value-type="string" office:string-value="Scatter Finger Beam" calcext:value-type="string">
            <text:p>Scatter Finger Beam</text:p>
          </table:table-cell>
          <table:table-cell table:style-name="ce90" office:value-type="float" office:value="5950" calcext:value-type="float">
            <text:p>5,950</text:p>
          </table:table-cell>
          <table:table-cell table:style-name="ce90" office:value-type="float" office:value="6550" calcext:value-type="float">
            <text:p>6,550</text:p>
          </table:table-cell>
          <table:table-cell table:style-name="ce103" table:formula="of:=VLOOKUP([.A156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4800" calcext:value-type="float">
            <text:p>14,80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56]*[.Y156]" office:value-type="float" office:value="2720" calcext:value-type="float">
            <text:p>2,7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Vegito (SSJ1)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420" calcext:value-type="float">
            <text:p>1,42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200" calcext:value-type="float">
            <text:p>2,200</text:p>
          </table:table-cell>
          <table:table-cell table:style-name="ce90" office:value-type="float" office:value="1610" calcext:value-type="float">
            <text:p>1,61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57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8580" calcext:value-type="float">
            <text:p>8,580</text:p>
          </table:table-cell>
          <table:table-cell table:style-name="ce90" office:value-type="float" office:value="13620" calcext:value-type="float">
            <text:p>13,620</text:p>
          </table:table-cell>
          <table:table-cell table:style-name="ce103" table:formula="of:=VLOOKUP([.A157];[$'B2 List'.$A$2:.$J$163]; 6; 0)" office:value-type="string" office:string-value="Beam Sword Slash" calcext:value-type="string">
            <text:p>Beam Sword Slash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157];[$'B2 List'.$A$2:.$J$163]; 10; 0)" office:value-type="string" office:string-value="Final Kamehameha" calcext:value-type="string">
            <text:p>Final Kamehameha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57]*[.Y157]" office:value-type="float" office:value="3400" calcext:value-type="float">
            <text:p>3,4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Videl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float" office:value="420" calcext:value-type="float">
            <text:p>42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8];[$'B2 List'.$A$2:.$J$163]; 2; 0)" office:value-type="string" office:string-value="High Speed Rush" calcext:value-type="string">
            <text:p>High Speed Rush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58];[$'B2 List'.$A$2:.$J$163]; 6; 0)" office:value-type="string" office:string-value="Desperado Rush" calcext:value-type="string">
            <text:p>Desperado Rush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58];[$'B2 List'.$A$2:.$J$163]; 10; 0)" office:value-type="string" office:string-value="Videl Rush" calcext:value-type="string">
            <text:p>Videl Rush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58]*[.Y158]" office:value-type="float" office:value="210" calcext:value-type="float">
            <text:p>21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Yajirobe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010" calcext:value-type="float">
            <text:p>1,01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700" calcext:value-type="float">
            <text:p>700</text:p>
          </table:table-cell>
          <table:table-cell table:style-name="ce90" office:value-type="float" office:value="750" calcext:value-type="float">
            <text:p>750</text:p>
          </table:table-cell>
          <table:table-cell table:style-name="ce103" office:value-type="string" calcext:value-type="string">
            <text:p>177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159];[$'B2 List'.$A$2:.$J$163]; 2; 0)" office:value-type="string" office:string-value="Ka-Blam Slicer" calcext:value-type="string">
            <text:p>Ka-Blam Slicer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59];[$'B2 List'.$A$2:.$J$163]; 6; 0)" office:value-type="string" office:string-value="Flash and Kill" calcext:value-type="string">
            <text:p>Flash and Kill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59];[$'B2 List'.$A$2:.$J$163]; 10; 0)" office:value-type="string" office:string-value="Miracle Ka-Blam Slash" calcext:value-type="string">
            <text:p>Miracle Ka-Blam Slash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6" table:formula="of:=[.D159]*[.Y159]" office:value-type="float" office:value="110" calcext:value-type="float">
            <text:p>11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Yamcha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760" calcext:value-type="float">
            <text:p>1,760</text:p>
          </table:table-cell>
          <table:table-cell table:style-name="ce90" office:value-type="float" office:value="880" calcext:value-type="float">
            <text:p>880</text:p>
          </table:table-cell>
          <table:table-cell table:style-name="ce103" office:value-type="string" calcext:value-type="string">
            <text:p>202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60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160];[$'B2 List'.$A$2:.$J$163]; 6; 0)" office:value-type="string" office:string-value="Wolf Fang Fist" calcext:value-type="string">
            <text:p>Wolf Fang Fist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60];[$'B2 List'.$A$2:.$J$163]; 10; 0)" office:value-type="string" office:string-value="Soukidan" calcext:value-type="string">
            <text:p>Soukida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60]*[.Y160]" office:value-type="float" office:value="1400" calcext:value-type="float">
            <text:p>1,40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Zangya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010" calcext:value-type="float">
            <text:p>1,01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90" office:value-type="float" office:value="790" calcext:value-type="float">
            <text:p>790</text:p>
          </table:table-cell>
          <table:table-cell table:style-name="ce103" office:value-type="string" calcext:value-type="string">
            <text:p>237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161];[$'B2 List'.$A$2:.$J$163]; 2; 0)" office:value-type="string" office:string-value="Shoot Blaster" calcext:value-type="string">
            <text:p>Shoot Blaster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161];[$'B2 List'.$A$2:.$J$163]; 6; 0)" office:value-type="string" office:string-value="Trap Shooter" calcext:value-type="string">
            <text:p>Trap Shooter</text:p>
          </table:table-cell>
          <table:table-cell table:style-name="ce90" office:value-type="float" office:value="5100" calcext:value-type="float">
            <text:p>5,100</text:p>
          </table:table-cell>
          <table:table-cell table:style-name="ce90" office:value-type="float" office:value="5700" calcext:value-type="float">
            <text:p>5,700</text:p>
          </table:table-cell>
          <table:table-cell table:style-name="ce103" table:formula="of:=VLOOKUP([.A161];[$'B2 List'.$A$2:.$J$163]; 10; 0)" office:value-type="string" office:string-value="Sky Zapper" calcext:value-type="string">
            <text:p>Sky Zapper</text:p>
          </table:table-cell>
          <table:table-cell table:style-name="ce90" office:value-type="float" office:value="12250" calcext:value-type="float">
            <text:p>12,250</text:p>
          </table:table-cell>
          <table:table-cell table:style-name="ce90" office:value-type="float" office:value="13440" calcext:value-type="float">
            <text:p>13,4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61]*[.Y161]" office:value-type="float" office:value="1560" calcext:value-type="float">
            <text:p>1,56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Zarbon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0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62];[$'B2 List'.$A$2:.$J$163]; 2; 0)" office:value-type="string" office:string-value="Shooting Star Arrow" calcext:value-type="string">
            <text:p>Shooting Star Arrow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62];[$'B2 List'.$A$2:.$J$163]; 6; 0)" office:value-type="string" office:string-value="Bloody Dance" calcext:value-type="string">
            <text:p>Bloody Dance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62];[$'B2 List'.$A$2:.$J$163]; 10; 0)" office:value-type="string" office:string-value="Elegant Blaster" calcext:value-type="string">
            <text:p>Elegant Blaster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62]*[.Y162]" office:value-type="float" office:value="1440" calcext:value-type="float">
            <text:p>1,44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Zarbon (Transformed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050" calcext:value-type="float">
            <text:p>2,05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63];[$'B2 List'.$A$2:.$J$163]; 2; 0)" office:value-type="string" office:string-value="Elegant Blaster" calcext:value-type="string">
            <text:p>Elegant Blaster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63];[$'B2 List'.$A$2:.$J$163]; 6; 0)" office:value-type="string" office:string-value="Wild Pressure" calcext:value-type="string">
            <text:p>Wild Pressure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63];[$'B2 List'.$A$2:.$J$163]; 10; 0)" office:value-type="string" office:string-value="Monster Crush" calcext:value-type="string">
            <text:p>Monster Crush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63]*[.Y163]" office:value-type="float" office:value="1400" calcext:value-type="float">
            <text:p>1,4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/>
          <table:table-cell table:style-name="ce98" table:number-columns-repeated="3"/>
          <table:table-cell table:style-name="ce93" office:value-type="string" calcext:value-type="string">
            <text:p>Def &lt; -2</text:p>
          </table:table-cell>
          <table:table-cell table:style-name="ce93" office:value-type="string" calcext:value-type="string">
            <text:p>Def -1:-2</text:p>
          </table:table-cell>
          <table:table-cell table:style-name="ce93" office:value-type="string" calcext:value-type="string">
            <text:p>Def = 0:-1</text:p>
          </table:table-cell>
          <table:table-cell table:style-name="ce101" office:value-type="string" calcext:value-type="string">
            <text:p>Def = 0</text:p>
          </table:table-cell>
          <table:table-cell table:style-name="ce93" office:value-type="string" calcext:value-type="string">
            <text:p>Def 0:1</text:p>
          </table:table-cell>
          <table:table-cell table:style-name="ce93" office:value-type="string" calcext:value-type="string">
            <text:p>Def 1:2</text:p>
          </table:table-cell>
          <table:table-cell table:style-name="ce93"/>
          <table:table-cell table:style-name="ce93" office:value-type="string" calcext:value-type="string">
            <text:p>Stocks:4</text:p>
          </table:table-cell>
          <table:table-cell table:style-name="ce93" office:value-type="string" calcext:value-type="string">
            <text:p>Stocks:5</text:p>
          </table:table-cell>
          <table:table-cell table:style-name="ce93" office:value-type="string" calcext:value-type="string">
            <text:p>Stocks:6</text:p>
          </table:table-cell>
          <table:table-cell table:style-name="ce101"/>
          <table:table-cell table:style-name="ce93"/>
          <table:table-cell table:style-name="ce98" table:number-columns-repeated="2"/>
          <table:table-cell table:style-name="ce93"/>
          <table:table-cell table:style-name="ce98" table:number-columns-repeated="2"/>
          <table:table-cell table:style-name="ce93"/>
          <table:table-cell table:style-name="ce98" table:number-columns-repeated="11"/>
          <table:table-cell table:style-name="ce98" table:formula="of:=AVERAGE([.AH2:.AH163])" office:value-type="float" office:value="1509.691358" calcext:value-type="float">
            <text:p>1,510</text:p>
          </table:table-cell>
          <table:table-cell table:style-name="ce98"/>
          <table:table-cell table:number-columns-repeated="989"/>
        </table:table-row>
        <table:table-row table:style-name="ro2">
          <table:table-cell table:style-name="ce96"/>
          <table:table-cell table:style-name="ce98" table:number-columns-repeated="3"/>
          <table:table-cell table:style-name="ce101" table:formula="of:=COUNTIF([.$H$2:.$H$163]; &quot;&gt;10%&quot;)" office:value-type="float" office:value="21" calcext:value-type="float">
            <text:p>21</text:p>
          </table:table-cell>
          <table:table-cell table:style-name="ce101" table:formula="of:=(COUNTIF([.$H$2:.$H$163]; &quot;&gt;5%&quot;))-[.E165]" office:value-type="float" office:value="0" calcext:value-type="float">
            <text:p>0</text:p>
          </table:table-cell>
          <table:table-cell table:style-name="ce101" table:formula="of:=(COUNTIF([.$H$2:.$H$163]; &quot;&gt;0%&quot;))-([.E165]+[.F165])" office:value-type="float" office:value="0" calcext:value-type="float">
            <text:p>0</text:p>
          </table:table-cell>
          <table:table-cell table:style-name="ce101" table:formula="of:=COUNTIF([.$H$2:.$H$163]; &quot;0%&quot;)" office:value-type="float" office:value="85" calcext:value-type="float">
            <text:p>85</text:p>
          </table:table-cell>
          <table:table-cell table:style-name="ce101" table:formula="of:=COUNTIF([.$H$2:.$H$163]; &quot;&lt;0%&quot;)-[.J165]" office:value-type="float" office:value="0" calcext:value-type="float">
            <text:p>0</text:p>
          </table:table-cell>
          <table:table-cell table:style-name="ce101" table:formula="of:=COUNTIF([.$H$2:.$H$163]; &quot;&lt;-5%&quot;)" office:value-type="float" office:value="56" calcext:value-type="float">
            <text:p>56</text:p>
          </table:table-cell>
          <table:table-cell table:style-name="ce93" table:formula="of:=SUM([.E165:.J165])" office:value-type="float" office:value="162" calcext:value-type="float">
            <text:p>162</text:p>
          </table:table-cell>
          <table:table-cell table:style-name="ce101" table:formula="of:=COUNTIF([.$J$2:.$J$163]; &quot;4&quot;)" office:value-type="float" office:value="73" calcext:value-type="float">
            <text:p>73</text:p>
          </table:table-cell>
          <table:table-cell table:style-name="ce101" table:formula="of:=COUNTIF([.$J$2:.$J$163]; &quot;5&quot;)" office:value-type="float" office:value="56" calcext:value-type="float">
            <text:p>56</text:p>
          </table:table-cell>
          <table:table-cell table:style-name="ce101" table:formula="of:=COUNTIF([.$J$2:.$J$163]; &quot;6&quot;)" office:value-type="float" office:value="32" calcext:value-type="float">
            <text:p>32</text:p>
          </table:table-cell>
          <table:table-cell table:style-name="ce101"/>
          <table:table-cell table:style-name="ce93"/>
          <table:table-cell table:style-name="ce98" table:number-columns-repeated="2"/>
          <table:table-cell table:style-name="ce93"/>
          <table:table-cell table:style-name="ce98" table:number-columns-repeated="2"/>
          <table:table-cell table:style-name="ce93"/>
          <table:table-cell table:style-name="ce98" table:number-columns-repeated="13"/>
          <table:table-cell table:number-columns-repeated="989"/>
        </table:table-row>
        <table:table-row table:style-name="ro10" table:number-rows-repeated="10484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1 List" table:style-name="ta7">
        <table:table-column table:style-name="co27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9" table:default-cell-style-name="Default"/>
        <table:table-column table:style-name="co37" table:default-cell-style-name="Default"/>
        <table:table-column table:style-name="co9" table:number-columns-repeated="1015" table:default-cell-style-name="Default"/>
        <table:table-row table:style-name="ro2">
          <table:table-cell table:style-name="ce107" office:value-type="string" calcext:value-type="string">
            <text:p>Player Name</text:p>
          </table:table-cell>
          <table:table-cell table:style-name="ce107" office:value-type="string" calcext:value-type="string">
            <text:p>B1 #1 Name</text:p>
          </table:table-cell>
          <table:table-cell table:style-name="ce107" office:value-type="string" calcext:value-type="string">
            <text:p>B1 #1 Cost</text:p>
          </table:table-cell>
          <table:table-cell table:style-name="ce107" office:value-type="string" calcext:value-type="string">
            <text:p>B1 #1 Type</text:p>
          </table:table-cell>
          <table:table-cell table:style-name="ce107" office:value-type="string" calcext:value-type="string">
            <text:p>B1 #1 Description</text:p>
          </table:table-cell>
          <table:table-cell table:style-name="ce107" office:value-type="string" calcext:value-type="string">
            <text:p>B1 #2 Name</text:p>
          </table:table-cell>
          <table:table-cell table:style-name="ce107" office:value-type="string" calcext:value-type="string">
            <text:p>B1 #2 Cost</text:p>
          </table:table-cell>
          <table:table-cell table:style-name="ce107" office:value-type="string" calcext:value-type="string">
            <text:p>B1 #2 Type</text:p>
          </table:table-cell>
          <table:table-cell table:style-name="ce107" office:value-type="string" calcext:value-type="string">
            <text:p>B1 #2 Description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3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3 (Fused)</text:p>
          </table:table-cell>
          <table:table-cell table:style-name="ce108" office:value-type="string" calcext:value-type="string">
            <text:p>Android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6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7</text:p>
          </table:table-cell>
          <table:table-cell table:style-name="ce108" office:value-type="string" calcext:value-type="string">
            <text:p>Android Barri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8</text:p>
          </table:table-cell>
          <table:table-cell table:style-name="ce108" office:value-type="string" calcext:value-type="string">
            <text:p>Android Barri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9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3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8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ppul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rale</text:p>
          </table:table-cell>
          <table:table-cell table:style-name="ce108" office:value-type="string" calcext:value-type="string">
            <text:p>Ncha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1 stacking up to 5 times. Lasts 20 seconds.</text:p>
          </table:table-cell>
          <table:table-cell table:style-name="ce108" office:value-type="string" calcext:value-type="string">
            <text:p>Getting Excited!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idi</text:p>
          </table:table-cell>
          <table:table-cell table:style-name="ce108" office:value-type="string" calcext:value-type="string">
            <text:p>Demon Ey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Wizard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y Veget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y Veget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y Vegeta (Super 1)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y Vegeta (Super 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rdock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rdock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ojack</text:p>
          </table:table-cell>
          <table:table-cell table:style-name="ce108" office:value-type="string" calcext:value-type="string">
            <text:p>Psycho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ojack (Full Power)</text:p>
          </table:table-cell>
          <table:table-cell table:style-name="ce108" office:value-type="string" calcext:value-type="string">
            <text:p>Psycho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roly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Kakaro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&amp; Def +1, and enters Max Power Mod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roly (Legendary SSJ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Kakaro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&amp; Def +1, and enters Max Power Mod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roly (SSJ)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Kakaro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&amp; Def +1, and enters Max Power Mod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urter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Special Fighting Pose 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aptain Ginyu</text:p>
          </table:table-cell>
          <table:table-cell table:style-name="ce108" office:value-type="string" calcext:value-type="string">
            <text:p>Special Fighting Pose 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style-name="ce108" office:value-type="string" calcext:value-type="string">
            <text:p>Self-harm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Pay ~3000 HP to Gain Attack +.5, Defense +.5, Super +.5, and Ki +.5. <text:s/>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 (Perfect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 (Semi-Perfect)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 (Super Perfect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 Jr.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hi-Chi</text:p>
          </table:table-cell>
          <table:table-cell table:style-name="ce108" office:value-type="string" calcext:value-type="string">
            <text:p>Maiden's Excitemen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Ki +1 stacking up to 5 times, lasts until next Super.</text:p>
          </table:table-cell>
          <table:table-cell table:style-name="ce108" office:value-type="string" calcext:value-type="string">
            <text:p>Maiden's Wil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hiaotzu</text:p>
          </table:table-cell>
          <table:table-cell table:style-name="ce108" office:value-type="string" calcext:value-type="string">
            <text:p>Telekinesis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ooler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ooler (Final Form)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Psycho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ui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yborg Tao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abura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flame that nullifies supers and knocks opponents back. lasts 3 seconds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evilman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odoria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r. Gero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r. Wheelo</text:p>
          </table:table-cell>
          <table:table-cell table:style-name="ce108" office:value-type="string" calcext:value-type="string">
            <text:p>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arly Goku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Kaio Ke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ain Full Power, Atk, Def, and Super +1. You cannot charge and lasts until you run out of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arly Piccolo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All-ou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Goku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Goku (SSJ1)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Goku (SSJ2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Goku (SSJ3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Vegeta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Vegeta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Vegeta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vil Buu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steam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asha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ash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(2nd Form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(3rd Form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(Final Form)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(Full Power)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Long-awaited 100%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Def +2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Soldier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uture Goha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uture Gohan (SSJ1)</text:p>
          </table:table-cell>
          <table:table-cell table:style-name="ce108" office:value-type="string" calcext:value-type="string">
            <text:p>Evil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arlic Jr.</text:p>
          </table:table-cell>
          <table:table-cell table:style-name="ce108" office:value-type="string" calcext:value-type="string">
            <text:p>Sealed Light Beam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arlic Jr. (Super Form)</text:p>
          </table:table-cell>
          <table:table-cell table:style-name="ce108" office:value-type="string" calcext:value-type="string">
            <text:p>Sealed Light Beam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Makyo Sta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ain ~3K hp, 1 bar of Ki, Def, Super, &amp; Atk +.5 and a Brick Wall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eneral Blue</text:p>
          </table:table-cell>
          <table:table-cell table:style-name="ce108" office:value-type="string" calcext:value-type="string">
            <text:p>Tele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I'm the Worst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eneral Tao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geta (SSJ1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geta (SSJ4)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ha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han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han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 (SSJ1)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ks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ks (SSJ1)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ks (SSJ3)</text:p>
          </table:table-cell>
          <table:table-cell table:style-name="ce108" office:value-type="string" calcext:value-type="string">
            <text:p>Vice Shou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Shout forward and stun your opponent for 5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randpa Gohan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T Goku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T Goku (SSJ1)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T Goku (SSJ3)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T Goku (SSJ4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I'll beat you in 5 seconds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5 for 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uldo</text:p>
          </table:table-cell>
          <table:table-cell table:style-name="ce108" office:value-type="string" calcext:value-type="string">
            <text:p>Paralysis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Special Fighting Pose 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Hercul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Champion Style?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Ki, Def, &amp; Super +1 for 2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Hirudegarn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Dark Eyes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Janemba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steam that nullifies supers and knocks opponents back. lasts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Janemba (Super Form)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steam that nullifies supers and knocks opponents back. lasts 3 seconds.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Jeice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Special Fighting Pose 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Jiren</text:p>
          </table:table-cell>
          <table:table-cell table:style-name="ce108" office:value-type="string" calcext:value-type="string">
            <text:p>Meditat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Blaz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Ki, Def, &amp; Super +.5 for 3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Buu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Gohan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ain Atk +1 and Enters Max Power Mode. However, you get Ki -1 until you charge to full power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Goku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Goku (Giant Ape)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Trunks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Trunks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ain At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ng Cold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King's Dignity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ng Piccolo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ng Veget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King of Saiyans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Ki, Def, &amp; Super +.5 for 3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ng Veget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rillin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Late Piccolo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jin Buu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jin Vegeta</text:p>
          </table:table-cell>
          <table:table-cell table:style-name="ce108" office:value-type="string" calcext:value-type="string">
            <text:p>Prince's Prid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Ki +1, and gives you a brick wall for 25 seconds</text:p>
          </table:table-cell>
          <table:table-cell table:style-name="ce108" office:value-type="string" calcext:value-type="string">
            <text:p>Majin's Awaken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juub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ster Roshi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ster Roshi (Max Power)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echa Frieza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Long-awaited 100%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Super +.5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eta-Cooler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Rebirth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Goku</text:p>
          </table:table-cell>
          <table:table-cell table:style-name="ce108" office:value-type="string" calcext:value-type="string">
            <text:p>Give me energy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Ultimate +1. Stackable, and lasts until next Ultimate.</text:p>
          </table:table-cell>
          <table:table-cell table:style-name="ce108" office:value-type="string" calcext:value-type="string">
            <text:p>I'm Getting Excited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Ki, Def, &amp; Super +1 for 3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Goku (SSJ1)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Now I'm Mad!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, Atk &amp; Def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Veget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Vegeta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Vegeta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I'm Super Vegeta!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ail</text:p>
          </table:table-cell>
          <table:table-cell table:style-name="ce108" office:value-type="string" calcext:value-type="string">
            <text:p>Stal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Ki +1, and gives you a brick wall for 20 seconds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am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For the Villagers!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Def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appa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app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uova Shenron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Omega Shenro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an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ikko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ilaf Machine</text:p>
          </table:table-cell>
          <table:table-cell table:style-name="ce108" office:value-type="string" calcext:value-type="string">
            <text:p>Pilaf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ilaf Machine (Fused)</text:p>
          </table:table-cell>
          <table:table-cell table:style-name="ce108" office:value-type="string" calcext:value-type="string">
            <text:p>Pilaf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Raditz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Raditz (Giant Ape)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Recoom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Special Fighting Pose 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aibaman</text:p>
          </table:table-cell>
          <table:table-cell table:style-name="ce108" office:value-type="string" calcext:value-type="string">
            <text:p>Ac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stream of acid in front of you stunning your opponent for 5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aiyaman</text:p>
          </table:table-cell>
          <table:table-cell table:style-name="ce108" office:value-type="string" calcext:value-type="string">
            <text:p>Justice Pose 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style-name="ce108" office:value-type="string" calcext:value-type="string">
            <text:p>Justice Finishing Po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aiyawoman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Justice Finishing Pose 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alz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couter Veget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couter Veget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lug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lug (Giant Form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popovich</text:p>
          </table:table-cell>
          <table:table-cell table:style-name="ce108" office:value-type="string" calcext:value-type="string">
            <text:p>Minion's latent energy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, Def +1 &amp; Ki -4. Grants a Brick Wall, and lasts for 15 seconds.</text:p>
          </table:table-cell>
          <table:table-cell table:style-name="ce108" office:value-type="string" calcext:value-type="string">
            <text:p>Mad Warri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1.5 and gives you a brick wall for 10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uper 17</text:p>
          </table:table-cell>
          <table:table-cell table:style-name="ce108" office:value-type="string" calcext:value-type="string">
            <text:p>Android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uper Buu</text:p>
          </table:table-cell>
          <table:table-cell table:style-name="ce108" office:value-type="string" calcext:value-type="string">
            <text:p>Vice Shou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Shout forward and stun your opponent for 5 seconds.</text:p>
          </table:table-cell>
          <table:table-cell table:style-name="ce108" office:value-type="string" calcext:value-type="string">
            <text:p>Rebirth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han Buu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ks Buu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Rebirth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upreme Kai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Shockwav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upreme Kai (Fused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word Trunks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word Trunks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Burning Hear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yn Shenron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ambourine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flame that nullifies supers and knocks opponents back. lasts 3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apion</text:p>
          </table:table-cell>
          <table:table-cell table:style-name="ce108" office:value-type="string" calcext:value-type="string">
            <text:p>Hero's Flu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een Goha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een Gohan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een Gohan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Unforgivabl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ien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runks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runks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runks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Inexperienced Power U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urles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ruit of the Tree of Migh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Defense, Super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urles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Ultimate Goha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Uub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Vegeta SSJ4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1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Vegito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Vegito (SSJ1)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1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Videl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Yajirobe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style-name="ce108" office:value-type="string" calcext:value-type="string">
            <text:p>Senzu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all of your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Yamcha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Zangya</text:p>
          </table:table-cell>
          <table:table-cell table:style-name="ce108" office:value-type="string" calcext:value-type="string">
            <text:p>Psycho 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Zarbo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Zarbon (Transformed)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10" table:number-rows-repeated="10484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2 List" table:style-name="ta8">
        <table:table-column table:style-name="co27" table:number-columns-repeated="2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9" table:default-cell-style-name="Default"/>
        <table:table-column table:style-name="co42" table:default-cell-style-name="Default"/>
        <table:table-column table:style-name="co9" table:number-columns-repeated="1012" table:default-cell-style-name="Default"/>
        <table:table-row table:style-name="ro2">
          <table:table-cell table:style-name="ce96" office:value-type="string" calcext:value-type="string">
            <text:p>Player Name</text:p>
          </table:table-cell>
          <table:table-cell table:style-name="ce96" office:value-type="string" calcext:value-type="string">
            <text:p>B2 #1 Name</text:p>
          </table:table-cell>
          <table:table-cell table:style-name="ce96" office:value-type="string" calcext:value-type="string">
            <text:p>B2 #1 Cost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B2 #1 Description</text:p>
          </table:table-cell>
          <table:table-cell table:style-name="ce96" office:value-type="string" calcext:value-type="string">
            <text:p>B2 #2 Name</text:p>
          </table:table-cell>
          <table:table-cell table:style-name="ce96" office:value-type="string" calcext:value-type="string">
            <text:p>B2 #2 Cost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B2 #2 Description</text:p>
          </table:table-cell>
          <table:table-cell table:style-name="ce96" office:value-type="string" calcext:value-type="string">
            <text:p>Ulti Name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Ulti Nam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3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ilent Assassin 13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.S. Deadly Bomber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3 (Fused)</text:p>
          </table:table-cell>
          <table:table-cell table:style-name="ce110" office:value-type="string" calcext:value-type="string">
            <text:p>S.S. Deadly Bomb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S.S. Deadly Hammer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perform a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6</text:p>
          </table:table-cell>
          <table:table-cell table:style-name="ce110" office:value-type="string" calcext:value-type="string">
            <text:p>Hell's Impact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your fist at your target</text:p>
          </table:table-cell>
          <table:table-cell table:style-name="ce110" office:value-type="string" calcext:value-type="string">
            <text:p>Hell's Flash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fire guns hidden in your forearms at them</text:p>
          </table:table-cell>
          <table:table-cell table:style-name="ce110" office:value-type="string" calcext:value-type="string">
            <text:p>Self-destruct Device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7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two energy balls in quick succession at your target</text:p>
          </table:table-cell>
          <table:table-cell table:style-name="ce110" office:value-type="string" calcext:value-type="string">
            <text:p>Photon Flas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beam at your target</text:p>
          </table:table-cell>
          <table:table-cell table:style-name="ce110" office:value-type="string" calcext:value-type="string">
            <text:p>Sadistic Dance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8</text:p>
          </table:table-cell>
          <table:table-cell table:style-name="ce110" office:value-type="string" calcext:value-type="string">
            <text:p>Infinity Bulle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barrage of energy balls at your target</text:p>
          </table:table-cell>
          <table:table-cell table:style-name="ce110" office:value-type="string" calcext:value-type="string">
            <text:p>Destructo Disc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two Destructo Discs in quick succsession at your target</text:p>
          </table:table-cell>
          <table:table-cell table:style-name="ce110" office:value-type="string" calcext:value-type="string">
            <text:p>Sadistic 18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9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Power Rus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rain Life 19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drain their life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8</text:p>
          </table:table-cell>
          <table:table-cell table:style-name="ce110" office:value-type="string" calcext:value-type="string">
            <text:p>Eighter Attack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Eighter's Ang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You Hurt Goku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ppule</text:p>
          </table:table-cell>
          <table:table-cell table:style-name="ce110" office:value-type="string" calcext:value-type="string">
            <text:p>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small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rale</text:p>
          </table:table-cell>
          <table:table-cell table:style-name="ce110" office:value-type="string" calcext:value-type="string">
            <text:p>WOOHOO!~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Ping!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Playing Pro-Wrestling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idi</text:p>
          </table:table-cell>
          <table:table-cell table:style-name="ce110" office:value-type="string" calcext:value-type="string">
            <text:p>Pui Pui nice shot!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call your minion, Pui Pui to do your bidding</text:p>
          </table:table-cell>
          <table:table-cell table:style-name="ce110" office:value-type="string" calcext:value-type="string">
            <text:p>Yakon is next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call your minion, Yakon to do your bidding</text:p>
          </table:table-cell>
          <table:table-cell table:style-name="ce110" office:value-type="string" calcext:value-type="string">
            <text:p>Babidi's Ultimate Power!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. Note that if Babidi successfully grabs an opponent, this will do an additional 20% damage for each grab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y Vegeta</text:p>
          </table:table-cell>
          <table:table-cell table:style-name="ce110" office:value-type="string" calcext:value-type="string">
            <text:p>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nger Blitz Barrag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y Vegeta (Giant Ape)</text:p>
          </table:table-cell>
          <table:table-cell table:style-name="ce110" office:value-type="string" calcext:value-type="string">
            <text:p>Super 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Gigantic Flam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flame in front of you</text:p>
          </table:table-cell>
          <table:table-cell table:style-name="ce110" office:value-type="string" calcext:value-type="string">
            <text:p>Revenge Death Ball Fina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y Vegeta (Super 1)</text:p>
          </table:table-cell>
          <table:table-cell table:style-name="ce110" office:value-type="string" calcext:value-type="string">
            <text:p>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nger Blitz Barrag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y Vegeta (Super 2)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Revenge Death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rdock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nal Reveng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al Spirit Cannon</text:p>
          </table:table-cell>
          <table:table-cell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rdock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your mouth!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Giga Meteor Storm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ojack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Trap shoo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Grand Smasher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ojack (Full Power)</text:p>
          </table:table-cell>
          <table:table-cell table:style-name="ce110" office:value-type="string" calcext:value-type="string">
            <text:p>Grand Smash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Galactic Tyran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Galactic Buster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roly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Bloody Sm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Eraser Cannon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roly (SSJ)</text:p>
          </table:table-cell>
          <table:table-cell table:style-name="ce110" office:value-type="string" calcext:value-type="string">
            <text:p>Eraser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Trap shoo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roly (Legendary SSJ)</text:p>
          </table:table-cell>
          <table:table-cell table:style-name="ce110" office:value-type="string" calcext:value-type="string">
            <text:p>Eraser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Gigantic Hamm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perform a melee combo</text:p>
          </table:table-cell>
          <table:table-cell table:style-name="ce110" office:value-type="string" calcext:value-type="string">
            <text:p>Omega Blaster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urter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an energy ball at your target</text:p>
          </table:table-cell>
          <table:table-cell table:style-name="ce110" office:value-type="string" calcext:value-type="string">
            <text:p>Space Mach Attac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Purple Comet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Jeic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aptain Ginyu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Galaxy Dynamit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Body Change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change bodies with Nail, Kid Gohan, Early Goku, Scouter Vegeta, or Jeice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Drain Life Cell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drain the life of your enemy (does not work on androids)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 (Perfect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Barrage 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beams at the opponent</text:p>
          </table:table-cell>
          <table:table-cell table:style-name="ce110" office:value-type="string" calcext:value-type="string">
            <text:p>Perfect Barrier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 (Semi-Perfect)</text:p>
          </table:table-cell>
          <table:table-cell table:style-name="ce110" office:value-type="string" calcext:value-type="string">
            <text:p>Big Bang Cr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Drain Life Ce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drain the life of your enemy (does not work on androids)</text:p>
          </table:table-cell>
          <table:table-cell table:style-name="ce110" office:value-type="string" calcext:value-type="string">
            <text:p>Unforgivable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 (Super Perfect)</text:p>
          </table:table-cell>
          <table:table-cell table:style-name="ce110" office:value-type="string" calcext:value-type="string">
            <text:p>Full Power 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Perfect Combinatio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ola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 Jr.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Innocence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hi-Chi</text:p>
          </table:table-cell>
          <table:table-cell table:style-name="ce110" office:value-type="string" calcext:value-type="string">
            <text:p>Stay Away From Me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a whirling blade of energy at your target</text:p>
          </table:table-cell>
          <table:table-cell table:style-name="ce110" office:value-type="string" calcext:value-type="string">
            <text:p>That Won't Wor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Save Goku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Kid Gok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hiaotzu</text:p>
          </table:table-cell>
          <table:table-cell table:style-name="ce110" office:value-type="string" calcext:value-type="string">
            <text:p>Dodon Ra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Psychic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Farewell, Mr. Tien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ooler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Darkness Eye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Death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ooler (Final Form)</text:p>
          </table:table-cell>
          <table:table-cell table:style-name="ce110" office:value-type="string" calcext:value-type="string">
            <text:p>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Death Chas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number-columns-repeated="2"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ui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ull Power Energy Barrage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Ah! Lord Frieza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distract your opponent thinking that your lord Frieza is right behind them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yborg Tao</text:p>
          </table:table-cell>
          <table:table-cell table:style-name="ce110" office:value-type="string" calcext:value-type="string">
            <text:p>Dodon Ra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Hidden Blad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Dodon Wave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abura</text:p>
          </table:table-cell>
          <table:table-cell table:style-name="ce110" office:value-type="string" calcext:value-type="string">
            <text:p>Evil Impuls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Evil Flam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flame in front of you</text:p>
          </table:table-cell>
          <table:table-cell table:style-name="ce110" office:value-type="string" calcext:value-type="string">
            <text:p>Darkness Sword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n energy blast to the fac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evilman</text:p>
          </table:table-cell>
          <table:table-cell table:style-name="ce110" office:value-type="string" calcext:value-type="string">
            <text:p>Fork Attac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your pitchfork at the target</text:p>
          </table:table-cell>
          <table:table-cell table:style-name="ce110" office:value-type="string" calcext:value-type="string">
            <text:p>Demon Fork Rus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evilmite Beam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 to determine if they are evil. Evil characters take massive damag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odoria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your mouth!</text:p>
          </table:table-cell>
          <table:table-cell table:style-name="ce110" office:value-type="string" calcext:value-type="string">
            <text:p>Dodoria Head Breaker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Maximum Buster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r. Gero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Bionic Punish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Drain Life 20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drain the life of your enemy (does not work on androids)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r. Wheelo</text:p>
          </table:table-cell>
          <table:table-cell table:style-name="ce110" office:value-type="string" calcext:value-type="string">
            <text:p>Photon Strik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style-name="ce110" office:value-type="string" calcext:value-type="string">
            <text:p>Gigantic Bomber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Planet Geyser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arly Goku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Kaio-Ken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pirit Bomb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a mini-spirit bomb at the target launching them into the sky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arly Piccolo</text:p>
          </table:table-cell>
          <table:table-cell table:style-name="ce110" office:value-type="string" calcext:value-type="string">
            <text:p>Explosive Demon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Bakuretsu Mahoko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Goku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Meteor Sm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Spirit Bomb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Launch a giant spirit bomb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Goku (SSJ1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Instant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Instantly transmit yourself behind your target and launch a Kamehameh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Goku (SSJ2)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Meteor Cr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Goku (SSJ3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Dragon Fis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attack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Vegeta</text:p>
          </table:table-cell>
          <table:table-cell table:style-name="ce110" office:value-type="string" calcext:value-type="string">
            <text:p>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Vegeta (SSJ1)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Vegeta (SSJ2)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vil Buu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Flame Shower Breat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steam in front of you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asha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Energy Balle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Shower</text:p>
          </table:table-cell>
          <table:table-cell table:style-name="ce110" office:value-type="string" calcext:value-type="string">
            <text:p>shoot a ball of energy above the opponent that showers a barrage of energy balls down</text:p>
          </table:table-cell>
          <table:table-cell table:style-name="ce110" office:value-type="string" calcext:value-type="string">
            <text:p>Hysteric Saiyan Lady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asha (Giant Ape)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style-name="ce110" office:value-type="string" calcext:value-type="string">
            <text:p>Gi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Gigantic Saiyan Lady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as a giant ape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</text:p>
          </table:table-cell>
          <table:table-cell table:style-name="ce110" office:value-type="string" calcext:value-type="string">
            <text:p>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Punishing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eath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(2nd Form)</text:p>
          </table:table-cell>
          <table:table-cell table:style-name="ce110" office:value-type="string" calcext:value-type="string">
            <text:p>Punishing Blas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Death Stor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Volcano</text:p>
          </table:table-cell>
          <table:table-cell table:style-name="ce110" office:value-type="string" calcext:value-type="string">
            <text:p>Release an explosion of energy undearneath the opponent erupting upwards</text:p>
          </table:table-cell>
          <table:table-cell table:style-name="ce110" office:value-type="string" calcext:value-type="string">
            <text:p>Hail Frieza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impale your enemy on your horn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(3rd Form)</text:p>
          </table:table-cell>
          <table:table-cell table:style-name="ce110" office:value-type="string" calcext:value-type="string">
            <text:p>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Crazy Finger Beam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many tiny finger beams at your opponen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(Final Form)</text:p>
          </table:table-cell>
          <table:table-cell table:style-name="ce110" office:value-type="string" calcext:value-type="string">
            <text:p>Barrage 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beams at the opponent</text:p>
          </table:table-cell>
          <table:table-cell table:style-name="ce110" office:value-type="string" calcext:value-type="string">
            <text:p>I Might Die This Tim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Distract the opponent while sneaking up behind them and performing a combo</text:p>
          </table:table-cell>
          <table:table-cell table:style-name="ce110" office:value-type="string" calcext:value-type="string">
            <text:p>Destroy the Planet!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(Full Power)</text:p>
          </table:table-cell>
          <table:table-cell table:style-name="ce110" office:value-type="string" calcext:value-type="string">
            <text:p>Death Sauc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two Destructo Discs in quick succsession at your target</text:p>
          </table:table-cell>
          <table:table-cell table:style-name="ce110" office:value-type="string" calcext:value-type="string">
            <text:p>Nova Strik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You Will Die By My Hand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Soldier</text:p>
          </table:table-cell>
          <table:table-cell table:style-name="ce110" office:value-type="string" calcext:value-type="string">
            <text:p>Energy Wav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Energy Wav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Life-risking Blow!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uture Gohan</text:p>
          </table:table-cell>
          <table:table-cell table:style-name="ce110" office:value-type="string" calcext:value-type="string">
            <text:p>Masenko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with one hand!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 one handed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uture Gohan (SSJ1)</text:p>
          </table:table-cell>
          <table:table-cell table:style-name="ce110" office:value-type="string" calcext:value-type="string">
            <text:p>Gekiretsu Mad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Gekiretsu Ranbu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Dash forward then perform a devastating melee combo ending in a one-handed Kamehameh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arlic Jr.</text:p>
          </table:table-cell>
          <table:table-cell table:style-name="ce110" office:value-type="string" calcext:value-type="string">
            <text:p>Darkness Eye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arlic Jr. (Super Form)</text:p>
          </table:table-cell>
          <table:table-cell table:style-name="ce110" office:value-type="string" calcext:value-type="string">
            <text:p>Death Impac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series of orbs of energy at the target</text:p>
          </table:table-cell>
          <table:table-cell table:style-name="ce110" office:value-type="string" calcext:value-type="string">
            <text:p>Darkness Illusio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perform a melee combo</text:p>
          </table:table-cell>
          <table:table-cell table:style-name="ce110" office:value-type="string" calcext:value-type="string">
            <text:p>Dead Zone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Attempt to open a rift to the dead zone and encase your opponent in i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eneral Blue</text:p>
          </table:table-cell>
          <table:table-cell table:style-name="ce110" office:value-type="string" calcext:value-type="string">
            <text:p>I'll Shoot You!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ake out a rocket launcher and fire a rocket at the opponent</text:p>
          </table:table-cell>
          <table:table-cell table:style-name="ce110" office:value-type="string" calcext:value-type="string">
            <text:p>Skewer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Attempt to shout and stun the opponent. Then throw a sharpened log at them.</text:p>
          </table:table-cell>
          <table:table-cell table:style-name="ce110" office:value-type="string" calcext:value-type="string">
            <text:p>Rocket Engine Spark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climb into a jet and burn your opponent with the afterburner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eneral Tao</text:p>
          </table:table-cell>
          <table:table-cell table:style-name="ce110" office:value-type="string" calcext:value-type="string">
            <text:p>The Original Dodon-Pa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Crane Style Assassin Strik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Ultimate Final Plan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genuflect to distract your opponent. then finish them off with a grenad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geta (SSJ1)</text:p>
          </table:table-cell>
          <table:table-cell table:style-name="ce110" office:value-type="string" calcext:value-type="string">
            <text:p>Big Bang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Stardust Break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with a sparkly ball of DOO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geta (SSJ4)</text:p>
          </table:table-cell>
          <table:table-cell table:style-name="ce110" office:value-type="string" calcext:value-type="string">
            <text:p>Big Bang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Ultimate Impact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100X Big Bang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massive energy beam at your opponen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han</text:p>
          </table:table-cell>
          <table:table-cell table:style-name="ce110" office:value-type="string" calcext:value-type="string">
            <text:p>Explosive Mada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Fire a large cone of energy in front of you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han (SSJ1)</text:p>
          </table:table-cell>
          <table:table-cell table:style-name="ce110" office:value-type="string" calcext:value-type="string">
            <text:p>Explosive Mada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Fire a large cone of energy in front of you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Bros. Kamehameha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n energy beam at your opponent, and get your little brother to help take them dow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han (SSJ2)</text:p>
          </table:table-cell>
          <table:table-cell table:style-name="ce110" office:value-type="string" calcext:value-type="string">
            <text:p>Super Explosive Mada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Fire a large cone of energy in front of you</text:p>
          </table:table-cell>
          <table:table-cell table:style-name="ce110" office:value-type="string" calcext:value-type="string">
            <text:p>Full Power Energy Barrage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barrage of energy balls at your target</text:p>
          </table:table-cell>
          <table:table-cell table:style-name="ce110" office:value-type="string" calcext:value-type="string">
            <text:p>Assault!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 (SSJ1)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Assault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ros. Kamehameha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n energy beam at your opponent, and get your big brother to help take them dow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ks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ig Tree Cannon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ks (SSJ1)</text:p>
          </table:table-cell>
          <table:table-cell table:style-name="ce110" office:value-type="string" calcext:value-type="string">
            <text:p>Big Tree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style-name="ce110" office:value-type="string" calcext:value-type="string">
            <text:p>Galactica Donuts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ring of energy at your opponent that explodes</text:p>
          </table:table-cell>
          <table:table-cell table:style-name="ce110" office:value-type="string" calcext:value-type="string">
            <text:p>Super Ghost Kamikaze Attack!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Summon four ghosts that seek out your opponent and exlpode on contact with anything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ks (SSJ3)</text:p>
          </table:table-cell>
          <table:table-cell table:style-name="ce110" office:value-type="string" calcext:value-type="string">
            <text:p>Big Tree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style-name="ce110" office:value-type="string" calcext:value-type="string">
            <text:p>DIE DIE Missile Barrag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Charging Ultra Buu Volleyball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with the help of Piccol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randpa Gohan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Turtle School Four Virtues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Turtle School Tranquility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T Goku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Dragon Fis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pirit Bomb</text:p>
          </table:table-cell>
          <table:table-cell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T Goku (SSJ1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T Goku (SSJ3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Dragon Fis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Kamehameh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T Goku (SSJ4)</text:p>
          </table:table-cell>
          <table:table-cell table:style-name="ce110" office:value-type="string" calcext:value-type="string">
            <text:p>10x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style-name="ce110" office:value-type="string" calcext:value-type="string">
            <text:p>Meteor Cr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ragon Fis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uldo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barrage of energy balls at your target</text:p>
          </table:table-cell>
          <table:table-cell table:style-name="ce110" office:value-type="string" calcext:value-type="string">
            <text:p>Psychic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Guldo Special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Attempt to stun the opponent. Then throw a sharpened log at them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Hercule</text:p>
          </table:table-cell>
          <table:table-cell table:style-name="ce110" office:value-type="string" calcext:value-type="string">
            <text:p>Dynamic Mess-em Up Punc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 that has a 50% chance to do 1 point of damage</text:p>
          </table:table-cell>
          <table:table-cell table:style-name="ce110" office:value-type="string" calcext:value-type="string">
            <text:p>Present Bomb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ive your opponent a present with explosive contents. Interrupts anything.</text:p>
          </table:table-cell>
          <table:table-cell table:style-name="ce110" office:value-type="string" calcext:value-type="string">
            <text:p>Mister Buu Arrives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with the help of Majin Bu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Hirudegarn</text:p>
          </table:table-cell>
          <table:table-cell table:style-name="ce110" office:value-type="string" calcext:value-type="string">
            <text:p>Chou Makouse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n energy beam across the field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Gigantic Flame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flame in front of yo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Janemba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Rapid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age</text:p>
          </table:table-cell>
          <table:table-cell table:style-name="ce110" office:value-type="string" calcext:value-type="string">
            <text:p>Throw out many balls of energy around your character then launch them at your opponent</text:p>
          </table:table-cell>
          <table:table-cell table:style-name="ce110" office:value-type="string" calcext:value-type="string">
            <text:p>Illusion Sma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Janemba (Super Form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Lightning Shower Rai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Shower tiny beams at your opponent</text:p>
          </table:table-cell>
          <table:table-cell table:style-name="ce110" office:value-type="string" calcext:value-type="string">
            <text:p>Dimension Sword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Chou Makouho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Jiren</text:p>
          </table:table-cell>
          <table:table-cell table:style-name="ce110" office:value-type="string" calcext:value-type="string">
            <text:p>Power Impac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/>
          <table:table-cell table:style-name="ce110" office:value-type="string" calcext:value-type="string">
            <text:p>Burst Impac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Rush</text:p>
          </table:table-cell>
          <table:table-cell table:style-name="ce110"/>
          <table:table-cell table:style-name="ce110" office:value-type="string" calcext:value-type="string">
            <text:p>Overheated Magnetron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Jeice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Crusher Ba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Purple Comet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Burter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Buu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Mystic Combinati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Planet Burst</text:p>
          </table:table-cell>
          <table:table-cell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Gohan</text:p>
          </table:table-cell>
          <table:table-cell table:style-name="ce110" office:value-type="string" calcext:value-type="string">
            <text:p>Masenko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Gekiretsu Mad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Bakuretsu Ranma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Masenk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Goku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Counterattack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Penetrate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Goku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Gi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Trunks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ish Buster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Trunks (SSJ1)</text:p>
          </table:table-cell>
          <table:table-cell table:style-name="ce110" office:value-type="string" calcext:value-type="string">
            <text:p>Full Power Energy Barrage Wav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ig Tree Cannon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ng Cold</text:p>
          </table:table-cell>
          <table:table-cell table:style-name="ce110" office:value-type="string" calcext:value-type="string">
            <text:p>Full Power 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Cold Family Pow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Mecha Friez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ng Piccolo</text:p>
          </table:table-cell>
          <table:table-cell table:style-name="ce110" office:value-type="string" calcext:value-type="string">
            <text:p>Soumase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pair of thin energy beams out of your eyes!</text:p>
          </table:table-cell>
          <table:table-cell table:style-name="ce110" office:value-type="string" calcext:value-type="string">
            <text:p>Your Name is Drum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spit out an egg containing Drum who do your bidding</text:p>
          </table:table-cell>
          <table:table-cell table:style-name="ce110" office:value-type="string" calcext:value-type="string">
            <text:p>Explosive Demon Wave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ng Vegeta</text:p>
          </table:table-cell>
          <table:table-cell table:style-name="ce110" office:value-type="string" calcext:value-type="string">
            <text:p>Execution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Orga Blast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n Execution Bea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ng Vegeta (Giant Ape)</text:p>
          </table:table-cell>
          <table:table-cell table:style-name="ce110" office:value-type="string" calcext:value-type="string">
            <text:p>Super 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rillin</text:p>
          </table:table-cell>
          <table:table-cell table:style-name="ce110" office:value-type="string" calcext:value-type="string">
            <text:p>Expanding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Shower</text:p>
          </table:table-cell>
          <table:table-cell table:style-name="ce110" office:value-type="string" calcext:value-type="string">
            <text:p>shoot a ball of energy above the opponent that showers a barrage of energy balls down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Destructo Disc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age of five destructo discs at the opponen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Late Piccolo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Light Grenad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Hellzone Grenade</text:p>
          </table:table-cell>
          <table:table-cell table:style-name="ce110" office:value-type="string" calcext:value-type="string">
            <text:p>Cage</text:p>
          </table:table-cell>
          <table:table-cell table:style-name="ce110" office:value-type="string" calcext:value-type="string">
            <text:p>Fire a large amount of Energy Balls and form a cage around the target. Then close the cag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jin Buu</text:p>
          </table:table-cell>
          <table:table-cell table:style-name="ce110" office:value-type="string" calcext:value-type="string">
            <text:p>Flame Shower Breat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steam in front of you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Angry Explosion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jin Vegeta</text:p>
          </table:table-cell>
          <table:table-cell table:style-name="ce110" office:value-type="string" calcext:value-type="string">
            <text:p>Final Impact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Final Explosion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 leaving yourself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juub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barrage of energy balls at your target</text:p>
          </table:table-cell>
          <table:table-cell table:style-name="ce110" office:value-type="string" calcext:value-type="string">
            <text:p>Chocolat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Launch a beam that turns your opponent into chocolate</text:p>
          </table:table-cell>
          <table:table-cell table:style-name="ce110" office:value-type="string" calcext:value-type="string">
            <text:p>Lightning Arrow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large amount of homing Energy Balls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ster Roshi</text:p>
          </table:table-cell>
          <table:table-cell table:style-name="ce110" office:value-type="string" calcext:value-type="string">
            <text:p>The Original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ankoku Kyoutenshou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 and try to stun the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ster Roshi (Max Power)</text:p>
          </table:table-cell>
          <table:table-cell table:style-name="ce110" office:value-type="string" calcext:value-type="string">
            <text:p>The Original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Turtle School Ultimate Fis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AX Pow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echa Frieza</text:p>
          </table:table-cell>
          <table:table-cell table:style-name="ce110" office:value-type="string" calcext:value-type="string">
            <text:p>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ssure S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Slash in the air and launch waves of energy at your opponent</text:p>
          </table:table-cell>
          <table:table-cell table:number-columns-repeated="2"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eta-Cooler</text:p>
          </table:table-cell>
          <table:table-cell table:style-name="ce110" office:value-type="string" calcext:value-type="string">
            <text:p>Lock-on Buster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ser out of your eyes!</text:p>
          </table:table-cell>
          <table:table-cell table:style-name="ce110" office:value-type="string" calcext:value-type="string">
            <text:p>Finger Blitz Barrag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number-columns-repeated="2"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Goku</text:p>
          </table:table-cell>
          <table:table-cell table:style-name="ce110" office:value-type="string" calcext:value-type="string">
            <text:p>20x Kaiken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Meteor Combinati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pirit Bomb</text:p>
          </table:table-cell>
          <table:table-cell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Goku (SSJ1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Meteor Sm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Angry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Vegeta</text:p>
          </table:table-cell>
          <table:table-cell table:style-name="ce110" office:value-type="string" calcext:value-type="string">
            <text:p><text:s/>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Vegeta (SSJ1)</text:p>
          </table:table-cell>
          <table:table-cell table:style-name="ce110" office:value-type="string" calcext:value-type="string">
            <text:p>Maximum Flash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Amazing Impac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Vegeta (SSJ2)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pirit Breaking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ail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Mystic Flash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Full Power Energy Wav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am</text:p>
          </table:table-cell>
          <table:table-cell table:style-name="ce110" office:value-type="string" calcext:value-type="string">
            <text:p>Shura Gekiretsuke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Cross Arm Attack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Ground Vs. Ceiling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appa</text:p>
          </table:table-cell>
          <table:table-cell table:style-name="ce110" office:value-type="string" calcext:value-type="string">
            <text:p>Volcano Explosi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Volcano</text:p>
          </table:table-cell>
          <table:table-cell table:style-name="ce110" office:value-type="string" calcext:value-type="string">
            <text:p>Release an explosion of energy undearneath the opponent erupting upwards</text:p>
          </table:table-cell>
          <table:table-cell table:style-name="ce110" office:value-type="string" calcext:value-type="string">
            <text:p>Blazing Storm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wave of fire across the field</text:p>
          </table:table-cell>
          <table:table-cell table:style-name="ce110" office:value-type="string" calcext:value-type="string">
            <text:p>Kap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appa (Giant Ape)</text:p>
          </table:table-cell>
          <table:table-cell table:style-name="ce110" office:value-type="string" calcext:value-type="string">
            <text:p>Gi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uova Shenron</text:p>
          </table:table-cell>
          <table:table-cell table:style-name="ce110" office:value-type="string" calcext:value-type="string">
            <text:p>Burst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Tornado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Blaster Meteor</text:p>
          </table:table-cell>
          <table:table-cell table:style-name="ce110" office:value-type="string" calcext:value-type="string">
            <text:p>Shower</text:p>
          </table:table-cell>
          <table:table-cell table:style-name="ce110" office:value-type="string" calcext:value-type="string">
            <text:p>shoot a ball of energy above the opponent that showers a barrage of energy balls dow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Omega Shenron</text:p>
          </table:table-cell>
          <table:table-cell table:style-name="ce110" office:value-type="string" calcext:value-type="string">
            <text:p>Gigantic Blaz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Volcano</text:p>
          </table:table-cell>
          <table:table-cell table:style-name="ce110" office:value-type="string" calcext:value-type="string">
            <text:p>Release an explosion of energy undearneath the opponent erupting upwards</text:p>
          </table:table-cell>
          <table:table-cell table:style-name="ce110" office:value-type="string" calcext:value-type="string">
            <text:p>Dragon Thund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inus Energy Power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Pan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Gill Missil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aiden's Rage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Full Power Energy Wav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Pikkon</text:p>
          </table:table-cell>
          <table:table-cell table:style-name="ce110" office:value-type="string" calcext:value-type="string">
            <text:p>Hyper Tornado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Burning Shoo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Thunder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fire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Pilaf Machine</text:p>
          </table:table-cell>
          <table:table-cell table:style-name="ce110" office:value-type="string" calcext:value-type="string">
            <text:p>Gig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Rolling Smash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Great Pilaf Operation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the help of your minions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Pilaf Machine (Fused)</text:p>
          </table:table-cell>
          <table:table-cell table:style-name="ce110" office:value-type="string" calcext:value-type="string">
            <text:p>Double Bu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pair of energy beams out of your chest!</text:p>
          </table:table-cell>
          <table:table-cell table:style-name="ce110" office:value-type="string" calcext:value-type="string">
            <text:p>Gatling Gu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gatling gun at your opponent</text:p>
          </table:table-cell>
          <table:table-cell table:style-name="ce110" office:value-type="string" calcext:value-type="string">
            <text:p>Launch Missiles!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missile out of your crotch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Raditz</text:p>
          </table:table-cell>
          <table:table-cell table:style-name="ce110" office:value-type="string" calcext:value-type="string">
            <text:p>Here's a present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n orb of energy at the target</text:p>
          </table:table-cell>
          <table:table-cell table:style-name="ce110" office:value-type="string" calcext:value-type="string">
            <text:p>I'm a top-class warrior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egone!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fire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Raditz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Gig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Chou Makousen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n energy beam across the field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Recoome</text:p>
          </table:table-cell>
          <table:table-cell table:style-name="ce110" office:value-type="string" calcext:value-type="string">
            <text:p>Recoome Eraser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Recoome Renegade Bomb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Recoome Fighting Bomber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aibamen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aibamen Bomb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aiyaman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Justice Slash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unch them in the junk. Not cool, Saiyaman. Not cool.</text:p>
          </table:table-cell>
          <table:table-cell table:style-name="ce110" office:value-type="string" calcext:value-type="string">
            <text:p>Justice Judgemen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Saiyawoma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aiyawoman</text:p>
          </table:table-cell>
          <table:table-cell table:style-name="ce110" office:value-type="string" calcext:value-type="string">
            <text:p>Justice Countdow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.</text:p>
          </table:table-cell>
          <table:table-cell table:style-name="ce110" office:value-type="string" calcext:value-type="string">
            <text:p>Justice Rush 2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elbow your opponent in the junk.</text:p>
          </table:table-cell>
          <table:table-cell table:style-name="ce110" office:value-type="string" calcext:value-type="string">
            <text:p>Justice Judgemen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Saiyama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alza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catter Finger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each of your fingers</text:p>
          </table:table-cell>
          <table:table-cell table:style-name="ce110" office:value-type="string" calcext:value-type="string">
            <text:p>Salza Blade Ru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using an energy blade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couter Vegeta</text:p>
          </table:table-cell>
          <table:table-cell table:style-name="ce110" office:value-type="string" calcext:value-type="string">
            <text:p>Galick Gu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nal Garlic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irty Fireworks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couter Vegeta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style-name="ce110" office:value-type="string" calcext:value-type="string">
            <text:p>Super Galick Gun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lug</text:p>
          </table:table-cell>
          <table:table-cell table:style-name="ce110" office:value-type="string" calcext:value-type="string">
            <text:p>Finger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Darkness Ey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Power of Darkness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lug (Giant Form)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Darkness Ey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Darkness Blaster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popovich</text:p>
          </table:table-cell>
          <table:table-cell table:style-name="ce110" office:value-type="string" calcext:value-type="string">
            <text:p>Berserker Crash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Mad Banque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ajin Buu Resurrection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the help of Yam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uper 17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ell's Storm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gatling gun at your opponent</text:p>
          </table:table-cell>
          <table:table-cell table:style-name="ce110" office:value-type="string" calcext:value-type="string">
            <text:p>Shocking Death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uper Buu</text:p>
          </table:table-cell>
          <table:table-cell table:style-name="ce110" office:value-type="string" calcext:value-type="string">
            <text:p>Genocide Blast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shoot a torrent of energy balls straight up that tracks your opponent</text:p>
          </table:table-cell>
          <table:table-cell table:style-name="ce110" office:value-type="string" calcext:value-type="string">
            <text:p>Chocolat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Launch a beam that turns your opponent into chocolate</text:p>
          </table:table-cell>
          <table:table-cell table:style-name="ce110" office:value-type="string" calcext:value-type="string">
            <text:p>Revenge Death Bomber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 leaving yourself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han Buu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Chocolat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Launch a beam that turns your opponent into chocolate</text:p>
          </table:table-cell>
          <table:table-cell table:style-name="ce110" office:value-type="string" calcext:value-type="string">
            <text:p>Super Ghost Buu Attack!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Summon four ghosts that seek out your opponent and exlpode on contact with anything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ks Buu</text:p>
          </table:table-cell>
          <table:table-cell table:style-name="ce110" office:value-type="string" calcext:value-type="string">
            <text:p>Galactic Donu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volley of rings of energy at your opponent that explodes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upreme Kai</text:p>
          </table:table-cell>
          <table:table-cell table:style-name="ce110" office:value-type="string" calcext:value-type="string">
            <text:p>Energy's Las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Crazy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Gekiretsu Shin'ou'hou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upreme Kai (Fused)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Crazy Combinati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hin Gekiretsu Shin'ou'hou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word Trunks</text:p>
          </table:table-cell>
          <table:table-cell table:style-name="ce110" office:value-type="string" calcext:value-type="string">
            <text:p>Finish Bu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Stor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Lightning Sword Slash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Slash in the air and launch waves of energy at your opponen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word Trunks (SSJ1)</text:p>
          </table:table-cell>
          <table:table-cell table:style-name="ce110" office:value-type="string" calcext:value-type="string">
            <text:p>Burni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Stor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hining Sword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ending with a Burning Attack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yn Shenron</text:p>
          </table:table-cell>
          <table:table-cell table:style-name="ce110" office:value-type="string" calcext:value-type="string">
            <text:p>Trap Shoo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Blazing Storm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wave of fire across the field</text:p>
          </table:table-cell>
          <table:table-cell table:style-name="ce110" office:value-type="string" calcext:value-type="string">
            <text:p>Gigantic Blaze</text:p>
          </table:table-cell>
          <table:table-cell table:style-name="ce110" office:value-type="string" calcext:value-type="string">
            <text:p>Volcano</text:p>
          </table:table-cell>
          <table:table-cell table:style-name="ce110" office:value-type="string" calcext:value-type="string">
            <text:p>Release an explosion of energy undearneath the opponent erupting upwards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ambourine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your mouth!</text:p>
          </table:table-cell>
          <table:table-cell table:style-name="ce110" office:value-type="string" calcext:value-type="string">
            <text:p>Soumase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pair of thin energy beams out of your eyes!</text:p>
          </table:table-cell>
          <table:table-cell table:style-name="ce110" office:value-type="string" calcext:value-type="string">
            <text:p>Super Marengeki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apion</text:p>
          </table:table-cell>
          <table:table-cell table:style-name="ce110" office:value-type="string" calcext:value-type="string">
            <text:p>Brave Canno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rave S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Slash in the air and launch waves of energy at your opponent</text:p>
          </table:table-cell>
          <table:table-cell table:style-name="ce110" office:value-type="string" calcext:value-type="string">
            <text:p>Brave Sword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een Gohan</text:p>
          </table:table-cell>
          <table:table-cell table:style-name="ce110" office:value-type="string" calcext:value-type="string">
            <text:p>Super Masenk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Gekiretsu Mad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een Gohan (SSJ1)</text:p>
          </table:table-cell>
          <table:table-cell table:style-name="ce110" office:value-type="string" calcext:value-type="string">
            <text:p>Super Masenk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Chou Maretsugeki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een Gohan (SSJ2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Gekiretsu Mad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Father-Son Kamehameha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n energy beam at your opponent, and get your father to help take them dow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ien</text:p>
          </table:table-cell>
          <table:table-cell table:style-name="ce110" office:value-type="string" calcext:value-type="string">
            <text:p>Dodon Ra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Ki Blast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energy square at the target. The area expands the longer it is in flight.</text:p>
          </table:table-cell>
          <table:table-cell table:style-name="ce110" office:value-type="string" calcext:value-type="string">
            <text:p>Neo Tri-Beam</text:p>
          </table:table-cell>
          <table:table-cell table:style-name="ce110" office:value-type="string" calcext:value-type="string">
            <text:p>Spammable</text:p>
          </table:table-cell>
          <table:table-cell table:style-name="ce110" office:value-type="string" calcext:value-type="string">
            <text:p>Fire a Ki Blast Cannon every time you spam it. Up to 10x. You take 1K hp every time it is spammed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runks</text:p>
          </table:table-cell>
          <table:table-cell table:style-name="ce110" office:value-type="string" calcext:value-type="string">
            <text:p>Burni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ish Buster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runks (SSJ1)</text:p>
          </table:table-cell>
          <table:table-cell table:style-name="ce110" office:value-type="string" calcext:value-type="string">
            <text:p>Burni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Break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Heat Dome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ending with a Burning Attack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runks (SSJ2)</text:p>
          </table:table-cell>
          <table:table-cell table:style-name="ce110" office:value-type="string" calcext:value-type="string">
            <text:p>Finish Bu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urles</text:p>
          </table:table-cell>
          <table:table-cell table:style-name="ce110" office:value-type="string" calcext:value-type="string">
            <text:p>Kill Driv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halo of energy at the target. </text:p>
          </table:table-cell>
          <table:table-cell table:style-name="ce110" office:value-type="string" calcext:value-type="string">
            <text:p>Full Power Energy Barrage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Meteor Burs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ending with a Full Power Energy Wav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urles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style-name="ce110" office:value-type="string" calcext:value-type="string">
            <text:p>Chou Makousen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n energy beam across the field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Ultimate Gohan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Burst Ru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ending with a Super Kamehameh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Uub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Blazing Barrage Pal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Vegeta SSJ4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pirit Breaking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al Shine Attack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Vegito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catter Finger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each of your fingers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Vegito (SSJ1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Beam Sword S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al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Videl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esperado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Videl Ru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Yajirobe</text:p>
          </table:table-cell>
          <table:table-cell table:style-name="ce110" office:value-type="string" calcext:value-type="string">
            <text:p>Ka-Blam Slic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Slash in the air and launch a large wave of energy at the target</text:p>
          </table:table-cell>
          <table:table-cell table:style-name="ce110" office:value-type="string" calcext:value-type="string">
            <text:p>Flash and Kill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iracle Ka-Blam Sla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Yamcha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Wolf Fang Fist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oukidan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a mini spirit bomb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Zangya</text:p>
          </table:table-cell>
          <table:table-cell table:style-name="ce110" office:value-type="string" calcext:value-type="string">
            <text:p>Shoot Bla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Trap Shoo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Sky Zapp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Zarbon</text:p>
          </table:table-cell>
          <table:table-cell table:style-name="ce110" office:value-type="string" calcext:value-type="string">
            <text:p>Shooting Star Ar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energy balls at the opponent</text:p>
          </table:table-cell>
          <table:table-cell table:style-name="ce110" office:value-type="string" calcext:value-type="string">
            <text:p>Bloody Danc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Elegant Blaster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Zarbon (Transformed)</text:p>
          </table:table-cell>
          <table:table-cell table:style-name="ce110" office:value-type="string" calcext:value-type="string">
            <text:p>Elegant Bla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Wild Pressur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onster Crush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perform a melee combo</text:p>
          </table:table-cell>
          <table:table-cell table:number-columns-repeated="1012"/>
        </table:table-row>
        <table:table-row table:style-name="ro10" table:number-rows-repeated="10484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harge" table:style-name="ta9">
        <table:table-column table:style-name="co43" table:default-cell-style-name="Default"/>
        <table:table-column table:style-name="co9" table:number-columns-repeated="1023" table:default-cell-style-name="Default"/>
        <table:table-row table:style-name="ro2">
          <table:table-cell table:style-name="ce96" office:value-type="string" calcext:value-type="string">
            <text:p>Early Piccol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Gok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Goku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Goku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Goku (SSJ3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Vegeta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Vegeta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vil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ash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asha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(2nd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(3rd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(Final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(Full Power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Soldier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uture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uture Gohan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arlic Jr.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arlic Jr. (Super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eneral Blu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eneral Ta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geta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geta (SSJ4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han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han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k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ks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ks (SSJ3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randpa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T Gok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T Goku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T Goku (SSJ3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T Goku (SSJ4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uld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Hercul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Hirudegar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Janemb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Janemba (Super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Jeic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Gok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Goku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Trunk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Trunks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ng Cold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ng Piccol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ng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ng Vegeta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rilli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Late Piccol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jin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jin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juub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ster Roshi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ster Roshi (Max Power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echa Friez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eta-Cooler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Gok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Goku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Vegeta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Vegeta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ail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am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app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appa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uova Shenr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Omega Shenr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P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Pikk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Pilaf Machin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Pilaf Machine (Fused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Raditz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Raditz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Recoom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aibame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aiyam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aiyawom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alz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couter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couter Vegeta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lug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lug (Giant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popovich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uper 17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uper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han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ks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upreme Kai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upreme Kai (Fused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word Trunk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word Trunks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yn Shenr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ambourin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api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een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een Gohan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een Gohan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ie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runk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runks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runks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urle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urles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Ultimate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Uub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Vegeta SSJ4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Vegit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Vegito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Videl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Yajirob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Yamch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Zangy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Zarb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Zarbon (Transformed)</text:p>
          </table:table-cell>
          <table:table-cell table:number-columns-repeated="1023"/>
        </table:table-row>
        <table:table-row table:style-name="ro10" table:number-rows-repeated="10484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9" table:style-name="ta10">
        <table:table-column table:style-name="co44" table:default-cell-style-name="Default"/>
        <table:table-column table:style-name="co45" table:visibility="collapse" table:default-cell-style-name="Default"/>
        <table:table-column table:style-name="co1" table:visibility="collapse" table:default-cell-style-name="Default"/>
        <table:table-column table:style-name="co27" table:default-cell-style-name="Default"/>
        <table:table-column table:style-name="co4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46" table:default-cell-style-name="Default"/>
        <table:table-column table:style-name="co1" table:default-cell-style-name="Default"/>
        <table:table-column table:style-name="co9" table:number-columns-repeated="1015" table:default-cell-style-name="Default"/>
        <table:table-row table:style-name="ro2">
          <table:table-cell table:style-name="ce111" table:number-columns-repeated="30"/>
          <table:table-cell table:number-columns-repeated="994"/>
        </table:table-row>
        <table:table-row table:style-name="ro2">
          <table:table-cell table:style-name="ce111"/>
          <table:table-cell table:style-name="ce112" table:content-validation-name="val8" office:value-type="string" calcext:value-type="string">
            <text:p>Super Saiyans</text:p>
          </table:table-cell>
          <table:table-cell table:style-name="ce115" table:content-validation-name="val9"/>
          <table:table-cell table:style-name="ce124" table:content-validation-name="val9" office:value-type="string" calcext:value-type="string" table:number-columns-spanned="2" table:number-rows-spanned="1">
            <text:p>End Vegeta (SSJ1)</text:p>
          </table:table-cell>
          <table:covered-table-cell table:style-name="ce9"/>
          <table:table-cell table:style-name="ce115" table:content-validation-name="val9"/>
          <table:table-cell table:style-name="ce124" table:content-validation-name="val9" office:value-type="string" calcext:value-type="string" table:number-columns-spanned="2" table:number-rows-spanned="1">
            <text:p>End Vegeta (SSJ2)</text:p>
          </table:table-cell>
          <table:covered-table-cell table:style-name="ce9"/>
          <table:table-cell table:style-name="ce111" table:content-validation-name="val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 table:style-name="ce113" office:value-type="string" calcext:value-type="string">
            <text:p>Stat name</text:p>
          </table:table-cell>
          <table:table-cell table:style-name="ce116"/>
          <table:table-cell table:style-name="ce113" office:value-type="string" calcext:value-type="string" table:number-columns-spanned="2" table:number-rows-spanned="1">
            <text:p>Base stats (Unboosted)</text:p>
          </table:table-cell>
          <table:covered-table-cell table:style-name="ce20"/>
          <table:table-cell table:style-name="ce116"/>
          <table:table-cell table:style-name="ce113" office:value-type="string" calcext:value-type="string" table:number-columns-spanned="2" table:number-rows-spanned="1">
            <text:p>Base stats (Unboosted)</text:p>
          </table:table-cell>
          <table:covered-table-cell table:style-name="ce20"/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Rush Attacks</text:p>
          </table:table-cell>
          <table:table-cell table:style-name="ce127" table:formula="of:=VLOOKUP([.$D$2];[$'Player Stats'.$A$2:.$AH$163]; 2; 0)" office:value-type="float" office:value="270" calcext:value-type="float">
            <text:p>270</text:p>
          </table:table-cell>
          <table:table-cell table:style-name="ce117"/>
          <table:table-cell table:style-name="ce113" office:value-type="string" calcext:value-type="string">
            <text:p>Rush Attacks</text:p>
          </table:table-cell>
          <table:table-cell table:style-name="ce127" table:formula="of:=VLOOKUP([.$G$2];[$'Player Stats'.$A$2:.$AH$163]; 2; 0)" office:value-type="float" office:value="280" calcext:value-type="float">
            <text:p>28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Smash Attacks</text:p>
          </table:table-cell>
          <table:table-cell table:style-name="ce127" table:formula="of:=VLOOKUP([.$D$2];[$'Player Stats'.$A$2:.$AH$163]; 3; 0)" office:value-type="float" office:value="1210" calcext:value-type="float">
            <text:p>1,210</text:p>
          </table:table-cell>
          <table:table-cell table:style-name="ce117"/>
          <table:table-cell table:style-name="ce113" office:value-type="string" calcext:value-type="string">
            <text:p>Smash Attacks</text:p>
          </table:table-cell>
          <table:table-cell table:style-name="ce127" table:formula="of:=VLOOKUP([.$G$2];[$'Player Stats'.$A$2:.$AH$163]; 3; 0)" office:value-type="float" office:value="1230" calcext:value-type="float">
            <text:p>1,23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Rush Blast</text:p>
          </table:table-cell>
          <table:table-cell table:style-name="ce127" table:formula="of:=VLOOKUP([.$D$2];[$'Player Stats'.$A$2:.$AH$163]; 4; 0)" office:value-type="float" office:value="390" calcext:value-type="float">
            <text:p>390</text:p>
          </table:table-cell>
          <table:table-cell table:style-name="ce117"/>
          <table:table-cell table:style-name="ce113" office:value-type="string" calcext:value-type="string">
            <text:p>Rush Blast</text:p>
          </table:table-cell>
          <table:table-cell table:style-name="ce127" table:formula="of:=VLOOKUP([.$G$2];[$'Player Stats'.$A$2:.$AH$163]; 4; 0)" office:value-type="float" office:value="450" calcext:value-type="float">
            <text:p>45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8"/>
          <table:table-cell table:style-name="ce125" office:value-type="string" calcext:value-type="string">
            <text:p>Rush Blasts per Volley</text:p>
          </table:table-cell>
          <table:table-cell table:style-name="ce127" table:formula="of:=VLOOKUP([.$D$2];[$'Player Stats'.$A$2:.$AH$163]; 22; 0)" office:value-type="string" office:string-value="Super Explosive Wave" calcext:value-type="string">
            <text:p>Super Explosive Wave</text:p>
          </table:table-cell>
          <table:table-cell table:style-name="ce117"/>
          <table:table-cell table:style-name="ce125" office:value-type="string" calcext:value-type="string">
            <text:p>Rush Blasts per Volley</text:p>
          </table:table-cell>
          <table:table-cell table:style-name="ce127" table:formula="of:=VLOOKUP([.$G$2];[$'Player Stats'.$A$2:.$AH$163]; 22; 0)" office:value-type="string" office:string-value="Final Flash" calcext:value-type="string">
            <text:p>Final Flash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Damage per volley</text:p>
          </table:table-cell>
          <table:table-cell table:style-name="ce127" table:formula="of:=[.E6]*[.E7]" office:value-type="string" office:string-value="" calcext:value-type="error">
            <text:p>#VALUE!</text:p>
          </table:table-cell>
          <table:table-cell table:style-name="ce117"/>
          <table:table-cell table:style-name="ce113" office:value-type="string" calcext:value-type="string">
            <text:p>Damage per volley</text:p>
          </table:table-cell>
          <table:table-cell table:style-name="ce127" table:formula="of:=[.H6]*[.H7]" office:value-type="string" office:string-value="" calcext:value-type="error">
            <text:p>#VALUE!</text:p>
          </table:table-cell>
          <table:table-cell table:style-name="ce129"/>
          <table:table-cell table:style-name="ce108" table:number-columns-repeated="2"/>
          <table:table-cell table:style-name="ce108" table:formula="of:=100000/60000" office:value-type="float" office:value="1.666666667" calcext:value-type="float">
            <text:p>1.666666667</text:p>
          </table:table-cell>
          <table:table-cell table:style-name="ce108" table:number-columns-repeated="18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Energy Blast</text:p>
          </table:table-cell>
          <table:table-cell table:style-name="ce127" table:formula="of:=VLOOKUP([.$D$2];[$'Player Stats'.$A$2:.$AH$163]; 5; 0)" office:value-type="float" office:value="2310" calcext:value-type="float">
            <text:p>2,310</text:p>
          </table:table-cell>
          <table:table-cell table:style-name="ce117"/>
          <table:table-cell table:style-name="ce113" office:value-type="string" calcext:value-type="string">
            <text:p>Energy Blast</text:p>
          </table:table-cell>
          <table:table-cell table:style-name="ce127" table:formula="of:=VLOOKUP([.$G$2];[$'Player Stats'.$A$2:.$AH$163]; 5; 0)" office:value-type="float" office:value="2690" calcext:value-type="float">
            <text:p>2,69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Throws</text:p>
          </table:table-cell>
          <table:table-cell table:style-name="ce127" table:formula="of:=VLOOKUP([.$D$2];[$'Player Stats'.$A$2:.$AH$163]; 6; 0)" office:value-type="float" office:value="1050" calcext:value-type="float">
            <text:p>1,050</text:p>
          </table:table-cell>
          <table:table-cell table:style-name="ce117"/>
          <table:table-cell table:style-name="ce113" office:value-type="string" calcext:value-type="string">
            <text:p>Throws</text:p>
          </table:table-cell>
          <table:table-cell table:style-name="ce127" table:formula="of:=VLOOKUP([.$G$2];[$'Player Stats'.$A$2:.$AH$163]; 6; 0)" office:value-type="float" office:value="1530" calcext:value-type="float">
            <text:p>1,53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6"/>
          <table:table-cell table:style-name="ce113" office:value-type="string" calcext:value-type="string">
            <text:p>Charge Rate (seconds)</text:p>
          </table:table-cell>
          <table:table-cell table:style-name="ce127" table:formula="of:=VLOOKUP([.$D$2];[$'Player Stats'.$A$2:.$AH$163]; 7; 0)" office:value-type="string" office:string-value="24000" calcext:value-type="string">
            <text:p>24000</text:p>
          </table:table-cell>
          <table:table-cell table:style-name="ce116"/>
          <table:table-cell table:style-name="ce113" office:value-type="string" calcext:value-type="string">
            <text:p>Charge Rate (seconds)</text:p>
          </table:table-cell>
          <table:table-cell table:style-name="ce127" table:formula="of:=VLOOKUP([.$G$2];[$'Player Stats'.$A$2:.$AH$163]; 7; 0)" office:value-type="string" office:string-value="24000" calcext:value-type="string">
            <text:p>24000</text:p>
          </table:table-cell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9"/>
          <table:table-cell table:style-name="ce113" office:value-type="string" calcext:value-type="string">
            <text:p>Base Defense</text:p>
          </table:table-cell>
          <table:table-cell table:style-name="ce127" table:formula="of:=IF((VLOOKUP([.$D$2];[$'Player Stats'.$A$2:.$AH$163]; 8; 0)=0); &quot;Base&quot;; VLOOKUP([.$D$2];[$'Player Stats'.$A$2:.$AH$163]; 8; 0))" office:value-type="float" office:value="-2" calcext:value-type="float">
            <text:p>-2</text:p>
          </table:table-cell>
          <table:table-cell table:style-name="ce119"/>
          <table:table-cell table:style-name="ce113" office:value-type="string" calcext:value-type="string">
            <text:p>Base Defense</text:p>
          </table:table-cell>
          <table:table-cell table:style-name="ce127" table:formula="of:=IF((VLOOKUP([.$G$2];[$'Player Stats'.$A$2:.$AH$163]; 8; 0)=0); &quot;Base&quot;; VLOOKUP([.$G$2];[$'Player Stats'.$A$2:.$AH$163]; 8; 0))" office:value-type="string" office:string-value="Base" calcext:value-type="string">
            <text:p>Base</text:p>
          </table:table-cell>
          <table:table-cell table:style-name="ce130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5"/>
          <table:table-cell table:style-name="ce125" office:value-type="string" calcext:value-type="string">
            <text:p>Maximum Blast Stocks</text:p>
          </table:table-cell>
          <table:table-cell table:style-name="ce127" table:formula="of:=VLOOKUP([.$D$2];[$'Player Stats'.$A$2:.$AH$163]; 10; 0)" office:value-type="string" office:string-value="5" calcext:value-type="string">
            <text:p>5</text:p>
          </table:table-cell>
          <table:table-cell table:style-name="ce116"/>
          <table:table-cell table:style-name="ce125" office:value-type="string" calcext:value-type="string">
            <text:p>Maximum Blast Stocks</text:p>
          </table:table-cell>
          <table:table-cell table:style-name="ce127" table:formula="of:=VLOOKUP([.$G$2];[$'Player Stats'.$A$2:.$AH$163]; 10; 0)" office:value-type="string" office:string-value="5" calcext:value-type="string">
            <text:p>5</text:p>
          </table:table-cell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 table:style-name="ce114" office:value-type="string" calcext:value-type="string" table:number-columns-spanned="1" table:number-rows-spanned="3">
            <text:p>B1 Moves</text:p>
          </table:table-cell>
          <table:table-cell table:style-name="ce120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21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3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2"/>
          <table:table-cell table:style-name="ce121"/>
          <table:table-cell table:style-name="ce126" table:formula="of:=VLOOKUP([.$D$2];[$'B1 List'.$A$2:.$I$163]; 2; 0)" office:value-type="string" office:string-value="Explosive Wave" calcext:value-type="string">
            <text:p>Explosive Wave</text:p>
          </table:table-cell>
          <table:table-cell table:style-name="ce126" table:formula="of:=VLOOKUP([.$D$2];[$'B1 List'.$A$2:.$I$163]; 3; 0)" office:value-type="float" office:value="1" calcext:value-type="float">
            <text:p>1</text:p>
          </table:table-cell>
          <table:table-cell table:style-name="ce121"/>
          <table:table-cell table:style-name="ce126" table:formula="of:=VLOOKUP([.$G$2];[$'B1 List'.$A$2:.$I$163]; 2; 0)" office:value-type="string" office:string-value="Explosive Wave" calcext:value-type="string">
            <text:p>Explosive Wave</text:p>
          </table:table-cell>
          <table:table-cell table:style-name="ce126" table:formula="of:=VLOOKUP([.$G$2];[$'B1 List'.$A$2:.$I$163]; 3; 0)" office:value-type="float" office:value="1" calcext:value-type="float">
            <text:p>1</text:p>
          </table:table-cell>
          <table:table-cell table:style-name="ce13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3"/>
          <table:table-cell table:style-name="ce121"/>
          <table:table-cell table:style-name="ce126" table:formula="of:=VLOOKUP([.$D$2];[$'B1 List'.$A$2:.$I$163]; 6; 0)" office:value-type="string" office:string-value="Saiyan Soul" calcext:value-type="string">
            <text:p>Saiyan Soul</text:p>
          </table:table-cell>
          <table:table-cell table:style-name="ce126" table:formula="of:=VLOOKUP([.$D$2];[$'B1 List'.$A$2:.$I$163]; 7; 0)" office:value-type="float" office:value="3" calcext:value-type="float">
            <text:p>3</text:p>
          </table:table-cell>
          <table:table-cell table:style-name="ce121"/>
          <table:table-cell table:style-name="ce126" table:formula="of:=VLOOKUP([.$G$2];[$'B1 List'.$A$2:.$I$163]; 6; 0)" office:value-type="string" office:string-value="Wild Sense" calcext:value-type="string">
            <text:p>Wild Sense</text:p>
          </table:table-cell>
          <table:table-cell table:style-name="ce126" table:formula="of:=VLOOKUP([.$G$2];[$'B1 List'.$A$2:.$I$163]; 7; 0)" office:value-type="float" office:value="2" calcext:value-type="float">
            <text:p>2</text:p>
          </table:table-cell>
          <table:table-cell table:style-name="ce13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 table:style-name="ce114" office:value-type="string" calcext:value-type="string" table:number-columns-spanned="1" table:number-rows-spanned="3">
            <text:p>B2 Moves</text:p>
          </table:table-cell>
          <table:table-cell table:style-name="ce122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22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32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2"/>
          <table:table-cell table:style-name="ce123"/>
          <table:table-cell table:style-name="ce126" table:formula="of:=VLOOKUP([.$D$2];[$'B2 List'.$A$2:.$L$163]; 2; 0)" office:value-type="string" office:string-value="Final Flash" calcext:value-type="string">
            <text:p>Final Flash</text:p>
          </table:table-cell>
          <table:table-cell table:style-name="ce127" table:formula="of:=VLOOKUP([.$D$2];[$'Player Stats'.$A$2:.$AH$163]; 17; 0)" office:value-type="float" office:value="7200" calcext:value-type="float">
            <text:p>7,200</text:p>
          </table:table-cell>
          <table:table-cell table:style-name="ce128"/>
          <table:table-cell table:style-name="ce126" table:formula="of:=VLOOKUP([.$G$2];[$'B2 List'.$A$2:.$L$163]; 2; 0)" office:value-type="string" office:string-value="Big Bang Attack" calcext:value-type="string">
            <text:p>Big Bang Attack</text:p>
          </table:table-cell>
          <table:table-cell table:style-name="ce127" table:formula="of:=VLOOKUP([.$G$2];[$'Player Stats'.$A$2:.$AH$163]; 17; 0)" office:value-type="float" office:value="7560" calcext:value-type="float">
            <text:p>7,560</text:p>
          </table:table-cell>
          <table:table-cell table:style-name="ce132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3"/>
          <table:table-cell table:style-name="ce123"/>
          <table:table-cell table:style-name="ce126" table:formula="of:=VLOOKUP([.$D$2];[$'B2 List'.$A$2:.$L$163]; 6; 0)" office:value-type="string" office:string-value="Super Energy Wave Volley" calcext:value-type="string">
            <text:p>Super Energy Wave Volley</text:p>
          </table:table-cell>
          <table:table-cell table:style-name="ce127" table:formula="of:=VLOOKUP([.$D$2];[$'Player Stats'.$A$2:.$AH$163]; 19; 0)" office:value-type="string" office:string-value="Super Energy Wave Volley" calcext:value-type="string">
            <text:p>Super Energy Wave Volley</text:p>
          </table:table-cell>
          <table:table-cell table:style-name="ce123"/>
          <table:table-cell table:style-name="ce126" table:formula="of:=VLOOKUP([.$G$2];[$'B2 List'.$A$2:.$L$163]; 6; 0)" office:value-type="string" office:string-value="Super Energy Wave Volley" calcext:value-type="string">
            <text:p>Super Energy Wave Volley</text:p>
          </table:table-cell>
          <table:table-cell table:style-name="ce127" table:formula="of:=VLOOKUP([.$G$2];[$'Player Stats'.$A$2:.$AH$163]; 19; 0)" office:value-type="string" office:string-value="Super Energy Wave Volley" calcext:value-type="string">
            <text:p>Super Energy Wave Volley</text:p>
          </table:table-cell>
          <table:table-cell table:style-name="ce132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 table:style-name="ce114" office:value-type="string" calcext:value-type="string" table:number-columns-spanned="1" table:number-rows-spanned="2">
            <text:p>Ultiamate</text:p>
          </table:table-cell>
          <table:table-cell table:style-name="ce117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17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3"/>
          <table:table-cell table:style-name="ce117"/>
          <table:table-cell table:style-name="ce126" table:formula="of:=VLOOKUP([.$D$2];[$'B2 List'.$A$2:.$L$163]; 10; 0)" office:value-type="string" office:string-value="Super Explosive Wave" calcext:value-type="string">
            <text:p>Super Explosive Wave</text:p>
          </table:table-cell>
          <table:table-cell table:style-name="ce127" table:formula="of:=VLOOKUP([.$D$2];[$'Player Stats'.$A$2:.$AH$163]; 21; 0)" office:value-type="float" office:value="6000" calcext:value-type="float">
            <text:p>6,000</text:p>
          </table:table-cell>
          <table:table-cell table:style-name="ce117"/>
          <table:table-cell table:style-name="ce126" table:formula="of:=VLOOKUP([.$G$2];[$'B2 List'.$A$2:.$L$163]; 10; 0)" office:value-type="string" office:string-value="Final Flash" calcext:value-type="string">
            <text:p>Final Flash</text:p>
          </table:table-cell>
          <table:table-cell table:style-name="ce127" table:formula="of:=VLOOKUP([.$G$2];[$'Player Stats'.$A$2:.$AH$163]; 21; 0)" office:value-type="float" office:value="6400" calcext:value-type="float">
            <text:p>6,40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 table:number-columns-repeated="30"/>
          <table:table-cell table:number-columns-repeated="994"/>
        </table:table-row>
        <table:table-row table:style-name="ro2">
          <table:table-cell table:style-name="ce111"/>
          <table:table-cell table:style-name="ce108"/>
          <table:table-cell table:style-name="ce111"/>
          <table:table-cell table:style-name="ce108" table:number-columns-repeated="2"/>
          <table:table-cell table:style-name="ce111"/>
          <table:table-cell table:style-name="ce108" table:number-columns-repeated="2"/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2" table:number-rows-repeated="970">
          <table:table-cell table:style-name="ce111"/>
          <table:table-cell table:style-name="ce108"/>
          <table:table-cell table:style-name="ce111"/>
          <table:table-cell table:style-name="ce108" table:number-columns-repeated="2"/>
          <table:table-cell table:style-name="ce111"/>
          <table:table-cell table:style-name="ce108" table:number-columns-repeated="2"/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10" table:number-rows-repeated="104758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opdowns" table:style-name="ta11">
        <table:table-column table:style-name="co47" table:default-cell-style-name="Default"/>
        <table:table-column table:style-name="co48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1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28" table:default-cell-style-name="Default"/>
        <table:table-column table:style-name="co9" table:number-columns-repeated="1007" table:default-cell-style-name="Default"/>
        <table:table-row table:style-name="ro2">
          <table:table-cell table:style-name="ce133" office:value-type="string" calcext:value-type="string">
            <text:p>Androids</text:p>
          </table:table-cell>
          <table:table-cell table:style-name="ce133" office:value-type="string" calcext:value-type="string">
            <text:p>Budokai</text:p>
          </table:table-cell>
          <table:table-cell table:style-name="ce133" office:value-type="string" calcext:value-type="string">
            <text:p>Buujins</text:p>
          </table:table-cell>
          <table:table-cell table:style-name="ce133" office:value-type="string" calcext:value-type="string">
            <text:p>Cinema</text:p>
          </table:table-cell>
          <table:table-cell table:style-name="ce133" office:value-type="string" calcext:value-type="string">
            <text:p>Cold</text:p>
          </table:table-cell>
          <table:table-cell table:style-name="ce133" office:value-type="string" calcext:value-type="string">
            <text:p>GT</text:p>
          </table:table-cell>
          <table:table-cell table:style-name="ce133" office:value-type="string" calcext:value-type="string">
            <text:p>Derp</text:p>
          </table:table-cell>
          <table:table-cell table:style-name="ce133" office:value-type="string" calcext:value-type="string">
            <text:p>Earth Defenders</text:p>
          </table:table-cell>
          <table:table-cell table:style-name="ce133" office:value-type="string" calcext:value-type="string">
            <text:p>Hybrids</text:p>
          </table:table-cell>
          <table:table-cell table:style-name="ce133" office:value-type="string" calcext:value-type="string">
            <text:p>Kaiju</text:p>
          </table:table-cell>
          <table:table-cell table:style-name="ce133" office:value-type="string" calcext:value-type="string">
            <text:p>Muscle</text:p>
          </table:table-cell>
          <table:table-cell table:style-name="ce133" office:value-type="string" calcext:value-type="string">
            <text:p>Namek</text:p>
          </table:table-cell>
          <table:table-cell table:style-name="ce133" office:value-type="string" calcext:value-type="string">
            <text:p>Resurrected Warriors</text:p>
          </table:table-cell>
          <table:table-cell table:style-name="ce133" office:value-type="string" calcext:value-type="string">
            <text:p>Royals</text:p>
          </table:table-cell>
          <table:table-cell table:style-name="ce133" office:value-type="string" calcext:value-type="string">
            <text:p>Rugrats</text:p>
          </table:table-cell>
          <table:table-cell table:style-name="ce133" office:value-type="string" calcext:value-type="string">
            <text:p>Sentai Squad</text:p>
          </table:table-cell>
          <table:table-cell table:style-name="ce133" office:value-type="string" calcext:value-type="string">
            <text:p>Free Agents Only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Cell</text:p>
          </table:table-cell>
          <table:table-cell table:style-name="ce134" office:value-type="string" calcext:value-type="string">
            <text:p>Nam</text:p>
          </table:table-cell>
          <table:table-cell table:style-name="ce53" office:value-type="string" calcext:value-type="string">
            <text:p>Evil Buu</text:p>
          </table:table-cell>
          <table:table-cell table:style-name="ce53" office:value-type="string" calcext:value-type="string">
            <text:p>Fasha</text:p>
          </table:table-cell>
          <table:table-cell table:style-name="ce53" office:value-type="string" calcext:value-type="string">
            <text:p>Cooler</text:p>
          </table:table-cell>
          <table:table-cell table:style-name="ce53" office:value-type="string" calcext:value-type="string">
            <text:p>Android 18</text:p>
          </table:table-cell>
          <table:table-cell table:style-name="ce53" office:value-type="string" calcext:value-type="string">
            <text:p>Android 19</text:p>
          </table:table-cell>
          <table:table-cell table:style-name="ce53" office:value-type="string" calcext:value-type="string">
            <text:p>Chiaotzu</text:p>
          </table:table-cell>
          <table:table-cell table:style-name="ce53" office:value-type="string" calcext:value-type="string">
            <text:p>Kid Gohan</text:p>
          </table:table-cell>
          <table:table-cell table:style-name="ce53" office:value-type="string" calcext:value-type="string">
            <text:p>Raditz</text:p>
          </table:table-cell>
          <table:table-cell table:style-name="ce53" office:value-type="string" calcext:value-type="string">
            <text:p>Master Roshi</text:p>
          </table:table-cell>
          <table:table-cell table:style-name="ce53" office:value-type="string" calcext:value-type="string">
            <text:p>Tambourine</text:p>
          </table:table-cell>
          <table:table-cell table:style-name="ce53" office:value-type="string" calcext:value-type="string">
            <text:p>Trunks</text:p>
          </table:table-cell>
          <table:table-cell table:style-name="ce53" office:value-type="string" calcext:value-type="string">
            <text:p>Dabura</text:p>
          </table:table-cell>
          <table:table-cell table:style-name="ce53" office:value-type="string" calcext:value-type="string">
            <text:p>GT Goku</text:p>
          </table:table-cell>
          <table:table-cell table:style-name="ce53" office:value-type="string" calcext:value-type="string">
            <text:p>Burter</text:p>
          </table:table-cell>
          <table:table-cell table:style-name="ce53" office:value-type="string" calcext:value-type="string">
            <text:p>Gohan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Cell (Semi-Perfect)</text:p>
          </table:table-cell>
          <table:table-cell table:style-name="ce134" office:value-type="string" calcext:value-type="string">
            <text:p>Early Goku</text:p>
          </table:table-cell>
          <table:table-cell table:style-name="ce53" office:value-type="string" calcext:value-type="string">
            <text:p>Kid Buu</text:p>
          </table:table-cell>
          <table:table-cell table:style-name="ce53" office:value-type="string" calcext:value-type="string">
            <text:p>Fasha (Giant Ape)</text:p>
          </table:table-cell>
          <table:table-cell table:style-name="ce53" office:value-type="string" calcext:value-type="string">
            <text:p>Cooler (Final Form)</text:p>
          </table:table-cell>
          <table:table-cell table:style-name="ce53" office:value-type="string" calcext:value-type="string">
            <text:p>GT Goku</text:p>
          </table:table-cell>
          <table:table-cell table:style-name="ce53" office:value-type="string" calcext:value-type="string">
            <text:p>Dodoria</text:p>
          </table:table-cell>
          <table:table-cell table:style-name="ce53" office:value-type="string" calcext:value-type="string">
            <text:p>Krillin</text:p>
          </table:table-cell>
          <table:table-cell table:style-name="ce53" office:value-type="string" calcext:value-type="string">
            <text:p>Saiyaman</text:p>
          </table:table-cell>
          <table:table-cell table:style-name="ce53" office:value-type="string" calcext:value-type="string">
            <text:p>Raditz (Giant Ape)</text:p>
          </table:table-cell>
          <table:table-cell table:style-name="ce53" office:value-type="string" calcext:value-type="string">
            <text:p>Master Roshi (Max Power)</text:p>
          </table:table-cell>
          <table:table-cell table:style-name="ce134" office:value-type="string" calcext:value-type="string">
            <text:p>Slug</text:p>
          </table:table-cell>
          <table:table-cell table:style-name="ce53" office:value-type="string" calcext:value-type="string">
            <text:p>Trunks (SSJ1)</text:p>
          </table:table-cell>
          <table:table-cell table:style-name="ce53" office:value-type="string" calcext:value-type="string">
            <text:p>Majin Vegeta</text:p>
          </table:table-cell>
          <table:table-cell table:style-name="ce53" office:value-type="string" calcext:value-type="string">
            <text:p>GT Goku (SSJ1)</text:p>
          </table:table-cell>
          <table:table-cell table:style-name="ce53" office:value-type="string" calcext:value-type="string">
            <text:p>Captain Ginyu</text:p>
          </table:table-cell>
          <table:table-cell office:value-type="string" calcext:value-type="string">
            <text:p>Gohan (SSJ1)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Cell (Perfect)</text:p>
          </table:table-cell>
          <table:table-cell table:style-name="ce134" office:value-type="string" calcext:value-type="string">
            <text:p>Kid Goku</text:p>
          </table:table-cell>
          <table:table-cell table:style-name="ce53" office:value-type="string" calcext:value-type="string">
            <text:p>Majin Buu</text:p>
          </table:table-cell>
          <table:table-cell table:style-name="ce53" office:value-type="string" calcext:value-type="string">
            <text:p>Arale</text:p>
          </table:table-cell>
          <table:table-cell table:style-name="ce53" office:value-type="string" calcext:value-type="string">
            <text:p>Frieza</text:p>
          </table:table-cell>
          <table:table-cell table:style-name="ce53" office:value-type="string" calcext:value-type="string">
            <text:p>GT Goku (SSJ1)</text:p>
          </table:table-cell>
          <table:table-cell table:style-name="ce53" office:value-type="string" calcext:value-type="string">
            <text:p>Hercule</text:p>
          </table:table-cell>
          <table:table-cell table:style-name="ce53" office:value-type="string" calcext:value-type="string">
            <text:p>Mid Goku</text:p>
          </table:table-cell>
          <table:table-cell table:style-name="ce134" office:value-type="string" calcext:value-type="string">
            <text:p>Teen Gohan</text:p>
          </table:table-cell>
          <table:table-cell table:style-name="ce53" office:value-type="string" calcext:value-type="string">
            <text:p>Nappa</text:p>
          </table:table-cell>
          <table:table-cell table:style-name="ce53" office:value-type="string" calcext:value-type="string">
            <text:p>Garlic Jr</text:p>
          </table:table-cell>
          <table:table-cell table:style-name="ce134" office:value-type="string" calcext:value-type="string">
            <text:p>Slug (Giant Form)</text:p>
          </table:table-cell>
          <table:table-cell table:style-name="ce53" office:value-type="string" calcext:value-type="string">
            <text:p>Trunks (SSJ2)</text:p>
          </table:table-cell>
          <table:table-cell table:style-name="ce53" office:value-type="string" calcext:value-type="string">
            <text:p>Cooler</text:p>
          </table:table-cell>
          <table:table-cell table:style-name="ce53" office:value-type="string" calcext:value-type="string">
            <text:p>GT Goku (SSJ3)</text:p>
          </table:table-cell>
          <table:table-cell table:style-name="ce53" office:value-type="string" calcext:value-type="string">
            <text:p>Guldo</text:p>
          </table:table-cell>
          <table:table-cell office:value-type="string" calcext:value-type="string">
            <text:p>Gohan (SSJ2)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Cell (Super Perfect)</text:p>
          </table:table-cell>
          <table:table-cell table:style-name="ce134" office:value-type="string" calcext:value-type="string">
            <text:p>Kid Goku (Giant Ape)</text:p>
          </table:table-cell>
          <table:table-cell table:style-name="ce53" office:value-type="string" calcext:value-type="string">
            <text:p>Gohan Buu</text:p>
          </table:table-cell>
          <table:table-cell table:style-name="ce53" office:value-type="string" calcext:value-type="string">
            <text:p>Zangya</text:p>
          </table:table-cell>
          <table:table-cell table:style-name="ce53" office:value-type="string" calcext:value-type="string">
            <text:p>Frieza (2nd Form)</text:p>
          </table:table-cell>
          <table:table-cell table:style-name="ce53" office:value-type="string" calcext:value-type="string">
            <text:p>GT Goku (SSJ3)</text:p>
          </table:table-cell>
          <table:table-cell table:style-name="ce53" office:value-type="string" calcext:value-type="string">
            <text:p>Salza</text:p>
          </table:table-cell>
          <table:table-cell table:style-name="ce53" office:value-type="string" calcext:value-type="string">
            <text:p>Mid Goku (SSJ1)</text:p>
          </table:table-cell>
          <table:table-cell table:style-name="ce134" office:value-type="string" calcext:value-type="string">
            <text:p>Teen Gohan (SSJ1)</text:p>
          </table:table-cell>
          <table:table-cell table:style-name="ce134" office:value-type="string" calcext:value-type="string">
            <text:p>Nappa (Giant Ape)</text:p>
          </table:table-cell>
          <table:table-cell table:style-name="ce134" office:value-type="string" calcext:value-type="string">
            <text:p>Garlic Jr. (Super Form)</text:p>
          </table:table-cell>
          <table:table-cell table:style-name="ce53" office:value-type="string" calcext:value-type="string">
            <text:p>King Piccolo</text:p>
          </table:table-cell>
          <table:table-cell table:style-name="ce53" office:value-type="string" calcext:value-type="string">
            <text:p>Android 18</text:p>
          </table:table-cell>
          <table:table-cell table:style-name="ce53" office:value-type="string" calcext:value-type="string">
            <text:p>Cooler (Final Form)</text:p>
          </table:table-cell>
          <table:table-cell table:style-name="ce53" office:value-type="string" calcext:value-type="string">
            <text:p>GT Goku (SSJ4)</text:p>
          </table:table-cell>
          <table:table-cell table:style-name="ce53" office:value-type="string" calcext:value-type="string">
            <text:p>Jeice</text:p>
          </table:table-cell>
          <table:table-cell table:style-name="ce53" office:value-type="string" calcext:value-type="string">
            <text:p>General Blue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Dr. Gero</text:p>
          </table:table-cell>
          <table:table-cell table:style-name="ce53" office:value-type="string" calcext:value-type="string">
            <text:p>Cyborg Tao</text:p>
          </table:table-cell>
          <table:table-cell table:style-name="ce53" office:value-type="string" calcext:value-type="string">
            <text:p>Gotenks Buu</text:p>
          </table:table-cell>
          <table:table-cell table:style-name="ce53" office:value-type="string" calcext:value-type="string">
            <text:p>Saiyawoman</text:p>
          </table:table-cell>
          <table:table-cell table:style-name="ce53" office:value-type="string" calcext:value-type="string">
            <text:p>Frieza (3rd Form)</text:p>
          </table:table-cell>
          <table:table-cell table:style-name="ce53" office:value-type="string" calcext:value-type="string">
            <text:p>GT Goku (SSJ4)</text:p>
          </table:table-cell>
          <table:table-cell table:style-name="ce53" office:value-type="string" calcext:value-type="string">
            <text:p>Supreme Kai</text:p>
          </table:table-cell>
          <table:table-cell table:style-name="ce53" office:value-type="string" calcext:value-type="string">
            <text:p>Tien</text:p>
          </table:table-cell>
          <table:table-cell table:style-name="ce134" office:value-type="string" calcext:value-type="string">
            <text:p>Teen Gohan (SSJ2)</text:p>
          </table:table-cell>
          <table:table-cell table:style-name="ce53" office:value-type="string" calcext:value-type="string">
            <text:p>Scouter Vegeta</text:p>
          </table:table-cell>
          <table:table-cell table:style-name="ce53" office:value-type="string" calcext:value-type="string">
            <text:p>Android 13</text:p>
          </table:table-cell>
          <table:table-cell table:style-name="ce53" office:value-type="string" calcext:value-type="string">
            <text:p>Early Piccolo</text:p>
          </table:table-cell>
          <table:table-cell table:style-name="ce53" office:value-type="string" calcext:value-type="string">
            <text:p>Android 17</text:p>
          </table:table-cell>
          <table:table-cell table:style-name="ce53" office:value-type="string" calcext:value-type="string">
            <text:p>Frieza</text:p>
          </table:table-cell>
          <table:table-cell table:style-name="ce53" office:value-type="string" calcext:value-type="string">
            <text:p>Cell Jr.</text:p>
          </table:table-cell>
          <table:table-cell table:style-name="ce53" office:value-type="string" calcext:value-type="string">
            <text:p>Recoome</text:p>
          </table:table-cell>
          <table:table-cell table:style-name="ce53" office:value-type="string" calcext:value-type="string">
            <text:p>General Tao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9</text:p>
          </table:table-cell>
          <table:table-cell table:style-name="ce53" office:value-type="string" calcext:value-type="string">
            <text:p>Early Piccolo</text:p>
          </table:table-cell>
          <table:table-cell table:style-name="ce53" office:value-type="string" calcext:value-type="string">
            <text:p>Super Buu</text:p>
          </table:table-cell>
          <table:table-cell table:style-name="ce53" office:value-type="string" calcext:value-type="string">
            <text:p>Bardock</text:p>
          </table:table-cell>
          <table:table-cell table:style-name="ce53" office:value-type="string" calcext:value-type="string">
            <text:p>Frieza (Final Form)</text:p>
          </table:table-cell>
          <table:table-cell table:style-name="ce134" office:value-type="string" calcext:value-type="string">
            <text:p>Syn Shenron</text:p>
          </table:table-cell>
          <table:table-cell table:style-name="ce53" office:value-type="string" calcext:value-type="string">
            <text:p>Supreme Kai (Fused)</text:p>
          </table:table-cell>
          <table:table-cell table:style-name="ce53" office:value-type="string" calcext:value-type="string">
            <text:p>Yamcha</text:p>
          </table:table-cell>
          <table:table-cell table:style-name="ce53" office:value-type="string" calcext:value-type="string">
            <text:p>Future Gohan</text:p>
          </table:table-cell>
          <table:table-cell table:style-name="ce134" office:value-type="string" calcext:value-type="string">
            <text:p>Scouter Vegeta (Giant Ape)</text:p>
          </table:table-cell>
          <table:table-cell table:style-name="ce53" office:value-type="string" calcext:value-type="string">
            <text:p>Android 13 (Fused)</text:p>
          </table:table-cell>
          <table:table-cell table:style-name="ce53" office:value-type="string" calcext:value-type="string">
            <text:p>Late Piccolo</text:p>
          </table:table-cell>
          <table:table-cell table:style-name="ce53" office:value-type="string" calcext:value-type="string">
            <text:p>Chiaotzu</text:p>
          </table:table-cell>
          <table:table-cell table:style-name="ce53" office:value-type="string" calcext:value-type="string">
            <text:p>Frieza (2nd Form)</text:p>
          </table:table-cell>
          <table:table-cell table:style-name="ce53" office:value-type="string" calcext:value-type="string">
            <text:p>Saibaman</text:p>
          </table:table-cell>
          <table:table-cell table:style-name="ce53" office:value-type="string" calcext:value-type="string">
            <text:p>Saiyaman</text:p>
          </table:table-cell>
          <table:table-cell table:style-name="ce53" office:value-type="string" calcext:value-type="string">
            <text:p>Grandpa Gohan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8</text:p>
          </table:table-cell>
          <table:table-cell table:style-name="ce53" office:value-type="string" calcext:value-type="string">
            <text:p>Krillin</text:p>
          </table:table-cell>
          <table:table-cell table:style-name="ce53" office:value-type="string" calcext:value-type="string">
            <text:p>Uub</text:p>
          </table:table-cell>
          <table:table-cell table:style-name="ce134" office:value-type="string" calcext:value-type="string">
            <text:p>Bardock (Giant Ape)</text:p>
          </table:table-cell>
          <table:table-cell table:style-name="ce53" office:value-type="string" calcext:value-type="string">
            <text:p>Frieza (Full Power)</text:p>
          </table:table-cell>
          <table:table-cell table:style-name="ce53" office:value-type="string" calcext:value-type="string">
            <text:p>Omega Shenron</text:p>
          </table:table-cell>
          <table:table-cell table:style-name="ce53" office:value-type="string" calcext:value-type="string">
            <text:p>Pilaf Machine</text:p>
          </table:table-cell>
          <table:table-cell table:style-name="ce53" office:value-type="string" calcext:value-type="string">
            <text:p>Mid Vegeta</text:p>
          </table:table-cell>
          <table:table-cell table:style-name="ce53" office:value-type="string" calcext:value-type="string">
            <text:p>Future Gohan (SSJ1)</text:p>
          </table:table-cell>
          <table:table-cell table:style-name="ce53" office:value-type="string" calcext:value-type="string">
            <text:p>Turles</text:p>
          </table:table-cell>
          <table:table-cell table:style-name="ce53" office:value-type="string" calcext:value-type="string">
            <text:p>Broly</text:p>
          </table:table-cell>
          <table:table-cell table:style-name="ce53" office:value-type="string" calcext:value-type="string">
            <text:p>Nail</text:p>
          </table:table-cell>
          <table:table-cell table:style-name="ce53" office:value-type="string" calcext:value-type="string">
            <text:p>Early Goku</text:p>
          </table:table-cell>
          <table:table-cell table:style-name="ce53" office:value-type="string" calcext:value-type="string">
            <text:p>Frieza (3rd Form)</text:p>
          </table:table-cell>
          <table:table-cell table:style-name="ce53" office:value-type="string" calcext:value-type="string">
            <text:p>Chi-Chi</text:p>
          </table:table-cell>
          <table:table-cell table:style-name="ce53" office:value-type="string" calcext:value-type="string">
            <text:p>Saiyawoman</text:p>
          </table:table-cell>
          <table:table-cell table:style-name="ce53" office:value-type="string" calcext:value-type="string">
            <text:p>Pikkon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7</text:p>
          </table:table-cell>
          <table:table-cell table:style-name="ce53" office:value-type="string" calcext:value-type="string">
            <text:p>Master Roshi</text:p>
          </table:table-cell>
          <table:table-cell table:style-name="ce53" office:value-type="string" calcext:value-type="string">
            <text:p>Majuub</text:p>
          </table:table-cell>
          <table:table-cell table:style-name="ce53" office:value-type="string" calcext:value-type="string">
            <text:p>Bojack</text:p>
          </table:table-cell>
          <table:table-cell table:style-name="ce53" office:value-type="string" calcext:value-type="string">
            <text:p>King Cold</text:p>
          </table:table-cell>
          <table:table-cell table:style-name="ce134" office:value-type="string" calcext:value-type="string">
            <text:p>Nuova Shenron</text:p>
          </table:table-cell>
          <table:table-cell table:style-name="ce53" office:value-type="string" calcext:value-type="string">
            <text:p>Pilaf Machine (Fused)</text:p>
          </table:table-cell>
          <table:table-cell table:style-name="ce53" office:value-type="string" calcext:value-type="string">
            <text:p>Mid Vegeta (SSJ1)</text:p>
          </table:table-cell>
          <table:table-cell table:style-name="ce53" office:value-type="string" calcext:value-type="string">
            <text:p>Ultimate Gohan</text:p>
          </table:table-cell>
          <table:table-cell table:style-name="ce134" office:value-type="string" calcext:value-type="string">
            <text:p>Turles (Giant Ape)</text:p>
          </table:table-cell>
          <table:table-cell table:style-name="ce53" office:value-type="string" calcext:value-type="string">
            <text:p>Broly (SSJ)</text:p>
          </table:table-cell>
          <table:table-cell table:style-name="ce53" office:value-type="string" calcext:value-type="string">
            <text:p>Syn Shenron</text:p>
          </table:table-cell>
          <table:table-cell table:style-name="ce53" office:value-type="string" calcext:value-type="string">
            <text:p>Early Piccolo</text:p>
          </table:table-cell>
          <table:table-cell table:style-name="ce53" office:value-type="string" calcext:value-type="string">
            <text:p>Frieza (Final Form)</text:p>
          </table:table-cell>
          <table:table-cell table:style-name="ce53" office:value-type="string" calcext:value-type="string">
            <text:p>Kid Gohan</text:p>
          </table:table-cell>
          <table:table-cell table:style-name="ce53" office:value-type="string" calcext:value-type="string">
            <text:p>Salza</text:p>
          </table:table-cell>
          <table:table-cell table:style-name="ce53" office:value-type="string" calcext:value-type="string">
            <text:p>Tapion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6</text:p>
          </table:table-cell>
          <table:table-cell table:style-name="ce53" office:value-type="string" calcext:value-type="string">
            <text:p>Master Roshi (Max Power)</text:p>
          </table:table-cell>
          <table:table-cell table:style-name="ce53" office:value-type="string" calcext:value-type="string">
            <text:p>Babidi</text:p>
          </table:table-cell>
          <table:table-cell table:style-name="ce53" office:value-type="string" calcext:value-type="string">
            <text:p>Bojack (Full Power)</text:p>
          </table:table-cell>
          <table:table-cell table:style-name="ce53" office:value-type="string" calcext:value-type="string">
            <text:p>Meta-Cooler</text:p>
          </table:table-cell>
          <table:table-cell table:style-name="ce53" office:value-type="string" calcext:value-type="string">
            <text:p>Pan</text:p>
          </table:table-cell>
          <table:table-cell table:style-name="ce53" office:value-type="string" calcext:value-type="string">
            <text:p>Mecha Frieza</text:p>
          </table:table-cell>
          <table:table-cell table:style-name="ce53" office:value-type="string" calcext:value-type="string">
            <text:p>Mid Vegeta (SSJ2)</text:p>
          </table:table-cell>
          <table:table-cell table:style-name="ce53" office:value-type="string" calcext:value-type="string">
            <text:p>Goten</text:p>
          </table:table-cell>
          <table:table-cell table:style-name="ce53" office:value-type="string" calcext:value-type="string">
            <text:p>King Vegeta</text:p>
          </table:table-cell>
          <table:table-cell table:style-name="ce53" office:value-type="string" calcext:value-type="string">
            <text:p>Broly (Legendary SSJ)</text:p>
          </table:table-cell>
          <table:table-cell table:style-name="ce53" office:value-type="string" calcext:value-type="string">
            <text:p>Nuova Shenron</text:p>
          </table:table-cell>
          <table:table-cell table:style-name="ce53" office:value-type="string" calcext:value-type="string">
            <text:p>Android 8</text:p>
          </table:table-cell>
          <table:table-cell table:style-name="ce53" office:value-type="string" calcext:value-type="string">
            <text:p>Frieza (Full Power)</text:p>
          </table:table-cell>
          <table:table-cell table:style-name="ce53" office:value-type="string" calcext:value-type="string">
            <text:p>Arale</text:p>
          </table:table-cell>
          <table:table-cell table:style-name="ce53" office:value-type="string" calcext:value-type="string">
            <text:p>Jiren</text:p>
          </table:table-cell>
          <table:table-cell table:style-name="ce134" office:value-type="string" calcext:value-type="string">
            <text:p>Vegito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3</text:p>
          </table:table-cell>
          <table:table-cell table:style-name="ce53" office:value-type="string" calcext:value-type="string">
            <text:p>End Goku</text:p>
          </table:table-cell>
          <table:table-cell table:style-name="ce53" office:value-type="string" calcext:value-type="string">
            <text:p>Dabura</text:p>
          </table:table-cell>
          <table:table-cell table:style-name="ce53" office:value-type="string" calcext:value-type="string">
            <text:p>Broly</text:p>
          </table:table-cell>
          <table:table-cell table:style-name="ce53" office:value-type="string" calcext:value-type="string">
            <text:p>Mecha Frieza</text:p>
          </table:table-cell>
          <table:table-cell table:style-name="ce53" office:value-type="string" calcext:value-type="string">
            <text:p>Uub</text:p>
          </table:table-cell>
          <table:table-cell table:style-name="ce53" office:value-type="string" calcext:value-type="string">
            <text:p>King Cold</text:p>
          </table:table-cell>
          <table:table-cell table:style-name="ce53" office:value-type="string" calcext:value-type="string">
            <text:p>Early Piccolo</text:p>
          </table:table-cell>
          <table:table-cell table:style-name="ce53" office:value-type="string" calcext:value-type="string">
            <text:p>Goten (SSJ1)</text:p>
          </table:table-cell>
          <table:table-cell table:style-name="ce134" office:value-type="string" calcext:value-type="string">
            <text:p>King Vegeta (Giant Ape)</text:p>
          </table:table-cell>
          <table:table-cell table:style-name="ce53" office:value-type="string" calcext:value-type="string">
            <text:p>Bojack</text:p>
          </table:table-cell>
          <table:table-cell/>
          <table:table-cell table:style-name="ce53" office:value-type="string" calcext:value-type="string">
            <text:p>End Goku</text:p>
          </table:table-cell>
          <table:table-cell table:style-name="ce53" office:value-type="string" calcext:value-type="string">
            <text:p>King Cold</text:p>
          </table:table-cell>
          <table:table-cell table:style-name="ce53" office:value-type="string" calcext:value-type="string">
            <text:p>Pan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Android 13 (Fused)</text:p>
          </table:table-cell>
          <table:table-cell table:style-name="ce53" office:value-type="string" calcext:value-type="string">
            <text:p>End Goku (SSJ1)</text:p>
          </table:table-cell>
          <table:table-cell table:style-name="ce53" office:value-type="string" calcext:value-type="string">
            <text:p>Majin Vegeta</text:p>
          </table:table-cell>
          <table:table-cell table:style-name="ce53" office:value-type="string" calcext:value-type="string">
            <text:p>Broly (SSJ)</text:p>
          </table:table-cell>
          <table:table-cell table:style-name="ce53" office:value-type="string" calcext:value-type="string">
            <text:p>Appule</text:p>
          </table:table-cell>
          <table:table-cell table:style-name="ce134" office:value-type="string" calcext:value-type="string">
            <text:p>Vegeta SSJ4</text:p>
          </table:table-cell>
          <table:table-cell table:style-name="ce53" office:value-type="string" calcext:value-type="string">
            <text:p>Cui</text:p>
          </table:table-cell>
          <table:table-cell table:style-name="ce53" office:value-type="string" calcext:value-type="string">
            <text:p>Late Piccolo</text:p>
          </table:table-cell>
          <table:table-cell table:style-name="ce53" office:value-type="string" calcext:value-type="string">
            <text:p>Kid Trunks</text:p>
          </table:table-cell>
          <table:table-cell table:style-name="ce53" office:value-type="string" calcext:value-type="string">
            <text:p>Bardock</text:p>
          </table:table-cell>
          <table:table-cell table:style-name="ce53" office:value-type="string" calcext:value-type="string">
            <text:p>Bojack (Full Power)</text:p>
          </table:table-cell>
          <table:table-cell/>
          <table:table-cell table:style-name="ce53" office:value-type="string" calcext:value-type="string">
            <text:p>End Goku (SSJ1)</text:p>
          </table:table-cell>
          <table:table-cell table:style-name="ce53" office:value-type="string" calcext:value-type="string">
            <text:p>Meta-Cooler</text:p>
          </table:table-cell>
          <table:table-cell table:style-name="ce53" office:value-type="string" calcext:value-type="string">
            <text:p>Goten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Android 8</text:p>
          </table:table-cell>
          <table:table-cell table:style-name="ce53" office:value-type="string" calcext:value-type="string">
            <text:p>End Goku (SSJ2)</text:p>
          </table:table-cell>
          <table:table-cell table:style-name="ce53" office:value-type="string" calcext:value-type="string">
            <text:p>Spopovich</text:p>
          </table:table-cell>
          <table:table-cell table:style-name="ce53" office:value-type="string" calcext:value-type="string">
            <text:p>Broly (Legendary SSJ)</text:p>
          </table:table-cell>
          <table:table-cell table:style-name="ce53" office:value-type="string" calcext:value-type="string">
            <text:p>Burter</text:p>
          </table:table-cell>
          <table:table-cell table:style-name="ce53" office:value-type="string" calcext:value-type="string">
            <text:p>Krillin</text:p>
          </table:table-cell>
          <table:table-cell table:style-name="ce53" office:value-type="string" calcext:value-type="string">
            <text:p>Appule</text:p>
          </table:table-cell>
          <table:table-cell table:style-name="ce53" office:value-type="string" calcext:value-type="string">
            <text:p>Kid Gohan</text:p>
          </table:table-cell>
          <table:table-cell table:style-name="ce53" office:value-type="string" calcext:value-type="string">
            <text:p>Kid Trunks (SSJ1)</text:p>
          </table:table-cell>
          <table:table-cell table:style-name="ce134" office:value-type="string" calcext:value-type="string">
            <text:p>Bardock (Giant Ape)</text:p>
          </table:table-cell>
          <table:table-cell table:style-name="ce53" office:value-type="string" calcext:value-type="string">
            <text:p>Trunks</text:p>
          </table:table-cell>
          <table:table-cell/>
          <table:table-cell table:style-name="ce53" office:value-type="string" calcext:value-type="string">
            <text:p>End Goku (SSJ2)</text:p>
          </table:table-cell>
          <table:table-cell table:style-name="ce53" office:value-type="string" calcext:value-type="string">
            <text:p>Mecha Frieza</text:p>
          </table:table-cell>
          <table:table-cell table:style-name="ce53" office:value-type="string" calcext:value-type="string">
            <text:p>Goten (SSJ1)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Meta-Cooler</text:p>
          </table:table-cell>
          <table:table-cell table:style-name="ce53" office:value-type="string" calcext:value-type="string">
            <text:p>End Goku (SSJ3)</text:p>
          </table:table-cell>
          <table:table-cell/>
          <table:table-cell table:style-name="ce53" office:value-type="string" calcext:value-type="string">
            <text:p>Cooler</text:p>
          </table:table-cell>
          <table:table-cell table:style-name="ce53" office:value-type="string" calcext:value-type="string">
            <text:p>Cui</text:p>
          </table:table-cell>
          <table:table-cell table:style-name="ce53" office:value-type="string" calcext:value-type="string">
            <text:p>Frieza (Final Form)</text:p>
          </table:table-cell>
          <table:table-cell table:style-name="ce53" office:value-type="string" calcext:value-type="string">
            <text:p>Devilman</text:p>
          </table:table-cell>
          <table:table-cell table:style-name="ce53" office:value-type="string" calcext:value-type="string">
            <text:p>Teen Gohan</text:p>
          </table:table-cell>
          <table:table-cell table:style-name="ce134" office:value-type="string" calcext:value-type="string">
            <text:p>Gotenks</text:p>
          </table:table-cell>
          <table:table-cell table:style-name="ce53" office:value-type="string" calcext:value-type="string">
            <text:p>Fasha</text:p>
          </table:table-cell>
          <table:table-cell table:style-name="ce53" office:value-type="string" calcext:value-type="string">
            <text:p>Trunks (SSJ1)</text:p>
          </table:table-cell>
          <table:table-cell/>
          <table:table-cell table:style-name="ce53" office:value-type="string" calcext:value-type="string">
            <text:p>End Goku (SSJ3)</text:p>
          </table:table-cell>
          <table:table-cell table:style-name="ce53" office:value-type="string" calcext:value-type="string">
            <text:p>End Vegeta</text:p>
          </table:table-cell>
          <table:table-cell table:style-name="ce53" office:value-type="string" calcext:value-type="string">
            <text:p>Kid Trunks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Cyborg Tao</text:p>
          </table:table-cell>
          <table:table-cell table:style-name="ce53" office:value-type="string" calcext:value-type="string">
            <text:p>Yajirobe</text:p>
          </table:table-cell>
          <table:table-cell/>
          <table:table-cell table:style-name="ce53" office:value-type="string" calcext:value-type="string">
            <text:p>Cooler (Final Form)</text:p>
          </table:table-cell>
          <table:table-cell table:style-name="ce53" office:value-type="string" calcext:value-type="string">
            <text:p>Dodoria</text:p>
          </table:table-cell>
          <table:table-cell table:style-name="ce53" office:value-type="string" calcext:value-type="string">
            <text:p>Cell (Super Perfect)</text:p>
          </table:table-cell>
          <table:table-cell table:style-name="ce53" office:value-type="string" calcext:value-type="string">
            <text:p>Frieza Soldier</text:p>
          </table:table-cell>
          <table:table-cell table:style-name="ce53" office:value-type="string" calcext:value-type="string">
            <text:p>Teen Gohan (SSJ1)</text:p>
          </table:table-cell>
          <table:table-cell table:style-name="ce134" office:value-type="string" calcext:value-type="string">
            <text:p>Gotenks (SSJ1)</text:p>
          </table:table-cell>
          <table:table-cell table:style-name="ce53" office:value-type="string" calcext:value-type="string">
            <text:p>Fasha (Giant Ape)</text:p>
          </table:table-cell>
          <table:table-cell table:style-name="ce53" office:value-type="string" calcext:value-type="string">
            <text:p>Trunks (SSJ2)</text:p>
          </table:table-cell>
          <table:table-cell/>
          <table:table-cell table:style-name="ce53" office:value-type="string" calcext:value-type="string">
            <text:p>End Vegeta</text:p>
          </table:table-cell>
          <table:table-cell table:style-name="ce53" office:value-type="string" calcext:value-type="string">
            <text:p>End Vegeta (SSJ1)</text:p>
          </table:table-cell>
          <table:table-cell table:style-name="ce53" office:value-type="string" calcext:value-type="string">
            <text:p>Kid Trunks (SSJ1)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Arale</text:p>
          </table:table-cell>
          <table:table-cell table:style-name="ce53" office:value-type="string" calcext:value-type="string">
            <text:p>Yamcha</text:p>
          </table:table-cell>
          <table:table-cell/>
          <table:table-cell table:style-name="ce53" office:value-type="string" calcext:value-type="string">
            <text:p>Future Gohan</text:p>
          </table:table-cell>
          <table:table-cell table:style-name="ce53" office:value-type="string" calcext:value-type="string">
            <text:p>Frieza Soldier</text:p>
          </table:table-cell>
          <table:table-cell table:style-name="ce53" office:value-type="string" calcext:value-type="string">
            <text:p>Super 17</text:p>
          </table:table-cell>
          <table:table-cell/>
          <table:table-cell table:style-name="ce53" office:value-type="string" calcext:value-type="string">
            <text:p>Teen Gohan (SSJ2)</text:p>
          </table:table-cell>
          <table:table-cell table:style-name="ce134" office:value-type="string" calcext:value-type="string">
            <text:p>Gotenks (SSJ3)</text:p>
          </table:table-cell>
          <table:table-cell table:style-name="ce134" office:value-type="string" calcext:value-type="string">
            <text:p>Slug</text:p>
          </table:table-cell>
          <table:table-cell table:style-name="ce53" office:value-type="string" calcext:value-type="string">
            <text:p>Nappa</text:p>
          </table:table-cell>
          <table:table-cell/>
          <table:table-cell table:style-name="ce53" office:value-type="string" calcext:value-type="string">
            <text:p>End Vegeta (SSJ1)</text:p>
          </table:table-cell>
          <table:table-cell table:style-name="ce53" office:value-type="string" calcext:value-type="string">
            <text:p>End Vegeta (SSJ2)</text:p>
          </table:table-cell>
          <table:table-cell table:style-name="ce53" office:value-type="string" calcext:value-type="string">
            <text:p>Kid Goku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Cell Jr.</text:p>
          </table:table-cell>
          <table:table-cell table:style-name="ce53" office:value-type="string" calcext:value-type="string">
            <text:p>Tien</text:p>
          </table:table-cell>
          <table:table-cell/>
          <table:table-cell table:style-name="ce53" office:value-type="string" calcext:value-type="string">
            <text:p>Future Gohan (SSJ1)</text:p>
          </table:table-cell>
          <table:table-cell table:style-name="ce53" office:value-type="string" calcext:value-type="string">
            <text:p>Ginyu</text:p>
          </table:table-cell>
          <table:table-cell table:style-name="ce134" office:value-type="string" calcext:value-type="string">
            <text:p>Baby Vegeta</text:p>
          </table:table-cell>
          <table:table-cell/>
          <table:table-cell table:style-name="ce53" office:value-type="string" calcext:value-type="string">
            <text:p>Future Gohan</text:p>
          </table:table-cell>
          <table:table-cell table:style-name="ce53" office:value-type="string" calcext:value-type="string">
            <text:p>Pan</text:p>
          </table:table-cell>
          <table:table-cell table:style-name="ce134" office:value-type="string" calcext:value-type="string">
            <text:p>Slug (Giant Form)</text:p>
          </table:table-cell>
          <table:table-cell table:style-name="ce134" office:value-type="string" calcext:value-type="string">
            <text:p>Nappa (Giant Ape)</text:p>
          </table:table-cell>
          <table:table-cell/>
          <table:table-cell table:style-name="ce53" office:value-type="string" calcext:value-type="string">
            <text:p>End Vegeta (SSJ2)</text:p>
          </table:table-cell>
          <table:table-cell table:style-name="ce53" office:value-type="string" calcext:value-type="string">
            <text:p>King Piccolo</text:p>
          </table:table-cell>
          <table:table-cell table:style-name="ce53" office:value-type="string" calcext:value-type="string">
            <text:p>Kid Goku (Giant Ape)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Super 17</text:p>
          </table:table-cell>
          <table:table-cell table:style-name="ce53" office:value-type="string" calcext:value-type="string">
            <text:p>Chiaotzu</text:p>
          </table:table-cell>
          <table:table-cell/>
          <table:table-cell table:style-name="ce53" office:value-type="string" calcext:value-type="string">
            <text:p>Garlic Jr.</text:p>
          </table:table-cell>
          <table:table-cell table:style-name="ce53" office:value-type="string" calcext:value-type="string">
            <text:p>Guldo</text:p>
          </table:table-cell>
          <table:table-cell table:style-name="ce134" office:value-type="string" calcext:value-type="string">
            <text:p>Baby Vegeta (Giant Ape)</text:p>
          </table:table-cell>
          <table:table-cell/>
          <table:table-cell table:style-name="ce53" office:value-type="string" calcext:value-type="string">
            <text:p>Future Gohan (SSJ1)</text:p>
          </table:table-cell>
          <table:table-cell/>
          <table:table-cell table:style-name="ce53" office:value-type="string" calcext:value-type="string">
            <text:p>Pilaf Machine</text:p>
          </table:table-cell>
          <table:table-cell table:style-name="ce53" office:value-type="string" calcext:value-type="string">
            <text:p>Recoome</text:p>
          </table:table-cell>
          <table:table-cell/>
          <table:table-cell table:style-name="ce53" office:value-type="string" calcext:value-type="string">
            <text:p>Frieza</text:p>
          </table:table-cell>
          <table:table-cell table:style-name="ce53" office:value-type="string" calcext:value-type="string">
            <text:p>Scouter Vegeta</text:p>
          </table:table-cell>
          <table:table-cell table:style-name="ce134" office:value-type="string" calcext:value-type="string">
            <text:p>Gotenks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Hercule</text:p>
          </table:table-cell>
          <table:table-cell/>
          <table:table-cell table:style-name="ce134" office:value-type="string" calcext:value-type="string">
            <text:p>Garlic Jr. (Super Form)</text:p>
          </table:table-cell>
          <table:table-cell table:style-name="ce53" office:value-type="string" calcext:value-type="string">
            <text:p>Jeice</text:p>
          </table:table-cell>
          <table:table-cell table:style-name="ce134" office:value-type="string" calcext:value-type="string">
            <text:p>Baby Vegeta (Super 1)</text:p>
          </table:table-cell>
          <table:table-cell/>
          <table:table-cell table:style-name="ce53" office:value-type="string" calcext:value-type="string">
            <text:p>Sword Trunks</text:p>
          </table:table-cell>
          <table:table-cell/>
          <table:table-cell table:style-name="ce53" office:value-type="string" calcext:value-type="string">
            <text:p>Pilaf Machine (Fused)</text:p>
          </table:table-cell>
          <table:table-cell table:style-name="ce53" office:value-type="string" calcext:value-type="string">
            <text:p>Spopovich</text:p>
          </table:table-cell>
          <table:table-cell/>
          <table:table-cell table:style-name="ce53" office:value-type="string" calcext:value-type="string">
            <text:p>Frieza (2nd Form)</text:p>
          </table:table-cell>
          <table:table-cell table:style-name="ce134" office:value-type="string" calcext:value-type="string">
            <text:p>Scouter Vegeta (Giant Ape)</text:p>
          </table:table-cell>
          <table:table-cell table:style-name="ce134" office:value-type="string" calcext:value-type="string">
            <text:p>Gotenks (SSJ1)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Android 18</text:p>
          </table:table-cell>
          <table:table-cell/>
          <table:table-cell table:style-name="ce134" office:value-type="string" calcext:value-type="string">
            <text:p>Gogeta (SSJ1)</text:p>
          </table:table-cell>
          <table:table-cell table:style-name="ce53" office:value-type="string" calcext:value-type="string">
            <text:p>Recoome</text:p>
          </table:table-cell>
          <table:table-cell table:style-name="ce53" office:value-type="string" calcext:value-type="string">
            <text:p>Baby Vegeta (Super 2)</text:p>
          </table:table-cell>
          <table:table-cell/>
          <table:table-cell table:style-name="ce53" office:value-type="string" calcext:value-type="string">
            <text:p>Sword Trunks (SSJ1)</text:p>
          </table:table-cell>
          <table:table-cell table:number-columns-repeated="2"/>
          <table:table-cell table:style-name="ce53" office:value-type="string" calcext:value-type="string">
            <text:p>Frieza (Final Form)</text:p>
          </table:table-cell>
          <table:table-cell/>
          <table:table-cell table:style-name="ce53" office:value-type="string" calcext:value-type="string">
            <text:p>Frieza (3rd Form)</text:p>
          </table:table-cell>
          <table:table-cell table:style-name="ce53" office:value-type="string" calcext:value-type="string">
            <text:p>King Vegeta</text:p>
          </table:table-cell>
          <table:table-cell table:style-name="ce134" office:value-type="string" calcext:value-type="string">
            <text:p>Gotenks (SSJ3)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Late Piccolo</text:p>
          </table:table-cell>
          <table:table-cell/>
          <table:table-cell table:style-name="ce53" office:value-type="string" calcext:value-type="string">
            <text:p>Meta-Cooler</text:p>
          </table:table-cell>
          <table:table-cell table:style-name="ce53" office:value-type="string" calcext:value-type="string">
            <text:p>Salza</text:p>
          </table:table-cell>
          <table:table-cell table:number-columns-repeated="2"/>
          <table:table-cell table:style-name="ce53" office:value-type="string" calcext:value-type="string">
            <text:p>Trunks</text:p>
          </table:table-cell>
          <table:table-cell table:number-columns-repeated="2"/>
          <table:table-cell table:style-name="ce53" office:value-type="string" calcext:value-type="string">
            <text:p>Frieza (Full Power)</text:p>
          </table:table-cell>
          <table:table-cell/>
          <table:table-cell table:style-name="ce53" office:value-type="string" calcext:value-type="string">
            <text:p>Frieza (Final Form)</text:p>
          </table:table-cell>
          <table:table-cell table:style-name="ce134" office:value-type="string" calcext:value-type="string">
            <text:p>King Vegeta (Giant Ape)</text:p>
          </table:table-cell>
          <table:table-cell table:style-name="ce53" office:value-type="string" calcext:value-type="string">
            <text:p>Teen Gohan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Pan</text:p>
          </table:table-cell>
          <table:table-cell/>
          <table:table-cell table:style-name="ce53" office:value-type="string" calcext:value-type="string">
            <text:p>Salza</text:p>
          </table:table-cell>
          <table:table-cell table:style-name="ce53" office:value-type="string" calcext:value-type="string">
            <text:p>Zarbon</text:p>
          </table:table-cell>
          <table:table-cell table:number-columns-repeated="2"/>
          <table:table-cell table:style-name="ce53" office:value-type="string" calcext:value-type="string">
            <text:p>Trunks (SSJ1)</text:p>
          </table:table-cell>
          <table:table-cell table:number-columns-repeated="2"/>
          <table:table-cell table:style-name="ce134" office:value-type="string" calcext:value-type="string">
            <text:p>Syn Shenron</text:p>
          </table:table-cell>
          <table:table-cell/>
          <table:table-cell table:style-name="ce53" office:value-type="string" calcext:value-type="string">
            <text:p>Frieza (Full Power)</text:p>
          </table:table-cell>
          <table:table-cell table:style-name="ce53" office:value-type="string" calcext:value-type="string">
            <text:p>Mid Vegeta</text:p>
          </table:table-cell>
          <table:table-cell table:style-name="ce53" office:value-type="string" calcext:value-type="string">
            <text:p>Teen Gohan (SSJ1)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Saiyaman</text:p>
          </table:table-cell>
          <table:table-cell/>
          <table:table-cell table:style-name="ce53" office:value-type="string" calcext:value-type="string">
            <text:p>Saiyawoman</text:p>
          </table:table-cell>
          <table:table-cell table:number-columns-repeated="3"/>
          <table:table-cell table:style-name="ce53" office:value-type="string" calcext:value-type="string">
            <text:p>Trunks (SSJ2)</text:p>
          </table:table-cell>
          <table:table-cell table:number-columns-repeated="2"/>
          <table:table-cell table:style-name="ce53" office:value-type="string" calcext:value-type="string">
            <text:p>Omega Shenron</text:p>
          </table:table-cell>
          <table:table-cell/>
          <table:table-cell table:style-name="ce53" office:value-type="string" calcext:value-type="string">
            <text:p>Hercule</text:p>
          </table:table-cell>
          <table:table-cell table:style-name="ce53" office:value-type="string" calcext:value-type="string">
            <text:p>Mid Vegeta (SSJ1)</text:p>
          </table:table-cell>
          <table:table-cell table:style-name="ce53" office:value-type="string" calcext:value-type="string">
            <text:p>Teen Gohan (SSJ2)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Spopovich</text:p>
          </table:table-cell>
          <table:table-cell/>
          <table:table-cell table:style-name="ce53" office:value-type="string" calcext:value-type="string">
            <text:p>Slug</text:p>
          </table:table-cell>
          <table:table-cell table:number-columns-repeated="3"/>
          <table:table-cell table:style-name="ce53" office:value-type="string" calcext:value-type="string">
            <text:p>Yajirobe</text:p>
          </table:table-cell>
          <table:table-cell table:number-columns-repeated="4"/>
          <table:table-cell table:style-name="ce53" office:value-type="string" calcext:value-type="string">
            <text:p>Krillin</text:p>
          </table:table-cell>
          <table:table-cell table:style-name="ce53" office:value-type="string" calcext:value-type="string">
            <text:p>Mid Vegeta (SSJ2)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Supreme Kai</text:p>
          </table:table-cell>
          <table:table-cell/>
          <table:table-cell table:style-name="ce134" office:value-type="string" calcext:value-type="string">
            <text:p>Slug (Giant Form)</text:p>
          </table:table-cell>
          <table:table-cell table:number-columns-repeated="3"/>
          <table:table-cell table:style-name="ce53" office:value-type="string" calcext:value-type="string">
            <text:p>Hercule</text:p>
          </table:table-cell>
          <table:table-cell table:number-columns-repeated="4"/>
          <table:table-cell table:style-name="ce53" office:value-type="string" calcext:value-type="string">
            <text:p>Late Piccolo</text:p>
          </table:table-cell>
          <table:table-cell table:style-name="ce134" office:value-type="string" calcext:value-type="string">
            <text:p>Vegeta SSJ4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Supreme Kai (Fused)</text:p>
          </table:table-cell>
          <table:table-cell/>
          <table:table-cell table:style-name="ce53" office:value-type="string" calcext:value-type="string">
            <text:p>Janemba (Super Form)</text:p>
          </table:table-cell>
          <table:table-cell table:number-columns-repeated="3"/>
          <table:table-cell table:style-name="ce53" office:value-type="string" calcext:value-type="string">
            <text:p>Android 16</text:p>
          </table:table-cell>
          <table:table-cell table:number-columns-repeated="4"/>
          <table:table-cell table:style-name="ce53" office:value-type="string" calcext:value-type="string">
            <text:p>Majin Buu</text:p>
          </table:table-cell>
          <table:table-cell table:style-name="ce134" office:value-type="string" calcext:value-type="string">
            <text:p>Slug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Uub</text:p>
          </table:table-cell>
          <table:table-cell table:number-columns-repeated="10"/>
          <table:table-cell table:style-name="ce53" office:value-type="string" calcext:value-type="string">
            <text:p>Mid Vegeta</text:p>
          </table:table-cell>
          <table:table-cell table:style-name="ce134" office:value-type="string" calcext:value-type="string">
            <text:p>Slug (Giant Form)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Majuub</text:p>
          </table:table-cell>
          <table:table-cell table:number-columns-repeated="10"/>
          <table:table-cell table:style-name="ce53" office:value-type="string" calcext:value-type="string">
            <text:p>Mid Vegeta (SSJ1)</text:p>
          </table:table-cell>
          <table:table-cell table:style-name="ce53" office:value-type="string" calcext:value-type="string">
            <text:p>Pilaf Machine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Videl</text:p>
          </table:table-cell>
          <table:table-cell table:number-columns-repeated="10"/>
          <table:table-cell table:style-name="ce53" office:value-type="string" calcext:value-type="string">
            <text:p>Mid Vegeta (SSJ2)</text:p>
          </table:table-cell>
          <table:table-cell table:style-name="ce53" office:value-type="string" calcext:value-type="string">
            <text:p>Pilaf Machine (Fused)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53" office:value-type="string" calcext:value-type="string">
            <text:p>Nam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Master Roshi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Master Roshi (Max Power)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Tie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Ultimate Goha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Maj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Videl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Yajirobe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Yamcha</text:p>
          </table:table-cell>
          <table:table-cell table:number-columns-repeated="1011"/>
        </table:table-row>
        <table:table-row table:style-name="ro10" table:number-rows-repeated="19">
          <table:table-cell table:number-columns-repeated="1024"/>
        </table:table-row>
        <table:table-row table:style-name="ro2">
          <table:table-cell table:style-name="ce53" table:number-matrix-columns-spanned="1" table:number-matrix-rows-spanned="53" table:formula="of:=IF(ISERR([.F59]); [.A58]; INDEX([$Dropdowns.A2:.Q54];; MATCH([$Output.B3]; [$Dropdowns.A1:.Q1]; 0)))" office:value-type="string" office:string-value="Burter" calcext:value-type="string">
            <text:p>Burter</text:p>
          </table:table-cell>
          <table:table-cell/>
          <table:table-cell table:style-name="ce53" table:number-matrix-columns-spanned="1" table:number-matrix-rows-spanned="38" table:formula="of:=IF(ISERR([.H59]); [.C58]; INDEX(Characters;; MATCH([$'Character profile'.B3]; Teams; 0)))" office:value-type="string" office:string-value="Burter" calcext:value-type="string">
            <text:p>Burter</text:p>
          </table:table-cell>
          <table:table-cell table:number-columns-repeated="2"/>
          <table:table-cell table:style-name="ce135" table:number-matrix-columns-spanned="1" table:number-matrix-rows-spanned="53" table:formula="of:=INDEX([$Dropdowns.A2:.Q54];; MATCH([$Output.B3]; [$Dropdowns.A1:.Q1]; 0))" office:value-type="string" office:string-value="Burter" calcext:value-type="string">
            <text:p>Burter</text:p>
          </table:table-cell>
          <table:table-cell table:number-columns-repeated="1018"/>
        </table:table-row>
        <table:table-row table:style-name="ro2">
          <table:table-cell office:value-type="string" office:string-value="Captain Ginyu" calcext:value-type="string">
            <text:p>Captain Ginyu</text:p>
          </table:table-cell>
          <table:table-cell/>
          <table:table-cell office:value-type="string" office:string-value="Captain Ginyu" calcext:value-type="string">
            <text:p>Captain Ginyu</text:p>
          </table:table-cell>
          <table:table-cell table:number-columns-repeated="2"/>
          <table:table-cell office:value-type="string" office:string-value="Captain Ginyu" calcext:value-type="string">
            <text:p>Captain Ginyu</text:p>
          </table:table-cell>
          <table:table-cell table:number-columns-repeated="1018"/>
        </table:table-row>
        <table:table-row table:style-name="ro2">
          <table:table-cell office:value-type="string" office:string-value="Guldo" calcext:value-type="string">
            <text:p>Guldo</text:p>
          </table:table-cell>
          <table:table-cell/>
          <table:table-cell office:value-type="string" office:string-value="Guldo" calcext:value-type="string">
            <text:p>Guldo</text:p>
          </table:table-cell>
          <table:table-cell table:number-columns-repeated="2"/>
          <table:table-cell office:value-type="string" office:string-value="Guldo" calcext:value-type="string">
            <text:p>Guldo</text:p>
          </table:table-cell>
          <table:table-cell table:number-columns-repeated="1018"/>
        </table:table-row>
        <table:table-row table:style-name="ro2">
          <table:table-cell office:value-type="string" office:string-value="Jeice" calcext:value-type="string">
            <text:p>Jeice</text:p>
          </table:table-cell>
          <table:table-cell/>
          <table:table-cell office:value-type="string" office:string-value="Jeice" calcext:value-type="string">
            <text:p>Jeice</text:p>
          </table:table-cell>
          <table:table-cell table:number-columns-repeated="2"/>
          <table:table-cell office:value-type="string" office:string-value="Jeice" calcext:value-type="string">
            <text:p>Jeice</text:p>
          </table:table-cell>
          <table:table-cell table:number-columns-repeated="1018"/>
        </table:table-row>
        <table:table-row table:style-name="ro2">
          <table:table-cell office:value-type="string" office:string-value="Recoome" calcext:value-type="string">
            <text:p>Recoome</text:p>
          </table:table-cell>
          <table:table-cell/>
          <table:table-cell office:value-type="string" office:string-value="Recoome" calcext:value-type="string">
            <text:p>Recoome</text:p>
          </table:table-cell>
          <table:table-cell table:number-columns-repeated="2"/>
          <table:table-cell office:value-type="string" office:string-value="Recoome" calcext:value-type="string">
            <text:p>Recoome</text:p>
          </table:table-cell>
          <table:table-cell table:number-columns-repeated="1018"/>
        </table:table-row>
        <table:table-row table:style-name="ro2">
          <table:table-cell office:value-type="string" office:string-value="Saiyaman" calcext:value-type="string">
            <text:p>Saiyaman</text:p>
          </table:table-cell>
          <table:table-cell/>
          <table:table-cell office:value-type="string" office:string-value="Saiyaman" calcext:value-type="string">
            <text:p>Saiyaman</text:p>
          </table:table-cell>
          <table:table-cell table:number-columns-repeated="2"/>
          <table:table-cell office:value-type="string" office:string-value="Saiyaman" calcext:value-type="string">
            <text:p>Saiyaman</text:p>
          </table:table-cell>
          <table:table-cell table:number-columns-repeated="1018"/>
        </table:table-row>
        <table:table-row table:style-name="ro2">
          <table:table-cell office:value-type="string" office:string-value="Saiyawoman" calcext:value-type="string">
            <text:p>Saiyawoman</text:p>
          </table:table-cell>
          <table:table-cell/>
          <table:table-cell office:value-type="string" office:string-value="Saiyawoman" calcext:value-type="string">
            <text:p>Saiyawoman</text:p>
          </table:table-cell>
          <table:table-cell table:number-columns-repeated="2"/>
          <table:table-cell office:value-type="string" office:string-value="Saiyawoman" calcext:value-type="string">
            <text:p>Saiyawoman</text:p>
          </table:table-cell>
          <table:table-cell table:number-columns-repeated="1018"/>
        </table:table-row>
        <table:table-row table:style-name="ro2">
          <table:table-cell office:value-type="string" office:string-value="Salza" calcext:value-type="string">
            <text:p>Salza</text:p>
          </table:table-cell>
          <table:table-cell/>
          <table:table-cell office:value-type="string" office:string-value="Salza" calcext:value-type="string">
            <text:p>Salza</text:p>
          </table:table-cell>
          <table:table-cell table:number-columns-repeated="2"/>
          <table:table-cell office:value-type="string" office:string-value="Salza" calcext:value-type="string">
            <text:p>Salza</text:p>
          </table:table-cell>
          <table:table-cell table:number-columns-repeated="1018"/>
        </table:table-row>
        <table:table-row table:style-name="ro2">
          <table:table-cell office:value-type="string" office:string-value="Jiren" calcext:value-type="string">
            <text:p>Jiren</text:p>
          </table:table-cell>
          <table:table-cell/>
          <table:table-cell office:value-type="string" office:string-value="Jiren" calcext:value-type="string">
            <text:p>Jiren</text:p>
          </table:table-cell>
          <table:table-cell table:number-columns-repeated="2"/>
          <table:table-cell office:value-type="string" office:string-value="Jiren" calcext:value-type="string">
            <text:p>Jiren</text:p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 table:number-rows-repeated="10484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vilman damage" table:style-name="ta12">
        <table:table-column table:style-name="co58" table:default-cell-style-name="Default"/>
        <table:table-column table:style-name="co9" table:number-columns-repeated="1023" table:default-cell-style-name="Default"/>
        <table:table-row table:style-name="ro2">
          <table:table-cell table:style-name="ce53" office:value-type="string" calcext:value-type="string">
            <text:p>Goku (Early)</text:p>
          </table:table-cell>
          <table:table-cell table:style-name="ce53" office:value-type="float" office:value="0" calcext:value-type="float">
            <text:p>0</text:p>
          </table:table-cell>
          <table:table-cell table:style-name="ce136"/>
          <table:table-cell table:number-columns-repeated="2"/>
          <table:table-cell table:style-name="ce53" office:value-type="string" calcext:value-type="string">
            <text:p>algorithm for damage</text:p>
          </table:table-cell>
          <table:table-cell table:number-columns-repeated="1018"/>
        </table:table-row>
        <table:table-row table:style-name="ro2">
          <table:table-cell table:style-name="ce53" office:value-type="string" calcext:value-type="string">
            <text:p>Kid Gohan</text:p>
          </table:table-cell>
          <table:table-cell table:style-name="ce53" office:value-type="float" office:value="1650" calcext:value-type="float">
            <text:p>1650</text:p>
          </table:table-cell>
          <table:table-cell table:number-columns-repeated="3"/>
          <table:table-cell table:style-name="ce53" office:value-type="string" calcext:value-type="string">
            <text:p>unboosted: 272 * evil factor (this can be datamined)</text:p>
          </table:table-cell>
          <table:table-cell table:number-columns-repeated="1018"/>
        </table:table-row>
        <table:table-row table:style-name="ro2">
          <table:table-cell table:style-name="ce53" office:value-type="string" calcext:value-type="string">
            <text:p>Piccolo (Early)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3"/>
          <table:table-cell table:style-name="ce53" office:value-type="string" calcext:value-type="string">
            <text:p>boosted: 300 * evilness</text:p>
          </table:table-cell>
          <table:table-cell table:number-columns-repeated="1018"/>
        </table:table-row>
        <table:table-row table:style-name="ro2">
          <table:table-cell table:style-name="ce53" office:value-type="string" calcext:value-type="string">
            <text:p>Vegeta (Scouter)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t Ape Vegeta (Scouter)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rillin</text:p>
          </table:table-cell>
          <table:table-cell table:style-name="ce53" office:value-type="float" office:value="6600" calcext:value-type="float">
            <text:p>66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Yamcha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runks (Sword)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Trunks (Sword)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ku (Mid)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ku (Mid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een Gohan</text:p>
          </table:table-cell>
          <table:table-cell table:style-name="ce53" office:value-type="float" office:value="3300" calcext:value-type="float">
            <text:p>33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Teen Gohan</text:p>
          </table:table-cell>
          <table:table-cell table:style-name="ce53" office:value-type="float" office:value="4950" calcext:value-type="float">
            <text:p>4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2 Teen Gohan</text:p>
          </table:table-cell>
          <table:table-cell table:style-name="ce53" office:value-type="float" office:value="4950" calcext:value-type="float">
            <text:p>4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iccolo (Late)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Vegeta (Early)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Vegeta (Early)</text:p>
          </table:table-cell>
          <table:table-cell table:style-name="ce53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Vegeta (Early)</text:p>
          </table:table-cell>
          <table:table-cell table:style-name="ce53" office:value-type="float" office:value="14550" calcext:value-type="float">
            <text:p>145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ien</text:p>
          </table:table-cell>
          <table:table-cell table:style-name="ce53" office:value-type="float" office:value="9000" calcext:value-type="float">
            <text:p>9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hiaotzu</text:p>
          </table:table-cell>
          <table:table-cell table:style-name="ce53" office:value-type="float" office:value="8630" calcext:value-type="float">
            <text:p>863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runks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Trunks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Trunks</text:p>
          </table:table-cell>
          <table:table-cell table:style-name="ce53" office:value-type="float" office:value="5640" calcext:value-type="float">
            <text:p>564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ku (Late)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ku (Late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2 Goku (Late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3 Goku (Late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Vegito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Vegito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geta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han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ha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2 Goha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Saiyaman</text:p>
          </table:table-cell>
          <table:table-cell table:style-name="ce53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Ultimate Goha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Vegeta (Late)</text:p>
          </table:table-cell>
          <table:table-cell table:style-name="ce53" office:value-type="float" office:value="9000" calcext:value-type="float">
            <text:p>9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Vegeta (Late)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2 Vegeta (Late)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jin Vegeta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ten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ten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tenks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tenks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3 Gotenks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d Trunks</text:p>
          </table:table-cell>
          <table:table-cell table:style-name="ce53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Kid Trunks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ku (GT)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ku (GT)</text:p>
          </table:table-cell>
          <table:table-cell table:style-name="ce53" office:value-type="float" office:value="1650" calcext:value-type="float">
            <text:p>16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3 Goku (GT)</text:p>
          </table:table-cell>
          <table:table-cell table:style-name="ce53" office:value-type="float" office:value="1650" calcext:value-type="float">
            <text:p>16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4 Goku (GT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4 Gogeta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uture Goha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Future Gohan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Videl</text:p>
          </table:table-cell>
          <table:table-cell table:style-name="ce53" office:value-type="float" office:value="4950" calcext:value-type="float">
            <text:p>4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Saiyawoman</text:p>
          </table:table-cell>
          <table:table-cell table:style-name="ce53" office:value-type="float" office:value="3150" calcext:value-type="float">
            <text:p>31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Hercule</text:p>
          </table:table-cell>
          <table:table-cell table:style-name="ce53" office:value-type="float" office:value="8780" calcext:value-type="float">
            <text:p>87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4 Vegeta</text:p>
          </table:table-cell>
          <table:table-cell table:style-name="ce53" office:value-type="float" office:value="10500" calcext:value-type="float">
            <text:p>10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Uub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juub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an</text:p>
          </table:table-cell>
          <table:table-cell table:style-name="ce53" office:value-type="float" office:value="3360" calcext:value-type="float">
            <text:p>336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ster Roshi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x Power Roshi</text:p>
          </table:table-cell>
          <table:table-cell table:style-name="ce53" office:value-type="float" office:value="7350" calcext:value-type="float">
            <text:p>73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Yajirobe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Nail</text:p>
          </table:table-cell>
          <table:table-cell table:style-name="ce53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reme Kai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bitokai</text:p>
          </table:table-cell>
          <table:table-cell table:style-name="ce53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Raditz</text:p>
          </table:table-cell>
          <table:table-cell table:style-name="ce53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Raditz</text:p>
          </table:table-cell>
          <table:table-cell table:style-name="ce53" office:value-type="float" office:value="16010" calcext:value-type="float">
            <text:p>1601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Nappa</text:p>
          </table:table-cell>
          <table:table-cell table:style-name="ce53" office:value-type="float" office:value="15180" calcext:value-type="float">
            <text:p>151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Nappa</text:p>
          </table:table-cell>
          <table:table-cell table:style-name="ce53" office:value-type="float" office:value="16200" calcext:value-type="float">
            <text:p>162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aibaman</text:p>
          </table:table-cell>
          <table:table-cell table:style-name="ce53" office:value-type="float" office:value="19800" calcext:value-type="float">
            <text:p>198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nyu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Recoome</text:p>
          </table:table-cell>
          <table:table-cell table:style-name="ce53" office:value-type="float" office:value="10800" calcext:value-type="float">
            <text:p>108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urter</text:p>
          </table:table-cell>
          <table:table-cell table:style-name="ce53" office:value-type="float" office:value="13200" calcext:value-type="float">
            <text:p>132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Jeice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uldo</text:p>
          </table:table-cell>
          <table:table-cell table:style-name="ce53" office:value-type="float" office:value="13200" calcext:value-type="float">
            <text:p>132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Zarbon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onster Zarbon</text:p>
          </table:table-cell>
          <table:table-cell table:style-name="ce53" office:value-type="float" office:value="17640" calcext:value-type="float">
            <text:p>1764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odoria</text:p>
          </table:table-cell>
          <table:table-cell table:style-name="ce53" office:value-type="float" office:value="18530" calcext:value-type="float">
            <text:p>1853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rieza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2nd Form Frieza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3rd Form Frieza</text:p>
          </table:table-cell>
          <table:table-cell table:style-name="ce53" office:value-type="float" office:value="23520" calcext:value-type="float">
            <text:p>2352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inal Form Frieza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100% Full Power Frieza</text:p>
          </table:table-cell>
          <table:table-cell table:style-name="ce53" office:value-type="float" office:value="22800" calcext:value-type="float">
            <text:p>228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echa Frieza</text:p>
          </table:table-cell>
          <table:table-cell table:style-name="ce53" office:value-type="float" office:value="25500" calcext:value-type="float">
            <text:p>25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ppule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ui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rieza Soldier</text:p>
          </table:table-cell>
          <table:table-cell table:style-name="ce53" office:value-type="float" office:value="14400" calcext:value-type="float">
            <text:p>144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ng Cold</text:p>
          </table:table-cell>
          <table:table-cell table:style-name="ce53" office:value-type="float" office:value="25500" calcext:value-type="float">
            <text:p>25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ng Vegeta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King Vegeta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ell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2nd Form Cell</text:p>
          </table:table-cell>
          <table:table-cell table:style-name="ce53" office:value-type="float" office:value="23280" calcext:value-type="float">
            <text:p>232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erfect Cell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Perfect Cell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ell Jr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20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9</text:p>
          </table:table-cell>
          <table:table-cell table:style-name="ce53" office:value-type="float" office:value="16170" calcext:value-type="float">
            <text:p>1617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8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7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6</text:p>
          </table:table-cell>
          <table:table-cell table:style-name="ce53" office:value-type="float" office:value="5520" calcext:value-type="float">
            <text:p>552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jin Buu</text:p>
          </table:table-cell>
          <table:table-cell table:style-name="ce53" office:value-type="float" office:value="11520" calcext:value-type="float">
            <text:p>1152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Evil Buu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Buu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tenks Buu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han Buu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d Buu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abidi</text:p>
          </table:table-cell>
          <table:table-cell table:style-name="ce53" office:value-type="float" office:value="25200" calcext:value-type="float">
            <text:p>252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popovitch</text:p>
          </table:table-cell>
          <table:table-cell table:style-name="ce53" office:value-type="float" office:value="21000" calcext:value-type="float">
            <text:p>21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abura</text:p>
          </table:table-cell>
          <table:table-cell table:style-name="ce53" office:value-type="float" office:value="27000" calcext:value-type="float">
            <text:p>27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ardock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Bardock</text:p>
          </table:table-cell>
          <table:table-cell table:style-name="ce53" office:value-type="float" office:value="11520" calcext:value-type="float">
            <text:p>1152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asha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Fasha</text:p>
          </table:table-cell>
          <table:table-cell table:style-name="ce53" office:value-type="float" office:value="11760" calcext:value-type="float">
            <text:p>1176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arlic Jr</text:p>
          </table:table-cell>
          <table:table-cell table:style-name="ce53" office:value-type="float" office:value="16370" calcext:value-type="float">
            <text:p>1637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Garlic Jr</text:p>
          </table:table-cell>
          <table:table-cell table:style-name="ce53" office:value-type="float" office:value="17280" calcext:value-type="float">
            <text:p>172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r Wheelo</text:p>
          </table:table-cell>
          <table:table-cell table:style-name="ce53" office:value-type="float" office:value="17640" calcext:value-type="float">
            <text:p>1764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urles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Turles</text:p>
          </table:table-cell>
          <table:table-cell table:style-name="ce53" office:value-type="float" office:value="17100" calcext:value-type="float">
            <text:p>171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lug</text:p>
          </table:table-cell>
          <table:table-cell table:style-name="ce53" office:value-type="float" office:value="21000" calcext:value-type="float">
            <text:p>21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ant Slug</text:p>
          </table:table-cell>
          <table:table-cell table:style-name="ce53" office:value-type="float" office:value="20370" calcext:value-type="float">
            <text:p>2037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alza</text:p>
          </table:table-cell>
          <table:table-cell table:style-name="ce53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ooler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inal Form Cooler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eta Cooler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3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#13</text:p>
          </table:table-cell>
          <table:table-cell table:style-name="ce53" office:value-type="float" office:value="17280" calcext:value-type="float">
            <text:p>172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roly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Broly</text:p>
          </table:table-cell>
          <table:table-cell table:style-name="ce53" office:value-type="float" office:value="21000" calcext:value-type="float">
            <text:p>21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LSSJ Broly</text:p>
          </table:table-cell>
          <table:table-cell table:style-name="ce53" office:value-type="float" office:value="21600" calcext:value-type="float">
            <text:p>216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Zangya</text:p>
          </table:table-cell>
          <table:table-cell table:style-name="ce53" office:value-type="float" office:value="20160" calcext:value-type="float">
            <text:p>2016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ojack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ull Power Bojack</text:p>
          </table:table-cell>
          <table:table-cell table:style-name="ce53" office:value-type="float" office:value="23280" calcext:value-type="float">
            <text:p>232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Janemba</text:p>
          </table:table-cell>
          <table:table-cell table:style-name="ce53" office:value-type="float" office:value="13950" calcext:value-type="float">
            <text:p>13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inal Form Janemba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ikko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apio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Hirudegarn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aby Vegeta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Baby 1</text:p>
          </table:table-cell>
          <table:table-cell table:style-name="ce53" office:value-type="float" office:value="21000" calcext:value-type="float">
            <text:p>21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Baby 2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Baby</text:p>
          </table:table-cell>
          <table:table-cell table:style-name="ce53" office:value-type="float" office:value="24300" calcext:value-type="float">
            <text:p>243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17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Nouva Shenron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yn Shenron</text:p>
          </table:table-cell>
          <table:table-cell table:style-name="ce53" office:value-type="float" office:value="29400" calcext:value-type="float">
            <text:p>294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Omega Shenron</text:p>
          </table:table-cell>
          <table:table-cell table:style-name="ce53" office:value-type="float" office:value="28800" calcext:value-type="float">
            <text:p>288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ng Piccolo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ambourine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ilaf Machine</text:p>
          </table:table-cell>
          <table:table-cell table:style-name="ce53" office:value-type="float" office:value="13500" calcext:value-type="float">
            <text:p>13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ombined Pilaf Machine</text:p>
          </table:table-cell>
          <table:table-cell table:style-name="ce53" office:value-type="float" office:value="13370" calcext:value-type="float">
            <text:p>1337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vilman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neral Blue</text:p>
          </table:table-cell>
          <table:table-cell table:style-name="ce53" office:value-type="float" office:value="16500" calcext:value-type="float">
            <text:p>16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neral Tao</text:p>
          </table:table-cell>
          <table:table-cell table:style-name="ce53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yborg Tao</text:p>
          </table:table-cell>
          <table:table-cell table:style-name="ce53" office:value-type="float" office:value="16500" calcext:value-type="float">
            <text:p>16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d Goku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d Chi-Chi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andpa Gohan</text:p>
          </table:table-cell>
          <table:table-cell table:style-name="ce53" office:value-type="float" office:value="4950" calcext:value-type="float">
            <text:p>4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Nam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8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rale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10" table:number-rows-repeated="104841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Characters" table:base-cell-address="$Output.$A$1" table:cell-range-address="$Dropdowns.$A$2:.$Q$39"/>
        <table:named-range table:name="Teams" table:base-cell-address="$Output.$A$1" table:cell-range-address="$Dropdowns.$A$1:.$Q$1"/>
        <table:named-range table:name="YellowPotaras" table:base-cell-address="$Output.$A$1" table:cell-range-address="$PotaraStats.$A$27:.$A$1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s</number:text>
    </number:number-style>
    <number:number-style style:name="N126">
      <number:number number:decimal-places="0" loext:min-decimal-places="0" number:min-integer-digits="1"/>
      <number:text> bars</number:text>
    </number:number-style>
    <number:number-style style:name="N127">
      <number:number number:decimal-places="0" loext:min-decimal-places="0" number:min-integer-digits="1" number:grouping="true"/>
      <number:text>.</number:text>
    </number:number-style>
    <number:number-style style:name="N128P0" style:volatile="true">
      <number:text>+ </number:text>
      <number:number number:decimal-places="0" loext:min-decimal-places="0" number:min-integer-digits="1"/>
    </number:number-style>
    <number:number-style style:name="N128P1" style:volatile="true">
      <number:text>- </number:text>
      <number:number number:decimal-places="0" loext:min-decimal-places="0" number:min-integer-digits="1"/>
    </number:number-style>
    <number:number-style style:name="N128">
      <number:number number:decimal-places="0" loext:min-decimal-places="0" number:min-integer-digits="1"/>
      <style:map style:condition="value()&gt;0" style:apply-style-name="N128P0"/>
      <style:map style:condition="value()&lt;0" style:apply-style-name="N128P1"/>
    </number:number-style>
    <number:number-style style:name="N129">
      <number:number number:decimal-places="0" loext:min-decimal-places="0" number:min-integer-digits="1"/>
      <number:text> Bars</number:text>
    </number:number-style>
    <number:percentage-style style:name="N130P0" style:volatile="true">
      <number:text>+ </number:text>
      <number:number number:decimal-places="0" loext:min-decimal-places="0" number:min-integer-digits="1"/>
      <number:text>%</number:text>
    </number:percentage-style>
    <number:percentage-style style:name="N130">
      <number:text>- </number:text>
      <number:number number:decimal-places="0" loext:min-decimal-places="0" number:min-integer-digits="1"/>
      <number:text>%</number:text>
      <style:map style:condition="value()&gt;=0" style:apply-style-name="N130P0"/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profile" style:display-name="PageStyle_Character 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_20_Calc" style:display-name="PageStyle_Potara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Stats" style:display-name="PageStyle_Potara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Calc" style:display-name="PageStyle_Player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Stats" style:display-name="PageStyle_Player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_20_List" style:display-name="PageStyle_B1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2_20_List" style:display-name="PageStyle_B2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ge" style:display-name="PageStyle_Char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downs" style:display-name="PageStyle_Dropdow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lman_20_damage" style:display-name="PageStyle_Devilman dam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11299" meta:object-count="0"/>
    <meta:generator>LibreOfficeDev/6.0.5.2$Linux_X86_64 LibreOffice_project/</meta:generator>
  </office:meta>
</office:document-meta>
</file>